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8/styles.xml" manifest:media-type="text/xml"/>
  <manifest:file-entry manifest:full-path="Object 18/meta.xml" manifest:media-type="text/xml"/>
  <manifest:file-entry manifest:full-path="Object 18/content.xml" manifest:media-type="text/xml"/>
  <manifest:file-entry manifest:full-path="Object 18/"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setting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768cm"/>
    </style:style>
    <style:style style:name="co3" style:family="table-column">
      <style:table-column-properties fo:break-before="auto" style:column-width="1.217cm"/>
    </style:style>
    <style:style style:name="co4" style:family="table-column">
      <style:table-column-properties fo:break-before="auto" style:column-width="3.466cm"/>
    </style:style>
    <style:style style:name="co5" style:family="table-column">
      <style:table-column-properties fo:break-before="auto" style:column-width="2.249cm"/>
    </style:style>
    <style:style style:name="co6" style:family="table-column">
      <style:table-column-properties fo:break-before="auto" style:column-width="2.434cm"/>
    </style:style>
    <style:style style:name="co7" style:family="table-column">
      <style:table-column-properties fo:break-before="auto" style:column-width="2.117cm"/>
    </style:style>
    <style:style style:name="co8" style:family="table-column">
      <style:table-column-properties fo:break-before="auto" style:column-width="2.409cm"/>
    </style:style>
    <style:style style:name="co9" style:family="table-column">
      <style:table-column-properties fo:break-before="auto" style:column-width="3.149cm"/>
    </style:style>
    <style:style style:name="co10" style:family="table-column">
      <style:table-column-properties fo:break-before="auto" style:column-width="1.667cm"/>
    </style:style>
    <style:style style:name="co11" style:family="table-column">
      <style:table-column-properties fo:break-before="auto" style:column-width="1.536cm"/>
    </style:style>
    <style:style style:name="co12" style:family="table-column">
      <style:table-column-properties fo:break-before="auto" style:column-width="0.928cm"/>
    </style:style>
    <style:style style:name="co13" style:family="table-column">
      <style:table-column-properties fo:break-before="auto" style:column-width="2.498cm"/>
    </style:style>
    <style:style style:name="co14" style:family="table-column">
      <style:table-column-properties fo:break-before="auto" style:column-width="2.529cm"/>
    </style:style>
    <style:style style:name="co15" style:family="table-column">
      <style:table-column-properties fo:break-before="auto" style:column-width="2.371cm"/>
    </style:style>
    <style:style style:name="co16" style:family="table-column">
      <style:table-column-properties fo:break-before="auto" style:column-width="2.658cm"/>
    </style:style>
    <style:style style:name="co17" style:family="table-column">
      <style:table-column-properties fo:break-before="auto" style:column-width="2.05cm"/>
    </style:style>
    <style:style style:name="co18" style:family="table-column">
      <style:table-column-properties fo:break-before="auto" style:column-width="2.566cm"/>
    </style:style>
    <style:style style:name="co19" style:family="table-column">
      <style:table-column-properties fo:break-before="auto" style:column-width="3.995cm"/>
    </style:style>
    <style:style style:name="co20" style:family="table-column">
      <style:table-column-properties fo:break-before="auto" style:column-width="2.752cm"/>
    </style:style>
    <style:style style:name="co21" style:family="table-column">
      <style:table-column-properties fo:break-before="auto" style:column-width="2.487cm"/>
    </style:style>
    <style:style style:name="co22" style:family="table-column">
      <style:table-column-properties fo:break-before="auto" style:column-width="2.593cm"/>
    </style:style>
    <style:style style:name="co23" style:family="table-column">
      <style:table-column-properties fo:break-before="auto" style:column-width="2.17cm"/>
    </style:style>
    <style:style style:name="co24" style:family="table-column">
      <style:table-column-properties fo:break-before="auto" style:column-width="9.657cm"/>
    </style:style>
    <style:style style:name="co25" style:family="table-column">
      <style:table-column-properties fo:break-before="auto" style:column-width="3.545cm"/>
    </style:style>
    <style:style style:name="co26" style:family="table-column">
      <style:table-column-properties fo:break-before="auto" style:column-width="1.72cm"/>
    </style:style>
    <style:style style:name="co27" style:family="table-column">
      <style:table-column-properties fo:break-before="auto" style:column-width="1.799cm"/>
    </style:style>
    <style:style style:name="co28" style:family="table-column">
      <style:table-column-properties fo:break-before="auto" style:column-width="2.143cm"/>
    </style:style>
    <style:style style:name="co29" style:family="table-column">
      <style:table-column-properties fo:break-before="auto" style:column-width="2.381cm"/>
    </style:style>
    <style:style style:name="co30" style:family="table-column">
      <style:table-column-properties fo:break-before="auto" style:column-width="1.561cm"/>
    </style:style>
    <style:style style:name="co31" style:family="table-column">
      <style:table-column-properties fo:break-before="auto" style:column-width="2.54cm"/>
    </style:style>
    <style:style style:name="co32" style:family="table-column">
      <style:table-column-properties fo:break-before="auto" style:column-width="1.535cm"/>
    </style:style>
    <style:style style:name="co33" style:family="table-column">
      <style:table-column-properties fo:break-before="auto" style:column-width="1.852cm"/>
    </style:style>
    <style:style style:name="co34" style:family="table-column">
      <style:table-column-properties fo:break-before="auto" style:column-width="1.244cm"/>
    </style:style>
    <style:style style:name="co35" style:family="table-column">
      <style:table-column-properties fo:break-before="auto" style:column-width="1.429cm"/>
    </style:style>
    <style:style style:name="co36" style:family="table-column">
      <style:table-column-properties fo:break-before="auto" style:column-width="1.773cm"/>
    </style:style>
    <style:style style:name="co37" style:family="table-column">
      <style:table-column-properties fo:break-before="auto" style:column-width="1.984cm"/>
    </style:style>
    <style:style style:name="co38" style:family="table-column">
      <style:table-column-properties fo:break-before="auto" style:column-width="1.826cm"/>
    </style:style>
    <style:style style:name="co39" style:family="table-column">
      <style:table-column-properties fo:break-before="auto" style:column-width="1.879cm"/>
    </style:style>
    <style:style style:name="co40" style:family="table-column">
      <style:table-column-properties fo:break-before="auto" style:column-width="2.09cm"/>
    </style:style>
    <style:style style:name="co41" style:family="table-column">
      <style:table-column-properties fo:break-before="auto" style:column-width="1.614cm"/>
    </style:style>
    <style:style style:name="co42" style:family="table-column">
      <style:table-column-properties fo:break-before="auto" style:column-width="1.085cm"/>
    </style:style>
    <style:style style:name="co43" style:family="table-column">
      <style:table-column-properties fo:break-before="auto" style:column-width="1.746cm"/>
    </style:style>
    <style:style style:name="co44"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4cm" fo:break-before="auto" style:use-optimal-row-height="true"/>
    </style:style>
    <style:style style:name="ro4"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 style:family="table-cell" style:parent-style-name="Default" style:data-style-name="N0">
      <style:table-cell-properties fo:border-bottom="none" fo:border-left="0.06pt solid #000000" fo:border-right="none" fo:border-top="0.06pt solid #000000"/>
    </style:style>
    <style:style style:name="ce8" style:family="table-cell" style:parent-style-name="Default" style:data-style-name="N0">
      <style:table-cell-properties fo:border-bottom="none" fo:border-left="0.06pt solid #000000" fo:border-right="none" fo:border-top="none"/>
    </style:style>
    <style:style style:name="ce14" style:family="table-cell" style:parent-style-name="Default" style:data-style-name="N0">
      <style:table-cell-properties fo:border-bottom="0.06pt solid #000000" fo:border-left="0.06pt solid #000000" fo:border-right="none" fo:border-top="none"/>
    </style:style>
    <style:style style:name="ce36" style:family="table-cell" style:parent-style-name="Default" style:data-style-name="N0"/>
    <style:style style:name="ce3" style:family="table-cell" style:parent-style-name="Default" style:data-style-name="N0">
      <style:table-cell-properties fo:border="0.06pt solid #000000"/>
      <style:text-properties fo:font-weight="bold" style:font-weight-asian="bold" style:font-weight-complex="bold"/>
    </style:style>
    <style:style style:name="ce6" style:family="table-cell" style:parent-style-name="Default" style:data-style-name="N0">
      <style:table-cell-properties fo:border-bottom="none" fo:border-left="0.06pt solid #000000" fo:border-right="0.06pt solid #000000" fo:border-top="0.06pt solid #000000"/>
    </style:style>
    <style:style style:name="ce9" style:family="table-cell" style:parent-style-name="Default" style:data-style-name="N0">
      <style:table-cell-properties fo:border-bottom="none" fo:border-left="0.06pt solid #000000" fo:border-right="0.06pt solid #000000" fo:border-top="none"/>
    </style:style>
    <style:style style:name="ce12" style:family="table-cell" style:parent-style-name="Default" style:data-style-name="N0">
      <style:table-cell-properties fo:border-bottom="0.06pt solid #000000" fo:border-left="0.06pt solid #000000" fo:border-right="0.06pt solid #000000" fo:border-top="none"/>
    </style:style>
    <style:style style:name="ce4"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7" style:family="table-cell" style:parent-style-name="Default" style:data-style-name="N0">
      <style:table-cell-properties fo:border-bottom="none" fo:border-left="none" fo:border-right="0.06pt solid #000000" fo:border-top="0.06pt solid #000000"/>
    </style:style>
    <style:style style:name="ce10"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0">
      <style:table-cell-properties fo:border-bottom="0.06pt solid #000000" fo:border-left="none" fo:border-right="0.06pt solid #000000" fo:border-top="none"/>
    </style:style>
    <style:style style:name="ce1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3pt" fo:font-weight="bold" style:font-size-asian="13pt" style:font-weight-asian="bold" style:font-size-complex="13pt" style:font-weight-complex="bold"/>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1" style:family="table-cell" style:parent-style-name="Default" style:data-style-name="N0">
      <style:table-cell-properties fo:border-bottom="none" fo:border-left="0.06pt solid #000000" fo:border-right="0.06pt solid #000000" fo:border-top="0.06pt solid #000000"/>
      <style:text-properties fo:font-weight="bold" style:font-weight-asian="bold" style:font-weight-complex="bold"/>
    </style:style>
    <style:style style:name="ce13" style:family="table-cell" style:parent-style-name="Default" style:data-style-name="N1">
      <style:table-cell-properties fo:border-bottom="0.06pt solid #000000" fo:border-left="0.06pt solid #000000" fo:border-right="0.06pt solid #000000" fo:border-top="none"/>
    </style:style>
    <style:style style:name="ce44" style:family="table-cell" style:parent-style-name="Text" style:data-style-name="N0">
      <style:table-cell-properties style:cell-protect="protected" style:print-content="true" fo:background-color="transparent" style:vertical-align="automatic"/>
    </style:style>
    <style:style style:name="ce59" style:family="table-cell" style:parent-style-name="Default" style:data-style-name="N119">
      <style:table-cell-properties fo:border-bottom="0.06pt solid #000000" fo:border-left="0.06pt solid #000000" fo:border-right="0.06pt solid #000000" fo:border-top="none"/>
    </style:style>
    <style:style style:name="ce46" style:family="table-cell" style:parent-style-name="Default" style:data-style-name="N0">
      <style:table-cell-properties fo:wrap-option="wrap" style:vertical-align="automatic"/>
    </style:style>
    <style:style style:name="ce62"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8" style:family="table-cell" style:parent-style-name="Text" style:data-style-name="N0">
      <style:table-cell-properties fo:border-bottom="0.06pt solid #000000" style:cell-protect="protected" style:print-content="true" style:text-align-source="fix" style:repeat-content="false" fo:background-color="transparent" fo:wrap-option="wrap" fo:border-left="0.06pt solid #000000" fo:padding-bottom="0.035cm" fo:padding-left="0.035cm" fo:padding-right="0cm" fo:padding-top="0.035cm" fo:border-right="0.06pt solid #000000" fo:border-top="none" style:vertical-align="automatic"/>
      <style:paragraph-properties fo:text-align="en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5pt" fo:font-weight="bold" style:font-size-asian="15pt" style:font-weight-asian="bold" style:font-size-complex="15pt" style:font-weight-complex="bold"/>
    </style:style>
    <style:style style:name="ce65" style:family="table-cell" style:parent-style-name="Default" style:data-style-name="N118">
      <style:table-cell-properties fo:border-bottom="0.06pt solid #000000" fo:border-left="0.06pt solid #000000" fo:border-right="0.06pt solid #000000" fo:border-top="none"/>
    </style:style>
    <style:style style:name="ce21"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22" style:family="table-cell" style:parent-style-name="Default" style:data-style-name="N107">
      <style:table-cell-properties fo:border-bottom="0.06pt solid #000000" fo:border-left="0.06pt solid #000000" fo:border-right="0.06pt solid #000000" fo:border-top="none"/>
    </style:style>
    <style:style style:name="ce6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fo:border-bottom="0.06pt solid #000000" fo:border-left="none" fo:border-right="none" fo:border-top="none"/>
    </style:style>
    <style:style style:name="ce3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fo:font-size="13pt" fo:font-weight="bold" style:font-size-asian="13pt" style:font-weight-asian="bold" style:font-size-complex="13pt" style:font-weight-complex="bold"/>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middle"/>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33" style:family="table-cell" style:parent-style-name="Default" style:data-style-name="N1"/>
    <style:style style:name="ce34" style:family="table-cell" style:parent-style-name="Default" style:data-style-name="N107"/>
    <style:style style:name="ce27" style:family="table-cell" style:parent-style-name="Default" style:data-style-name="N0">
      <style:table-cell-properties style:text-align-source="fix" style:repeat-content="false" style:vertical-align="automatic"/>
      <style:paragraph-properties fo:text-align="center"/>
    </style:style>
    <style:style style:name="ce4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8" style:family="table-cell" style:parent-style-name="Default" style:data-style-name="N2">
      <style:table-cell-properties fo:border-bottom="none" fo:border-left="0.06pt solid #000000" fo:border-right="0.06pt solid #000000" fo:border-top="0.06pt solid #000000"/>
    </style:style>
    <style:style style:name="ce39" style:family="table-cell" style:parent-style-name="Default" style:data-style-name="N2">
      <style:table-cell-properties fo:border-bottom="none" fo:border-left="0.06pt solid #000000" fo:border-right="0.06pt solid #000000" fo:border-top="none"/>
    </style:style>
    <style:style style:name="ce40" style:family="table-cell" style:parent-style-name="Default" style:data-style-name="N2">
      <style:table-cell-properties fo:border-bottom="0.06pt solid #000000" fo:border-left="0.06pt solid #000000" fo:border-right="0.06pt solid #000000" fo:border-top="none"/>
    </style:style>
    <style:style style:name="gr1" style:family="graphic">
      <style:graphic-properties draw:stroke="none" svg:stroke-color="#000000" draw:fill="none" draw:fill-color="#ffffff" fo:min-height="8.987cm"/>
      <style:paragraph-properties style:writing-mode="lr-tb" fo:text-align="center"/>
      <style:text-properties fo:font-size="22pt" style:font-size-asian="22pt" style:font-size-complex="22pt"/>
    </style:style>
    <style:style style:name="gr2" style:family="graphic">
      <style:graphic-properties draw:ole-draw-aspect="1"/>
    </style:style>
    <style:style style:name="gr3"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paragraph-properties style:font-independent-line-spacing="false"/>
    </style:style>
    <style:style style:name="gr4"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3cm" fo:padding-bottom="0.3cm" fo:padding-left="0.5cm" fo:padding-right="0.5cm" fo:wrap-option="wrap"/>
      <style:paragraph-properties style:font-independent-line-spacing="false"/>
    </style:style>
    <style:style style:name="gr5"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fo:text-align="center"/>
      <style:text-properties fo:font-size="22pt" style:font-size-asian="22pt" style:font-size-complex="22pt"/>
    </style:style>
    <style:style style:name="P2" style:family="paragraph">
      <loext:graphic-properties draw:fill="none" draw:fill-color="#ffffff"/>
      <style:paragraph-properties fo:text-align="center"/>
      <style:text-properties fo:font-size="22pt" style:font-size-asian="22pt" style:font-size-complex="22pt"/>
    </style:style>
    <style:style style:name="P3" style:family="paragraph">
      <style:paragraph-properties fo:margin-left="0cm" fo:margin-right="0cm" fo:margin-top="0cm" fo:margin-bottom="0cm" fo:line-height="100%" fo:text-indent="0cm" style:punctuation-wrap="hanging">
        <style:tab-stops/>
      </style:paragraph-properties>
    </style:style>
    <style:style style:name="P4" style:family="paragraph">
      <loext:graphic-properties draw:fill="solid" draw:fill-color="#ffffff" draw:opacity="100%"/>
      <style:paragraph-properties style:writing-mode="lr-tb" style:font-independent-line-spacing="false"/>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indent="0cm" style:text-autospace="none" style:punctuation-wrap="hanging" style:line-break="normal" style:writing-mode="page">
        <style:tab-stops/>
      </style:paragraph-properties>
      <style:text-properties fo:hyphenate="false"/>
    </style:style>
    <style:style style:name="T1" style:family="text">
      <style:text-properties fo:color="#c9211e" loext:opacity="100%" fo:font-size="28pt" style:text-underline-style="solid" style:text-underline-width="auto" style:text-underline-color="font-color" style:font-size-asian="28pt" style:font-size-complex="28pt"/>
    </style:style>
    <style:style style:name="T2" style:family="text">
      <style:text-properties fo:font-size="24pt" style:text-underline-style="solid" style:text-underline-width="auto" style:text-underline-color="font-color" style:font-size-asian="24pt" style:font-size-complex="24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variant="normal" fo:text-transform="none" fo:color="#000000" loext:opacity="100%" style:text-line-through-style="none" style:text-line-through-type="none" style:text-position="0% 100%" fo:font-family="Calibri" fo:font-size="11pt" fo:letter-spacing="normal" fo:language="fr" fo:country="FR"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Liberation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ntro" table:style-name="ta1">
        <table:shapes>
          <draw:frame draw:z-index="0" draw:name="Cadre de texte 1" draw:style-name="gr1" draw:text-style-name="P2" svg:width="14.096cm" svg:height="8.987cm" svg:x="7.353cm" svg:y="4.29cm">
            <draw:text-box>
              <text:p text:style-name="P1"><text:span text:style-name="T1">Statistiques descriptives SAE </text:span><text:span text:style-name="T1">2.04</text:span></text:p>
              <text:p text:style-name="P1"/>
              <text:p text:style-name="P1"><text:span text:style-name="T2">Thème</text:span><text:span text:style-name="T3"> : Jeux Olympiques</text:span></text:p>
              <text:p text:style-name="P1"><text:span text:style-name="T4"/></text:p>
              <text:p text:style-name="P1"><text:span text:style-name="T2">Réalisé par</text:span><text:span text:style-name="T3"> : SADY Armand et </text:span><text:span text:style-name="T3">KIECKEN Raphaël</text:span></text:p>
              <text:p text:style-name="P1"><text:span text:style-name="T4"/></text:p>
              <text:p text:style-name="P1"><text:span text:style-name="T2">Groupe</text:span><text:span text:style-name="T3"> : D</text:span></text:p>
            </draw:text-box>
          </draw:frame>
        </table:shapes>
        <table:table-column table:style-name="co1" table:default-cell-style-name="Default"/>
        <table:table-row table:style-name="ro1">
          <table:table-cell/>
        </table:table-row>
      </table:table>
      <table:table table:name="Q1" table:style-name="ta2">
        <table:shapes>
          <draw:frame draw:z-index="0" draw:name="Graphique 1" draw:style-name="gr2" svg:width="15.016cm" svg:height="9.739cm" svg:x="0.3cm" svg:y="10.403cm">
            <draw:object draw:notify-on-update-of-ranges="Q1.A3:Q1.A22 Q1.C2:Q1.C2 Q1.C3:Q1.C22" xlink:href="./Object 1" xlink:type="simple" xlink:show="embed" xlink:actuate="onLoad">
              <loext:p/>
            </draw:object>
            <draw:image xlink:href="./ObjectReplacements/Object 1" xlink:type="simple" xlink:show="embed" xlink:actuate="onLoad"/>
          </draw:frame>
        </table:shapes>
        <table:table-column table:style-name="co2" table:default-cell-style-name="ce36"/>
        <table:table-column table:style-name="co3" table:default-cell-style-name="ce36"/>
        <table:table-column table:style-name="co4" table:default-cell-style-name="ce36"/>
        <table:table-column table:style-name="co5" table:number-columns-repeated="2" table:default-cell-style-name="ce36"/>
        <table:table-column table:style-name="co6" table:default-cell-style-name="ce36"/>
        <table:table-column table:style-name="co5" table:number-columns-repeated="3" table:default-cell-style-name="ce36"/>
        <table:table-column table:style-name="co7" table:default-cell-style-name="ce36"/>
        <table:table-column table:style-name="co8" table:default-cell-style-name="ce36"/>
        <table:table-column table:style-name="co7" table:number-columns-repeated="1013" table:default-cell-style-name="ce36"/>
        <table:table-row table:style-name="ro2">
          <table:table-cell table:style-name="ce16" office:value-type="string" calcext:value-type="string" table:number-columns-spanned="3" table:number-rows-spanned="1">
            <text:p>20 athlètes avec le plus de participation</text:p>
          </table:table-cell>
          <table:covered-table-cell table:number-columns-repeated="2"/>
          <table:table-cell/>
          <table:table-cell table:style-name="ce17" office:value-type="string" calcext:value-type="string" table:number-columns-spanned="5" table:number-rows-spanned="1">
            <text:p>Paramètres nb participation</text:p>
          </table:table-cell>
          <table:covered-table-cell table:number-columns-repeated="4"/>
          <table:table-cell table:number-columns-repeated="1015"/>
        </table:table-row>
        <table:table-row table:style-name="ro1">
          <table:table-cell table:style-name="ce2" office:value-type="string" calcext:value-type="string">
            <text:p>Nom</text:p>
          </table:table-cell>
          <table:table-cell table:style-name="ce3" office:value-type="string" calcext:value-type="string">
            <text:p>Genre</text:p>
          </table:table-cell>
          <table:table-cell table:style-name="ce4" office:value-type="string" calcext:value-type="string">
            <text:p>Nb participation</text:p>
          </table:table-cell>
          <table:table-cell table:number-columns-repeated="1021"/>
        </table:table-row>
        <table:table-row table:style-name="ro1">
          <table:table-cell table:style-name="ce5" office:value-type="string" calcext:value-type="string">
            <text:p>Ian Millar</text:p>
          </table:table-cell>
          <table:table-cell table:style-name="ce6" office:value-type="string" calcext:value-type="string">
            <text:p>M</text:p>
          </table:table-cell>
          <table:table-cell table:style-name="ce7" office:value-type="float" office:value="10" calcext:value-type="float">
            <text:p>10</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6"/>
        </table:table-row>
        <table:table-row table:style-name="ro1">
          <table:table-cell table:style-name="ce8" office:value-type="string" calcext:value-type="string">
            <text:p>Afanasijs Kuzmins</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6"/>
        </table:table-row>
        <table:table-row table:style-name="ro1">
          <table:table-cell table:style-name="ce8" office:value-type="string" calcext:value-type="string">
            <text:p>Hubert Raudaschl</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2" table:formula="of:=COUNT([.C3:.C22])" office:value-type="float" office:value="20" calcext:value-type="float">
            <text:p>20</text:p>
          </table:table-cell>
          <table:table-cell table:style-name="ce12" table:formula="of:=SUM([.C3:.C22])" office:value-type="float" office:value="158" calcext:value-type="float">
            <text:p>158</text:p>
          </table:table-cell>
          <table:table-cell table:style-name="ce12" table:formula="of:=MIN([.C3:.C22])" office:value-type="float" office:value="7" calcext:value-type="float">
            <text:p>7</text:p>
          </table:table-cell>
          <table:table-cell table:style-name="ce12" table:formula="of:=MAX([.C3:.C22])" office:value-type="float" office:value="10" calcext:value-type="float">
            <text:p>10</text:p>
          </table:table-cell>
          <table:table-cell table:number-columns-repeated="1016"/>
        </table:table-row>
        <table:table-row table:style-name="ro1">
          <table:table-cell table:style-name="ce8" office:value-type="string" calcext:value-type="string">
            <text:p>Paul Bert Elvstrm</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Durward Randolph Knowle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5"/>
        </table:table-row>
        <table:table-row table:style-name="ro1">
          <table:table-cell table:style-name="ce8" office:value-type="string" calcext:value-type="string">
            <text:p>Josefa Idem-Guerri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table-cell table:style-name="ce62" office:value-type="string" calcext:value-type="string">
            <text:p>Fréquence 8</text:p>
          </table:table-cell>
          <table:table-cell table:number-columns-repeated="1013"/>
        </table:table-row>
        <table:table-row table:style-name="ro1">
          <table:table-cell table:style-name="ce8" office:value-type="string" calcext:value-type="string">
            <text:p>Piero D'Inzeo</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13" table:formula="of:=AVERAGE([.C3:.C22])" office:value-type="float" office:value="7.9" calcext:value-type="float">
            <text:p>8</text:p>
          </table:table-cell>
          <table:table-cell table:style-name="ce12" table:formula="of:=MODE([.C3:.C22])" office:value-type="float" office:value="8" calcext:value-type="float">
            <text:p>8</text:p>
          </table:table-cell>
          <table:table-cell table:style-name="ce12" table:formula="of:=QUARTILE([.C3:.C22];1)" office:value-type="float" office:value="7" calcext:value-type="float">
            <text:p>7</text:p>
          </table:table-cell>
          <table:table-cell table:style-name="ce12" table:formula="of:=MEDIAN([.C3:.C22])" office:value-type="float" office:value="8" calcext:value-type="float">
            <text:p>8</text:p>
          </table:table-cell>
          <table:table-cell table:style-name="ce12" table:formula="of:=QUARTILE([.C3:.C22];3)" office:value-type="float" office:value="8" calcext:value-type="float">
            <text:p>8</text:p>
          </table:table-cell>
          <table:table-cell/>
          <table:table-cell table:style-name="ce48" table:formula="of:= COUNTIF([.C3:.C22];8)" office:value-type="float" office:value="11" calcext:value-type="float">
            <text:p>11</text:p>
          </table:table-cell>
          <table:table-cell table:number-columns-repeated="1013"/>
        </table:table-row>
        <table:table-row table:style-name="ro1">
          <table:table-cell table:style-name="ce8" office:value-type="string" calcext:value-type="string">
            <text:p>Raimondo D'Inzeo</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Rajmond Debevec</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6"/>
        </table:table-row>
        <table:table-row table:style-name="ro1">
          <table:table-cell table:style-name="ce8" office:value-type="string" calcext:value-type="string">
            <text:p>Li Na</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6"/>
        </table:table-row>
        <table:table-row table:style-name="ro1">
          <table:table-cell table:style-name="ce8" office:value-type="string" calcext:value-type="string">
            <text:p>Nino Salukvadze (-Machavaria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2" table:formula="of:=[.H5]-[.G5]" office:value-type="float" office:value="3" calcext:value-type="float">
            <text:p>3</text:p>
          </table:table-cell>
          <table:table-cell table:style-name="ce12" table:formula="of:=[.I9]-[.G9]" office:value-type="float" office:value="1" calcext:value-type="float">
            <text:p>1</text:p>
          </table:table-cell>
          <table:table-cell table:style-name="ce59" table:formula="of:=VAR([.C3:.C22])" office:value-type="float" office:value="0.621052631578947" calcext:value-type="float">
            <text:p>0,621</text:p>
          </table:table-cell>
          <table:table-cell table:style-name="ce59" table:formula="of:=STDEV([.C3:.C22])" office:value-type="float" office:value="0.788068925652412" calcext:value-type="float">
            <text:p>0,788</text:p>
          </table:table-cell>
          <table:table-cell table:number-columns-repeated="1016"/>
        </table:table-row>
        <table:table-row table:style-name="ro1">
          <table:table-cell table:style-name="ce8" office:value-type="string" calcext:value-type="string">
            <text:p>Lesley Allison Thompson-Willie</text:p>
          </table:table-cell>
          <table:table-cell table:style-name="ce9" office:value-type="string" calcext:value-type="string">
            <text:p>F</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Aleksandr Vladimirovich Popov</text:p>
          </table:table-cell>
          <table:table-cell table:style-name="ce9" office:value-type="string" calcext:value-type="string">
            <text:p>M</text:p>
          </table:table-cell>
          <table:table-cell table:style-name="ce10" office:value-type="float" office:value="8" calcext:value-type="float">
            <text:p>8</text:p>
          </table:table-cell>
          <table:table-cell>
            <draw:frame draw:z-index="1" draw:name="ZoneTexte 2" draw:style-name="gr3" draw:text-style-name="P4" svg:width="6.853cm" svg:height="2.915cm" svg:x="0.106cm" svg:y="0.053cm">
              <draw:text-box>
                <text:p text:style-name="P3"><text:span text:style-name="T5">Requête SQL:</text:span></text:p>
                <text:p text:style-name="P3"><text:span text:style-name="T5">SELECT nom, genre, COUNT(*) AS nb_participation</text:span></text:p>
                <text:p text:style-name="P3"><text:span text:style-name="T5">FROM athlete JOIN participe USING (id) </text:span></text:p>
                <text:p text:style-name="P3"><text:span text:style-name="T5">GROUP BY nom, genre </text:span></text:p>
                <text:p text:style-name="P3"><text:span text:style-name="T5">ORDER BY nb_participation DESC LIMIT 20;</text:span></text:p>
                <text:p text:style-name="P3"><text:span text:style-name="T5"/></text:p>
              </draw:text-box>
            </draw:frame>
          </table:table-cell>
          <table:table-cell table:number-columns-repeated="1020"/>
        </table:table-row>
        <table:table-row table:style-name="ro1">
          <table:table-cell table:style-name="ce8" office:value-type="string" calcext:value-type="string">
            <text:p>Francisco Boza Dibo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44" table:number-columns-repeated="4"/>
          <table:table-cell table:style-name="Default"/>
          <table:table-cell table:number-columns-repeated="1015"/>
        </table:table-row>
        <table:table-row table:style-name="ro1">
          <table:table-cell table:style-name="ce8" office:value-type="string" calcext:value-type="string">
            <text:p>Jess ngel Garca Bragad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3"/>
          <table:table-cell table:style-name="ce46"/>
          <table:table-cell table:style-name="Default"/>
          <table:table-cell table:number-columns-repeated="1015"/>
        </table:table-row>
        <table:table-row table:style-name="ro1">
          <table:table-cell table:style-name="ce8" office:value-type="string" calcext:value-type="string">
            <text:p>Giovanni Pelliel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Oksana Aleksandrovna Chusovitina</text:p>
          </table:table-cell>
          <table:table-cell table:style-name="ce9" office:value-type="string" calcext:value-type="string">
            <text:p>F</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Leander Adrian Paes</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Ralf Schumann</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14" office:value-type="string" calcext:value-type="string">
            <text:p>Joo Filipe Gaspar Rodrigues</text:p>
          </table:table-cell>
          <table:table-cell table:style-name="ce12" office:value-type="string" calcext:value-type="string">
            <text:p>M</text:p>
          </table:table-cell>
          <table:table-cell table:style-name="ce15" office:value-type="float" office:value="7" calcext:value-type="float">
            <text:p>7</text:p>
          </table:table-cell>
          <table:table-cell table:number-columns-repeated="2"/>
          <table:table-cell>
            <draw:frame draw:z-index="2" draw:name="ZoneTexte 3" draw:style-name="gr4" draw:text-style-name="P4" svg:width="13.626cm" svg:height="10.425cm" svg:x="0.477cm" svg:y="0.132cm">
              <draw:text-box>
                <text:p text:style-name="P3"><text:span text:style-name="T5">Ces données nous donnes le nom, genre &amp; nombre de participation </text:span><text:span text:style-name="T5">des20 athlètes ayant participé au plus de JO.</text:span></text:p>
                <text:p text:style-name="P3"><text:span text:style-name="T5"/></text:p>
                <text:p text:style-name="P3"><text:span text:style-name="T5">Nous calculons dans un premier temps la somme, le minimum &amp; le </text:span><text:span text:style-name="T5">maximum de ces données, pour que l'on ait un ordre d'idée de ces </text:span><text:span text:style-name="T5">données, et nous voyons qu'a eux 20 seules, ils comptent pour 158 </text:span><text:span text:style-name="T5">participations aux JO, et que l'athlète ayant le plus participé aux JO a eu </text:span><text:span text:style-name="T5">l'occasion de participer 10 fois.</text:span></text:p>
                <text:p text:style-name="P3"><text:span text:style-name="T5"/></text:p>
                <text:p text:style-name="P3"><text:span text:style-name="T5">Ensuite, nous trouvons que parmi ces athlètes, la moyenne du nombre de </text:span><text:span text:style-name="T5">participation est de 8, ce qui n'est pas surprenant vu que 11 des 20 </text:span><text:span text:style-name="T5">athlètes ont participé aux JO exactement 8 fois.</text:span></text:p>
                <text:p text:style-name="P3"><text:span text:style-name="T5">De la même manière, cela explique que le mode est 8.</text:span></text:p>
                <text:p text:style-name="P3"><text:span text:style-name="T5">Nous voyons néanmoins qu'au moins 75% des athlètes ont participé 7 </text:span><text:span text:style-name="T5">fois ou plus, et que 50% des athlètes ont participés 8 fois ou plus, avec </text:span><text:span text:style-name="T5">uniquement 3 athlètes qui ont participé strictement plus que 8 fois.</text:span></text:p>
                <text:p text:style-name="P3"><text:span text:style-name="T5"/></text:p>
                <text:p text:style-name="P3"><text:span text:style-name="T5">Enfin, nous voyons que l'écart entre Ian Millar, l'athlète ayant le plus </text:span><text:span text:style-name="T5">participé, et les athlètes ayant le moins participé dans cette echantillon, </text:span><text:span text:style-name="T5">est de seulement 3, montrant a quel point les valeurs sont rapprochées, </text:span><text:span text:style-name="T5">comme nous le réaffirme l'écart type, qui est extrémement bas. Il est en </text:span><text:span text:style-name="T5">effet inférieur a 1.</text:span></text:p>
              </draw:text-box>
            </draw:frame>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Q2-a" table:style-name="ta3">
        <table:shapes>
          <draw:frame draw:z-index="0" draw:name="Graphique 1" draw:style-name="gr2" svg:width="27.569cm" svg:height="8.999cm" svg:x="11.204cm" svg:y="0.754cm">
            <draw:object draw:notify-on-update-of-ranges="'Q2-a'.A3:'Q2-a'.A66 'Q2-a'.D2:'Q2-a'.D2 'Q2-a'.D3:'Q2-a'.D66 'Q2-a'.B2:'Q2-a'.B2 'Q2-a'.B3:'Q2-a'.B66 'Q2-a'.E2:'Q2-a'.E2 'Q2-a'.E3:'Q2-a'.E66" xlink:href="./Object 2" xlink:type="simple" xlink:show="embed" xlink:actuate="onLoad">
              <loext:p/>
            </draw:object>
            <draw:image xlink:href="./ObjectReplacements/Object 2" xlink:type="simple" xlink:show="embed" xlink:actuate="onLoad"/>
          </draw:frame>
          <draw:frame draw:z-index="2" draw:style-name="gr5" draw:text-style-name="P5" svg:width="0.2cm" svg:height="0.47cm" svg:x="27.172cm" svg:y="19.856cm">
            <draw:object xlink:href="./Object 21" xlink:type="simple" xlink:show="embed" xlink:actuate="onLoad">
              <loext:p/>
            </draw:object>
            <draw:image xlink:href="./ObjectReplacements/Object 21" xlink:type="simple" xlink:show="embed" xlink:actuate="onLoad"/>
          </draw:frame>
        </table:shapes>
        <table:table-column table:style-name="co9" table:default-cell-style-name="ce36"/>
        <table:table-column table:style-name="co10" table:default-cell-style-name="ce36"/>
        <table:table-column table:style-name="co5" table:default-cell-style-name="ce36"/>
        <table:table-column table:style-name="co11" table:default-cell-style-name="ce36"/>
        <table:table-column table:style-name="co10" table:default-cell-style-name="ce36"/>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7" table:number-columns-repeated="1013" table:default-cell-style-name="ce36"/>
        <table:table-row table:style-name="ro3">
          <table:table-cell table:style-name="ce20" office:value-type="string" calcext:value-type="string" table:number-columns-spanned="5" table:number-rows-spanned="1">
            <text:p>Tableau statistique</text:p>
          </table:table-cell>
          <table:covered-table-cell table:number-columns-repeated="4"/>
          <table:table-cell table:number-columns-repeated="1019"/>
        </table:table-row>
        <table:table-row table:style-name="ro1">
          <table:table-cell table:style-name="ce3" office:value-type="string" calcext:value-type="string">
            <text:p>Pays</text:p>
          </table:table-cell>
          <table:table-cell table:style-name="ce3" office:value-type="string" calcext:value-type="string">
            <text:p>Moy âge</text:p>
          </table:table-cell>
          <table:table-cell table:style-name="ce3" office:value-type="string" calcext:value-type="string">
            <text:p>Nb sportifs</text:p>
          </table:table-cell>
          <table:table-cell table:style-name="ce3" office:value-type="string" calcext:value-type="string">
            <text:p>Min âge</text:p>
          </table:table-cell>
          <table:table-cell table:style-name="ce3" office:value-type="string" calcext:value-type="string">
            <text:p>Max âge</text:p>
          </table:table-cell>
          <table:table-cell table:number-columns-repeated="1019"/>
        </table:table-row>
        <table:table-row table:style-name="ro1">
          <table:table-cell table:style-name="ce9" office:value-type="string" calcext:value-type="string">
            <text:p>Algeria</text:p>
          </table:table-cell>
          <table:table-cell table:style-name="ce6" office:value-type="float" office:value="20" calcext:value-type="float">
            <text:p>20</text:p>
          </table:table-cell>
          <table:table-cell table:style-name="ce9" office:value-type="float" office:value="4" calcext:value-type="float">
            <text:p>4</text:p>
          </table:table-cell>
          <table:table-cell table:style-name="ce9" office:value-type="float" office:value="17" calcext:value-type="float">
            <text:p>17</text:p>
          </table:table-cell>
          <table:table-cell table:style-name="ce9" office:value-type="float" office:value="23" calcext:value-type="float">
            <text:p>23</text:p>
          </table:table-cell>
          <table:table-cell table:number-columns-repeated="1019"/>
        </table:table-row>
        <table:table-row table:style-name="ro1">
          <table:table-cell table:style-name="ce9" office:value-type="string" calcext:value-type="string">
            <text:p>Andorra</text:p>
          </table:table-cell>
          <table:table-cell table:style-name="ce9" office:value-type="float" office:value="19" calcext:value-type="float">
            <text:p>19</text:p>
          </table:table-cell>
          <table:table-cell table:style-name="ce9" office:value-type="float" office:value="5" calcext:value-type="float">
            <text:p>5</text:p>
          </table:table-cell>
          <table:table-cell table:style-name="ce9" office:value-type="float" office:value="16" calcext:value-type="float">
            <text:p>16</text:p>
          </table:table-cell>
          <table:table-cell table:style-name="ce9" office:value-type="float" office:value="21" calcext:value-type="float">
            <text:p>21</text:p>
          </table:table-cell>
          <table:table-cell table:number-columns-repeated="1019"/>
        </table:table-row>
        <table:table-row table:style-name="ro1">
          <table:table-cell table:style-name="ce9" office:value-type="string" calcext:value-type="string">
            <text:p>Argentina</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6" calcext:value-type="float">
            <text:p>16</text:p>
          </table:table-cell>
          <table:table-cell table:style-name="ce9" office:value-type="float" office:value="38" calcext:value-type="float">
            <text:p>38</text:p>
          </table:table-cell>
          <table:table-cell table:number-columns-repeated="1019"/>
        </table:table-row>
        <table:table-row table:style-name="ro1">
          <table:table-cell table:style-name="ce9" office:value-type="string" calcext:value-type="string">
            <text:p>Australia</text:p>
          </table:table-cell>
          <table:table-cell table:style-name="ce9" office:value-type="float" office:value="24" calcext:value-type="float">
            <text:p>24</text:p>
          </table:table-cell>
          <table:table-cell table:style-name="ce9" office:value-type="float" office:value="22" calcext:value-type="float">
            <text:p>22</text:p>
          </table:table-cell>
          <table:table-cell table:style-name="ce9" office:value-type="float" office:value="16" calcext:value-type="float">
            <text:p>16</text:p>
          </table:table-cell>
          <table:table-cell table:style-name="ce9" office:value-type="float" office:value="32" calcext:value-type="float">
            <text:p>32</text:p>
          </table:table-cell>
          <table:table-cell table:number-columns-repeated="1019"/>
        </table:table-row>
        <table:table-row table:style-name="ro1">
          <table:table-cell table:style-name="ce9" office:value-type="string" calcext:value-type="string">
            <text:p>Austria</text:p>
          </table:table-cell>
          <table:table-cell table:style-name="ce9" office:value-type="float" office:value="25" calcext:value-type="float">
            <text:p>25</text:p>
          </table:table-cell>
          <table:table-cell table:style-name="ce9" office:value-type="float" office:value="58" calcext:value-type="float">
            <text:p>58</text:p>
          </table:table-cell>
          <table:table-cell table:style-name="ce9" office:value-type="float" office:value="17" calcext:value-type="float">
            <text:p>17</text:p>
          </table:table-cell>
          <table:table-cell table:style-name="ce9" office:value-type="float" office:value="38" calcext:value-type="float">
            <text:p>38</text:p>
          </table:table-cell>
          <table:table-cell table:number-columns-repeated="1019"/>
        </table:table-row>
        <table:table-row table:style-name="ro1">
          <table:table-cell table:style-name="ce9" office:value-type="string" calcext:value-type="string">
            <text:p>Belgium</text:p>
          </table:table-cell>
          <table:table-cell table:style-name="ce9" office:value-type="float" office:value="24" calcext:value-type="float">
            <text:p>24</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8" calcext:value-type="float">
            <text:p>28</text:p>
          </table:table-cell>
          <table:table-cell table:number-columns-repeated="1019"/>
        </table:table-row>
        <table:table-row table:style-name="ro1">
          <table:table-cell table:style-name="ce9" office:value-type="string" calcext:value-type="string">
            <text:p>Bermuda</text:p>
          </table:table-cell>
          <table:table-cell table:style-name="ce9" office:value-type="float" office:value="27" calcext:value-type="float">
            <text:p>27</text:p>
          </table:table-cell>
          <table:table-cell table:style-name="ce9" office:value-type="float" office:value="1" calcext:value-type="float">
            <text:p>1</text:p>
          </table:table-cell>
          <table:table-cell table:number-columns-repeated="2" table:style-name="ce9" office:value-type="float" office:value="27" calcext:value-type="float">
            <text:p>27</text:p>
          </table:table-cell>
          <table:table-cell table:number-columns-repeated="1019"/>
        </table:table-row>
        <table:table-row table:style-name="ro1">
          <table:table-cell table:style-name="ce9" office:value-type="string" calcext:value-type="string">
            <text:p>Boliva</text:p>
          </table:table-cell>
          <table:table-cell table:style-name="ce9" office:value-type="float" office:value="28" calcext:value-type="float">
            <text:p>28</text:p>
          </table:table-cell>
          <table:table-cell table:style-name="ce9" office:value-type="float" office:value="5" calcext:value-type="float">
            <text:p>5</text:p>
          </table:table-cell>
          <table:table-cell table:style-name="ce9" office:value-type="float" office:value="17" calcext:value-type="float">
            <text:p>17</text:p>
          </table:table-cell>
          <table:table-cell table:style-name="ce9" office:value-type="float" office:value="36" calcext:value-type="float">
            <text:p>36</text:p>
          </table:table-cell>
          <table:table-cell table:number-columns-repeated="1019"/>
        </table:table-row>
        <table:table-row table:style-name="ro1">
          <table:table-cell table:style-name="ce9" office:value-type="string" calcext:value-type="string">
            <text:p>Brazil</text:p>
          </table:table-cell>
          <table:table-cell table:style-name="ce9" office:value-type="float" office:value="23" calcext:value-type="float">
            <text:p>23</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number-columns-repeated="1019"/>
        </table:table-row>
        <table:table-row table:style-name="ro1">
          <table:table-cell table:style-name="ce9" office:value-type="string" calcext:value-type="string">
            <text:p>Bulgaria</text:p>
          </table:table-cell>
          <table:table-cell table:style-name="ce9" office:value-type="float" office:value="24" calcext:value-type="float">
            <text:p>24</text:p>
          </table:table-cell>
          <table:table-cell table:style-name="ce9" office:value-type="float" office:value="30" calcext:value-type="float">
            <text:p>30</text:p>
          </table:table-cell>
          <table:table-cell table:style-name="ce9" office:value-type="float" office:value="15" calcext:value-type="float">
            <text:p>15</text:p>
          </table:table-cell>
          <table:table-cell table:style-name="ce9" office:value-type="float" office:value="33" calcext:value-type="float">
            <text:p>33</text:p>
          </table:table-cell>
          <table:table-cell table:number-columns-repeated="1019"/>
        </table:table-row>
        <table:table-row table:style-name="ro1">
          <table:table-cell table:style-name="ce9" office:value-type="string" calcext:value-type="string">
            <text:p>Canada</text:p>
          </table:table-cell>
          <table:table-cell table:style-name="ce9" office:value-type="float" office:value="25" calcext:value-type="float">
            <text:p>25</text:p>
          </table:table-cell>
          <table:table-cell table:style-name="ce9" office:value-type="float" office:value="108" calcext:value-type="float">
            <text:p>108</text:p>
          </table:table-cell>
          <table:table-cell table:style-name="ce9" office:value-type="float" office:value="17" calcext:value-type="float">
            <text:p>17</text:p>
          </table:table-cell>
          <table:table-cell table:style-name="ce9" office:value-type="float" office:value="33" calcext:value-type="float">
            <text:p>33</text:p>
          </table:table-cell>
          <table:table-cell table:number-columns-repeated="1019"/>
        </table:table-row>
        <table:table-row table:style-name="ro1">
          <table:table-cell table:style-name="ce9" office:value-type="string" calcext:value-type="string">
            <text:p>Chile</text:p>
          </table:table-cell>
          <table:table-cell table:style-name="ce9" office:value-type="float" office:value="22" calcext:value-type="float">
            <text:p>22</text:p>
          </table:table-cell>
          <table:table-cell table:style-name="ce9" office:value-type="float" office:value="5" calcext:value-type="float">
            <text:p>5</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1">
          <table:table-cell table:style-name="ce9" office:value-type="string" calcext:value-type="string">
            <text:p>China</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5" calcext:value-type="float">
            <text:p>15</text:p>
          </table:table-cell>
          <table:table-cell table:style-name="ce9" office:value-type="float" office:value="29" calcext:value-type="float">
            <text:p>29</text:p>
          </table:table-cell>
          <table:table-cell table:number-columns-repeated="1019"/>
        </table:table-row>
        <table:table-row table:style-name="ro1">
          <table:table-cell table:style-name="ce9" office:value-type="string" calcext:value-type="string">
            <text:p>Costa Rica</text:p>
          </table:table-cell>
          <table:table-cell table:style-name="ce9" office:value-type="float" office:value="32" calcext:value-type="float">
            <text:p>32</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45" calcext:value-type="float">
            <text:p>45</text:p>
          </table:table-cell>
          <table:table-cell table:number-columns-repeated="1019"/>
        </table:table-row>
        <table:table-row table:style-name="ro1">
          <table:table-cell table:style-name="ce9" office:value-type="string" calcext:value-type="string">
            <text:p>Croatia</text:p>
          </table:table-cell>
          <table:table-cell table:style-name="ce9" office:value-type="float" office:value="21" calcext:value-type="float">
            <text:p>21</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3" calcext:value-type="float">
            <text:p>23</text:p>
          </table:table-cell>
          <table:table-cell table:number-columns-repeated="1019"/>
        </table:table-row>
        <table:table-row table:style-name="ro1">
          <table:table-cell table:style-name="ce9" office:value-type="string" calcext:value-type="string">
            <text:p>Curacao</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37" calcext:value-type="float">
            <text:p>37</text:p>
          </table:table-cell>
          <table:table-cell table:number-columns-repeated="1019"/>
        </table:table-row>
        <table:table-row table:style-name="ro1">
          <table:table-cell table:style-name="ce9" office:value-type="string" calcext:value-type="string">
            <text:p>Cyprus</text:p>
          </table:table-cell>
          <table:table-cell table:style-name="ce9" office:value-type="float" office:value="22" calcext:value-type="float">
            <text:p>2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4" calcext:value-type="float">
            <text:p>24</text:p>
          </table:table-cell>
          <table:table-cell table:number-columns-repeated="1019"/>
        </table:table-row>
        <table:table-row table:style-name="ro1">
          <table:table-cell table:style-name="ce9" office:value-type="string" calcext:value-type="string">
            <text:p>Czech Republic</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6" calcext:value-type="float">
            <text:p>16</text:p>
          </table:table-cell>
          <table:table-cell table:style-name="ce9" office:value-type="float" office:value="34" calcext:value-type="float">
            <text:p>34</text:p>
          </table:table-cell>
          <table:table-cell table:number-columns-repeated="1019"/>
        </table:table-row>
        <table:table-row table:style-name="ro1">
          <table:table-cell table:style-name="ce9" office:value-type="string" calcext:value-type="string">
            <text:p>Denmark</text:p>
          </table:table-cell>
          <table:table-cell table:style-name="ce9" office:value-type="float" office:value="23" calcext:value-type="float">
            <text:p>23</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1">
          <table:table-cell table:style-name="ce9" office:value-type="string" calcext:value-type="string">
            <text:p>Estonia</text:p>
          </table:table-cell>
          <table:table-cell table:style-name="ce9" office:value-type="float" office:value="24" calcext:value-type="float">
            <text:p>24</text:p>
          </table:table-cell>
          <table:table-cell table:style-name="ce9" office:value-type="float" office:value="19" calcext:value-type="float">
            <text:p>19</text:p>
          </table:table-cell>
          <table:table-cell table:style-name="ce9" office:value-type="float" office:value="14" calcext:value-type="float">
            <text:p>14</text:p>
          </table:table-cell>
          <table:table-cell table:style-name="ce9" office:value-type="float" office:value="30" calcext:value-type="float">
            <text:p>30</text:p>
          </table:table-cell>
          <table:table-cell table:number-columns-repeated="1019"/>
        </table:table-row>
        <table:table-row table:style-name="ro1">
          <table:table-cell table:style-name="ce9" office:value-type="string" calcext:value-type="string">
            <text:p>Finland</text:p>
          </table:table-cell>
          <table:table-cell table:style-name="ce9" office:value-type="float" office:value="25" calcext:value-type="float">
            <text:p>25</text:p>
          </table:table-cell>
          <table:table-cell table:style-name="ce9" office:value-type="float" office:value="62" calcext:value-type="float">
            <text:p>62</text:p>
          </table:table-cell>
          <table:table-cell table:style-name="ce9" office:value-type="float" office:value="16" calcext:value-type="float">
            <text:p>16</text:p>
          </table:table-cell>
          <table:table-cell table:style-name="ce9" office:value-type="float" office:value="36" calcext:value-type="float">
            <text:p>36</text:p>
          </table:table-cell>
          <table:table-cell table:number-columns-repeated="6"/>
          <table:table-cell>
            <draw:frame draw:z-index="1" draw:name="ZoneTexte 3_0" draw:style-name="gr4" draw:text-style-name="P4" svg:width="13.646cm" svg:height="26.069cm" svg:x="0.564cm" svg:y="0.382cm">
              <draw:text-box>
                <text:p text:style-name="P3"><text:span text:style-name="T5">Ces valeurs sont la moyenne d’âge, le nombre d’athlétes, l’âge de leur athlète le plus jeune ainsi que celui de leur athlète le plus vieux de des 64 pays ayant participé aux Jeux Olympiques d’hiver de 1992 qui ont eu lieu a Albertville.</text:span></text:p>
                <text:p text:style-name="P3"><text:span text:style-name="T5"/></text:p>
                <text:p text:style-name="P3"><text:span text:style-name="T5"><text:tab/></text:span><text:span text:style-name="T5">Nous voyons que 24 ans est l’âge moyen des participants de ces 64 pays, avec 75% des athlètes ayant 23 ans ou plus, 50 % ayant 24 ou plus, et 25 % ayant 25 ans ou plus.</text:span></text:p>
                <text:p text:style-name="P3"><text:span text:style-name="T5"/></text:p>
                <text:p text:style-name="P3"><text:span text:style-name="T5">De plus, nous pouvons voir que l’écart entre le pays ayant l’âge moyen le plus grand, soit Porto Rico, a une moyenne d’âge supérieur de 13 ans a celle de la Corée du Nord ou l’Andorre, qui eux ont une moyenne d’âge de 19 ans durant ces JO d’hiver de 1992.</text:span></text:p>
                <text:p text:style-name="P3"><text:span text:style-name="T5"/></text:p>
                <text:p text:style-name="P3"><text:span text:style-name="T5">Ces valeurs sont plutôt proches les unes des autres, ayant un écart type presque égal a 3, ce qui reste bas pour ces données.</text:span></text:p>
                <text:p text:style-name="P3"><text:span text:style-name="T5"/></text:p>
                <text:p text:style-name="P3"><text:span text:style-name="T5"><text:tab/></text:span><text:span text:style-name="T5">Il y a eu, au total, 1801 athlètes durant les Jeux Olympique d’Albertville en 1992, avec un bon nombre de pays, tel que l’archipel des Bermudes, ayant présenté un unique athlète, ce qui contraste avec les 148 athlètes que les États-Unis ont présenté.</text:span></text:p>
                <text:p text:style-name="P3"><text:span text:style-name="T5">Cette écart est simplement explicable par le fait que les États-Unis sont un pays énorme, tandis que l’archipel des Bermudes ne compte, de nos jours, qu’a peine plus de 60 000 habitants, cette explication tiens pour les autres pays n’ayant eu qu’un seul athlète durant ces JO.</text:span></text:p>
                <text:p text:style-name="P3"><text:span text:style-name="T5"/></text:p>
                <text:p text:style-name="P3"><text:span text:style-name="T5">On observe que 75% des pays ont eu au moins 4 athlètes, 50% ont présenté 10 athlètes ou plus, et 25% des pays ont vu plus de 30 athlètes représentant leur pays.</text:span></text:p>
                <text:p text:style-name="P3"><text:span text:style-name="T5">On voit donc qu’il y a un écart énorme entre les différents pays, ce qui est renforcé par le fait que l’écart type pour ces données est de un peu plus de 36, avec une étendu de 147.</text:span></text:p>
                <text:p text:style-name="P3"><text:span text:style-name="T5">Cette inégalité est aussi, et même le plus flagramment vue car la mode de cette série de données est a 4, montrant qu’il y a un grand nombre de pays qui n’ont eu que 4 athlètes les représentant durant ces JO.</text:span></text:p>
                <text:p text:style-name="P3"><text:span text:style-name="T5"/></text:p>
                <text:p text:style-name="P3"><text:span text:style-name="T5"><text:tab/></text:span><text:span text:style-name="T5">Pour ce qu’il est de l’âge minimum des athlètes présent durant ces JO, le plus jeune de tous les athlètes de cette édition des JO avait 13 ans, et le Honduras n’a qu’un seul athlète qui les représentes, qui a 31 ans. Leur athlète le plus jeune a donc 31 ans.</text:span></text:p>
                <text:p text:style-name="P3"><text:span text:style-name="T5"/></text:p>
                <text:p text:style-name="P3"><text:span text:style-name="T5">Malgré cette valeur qui fausse l’étendu, on vois que les valeurs sont toutes plutôt proche entre elles, quoique plus dispersées que les moyennes d’âge, avec un écart-type presque égale a 4.</text:span></text:p>
                <text:p text:style-name="P3"><text:span text:style-name="T5">On observe aussi que l’intervalle interquartile est petit, montrant que les valeurs a chaque quartile sont proches, en effet, 75 % des pays ont leur athlète le plus jeune âgé de 16 ans ou plus, et 25 % des pays ont cet athlète âgé de 20 ans ou plus.</text:span></text:p>
                <text:p text:style-name="P3"><text:span text:style-name="T5">Encore une fois, je rappelle que vu qu’un certain nombre d’athlètes n’ont qu’une poignée d’athlètes, ces valeurs sont quelques peu faussées.</text:span></text:p>
                <text:p text:style-name="P3"><text:span text:style-name="T5"/></text:p>
                <text:p text:style-name="P3"><text:span text:style-name="T5"><text:tab/></text:span><text:span text:style-name="T5">Et enfin, pour l’âge maximum des athlètes de chaque pays, plusieurs pays ont un athlète âgé de 21 ans comme athlète le plus âgé, comme l’Inde, qui n’a eu que 2 athlètes qui les représentais durant ces JO, tandis que l’athlète le plus âgé de ces JO avait 46 ans, et venait des Îles Vierges des États-Unis.</text:span></text:p>
                <text:p text:style-name="P3"><text:span text:style-name="T5"/></text:p>
                <text:p text:style-name="P3"><text:span text:style-name="T5">La moyenne des âges de ces divers athlètes est de 31 ans, avec 75 % des pays ayant un athlète âgé de 27 ans ou plus en tant qu’athlète le plus âgé,</text:span></text:p>
                <text:p text:style-name="P3"><text:span text:style-name="T5">50 % des pays ont un athlète de 31 ans ou plus dans cette position, et 25 % des pays ont un athlète de 34 ans ou plus dans cette position.</text:span><text:span text:style-name="T5"><text:line-break/></text:span><text:span text:style-name="T5"><text:line-break/></text:span><text:span text:style-name="T5">L’écart type et l’intervalle interquartile montrent que cette donnée n’est pas vraiment uniforme entre les différents pays, l’écart type est presque égale a 6, ce qui est presque le double que l’écart type de l’âge moyen des athlètes de différents pays.</text:span></text:p>
                <text:p text:style-name="P3"><text:span text:style-name="T5">Ceci est, encore une fois, probablement dû au fait que de nombreux pays n’ont qu’un seul athlète, ce qui fausse quelque peu nos données.</text:span></text:p>
              </draw:text-box>
            </draw:frame>
          </table:table-cell>
          <table:table-cell table:number-columns-repeated="1012"/>
        </table:table-row>
        <table:table-row table:style-name="ro4">
          <table:table-cell table:style-name="ce9" office:value-type="string" calcext:value-type="string">
            <text:p>France</text:p>
          </table:table-cell>
          <table:table-cell table:style-name="ce9" office:value-type="float" office:value="24" calcext:value-type="float">
            <text:p>24</text:p>
          </table:table-cell>
          <table:table-cell table:style-name="ce9" office:value-type="float" office:value="109" calcext:value-type="float">
            <text:p>109</text:p>
          </table:table-cell>
          <table:table-cell table:style-name="ce9" office:value-type="float" office:value="13" calcext:value-type="float">
            <text:p>13</text:p>
          </table:table-cell>
          <table:table-cell table:style-name="ce9" office:value-type="float" office:value="32" calcext:value-type="float">
            <text:p>32</text:p>
          </table:table-cell>
          <table:table-cell/>
          <table:table-cell table:style-name="ce17" office:value-type="string" calcext:value-type="string" table:number-columns-spanned="5" table:number-rows-spanned="1">
            <text:p>Paramètres moy âge</text:p>
          </table:table-cell>
          <table:covered-table-cell table:number-columns-repeated="4"/>
          <table:table-cell table:number-columns-repeated="1013"/>
        </table:table-row>
        <table:table-row table:style-name="ro1">
          <table:table-cell table:style-name="ce9" office:value-type="string" calcext:value-type="string">
            <text:p>Germany</text:p>
          </table:table-cell>
          <table:table-cell table:style-name="ce9" office:value-type="float" office:value="26" calcext:value-type="float">
            <text:p>26</text:p>
          </table:table-cell>
          <table:table-cell table:style-name="ce9" office:value-type="float" office:value="111" calcext:value-type="float">
            <text:p>111</text:p>
          </table:table-cell>
          <table:table-cell table:style-name="ce9" office:value-type="float" office:value="18" calcext:value-type="float">
            <text:p>18</text:p>
          </table:table-cell>
          <table:table-cell table:style-name="ce9" office:value-type="float" office:value="38" calcext:value-type="float">
            <text:p>3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Greece</text:p>
          </table:table-cell>
          <table:table-cell table:style-name="ce9" office:value-type="float" office:value="21" calcext:value-type="float">
            <text:p>21</text:p>
          </table:table-cell>
          <table:table-cell table:style-name="ce9" office:value-type="float" office:value="8" calcext:value-type="float">
            <text:p>8</text:p>
          </table:table-cell>
          <table:table-cell table:style-name="ce9" office:value-type="float" office:value="17" calcext:value-type="float">
            <text:p>17</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Honduras</text:p>
          </table:table-cell>
          <table:table-cell table:style-name="ce9" office:value-type="float" office:value="31" calcext:value-type="float">
            <text:p>31</text:p>
          </table:table-cell>
          <table:table-cell table:style-name="ce9" office:value-type="float" office:value="1" calcext:value-type="float">
            <text:p>1</text:p>
          </table:table-cell>
          <table:table-cell table:number-columns-repeated="2" table:style-name="ce9" office:value-type="float" office:value="31" calcext:value-type="float">
            <text:p>31</text:p>
          </table:table-cell>
          <table:table-cell/>
          <table:table-cell table:style-name="ce12" table:formula="of:=COUNT([.B3:.B66])" office:value-type="float" office:value="64" calcext:value-type="float">
            <text:p>64</text:p>
          </table:table-cell>
          <table:table-cell table:style-name="ce12" table:formula="of:=SUM([.B3:.B66])" office:value-type="float" office:value="1562" calcext:value-type="float">
            <text:p>1562</text:p>
          </table:table-cell>
          <table:table-cell table:style-name="ce12" table:formula="of:=MIN([.B3:.B66])" office:value-type="float" office:value="19" calcext:value-type="float">
            <text:p>19</text:p>
          </table:table-cell>
          <table:table-cell table:style-name="ce12" table:formula="of:=MAX([.B3:.B66])" office:value-type="float" office:value="32" calcext:value-type="float">
            <text:p>32</text:p>
          </table:table-cell>
          <table:table-cell table:number-columns-repeated="1014"/>
        </table:table-row>
        <table:table-row table:style-name="ro1">
          <table:table-cell table:style-name="ce9" office:value-type="string" calcext:value-type="string">
            <text:p>Hungary</text:p>
          </table:table-cell>
          <table:table-cell table:style-name="ce9" office:value-type="float" office:value="22" calcext:value-type="float">
            <text:p>22</text:p>
          </table:table-cell>
          <table:table-cell table:style-name="ce9" office:value-type="float" office:value="24" calcext:value-type="float">
            <text:p>24</text:p>
          </table:table-cell>
          <table:table-cell table:style-name="ce9" office:value-type="float" office:value="13" calcext:value-type="float">
            <text:p>13</text:p>
          </table:table-cell>
          <table:table-cell table:style-name="ce9" office:value-type="float" office:value="33" calcext:value-type="float">
            <text:p>33</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Iceland</text:p>
          </table:table-cell>
          <table:table-cell table:style-name="ce9" office:value-type="float" office:value="23" calcext:value-type="float">
            <text:p>23</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India</text:p>
          </table:table-cell>
          <table:table-cell table:style-name="ce9" office:value-type="float" office:value="21" calcext:value-type="float">
            <text:p>21</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21" calcext:value-type="float">
            <text:p>21</text:p>
          </table:table-cell>
          <table:table-cell/>
          <table:table-cell table:style-name="ce13" table:formula="of:=AVERAGE([.B3:.B66])" office:value-type="float" office:value="24.40625" calcext:value-type="float">
            <text:p>24</text:p>
          </table:table-cell>
          <table:table-cell table:style-name="ce12" table:formula="of:=MODE([.B3:.B66])" office:value-type="float" office:value="25" calcext:value-type="float">
            <text:p>25</text:p>
          </table:table-cell>
          <table:table-cell table:style-name="ce12" table:formula="of:=QUARTILE([.B3:.B66];1)" office:value-type="float" office:value="23" calcext:value-type="float">
            <text:p>23</text:p>
          </table:table-cell>
          <table:table-cell table:style-name="ce12" table:formula="of:=MEDIAN([.B3:.B66])" office:value-type="float" office:value="24" calcext:value-type="float">
            <text:p>24</text:p>
          </table:table-cell>
          <table:table-cell table:style-name="ce12" table:formula="of:=QUARTILE([.B3:.B66];3)" office:value-type="float" office:value="25" calcext:value-type="float">
            <text:p>25</text:p>
          </table:table-cell>
          <table:table-cell table:number-columns-repeated="1013"/>
        </table:table-row>
        <table:table-row table:style-name="ro1">
          <table:table-cell table:style-name="ce9" office:value-type="string" calcext:value-type="string">
            <text:p>Ireland</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25" calcext:value-type="float">
            <text:p>25</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Italy</text:p>
          </table:table-cell>
          <table:table-cell table:style-name="ce9" office:value-type="float" office:value="25" calcext:value-type="float">
            <text:p>25</text:p>
          </table:table-cell>
          <table:table-cell table:style-name="ce9" office:value-type="float" office:value="107" calcext:value-type="float">
            <text:p>107</text:p>
          </table:table-cell>
          <table:table-cell table:style-name="ce9" office:value-type="float" office:value="15" calcext:value-type="float">
            <text:p>15</text:p>
          </table:table-cell>
          <table:table-cell table:style-name="ce9" office:value-type="float" office:value="41" calcext:value-type="float">
            <text:p>4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office:value-type="string" calcext:value-type="string">
            <text:p>=</text:p>
          </table:table-cell>
          <table:table-cell table:number-columns-repeated="1013"/>
        </table:table-row>
        <table:table-row table:style-name="ro1">
          <table:table-cell table:style-name="ce9" office:value-type="string" calcext:value-type="string">
            <text:p>Jamaica</text:p>
          </table:table-cell>
          <table:table-cell table:style-name="ce9" office:value-type="float" office:value="27" calcext:value-type="float">
            <text:p>27</text:p>
          </table:table-cell>
          <table:table-cell table:style-name="ce9" office:value-type="float" office:value="5" calcext:value-type="float">
            <text:p>5</text:p>
          </table:table-cell>
          <table:table-cell table:style-name="ce9" office:value-type="float" office:value="24" calcext:value-type="float">
            <text:p>24</text:p>
          </table:table-cell>
          <table:table-cell table:style-name="ce9" office:value-type="float" office:value="29" calcext:value-type="float">
            <text:p>29</text:p>
          </table:table-cell>
          <table:table-cell/>
          <table:table-cell table:style-name="ce12" table:formula="of:=[.J27]-[.I27]" office:value-type="float" office:value="13" calcext:value-type="float">
            <text:p>13</text:p>
          </table:table-cell>
          <table:table-cell table:style-name="ce12" table:formula="of:=[.K30]-[.I30]" office:value-type="float" office:value="2" calcext:value-type="float">
            <text:p>2</text:p>
          </table:table-cell>
          <table:table-cell table:style-name="ce59" table:formula="of:=VAR([.B3:.B66])" office:value-type="float" office:value="8.75297619047619" calcext:value-type="float">
            <text:p>8,753</text:p>
          </table:table-cell>
          <table:table-cell table:style-name="ce59" table:formula="of:=STDEV([.B3:.B66])" office:value-type="float" office:value="2.95854291678796" calcext:value-type="float">
            <text:p>2,959</text:p>
          </table:table-cell>
          <table:table-cell table:number-columns-repeated="1014"/>
        </table:table-row>
        <table:table-row table:style-name="ro1">
          <table:table-cell table:style-name="ce9" office:value-type="string" calcext:value-type="string">
            <text:p>Japan</text:p>
          </table:table-cell>
          <table:table-cell table:style-name="ce9" office:value-type="float" office:value="23" calcext:value-type="float">
            <text:p>23</text:p>
          </table:table-cell>
          <table:table-cell table:style-name="ce9" office:value-type="float" office:value="60" calcext:value-type="float">
            <text:p>60</text:p>
          </table:table-cell>
          <table:table-cell table:style-name="ce9" office:value-type="float" office:value="15" calcext:value-type="float">
            <text:p>15</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Latvia</text:p>
          </table:table-cell>
          <table:table-cell table:style-name="ce9" office:value-type="float" office:value="24" calcext:value-type="float">
            <text:p>24</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7" office:value-type="string" calcext:value-type="string" table:number-columns-spanned="5" table:number-rows-spanned="1">
            <text:p>Paramètres nb sportifs</text:p>
          </table:table-cell>
          <table:covered-table-cell table:number-columns-repeated="4"/>
          <table:table-cell table:number-columns-repeated="1013"/>
        </table:table-row>
        <table:table-row table:style-name="ro1">
          <table:table-cell table:style-name="ce9" office:value-type="string" calcext:value-type="string">
            <text:p>Lebanon</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25" calcext:value-type="float">
            <text:p>2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Liechtenstein</text:p>
          </table:table-cell>
          <table:table-cell table:style-name="ce9" office:value-type="float" office:value="21" calcext:value-type="float">
            <text:p>21</text:p>
          </table:table-cell>
          <table:table-cell table:style-name="ce9" office:value-type="float" office:value="7" calcext:value-type="float">
            <text:p>7</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Lithuania</text:p>
          </table:table-cell>
          <table:table-cell table:style-name="ce9" office:value-type="float" office:value="24" calcext:value-type="float">
            <text:p>24</text:p>
          </table:table-cell>
          <table:table-cell table:style-name="ce9" office:value-type="float" office:value="6" calcext:value-type="float">
            <text:p>6</text:p>
          </table:table-cell>
          <table:table-cell table:style-name="ce9" office:value-type="float" office:value="19" calcext:value-type="float">
            <text:p>19</text:p>
          </table:table-cell>
          <table:table-cell table:style-name="ce9" office:value-type="float" office:value="31" calcext:value-type="float">
            <text:p>31</text:p>
          </table:table-cell>
          <table:table-cell/>
          <table:table-cell table:style-name="ce12" table:formula="of:=COUNT([.C3:.C66])" office:value-type="float" office:value="64" calcext:value-type="float">
            <text:p>64</text:p>
          </table:table-cell>
          <table:table-cell table:style-name="ce12" table:formula="of:=SUM([.C3:.C66])" office:value-type="float" office:value="1801" calcext:value-type="float">
            <text:p>1801</text:p>
          </table:table-cell>
          <table:table-cell table:style-name="ce12" table:formula="of:=MIN([.C3:.C66])" office:value-type="float" office:value="1" calcext:value-type="float">
            <text:p>1</text:p>
          </table:table-cell>
          <table:table-cell table:style-name="ce12" table:formula="of:=MAX([.C3:.C66])" office:value-type="float" office:value="148" calcext:value-type="float">
            <text:p>148</text:p>
          </table:table-cell>
          <table:table-cell table:number-columns-repeated="1014"/>
        </table:table-row>
        <table:table-row table:style-name="ro1">
          <table:table-cell table:style-name="ce9" office:value-type="string" calcext:value-type="string">
            <text:p>Luxembourg</text:p>
          </table:table-cell>
          <table:table-cell table:style-name="ce9" office:value-type="float" office:value="28" calcext:value-type="float">
            <text:p>28</text:p>
          </table:table-cell>
          <table:table-cell table:style-name="ce9" office:value-type="float" office:value="1" calcext:value-type="float">
            <text:p>1</text:p>
          </table:table-cell>
          <table:table-cell table:number-columns-repeated="2" table:style-name="ce9" office:value-type="float" office:value="28" calcext:value-type="float">
            <text:p>2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Mexico</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33" calcext:value-type="float">
            <text:p>33</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Monaco</text:p>
          </table:table-cell>
          <table:table-cell table:style-name="ce9" office:value-type="float" office:value="29" calcext:value-type="float">
            <text:p>29</text:p>
          </table:table-cell>
          <table:table-cell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33" calcext:value-type="float">
            <text:p>33</text:p>
          </table:table-cell>
          <table:table-cell/>
          <table:table-cell table:style-name="ce13" table:formula="of:=AVERAGE([.C3:.C66])" office:value-type="float" office:value="28.140625" calcext:value-type="float">
            <text:p>28</text:p>
          </table:table-cell>
          <table:table-cell table:style-name="ce12" table:formula="of:=MODE([.C3:.C66])" office:value-type="float" office:value="4" calcext:value-type="float">
            <text:p>4</text:p>
          </table:table-cell>
          <table:table-cell table:style-name="ce12" table:formula="of:=QUARTILE([.C3:.C66];1)" office:value-type="float" office:value="4.75" calcext:value-type="float">
            <text:p>4,75</text:p>
          </table:table-cell>
          <table:table-cell table:style-name="ce12" table:formula="of:=MEDIAN([.C3:.C66])" office:value-type="float" office:value="10" calcext:value-type="float">
            <text:p>10</text:p>
          </table:table-cell>
          <table:table-cell table:style-name="ce12" table:formula="of:=QUARTILE([.C3:.C66];3)" office:value-type="float" office:value="30.5" calcext:value-type="float">
            <text:p>30,5</text:p>
          </table:table-cell>
          <table:table-cell table:number-columns-repeated="1013"/>
        </table:table-row>
        <table:table-row table:style-name="ro1">
          <table:table-cell table:style-name="ce9" office:value-type="string" calcext:value-type="string">
            <text:p>Mongolia</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4" calcext:value-type="float">
            <text:p>2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Morocco</text:p>
          </table:table-cell>
          <table:table-cell table:style-name="ce9" office:value-type="float" office:value="25" calcext:value-type="float">
            <text:p>25</text:p>
          </table:table-cell>
          <table:table-cell table:style-name="ce9" office:value-type="float" office:value="12" calcext:value-type="float">
            <text:p>12</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9" office:value-type="string" calcext:value-type="string">
            <text:p>Netherlands</text:p>
          </table:table-cell>
          <table:table-cell table:style-name="ce9" office:value-type="float" office:value="23" calcext:value-type="float">
            <text:p>23</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2" table:formula="of:=[.J38]-[.I38]" office:value-type="float" office:value="147" calcext:value-type="float">
            <text:p>147</text:p>
          </table:table-cell>
          <table:table-cell table:style-name="ce12" table:formula="of:=[.K41]-[.I41]" office:value-type="float" office:value="25.75" calcext:value-type="float">
            <text:p>25,75</text:p>
          </table:table-cell>
          <table:table-cell table:style-name="ce65" table:formula="of:=VAR([.C3:.C66])" office:value-type="float" office:value="1315.71006944444" calcext:value-type="float">
            <text:p>1315,7101</text:p>
          </table:table-cell>
          <table:table-cell table:style-name="ce59" table:formula="of:=STDEV([.C3:.C66])" office:value-type="float" office:value="36.2727179770753" calcext:value-type="float">
            <text:p>36,273</text:p>
          </table:table-cell>
          <table:table-cell table:number-columns-repeated="1014"/>
        </table:table-row>
        <table:table-row table:style-name="ro1">
          <table:table-cell table:style-name="ce9" office:value-type="string" calcext:value-type="string">
            <text:p>New Zealand</text:p>
          </table:table-cell>
          <table:table-cell table:style-name="ce9" office:value-type="float" office:value="25" calcext:value-type="float">
            <text:p>25</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North Korea</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24" calcext:value-type="float">
            <text:p>24</text:p>
          </table:table-cell>
          <table:table-cell/>
          <table:table-cell table:style-name="ce17" office:value-type="string" calcext:value-type="string" table:number-columns-spanned="5" table:number-rows-spanned="1">
            <text:p>Paramètres min âge</text:p>
          </table:table-cell>
          <table:covered-table-cell table:number-columns-repeated="4"/>
          <table:table-cell table:number-columns-repeated="1013"/>
        </table:table-row>
        <table:table-row table:style-name="ro1">
          <table:table-cell table:style-name="ce9" office:value-type="string" calcext:value-type="string">
            <text:p>Norway</text:p>
          </table:table-cell>
          <table:table-cell table:style-name="ce9" office:value-type="float" office:value="25" calcext:value-type="float">
            <text:p>25</text:p>
          </table:table-cell>
          <table:table-cell table:style-name="ce9" office:value-type="float" office:value="79" calcext:value-type="float">
            <text:p>79</text:p>
          </table:table-cell>
          <table:table-cell table:style-name="ce9" office:value-type="float" office:value="17" calcext:value-type="float">
            <text:p>17</text:p>
          </table:table-cell>
          <table:table-cell table:style-name="ce9" office:value-type="float" office:value="35" calcext:value-type="float">
            <text:p>3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Philippines</text:p>
          </table:table-cell>
          <table:table-cell table:style-name="ce9" office:value-type="float" office:value="22" calcext:value-type="float">
            <text:p>22</text:p>
          </table:table-cell>
          <table:table-cell table:style-name="ce9" office:value-type="float" office:value="1" calcext:value-type="float">
            <text:p>1</text:p>
          </table:table-cell>
          <table:table-cell table:number-columns-repeated="2" table:style-name="ce9" office:value-type="float" office:value="22" calcext:value-type="float">
            <text:p>22</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Poland</text:p>
          </table:table-cell>
          <table:table-cell table:style-name="ce9" office:value-type="float" office:value="24" calcext:value-type="float">
            <text:p>24</text:p>
          </table:table-cell>
          <table:table-cell table:style-name="ce9" office:value-type="float" office:value="53" calcext:value-type="float">
            <text:p>53</text:p>
          </table:table-cell>
          <table:table-cell table:style-name="ce9" office:value-type="float" office:value="14" calcext:value-type="float">
            <text:p>14</text:p>
          </table:table-cell>
          <table:table-cell table:style-name="ce9" office:value-type="float" office:value="34" calcext:value-type="float">
            <text:p>34</text:p>
          </table:table-cell>
          <table:table-cell/>
          <table:table-cell table:style-name="ce12" table:formula="of:=COUNT([.D3:.D66])" office:value-type="float" office:value="64" calcext:value-type="float">
            <text:p>64</text:p>
          </table:table-cell>
          <table:table-cell table:style-name="ce12" table:formula="of:=SUM([.D3:.D66])" office:value-type="float" office:value="1184" calcext:value-type="float">
            <text:p>1184</text:p>
          </table:table-cell>
          <table:table-cell table:style-name="ce12" table:formula="of:=MIN([.D3:.D66])" office:value-type="float" office:value="13" calcext:value-type="float">
            <text:p>13</text:p>
          </table:table-cell>
          <table:table-cell table:style-name="ce12" table:formula="of:=MAX([.D3:.D66])" office:value-type="float" office:value="31" calcext:value-type="float">
            <text:p>31</text:p>
          </table:table-cell>
          <table:table-cell table:number-columns-repeated="1014"/>
        </table:table-row>
        <table:table-row table:style-name="ro1">
          <table:table-cell table:style-name="ce9" office:value-type="string" calcext:value-type="string">
            <text:p>Puerto Rico</text:p>
          </table:table-cell>
          <table:table-cell table:style-name="ce9" office:value-type="float" office:value="32" calcext:value-type="float">
            <text:p>32</text:p>
          </table:table-cell>
          <table:table-cell table:style-name="ce9" office:value-type="float" office:value="6" calcext:value-type="float">
            <text:p>6</text:p>
          </table:table-cell>
          <table:table-cell table:style-name="ce9" office:value-type="float" office:value="26" calcext:value-type="float">
            <text:p>26</text:p>
          </table:table-cell>
          <table:table-cell table:style-name="ce9" office:value-type="float" office:value="40" calcext:value-type="float">
            <text:p>40</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Romania</text:p>
          </table:table-cell>
          <table:table-cell table:style-name="ce9" office:value-type="float" office:value="25" calcext:value-type="float">
            <text:p>25</text:p>
          </table:table-cell>
          <table:table-cell table:style-name="ce9" office:value-type="float" office:value="23" calcext:value-type="float">
            <text:p>23</text:p>
          </table:table-cell>
          <table:table-cell table:style-name="ce9" office:value-type="float" office:value="18" calcext:value-type="float">
            <text:p>18</text:p>
          </table:table-cell>
          <table:table-cell table:style-name="ce9" office:value-type="float" office:value="37" calcext:value-type="float">
            <text:p>3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Russia</text:p>
          </table:table-cell>
          <table:table-cell table:style-name="ce9" office:value-type="float" office:value="24" calcext:value-type="float">
            <text:p>24</text:p>
          </table:table-cell>
          <table:table-cell table:style-name="ce9" office:value-type="float" office:value="129" calcext:value-type="float">
            <text:p>129</text:p>
          </table:table-cell>
          <table:table-cell table:style-name="ce9" office:value-type="float" office:value="17" calcext:value-type="float">
            <text:p>17</text:p>
          </table:table-cell>
          <table:table-cell table:style-name="ce9" office:value-type="float" office:value="39" calcext:value-type="float">
            <text:p>39</text:p>
          </table:table-cell>
          <table:table-cell/>
          <table:table-cell table:style-name="ce13" table:formula="of:=AVERAGE([.D3:.D66])" office:value-type="float" office:value="18.5" calcext:value-type="float">
            <text:p>19</text:p>
          </table:table-cell>
          <table:table-cell table:style-name="ce12" table:formula="of:=MODE([.D3:.D66])" office:value-type="float" office:value="17" calcext:value-type="float">
            <text:p>17</text:p>
          </table:table-cell>
          <table:table-cell table:style-name="ce12" table:formula="of:=QUARTILE([.D3:.D66];1)" office:value-type="float" office:value="16" calcext:value-type="float">
            <text:p>16</text:p>
          </table:table-cell>
          <table:table-cell table:style-name="ce12" table:formula="of:=MEDIAN([.D3:.D66])" office:value-type="float" office:value="18" calcext:value-type="float">
            <text:p>18</text:p>
          </table:table-cell>
          <table:table-cell table:style-name="ce12" table:formula="of:=QUARTILE([.D3:.D66];3)" office:value-type="float" office:value="20" calcext:value-type="float">
            <text:p>20</text:p>
          </table:table-cell>
          <table:table-cell table:number-columns-repeated="1013"/>
        </table:table-row>
        <table:table-row table:style-name="ro1">
          <table:table-cell table:style-name="ce9" office:value-type="string" calcext:value-type="string">
            <text:p>San Marino</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18" calcext:value-type="float">
            <text:p>18</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Senegal</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6" calcext:value-type="float">
            <text:p>26</text:p>
          </table:table-cell>
          <table:table-cell table:style-name="ce9" office:value-type="float" office:value="31" calcext:value-type="float">
            <text:p>3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9" office:value-type="string" calcext:value-type="string">
            <text:p>Serbia</text:p>
          </table:table-cell>
          <table:table-cell table:style-name="ce9" office:value-type="float" office:value="22" calcext:value-type="float">
            <text:p>22</text:p>
          </table:table-cell>
          <table:table-cell table:style-name="ce9" office:value-type="float" office:value="25" calcext:value-type="float">
            <text:p>25</text:p>
          </table:table-cell>
          <table:table-cell table:style-name="ce9" office:value-type="float" office:value="15" calcext:value-type="float">
            <text:p>15</text:p>
          </table:table-cell>
          <table:table-cell table:style-name="ce9" office:value-type="float" office:value="34" calcext:value-type="float">
            <text:p>34</text:p>
          </table:table-cell>
          <table:table-cell/>
          <table:table-cell table:style-name="ce12" table:formula="of:=[.J49]-[.I49]" office:value-type="float" office:value="18" calcext:value-type="float">
            <text:p>18</text:p>
          </table:table-cell>
          <table:table-cell table:style-name="ce12" table:formula="of:=[.K52]-[.I52]" office:value-type="float" office:value="4" calcext:value-type="float">
            <text:p>4</text:p>
          </table:table-cell>
          <table:table-cell table:style-name="ce59" table:formula="of:=VAR([.D3:.D66])" office:value-type="float" office:value="13.8412698412698" calcext:value-type="float">
            <text:p>13,841</text:p>
          </table:table-cell>
          <table:table-cell table:style-name="ce59" table:formula="of:=STDEV([.D3:.D66])" office:value-type="float" office:value="3.72038571135707" calcext:value-type="float">
            <text:p>3,720</text:p>
          </table:table-cell>
          <table:table-cell table:number-columns-repeated="1014"/>
        </table:table-row>
        <table:table-row table:style-name="ro1">
          <table:table-cell table:style-name="ce9" office:value-type="string" calcext:value-type="string">
            <text:p>Slovenia</text:p>
          </table:table-cell>
          <table:table-cell table:style-name="ce9" office:value-type="float" office:value="22" calcext:value-type="float">
            <text:p>22</text:p>
          </table:table-cell>
          <table:table-cell table:style-name="ce9" office:value-type="float" office:value="27" calcext:value-type="float">
            <text:p>27</text:p>
          </table:table-cell>
          <table:table-cell table:style-name="ce9" office:value-type="float" office:value="16" calcext:value-type="float">
            <text:p>16</text:p>
          </table:table-cell>
          <table:table-cell table:style-name="ce9" office:value-type="float" office:value="28" calcext:value-type="float">
            <text:p>28</text:p>
          </table:table-cell>
          <table:table-cell table:number-columns-repeated="1019"/>
        </table:table-row>
        <table:table-row table:style-name="ro4">
          <table:table-cell table:style-name="ce9" office:value-type="string" calcext:value-type="string">
            <text:p>South Korea</text:p>
          </table:table-cell>
          <table:table-cell table:style-name="ce9" office:value-type="float" office:value="20" calcext:value-type="float">
            <text:p>20</text:p>
          </table:table-cell>
          <table:table-cell table:style-name="ce9" office:value-type="float" office:value="23" calcext:value-type="float">
            <text:p>23</text:p>
          </table:table-cell>
          <table:table-cell table:style-name="ce9" office:value-type="float" office:value="15" calcext:value-type="float">
            <text:p>15</text:p>
          </table:table-cell>
          <table:table-cell table:style-name="ce9" office:value-type="float" office:value="26" calcext:value-type="float">
            <text:p>26</text:p>
          </table:table-cell>
          <table:table-cell/>
          <table:table-cell table:style-name="ce17" office:value-type="string" calcext:value-type="string" table:number-columns-spanned="5" table:number-rows-spanned="1">
            <text:p>Paramètres max âge</text:p>
          </table:table-cell>
          <table:covered-table-cell table:number-columns-repeated="4"/>
          <table:table-cell table:number-columns-repeated="1013"/>
        </table:table-row>
        <table:table-row table:style-name="ro1">
          <table:table-cell table:style-name="ce9" office:value-type="string" calcext:value-type="string">
            <text:p>Spain</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20" calcext:value-type="float">
            <text:p>20</text:p>
          </table:table-cell>
          <table:table-cell table:style-name="ce9" office:value-type="float" office:value="28" calcext:value-type="float">
            <text:p>2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Swaziland</text:p>
          </table:table-cell>
          <table:table-cell table:style-name="ce9" office:value-type="float" office:value="24" calcext:value-type="float">
            <text:p>24</text:p>
          </table:table-cell>
          <table:table-cell table:style-name="ce9" office:value-type="float" office:value="1" calcext:value-type="float">
            <text:p>1</text:p>
          </table:table-cell>
          <table:table-cell table:number-columns-repeated="2" table:style-name="ce9" office:value-type="float" office:value="24" calcext:value-type="float">
            <text:p>24</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Sweden</text:p>
          </table:table-cell>
          <table:table-cell table:style-name="ce9" office:value-type="float" office:value="25" calcext:value-type="float">
            <text:p>25</text:p>
          </table:table-cell>
          <table:table-cell table:style-name="ce9" office:value-type="float" office:value="73" calcext:value-type="float">
            <text:p>73</text:p>
          </table:table-cell>
          <table:table-cell table:style-name="ce9" office:value-type="float" office:value="19" calcext:value-type="float">
            <text:p>19</text:p>
          </table:table-cell>
          <table:table-cell table:style-name="ce9" office:value-type="float" office:value="40" calcext:value-type="float">
            <text:p>40</text:p>
          </table:table-cell>
          <table:table-cell/>
          <table:table-cell table:style-name="ce12" table:formula="of:=COUNT([.E3:.E66])" office:value-type="float" office:value="64" calcext:value-type="float">
            <text:p>64</text:p>
          </table:table-cell>
          <table:table-cell table:style-name="ce12" table:formula="of:=SUM([.E3:.E66])" office:value-type="float" office:value="2005" calcext:value-type="float">
            <text:p>2005</text:p>
          </table:table-cell>
          <table:table-cell table:style-name="ce12" table:formula="of:=MIN([.E3:.E66])" office:value-type="float" office:value="21" calcext:value-type="float">
            <text:p>21</text:p>
          </table:table-cell>
          <table:table-cell table:style-name="ce12" table:formula="of:=MAX([.E3:.E66])" office:value-type="float" office:value="46" calcext:value-type="float">
            <text:p>46</text:p>
          </table:table-cell>
          <table:table-cell table:number-columns-repeated="1014"/>
        </table:table-row>
        <table:table-row table:style-name="ro1">
          <table:table-cell table:style-name="ce9" office:value-type="string" calcext:value-type="string">
            <text:p>Switzerland</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7" calcext:value-type="float">
            <text:p>17</text:p>
          </table:table-cell>
          <table:table-cell table:style-name="ce9" office:value-type="float" office:value="32" calcext:value-type="float">
            <text:p>32</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Taiwan</text:p>
          </table:table-cell>
          <table:table-cell table:style-name="ce9" office:value-type="float" office:value="25" calcext:value-type="float">
            <text:p>25</text:p>
          </table:table-cell>
          <table:table-cell table:style-name="ce9" office:value-type="float" office:value="8" calcext:value-type="float">
            <text:p>8</text:p>
          </table:table-cell>
          <table:table-cell table:style-name="ce9" office:value-type="float" office:value="20" calcext:value-type="float">
            <text:p>20</text:p>
          </table:table-cell>
          <table:table-cell table:style-name="ce9" office:value-type="float" office:value="29" calcext:value-type="float">
            <text:p>29</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Turkey</text:p>
          </table:table-cell>
          <table:table-cell table:style-name="ce9" office:value-type="float" office:value="23" calcext:value-type="float">
            <text:p>23</text:p>
          </table:table-cell>
          <table:table-cell table:style-name="ce9" office:value-type="float" office:value="8" calcext:value-type="float">
            <text:p>8</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3" table:formula="of:=AVERAGE([.E3:.E66])" office:value-type="float" office:value="31.328125" calcext:value-type="float">
            <text:p>31</text:p>
          </table:table-cell>
          <table:table-cell table:style-name="ce12" table:formula="of:=MODE([.E3:.E66])" office:value-type="float" office:value="33" calcext:value-type="float">
            <text:p>33</text:p>
          </table:table-cell>
          <table:table-cell table:style-name="ce12" table:formula="of:=QUARTILE([.E3:.E66];1)" office:value-type="float" office:value="27" calcext:value-type="float">
            <text:p>27</text:p>
          </table:table-cell>
          <table:table-cell table:style-name="ce12" table:formula="of:=MEDIAN([.E3:.E66])" office:value-type="float" office:value="31" calcext:value-type="float">
            <text:p>31</text:p>
          </table:table-cell>
          <table:table-cell table:style-name="ce12" table:formula="of:=QUARTILE([.E3:.E66];3)" office:value-type="float" office:value="34.25" calcext:value-type="float">
            <text:p>34,25</text:p>
          </table:table-cell>
          <table:table-cell table:number-columns-repeated="1013"/>
        </table:table-row>
        <table:table-row table:style-name="ro1">
          <table:table-cell table:style-name="ce9" office:value-type="string" calcext:value-type="string">
            <text:p>UK</text:p>
          </table:table-cell>
          <table:table-cell table:style-name="ce9" office:value-type="float" office:value="24" calcext:value-type="float">
            <text:p>24</text:p>
          </table:table-cell>
          <table:table-cell table:style-name="ce9" office:value-type="float" office:value="49" calcext:value-type="float">
            <text:p>49</text:p>
          </table:table-cell>
          <table:table-cell table:style-name="ce9" office:value-type="float" office:value="16" calcext:value-type="float">
            <text:p>16</text:p>
          </table:table-cell>
          <table:table-cell table:style-name="ce9" office:value-type="float" office:value="39" calcext:value-type="float">
            <text:p>39</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USA</text:p>
          </table:table-cell>
          <table:table-cell table:style-name="ce9" office:value-type="float" office:value="25" calcext:value-type="float">
            <text:p>25</text:p>
          </table:table-cell>
          <table:table-cell table:style-name="ce9" office:value-type="float" office:value="148" calcext:value-type="float">
            <text:p>148</text:p>
          </table:table-cell>
          <table:table-cell table:style-name="ce9" office:value-type="float" office:value="15" calcext:value-type="float">
            <text:p>15</text:p>
          </table:table-cell>
          <table:table-cell table:style-name="ce9" office:value-type="float" office:value="36" calcext:value-type="float">
            <text:p>36</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12" office:value-type="string" calcext:value-type="string">
            <text:p>Virgin Islands, US</text:p>
          </table:table-cell>
          <table:table-cell table:style-name="ce12" office:value-type="float" office:value="31" calcext:value-type="float">
            <text:p>31</text:p>
          </table:table-cell>
          <table:table-cell table:style-name="ce12" office:value-type="float" office:value="12" calcext:value-type="float">
            <text:p>12</text:p>
          </table:table-cell>
          <table:table-cell table:style-name="ce12" office:value-type="float" office:value="18" calcext:value-type="float">
            <text:p>18</text:p>
          </table:table-cell>
          <table:table-cell table:style-name="ce12" office:value-type="float" office:value="46" calcext:value-type="float">
            <text:p>46</text:p>
          </table:table-cell>
          <table:table-cell/>
          <table:table-cell table:style-name="ce12" table:formula="of:=[.J60]-[.I60]" office:value-type="float" office:value="25" calcext:value-type="float">
            <text:p>25</text:p>
          </table:table-cell>
          <table:table-cell table:style-name="ce12" table:formula="of:=[.K63]-[.I63]" office:value-type="float" office:value="7.25" calcext:value-type="float">
            <text:p>7,25</text:p>
          </table:table-cell>
          <table:table-cell table:style-name="ce59" table:formula="of:=VAR([.E3:.E66])" office:value-type="float" office:value="32.4779265873016" calcext:value-type="float">
            <text:p>32,478</text:p>
          </table:table-cell>
          <table:table-cell table:style-name="ce59" table:formula="of:=STDEV([.E3:.E66])" office:value-type="float" office:value="5.69894083030361" calcext:value-type="float">
            <text:p>5,699</text:p>
          </table:table-cell>
          <table:table-cell table:number-columns-repeated="1014"/>
        </table:table-row>
        <table:table-row table:style-name="ro1">
          <table:table-cell table:number-columns-repeated="1024"/>
        </table:table-row>
        <table:table-row table:style-name="ro1">
          <table:table-cell>
            <draw:frame draw:z-index="3" draw:name="ZoneTexte 3_1" draw:style-name="gr4" draw:text-style-name="P4" svg:width="13.626cm" svg:height="3.628cm" svg:x="0.032cm" svg:y="0.228cm">
              <draw:text-box>
                <text:p text:style-name="P3"><text:span text:style-name="T5">Requête SQL :</text:span></text:p>
                <text:p text:style-name="P3"><text:span text:style-name="T5"/></text:p>
                <text:p text:style-name="P3"><text:span text:style-name="T5">SELECT regions, ROUND(AVG(age)) AS moyenne_age, </text:span></text:p>
                <text:p text:style-name="P3"><text:span text:style-name="T5">COUNT(DISTINCT id) AS nb_sportif, MIN(age) AS min_age, MAX(age) AS max_age </text:span></text:p>
                <text:p text:style-name="P3"><text:span text:style-name="T5">FROM regions JOIN participe USING(noc) </text:span></text:p>
                <text:p text:style-name="P3"><text:span text:style-name="T5">WHERE annee = 1992 AND saison = 'Winter'</text:span></text:p>
                <text:p text:style-name="P3"><text:span text:style-name="T5">GROUP BY regions ;</text:span></text:p>
              </draw:text-box>
            </draw:frame>
          </table:table-cell>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Q2-b" table:style-name="ta3">
        <table:shapes>
          <draw:frame draw:z-index="0" draw:name="Graphique 1" draw:style-name="gr2" svg:width="9.782cm" svg:height="8.794cm" svg:x="0.305cm" svg:y="1.806cm">
            <draw:object draw:notify-on-update-of-ranges="'Q2-b'.A2:'Q2-b'.B2 'Q2-b'.A3:'Q2-b'.B3" xlink:href="./Object 3" xlink:type="simple" xlink:show="embed" xlink:actuate="onLoad">
              <loext:p/>
            </draw:object>
            <draw:image xlink:href="./ObjectReplacements/Object 3" xlink:type="simple" xlink:show="embed" xlink:actuate="onLoad"/>
          </draw:frame>
        </table:shapes>
        <table:table-column table:style-name="co18" table:default-cell-style-name="ce36"/>
        <table:table-column table:style-name="co19" table:default-cell-style-name="ce36"/>
        <table:table-column table:style-name="co7" table:number-columns-repeated="1022" table:default-cell-style-name="ce36"/>
        <table:table-row table:style-name="ro2">
          <table:table-cell table:style-name="ce16" office:value-type="string" calcext:value-type="string" table:number-columns-spanned="2" table:number-rows-spanned="1">
            <text:p>Moy âge des participant</text:p>
          </table:table-cell>
          <table:covered-table-cell/>
          <table:table-cell table:number-columns-repeated="1022"/>
        </table:table-row>
        <table:table-row table:style-name="ro1">
          <table:table-cell table:style-name="ce21" office:value-type="string" calcext:value-type="string">
            <text:p>Non médaillé</text:p>
          </table:table-cell>
          <table:table-cell table:style-name="ce21" office:value-type="string" calcext:value-type="string">
            <text:p>Médaillé</text:p>
          </table:table-cell>
          <table:table-cell table:number-columns-repeated="1022"/>
        </table:table-row>
        <table:table-row table:style-name="ro1">
          <table:table-cell table:style-name="ce12" office:value-type="float" office:value="24" calcext:value-type="float">
            <text:p>24</text:p>
          </table:table-cell>
          <table:table-cell table:style-name="ce12" office:value-type="float" office:value="25" calcext:value-type="float">
            <text:p>25</text:p>
          </table:table-cell>
          <table:table-cell table:number-columns-repeated="1022"/>
        </table:table-row>
        <table:table-row table:style-name="ro1">
          <table:table-cell table:number-columns-repeated="4"/>
          <table:table-cell>
            <draw:frame draw:z-index="2" draw:name="ZoneTexte 3_3" draw:style-name="gr4" draw:text-style-name="P4" svg:width="9.75cm" svg:height="4.117cm" svg:x="0.078cm" svg:y="0.399cm">
              <draw:text-box>
                <text:p text:style-name="P3"><text:span text:style-name="T5">Ici, nous voyons simplement que la moyenne d’âge des athlètes non médaillé est quasiment la même que celle des athlètes médaillés, ce qui nous montre simplement que l’âge ne semble pas avoir une corrélation avec la probabilité de gagné une médaille.</text:span></text:p>
                <text:p text:style-name="P3"><text:span text:style-name="T5">Aucun autre calcul ne semble avoir de sens sur ces données,</text:span></text:p>
                <text:p text:style-name="P3"><text:span text:style-name="T5">En effet, il y a bien plus de paramètres qui vont dans l’obtention d’une médaille.</text:span></text:p>
              </draw:text-box>
            </draw:frame>
          </table:table-cell>
          <table:table-cell table:number-columns-repeated="1019"/>
        </table:table-row>
        <table:table-row table:style-name="ro1" table:number-rows-repeated="19">
          <table:table-cell table:number-columns-repeated="1024"/>
        </table:table-row>
        <table:table-row table:style-name="ro1">
          <table:table-cell>
            <draw:frame draw:z-index="1" draw:name="ZoneTexte 3_2" draw:style-name="gr4" draw:text-style-name="P4" svg:width="9.75cm" svg:height="5.02cm" svg:x="0.192cm" svg:y="0.399cm">
              <draw:text-box>
                <text:p text:style-name="P3"><text:span text:style-name="T5">Requêtes SQL :</text:span></text:p>
                <text:p text:style-name="P3"><text:span text:style-name="T5"/></text:p>
                <text:p text:style-name="P3"><text:span text:style-name="T5">SELECT ROUND(AVG(age)) AS moyenne_age </text:span></text:p>
                <text:p text:style-name="P3"><text:span text:style-name="T5">FROM participe </text:span></text:p>
                <text:p text:style-name="P3"><text:span text:style-name="T5">WHERE annee = 1992 AND saison = 'Winter';</text:span></text:p>
                <text:p text:style-name="P3"><text:span text:style-name="T5"/></text:p>
                <text:p text:style-name="P3"><text:span text:style-name="T5">SELECT ROUND(AVG(age)) AS moyenne_age_medaille FROM participe AS p JOIN regions USING(noc) JOIN resultat USING(id) </text:span></text:p>
                <text:p text:style-name="P3"><text:span text:style-name="T5">WHERE p.annee = 1992 AND p.saison = 'Winter'</text:span></text:p>
                <text:p text:style-name="P3"><text:span text:style-name="T5">AND medaille IS NOT NULL ;</text:span></text:p>
              </draw:text-box>
            </draw:frame>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Q2-c" table:style-name="ta3">
        <table:shapes>
          <draw:frame draw:z-index="0" draw:name="Graphique 5" draw:style-name="gr2" svg:width="9.259cm" svg:height="9.031cm" svg:x="0cm" svg:y="1.806cm">
            <draw:object draw:notify-on-update-of-ranges="'Q2-c'.A2:'Q2-c'.B2 'Q2-c'.A3:'Q2-c'.B3" xlink:href="./Object 4" xlink:type="simple" xlink:show="embed" xlink:actuate="onLoad">
              <loext:p/>
            </draw:object>
            <draw:image xlink:href="./ObjectReplacements/Object 4" xlink:type="simple" xlink:show="embed" xlink:actuate="onLoad"/>
          </draw:frame>
          <draw:frame draw:z-index="1" draw:name="Graphique 7" draw:style-name="gr2" svg:width="8.423cm" svg:height="9.128cm" svg:x="9.966cm" svg:y="1.935cm">
            <draw:object draw:notify-on-update-of-ranges="'Q2-c'.E2:'Q2-c'.F2 'Q2-c'.E3:'Q2-c'.F3" xlink:href="./Object 5" xlink:type="simple" xlink:show="embed" xlink:actuate="onLoad">
              <loext:p/>
            </draw:object>
            <draw:image xlink:href="./ObjectReplacements/Object 5" xlink:type="simple" xlink:show="embed" xlink:actuate="onLoad"/>
          </draw:frame>
        </table:shapes>
        <table:table-column table:style-name="co6" table:default-cell-style-name="ce36"/>
        <table:table-column table:style-name="co20" table:default-cell-style-name="ce36"/>
        <table:table-column table:style-name="co5" table:default-cell-style-name="ce36"/>
        <table:table-column table:style-name="co21" table:default-cell-style-name="ce36"/>
        <table:table-column table:style-name="co22" table:default-cell-style-name="ce36"/>
        <table:table-column table:style-name="co5" table:default-cell-style-name="ce36"/>
        <table:table-column table:style-name="co7" table:number-columns-repeated="1018" table:default-cell-style-name="ce36"/>
        <table:table-row table:style-name="ro2">
          <table:table-cell table:style-name="ce16" office:value-type="string" calcext:value-type="string" table:number-columns-spanned="2" table:number-rows-spanned="1">
            <text:p>Moy poids hommes</text:p>
          </table:table-cell>
          <table:covered-table-cell/>
          <table:table-cell table:number-columns-repeated="2"/>
          <table:table-cell table:style-name="ce16" office:value-type="string" calcext:value-type="string" table:number-columns-spanned="2" table:number-rows-spanned="1">
            <text:p>Moy poids femmes</text:p>
          </table:table-cell>
          <table:covered-table-cell/>
          <table:table-cell table:number-columns-repeated="1018"/>
        </table:table-row>
        <table:table-row table:style-name="ro1">
          <table:table-cell table:style-name="ce21" office:value-type="string" calcext:value-type="string">
            <text:p>Non médaillé</text:p>
          </table:table-cell>
          <table:table-cell table:style-name="ce21" office:value-type="string" calcext:value-type="string">
            <text:p>Médaillé</text:p>
          </table:table-cell>
          <table:table-cell table:number-columns-repeated="2"/>
          <table:table-cell table:style-name="ce21" office:value-type="string" calcext:value-type="string">
            <text:p>Non médaillé</text:p>
          </table:table-cell>
          <table:table-cell table:style-name="ce21" office:value-type="string" calcext:value-type="string">
            <text:p>Médaillé</text:p>
          </table:table-cell>
          <table:table-cell table:number-columns-repeated="1018"/>
        </table:table-row>
        <table:table-row table:style-name="ro1">
          <table:table-cell table:style-name="ce12" office:value-type="float" office:value="75" calcext:value-type="float">
            <text:p>75</text:p>
          </table:table-cell>
          <table:table-cell table:style-name="ce12" office:value-type="float" office:value="79" calcext:value-type="float">
            <text:p>79</text:p>
          </table:table-cell>
          <table:table-cell table:number-columns-repeated="2"/>
          <table:table-cell table:style-name="ce12" office:value-type="float" office:value="59" calcext:value-type="float">
            <text:p>59</text:p>
          </table:table-cell>
          <table:table-cell table:style-name="ce12" office:value-type="float" office:value="63" calcext:value-type="float">
            <text:p>63</text:p>
          </table:table-cell>
          <table:table-cell table:number-columns-repeated="1018"/>
        </table:table-row>
        <table:table-row table:style-name="ro1">
          <table:table-cell table:number-columns-repeated="1024"/>
        </table:table-row>
        <table:table-row table:style-name="ro1">
          <table:table-cell table:number-columns-repeated="7"/>
          <table:table-cell>
            <draw:frame draw:z-index="2" draw:name="ZoneTexte 3_ 9" draw:style-name="gr4" draw:text-style-name="P4" svg:width="9.75cm" svg:height="4.117cm" svg:x="2.03cm" svg:y="0.228cm">
              <draw:text-box>
                <text:p text:style-name="P3"><text:span text:style-name="T5">De la même manière que pour l’âge, on voit que le poids moyen entre les athlètes médaillés et non médaillés sont très proches.</text:span></text:p>
                <text:p text:style-name="P3"><text:span text:style-name="T5">Et encore une fois, de la même manière que pour l’âge, de nombreux autres facteurs rentrent dans l’obtention d’une médaille.</text:span></text:p>
                <text:p text:style-name="P3"><text:span text:style-name="T5">Et un poids léger n’est pas un avantage dans tous les sports, cette donnée n’est donc pas très cohérentes dans ce contexte.</text:span></text:p>
              </draw:text-box>
            </draw:frame>
          </table:table-cell>
          <table:table-cell table:number-columns-repeated="1016"/>
        </table:table-row>
        <table:table-row table:style-name="ro1" table:number-rows-repeated="20">
          <table:table-cell table:number-columns-repeated="1024"/>
        </table:table-row>
        <table:table-row table:style-name="ro1">
          <table:table-cell>
            <draw:frame draw:z-index="4" draw:name="ZoneTexte 3_ 11" draw:style-name="gr4" draw:text-style-name="P4" svg:width="9.75cm" svg:height="5.578cm" svg:x="0cm" svg:y="0.099cm">
              <draw:text-box>
                <text:p text:style-name="P3"><text:span text:style-name="T5">Requêtes SQL :</text:span></text:p>
                <text:p text:style-name="P3"><text:span text:style-name="T5"/></text:p>
                <text:p text:style-name="P3"><text:span text:style-name="T5">SELECT ROUND(AVG(poids)) AS moyenne_poids_homme_medaille</text:span></text:p>
                <text:p text:style-name="P3"><text:span text:style-name="T5">FROM athlete JOIN resultat USING (id)</text:span></text:p>
                <text:p text:style-name="P3"><text:span text:style-name="T5">WHERE genre = 'H'</text:span></text:p>
                <text:p text:style-name="P3"><text:span text:style-name="T5">AND medaille IS NOT NULL;</text:span></text:p>
                <text:p text:style-name="P3"><text:span text:style-name="T5"/></text:p>
                <text:p text:style-name="P3"><text:span text:style-name="T5">SELECT ROUND(AVG(poids)) AS moyenne_poids_homme_medaille</text:span></text:p>
                <text:p text:style-name="P3"><text:span text:style-name="T5">FROM athlete JOIN resultat USING (id)</text:span></text:p>
                <text:p text:style-name="P3"><text:span text:style-name="T5">WHERE genre = 'H'</text:span></text:p>
                <text:p text:style-name="P3"><text:span text:style-name="T5">AND medaille IS NOT NULL;</text:span></text:p>
              </draw:text-box>
            </draw:frame>
          </table:table-cell>
          <table:table-cell table:number-columns-repeated="3"/>
          <table:table-cell>
            <draw:frame draw:z-index="3" draw:name="ZoneTexte 3_ 10" draw:style-name="gr4" draw:text-style-name="P4" svg:width="9.75cm" svg:height="5.644cm" svg:x="0.116cm" svg:y="0.098cm">
              <draw:text-box>
                <text:p text:style-name="P3"><text:span text:style-name="T5">Requêtes SQL :</text:span></text:p>
                <text:p text:style-name="P3"><text:span text:style-name="T5"/></text:p>
                <text:p text:style-name="P3"><text:span text:style-name="T5">SELECT ROUND(AVG(poids)) AS moyenne_poids_femme_medaille </text:span></text:p>
                <text:p text:style-name="P3"><text:span text:style-name="T5">FROM athlete JOIN resultat USING (id)</text:span></text:p>
                <text:p text:style-name="P3"><text:span text:style-name="T5">WHERE genre = 'F'</text:span></text:p>
                <text:p text:style-name="P3"><text:span text:style-name="T5">AND medaille IS NULL;</text:span></text:p>
                <text:p text:style-name="P3"><text:span text:style-name="T5"/></text:p>
                <text:p text:style-name="P3"><text:span text:style-name="T5">SELECT ROUND(AVG(poids)) AS moyenne_poids_femme_medaille </text:span></text:p>
                <text:p text:style-name="P3"><text:span text:style-name="T5">FROM athlete JOIN resultat USING (id)</text:span></text:p>
                <text:p text:style-name="P3"><text:span text:style-name="T5">WHERE genre = 'F'</text:span></text:p>
                <text:p text:style-name="P3"><text:span text:style-name="T5">AND medaille IS NOT NULL;</text:span></text:p>
              </draw:text-box>
            </draw:frame>
          </table:table-cell>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Q3-a" table:style-name="ta3">
        <table:shapes>
          <draw:frame draw:z-index="0" draw:name="Graphique 1" draw:style-name="gr2" svg:width="11.368cm" svg:height="9.012cm" svg:x="0.197cm" svg:y="8.108cm">
            <draw:object draw:notify-on-update-of-ranges="'Q3-a'.A3:'Q3-a'.A17 'Q3-a'.B2:'Q3-a'.B2 'Q3-a'.B3:'Q3-a'.B17" xlink:href="./Object 6" xlink:type="simple" xlink:show="embed" xlink:actuate="onLoad">
              <loext:p/>
            </draw:object>
            <draw:image xlink:href="./ObjectReplacements/Object 6" xlink:type="simple" xlink:show="embed" xlink:actuate="onLoad"/>
          </draw:frame>
        </table:shapes>
        <table:table-column table:style-name="co23" table:default-cell-style-name="ce36"/>
        <table:table-column table:style-name="co24" table:default-cell-style-name="ce36"/>
        <table:table-column table:style-name="co5" table:number-columns-repeated="2" table:default-cell-style-name="ce36"/>
        <table:table-column table:style-name="co21" table:default-cell-style-name="ce36"/>
        <table:table-column table:style-name="co5" table:number-columns-repeated="3" table:default-cell-style-name="ce36"/>
        <table:table-column table:style-name="co7" table:number-columns-repeated="1016" table:default-cell-style-name="ce36"/>
        <table:table-row table:style-name="ro2">
          <table:table-cell table:style-name="ce16" office:value-type="string" calcext:value-type="string" table:number-columns-spanned="2" table:number-rows-spanned="1">
            <text:p>15 pays ayant le plus de médailles (1992-2016)</text:p>
          </table:table-cell>
          <table:covered-table-cell/>
          <table:table-cell/>
          <table:table-cell table:style-name="ce17" office:value-type="string" calcext:value-type="string" table:number-columns-spanned="5" table:number-rows-spanned="1">
            <text:p>Paramètres nb médaille</text:p>
          </table:table-cell>
          <table:covered-table-cell table:number-columns-repeated="4"/>
          <table:table-cell table:number-columns-repeated="1016"/>
        </table:table-row>
        <table:table-row table:style-name="ro1">
          <table:table-cell table:style-name="ce3" office:value-type="string" calcext:value-type="string">
            <text:p>Pays</text:p>
          </table:table-cell>
          <table:table-cell table:style-name="ce3" office:value-type="string" calcext:value-type="string">
            <text:p>Nb médaille</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7"/>
        </table:table-row>
        <table:table-row table:style-name="ro1">
          <table:table-cell table:style-name="Default" office:value-type="string" calcext:value-type="string">
            <text:p>USA</text:p>
          </table:table-cell>
          <table:table-cell table:style-name="Default" office:value-type="float" office:value="2181" calcext:value-type="float">
            <text:p>2181</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7"/>
        </table:table-row>
        <table:table-row table:style-name="ro1">
          <table:table-cell table:style-name="Default" office:value-type="string" calcext:value-type="string">
            <text:p>Russia</text:p>
          </table:table-cell>
          <table:table-cell table:style-name="Default" office:value-type="float" office:value="1427" calcext:value-type="float">
            <text:p>1427</text:p>
          </table:table-cell>
          <table:table-cell/>
          <table:table-cell table:style-name="ce12" table:formula="of:=COUNT([.B3:.B17])" office:value-type="float" office:value="15" calcext:value-type="float">
            <text:p>15</text:p>
          </table:table-cell>
          <table:table-cell table:style-name="ce12" table:formula="of:=SUM([.B3:.B17])" office:value-type="float" office:value="11750" calcext:value-type="float">
            <text:p>11750</text:p>
          </table:table-cell>
          <table:table-cell table:style-name="ce12" table:formula="of:=MIN([.B3:.B17])" office:value-type="float" office:value="364" calcext:value-type="float">
            <text:p>364</text:p>
          </table:table-cell>
          <table:table-cell table:style-name="ce12" table:formula="of:=MAX([.B3:.B17])" office:value-type="float" office:value="2181" calcext:value-type="float">
            <text:p>2181</text:p>
          </table:table-cell>
          <table:table-cell table:number-columns-repeated="1017"/>
        </table:table-row>
        <table:table-row table:style-name="ro1">
          <table:table-cell table:style-name="Default" office:value-type="string" calcext:value-type="string">
            <text:p>Germany</text:p>
          </table:table-cell>
          <table:table-cell table:style-name="Default" office:value-type="float" office:value="1268" calcext:value-type="float">
            <text:p>1268</text:p>
          </table:table-cell>
          <table:table-cell table:number-columns-repeated="1022"/>
        </table:table-row>
        <table:table-row table:style-name="ro1">
          <table:table-cell table:style-name="Default" office:value-type="string" calcext:value-type="string">
            <text:p>Australia</text:p>
          </table:table-cell>
          <table:table-cell table:style-name="Default" office:value-type="float" office:value="889" calcext:value-type="float">
            <text:p>889</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6"/>
        </table:table-row>
        <table:table-row table:style-name="ro1">
          <table:table-cell table:style-name="Default" office:value-type="string" calcext:value-type="string">
            <text:p>China</text:p>
          </table:table-cell>
          <table:table-cell table:style-name="Default" office:value-type="float" office:value="867" calcext:value-type="float">
            <text:p>86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6"/>
        </table:table-row>
        <table:table-row table:style-name="ro1">
          <table:table-cell table:style-name="Default" office:value-type="string" calcext:value-type="string">
            <text:p>Canada</text:p>
          </table:table-cell>
          <table:table-cell table:style-name="Default" office:value-type="float" office:value="742" calcext:value-type="float">
            <text:p>742</text:p>
          </table:table-cell>
          <table:table-cell/>
          <table:table-cell table:style-name="ce13" table:formula="of:=AVERAGE([.B3:.B17])" office:value-type="float" office:value="783.333333333333" calcext:value-type="float">
            <text:p>783</text:p>
          </table:table-cell>
          <table:table-cell table:style-name="ce22"/>
          <table:table-cell table:style-name="ce12" table:formula="of:=QUARTILE([.B3:.B17];1)" office:value-type="float" office:value="486" calcext:value-type="float">
            <text:p>486</text:p>
          </table:table-cell>
          <table:table-cell table:style-name="ce12" table:formula="of:=MEDIAN([.B3:.B17])" office:value-type="float" office:value="582" calcext:value-type="float">
            <text:p>582</text:p>
          </table:table-cell>
          <table:table-cell table:style-name="ce12" table:formula="of:=QUARTILE([.B3:.B17];3)" office:value-type="float" office:value="878" calcext:value-type="float">
            <text:p>878</text:p>
          </table:table-cell>
          <table:table-cell table:number-columns-repeated="1016"/>
        </table:table-row>
        <table:table-row table:style-name="ro1">
          <table:table-cell table:style-name="Default" office:value-type="string" calcext:value-type="string">
            <text:p>Italy</text:p>
          </table:table-cell>
          <table:table-cell table:style-name="Default" office:value-type="float" office:value="602" calcext:value-type="float">
            <text:p>602</text:p>
          </table:table-cell>
          <table:table-cell table:number-columns-repeated="1022"/>
        </table:table-row>
        <table:table-row table:style-name="ro1">
          <table:table-cell table:style-name="Default" office:value-type="string" calcext:value-type="string">
            <text:p>France</text:p>
          </table:table-cell>
          <table:table-cell table:style-name="Default" office:value-type="float" office:value="582" calcext:value-type="float">
            <text:p>582</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7"/>
        </table:table-row>
        <table:table-row table:style-name="ro1">
          <table:table-cell table:style-name="Default" office:value-type="string" calcext:value-type="string">
            <text:p>UK</text:p>
          </table:table-cell>
          <table:table-cell table:style-name="Default" office:value-type="float" office:value="564" calcext:value-type="float">
            <text:p>564</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7"/>
        </table:table-row>
        <table:table-row table:style-name="ro1">
          <table:table-cell table:style-name="Default" office:value-type="string" calcext:value-type="string">
            <text:p>Netherlands</text:p>
          </table:table-cell>
          <table:table-cell table:style-name="Default" office:value-type="float" office:value="519" calcext:value-type="float">
            <text:p>519</text:p>
          </table:table-cell>
          <table:table-cell/>
          <table:table-cell table:style-name="ce12" table:formula="of:=[.G4]-[.F4]" office:value-type="float" office:value="1817" calcext:value-type="float">
            <text:p>1817</text:p>
          </table:table-cell>
          <table:table-cell table:style-name="ce12" table:formula="of:=[.H8]-[.F8]" office:value-type="float" office:value="392" calcext:value-type="float">
            <text:p>392</text:p>
          </table:table-cell>
          <table:table-cell table:style-name="ce59" table:formula="of:=VAR([.B3:.B17])" office:value-type="float" office:value="248686.380952381" calcext:value-type="float">
            <text:p>248686,381</text:p>
          </table:table-cell>
          <table:table-cell table:style-name="ce59" table:formula="of:=STDEV([.B3:.B17])" office:value-type="float" office:value="498.684650808886" calcext:value-type="float">
            <text:p>498,685</text:p>
          </table:table-cell>
          <table:table-cell table:number-columns-repeated="1017"/>
        </table:table-row>
        <table:table-row table:style-name="ro1">
          <table:table-cell table:style-name="Default" office:value-type="string" calcext:value-type="string">
            <text:p>South Korea</text:p>
          </table:table-cell>
          <table:table-cell table:style-name="Default" office:value-type="float" office:value="491" calcext:value-type="float">
            <text:p>491</text:p>
          </table:table-cell>
          <table:table-cell>
            <draw:frame draw:z-index="1" draw:name="ZoneTexte 3_7" draw:style-name="gr4" draw:text-style-name="P4" svg:width="9.75cm" svg:height="8.03cm" svg:x="2.177cm" svg:y="0.421cm">
              <draw:text-box>
                <text:p text:style-name="P3"><text:span text:style-name="T5">Ces données montrent les 15 pays les plus médaillé de 1992 a 2016 aux Jeux Olympiques.</text:span></text:p>
                <text:p text:style-name="P3"><text:span text:style-name="T5">On voit que dans ce panthéon des pays les plus récompensés, que l’écart entre le nombre de médailles remportées par l’Espagne et par les États-Unis est énorme, ceci peut encore une fois être expliquer par le fait que les États-Unis ont une plus grande population, et donc ont plus d’athlètes qui les représentent, et donc plus de chances de gagné des médailles.</text:span></text:p>
                <text:p text:style-name="P3"><text:span text:style-name="T5"/></text:p>
                <text:p text:style-name="P3"><text:span text:style-name="T5">On observe que 75 % de ces pays ont reçu 1003 médailles ou plus , </text:span></text:p>
                <text:p text:style-name="P3"><text:span text:style-name="T5">50 % de ces pays ont obtenus 1389 médailles ou plus, 25 % des pays ont eu plus de 1921 médailles ou plus.</text:span></text:p>
                <text:p text:style-name="P3"><text:span text:style-name="T5"/></text:p>
                <text:p text:style-name="P3"><text:span text:style-name="T5">L’écart-type est énorme, les données sont bien dispersées, mais vu que les valeurs sont aussi très grandes, la grandeur de l’écart-type n’est pas aussi grave que ce qu’on pourrait penser.</text:span></text:p>
              </draw:text-box>
            </draw:frame>
          </table:table-cell>
          <table:table-cell table:number-columns-repeated="1021"/>
        </table:table-row>
        <table:table-row table:style-name="ro1">
          <table:table-cell table:style-name="Default" office:value-type="string" calcext:value-type="string">
            <text:p>Japan</text:p>
          </table:table-cell>
          <table:table-cell table:style-name="Default" office:value-type="float" office:value="481" calcext:value-type="float">
            <text:p>481</text:p>
          </table:table-cell>
          <table:table-cell table:number-columns-repeated="1022"/>
        </table:table-row>
        <table:table-row table:style-name="ro1">
          <table:table-cell table:style-name="Default" office:value-type="string" calcext:value-type="string">
            <text:p>Norway</text:p>
          </table:table-cell>
          <table:table-cell table:style-name="Default" office:value-type="float" office:value="387" calcext:value-type="float">
            <text:p>387</text:p>
          </table:table-cell>
          <table:table-cell table:number-columns-repeated="1022"/>
        </table:table-row>
        <table:table-row table:style-name="ro1">
          <table:table-cell table:style-name="Default" office:value-type="string" calcext:value-type="string">
            <text:p>Spain</text:p>
          </table:table-cell>
          <table:table-cell table:style-name="Default" office:value-type="float" office:value="386" calcext:value-type="float">
            <text:p>386</text:p>
          </table:table-cell>
          <table:table-cell table:number-columns-repeated="1022"/>
        </table:table-row>
        <table:table-row table:style-name="ro1">
          <table:table-cell table:style-name="Default" office:value-type="string" calcext:value-type="string">
            <text:p>Sweden</text:p>
          </table:table-cell>
          <table:table-cell table:style-name="Default" office:value-type="float" office:value="364" calcext:value-type="float">
            <text:p>364</text:p>
          </table:table-cell>
          <table:table-cell table:number-columns-repeated="1022"/>
        </table:table-row>
        <table:table-row table:style-name="ro1" table:number-rows-repeated="22">
          <table:table-cell table:number-columns-repeated="1024"/>
        </table:table-row>
        <table:table-row table:style-name="ro1">
          <table:table-cell>
            <draw:frame draw:z-index="2" draw:name="ZoneTexte 2_0" draw:style-name="gr3" draw:text-style-name="P4" svg:width="12.79cm" svg:height="3.903cm" svg:x="0.706cm" svg:y="0.001cm">
              <draw:text-box>
                <text:p text:style-name="P6"><text:span text:style-name="T6">Requete SQL :</text:span></text:p>
                <text:p text:style-name="P6"><text:span text:style-name="T6"/></text:p>
                <text:p text:style-name="P6"><text:span text:style-name="T6">SELECT regions, COUNT(medaille)</text:span></text:p>
                <text:p text:style-name="P6"><text:span text:style-name="T6">FROM resultat AS r JOIN participe AS p USING(id) JOIN regions USING(noc)</text:span></text:p>
                <text:p text:style-name="P6"><text:span text:style-name="T6">WHERE p.annee BETWEEN 1992 AND 2016 AND r.ville = p.ville</text:span></text:p>
                <text:p text:style-name="P6"><text:span text:style-name="T6">AND medaille IS NOT NULL </text:span></text:p>
                <text:p text:style-name="P6"><text:span text:style-name="T6">GROUP BY regions </text:span></text:p>
                <text:p text:style-name="P6"><text:span text:style-name="T6">ORDER BY COUNT(medaille) DESC </text:span><text:span text:style-name="T6"><text:line-break/></text:span><text:span text:style-name="T6">LIMIT 15;</text:span></text:p>
              </draw:text-box>
            </draw:frame>
          </table:table-cell>
          <table:table-cell table:number-columns-repeated="1023"/>
        </table:table-row>
        <table:table-row table:style-name="ro1">
          <table:table-cell table:number-columns-repeated="1024"/>
        </table:table-row>
        <table:table-row table:style-name="ro1">
          <table:table-cell table:number-columns-repeated="4"/>
          <table:table-cell table:style-name="ce67"/>
          <table:table-cell table:number-columns-repeated="1019"/>
        </table:table-row>
        <table:table-row table:style-name="ro1" table:number-rows-repeated="1048533">
          <table:table-cell table:number-columns-repeated="1024"/>
        </table:table-row>
        <table:table-row table:style-name="ro1">
          <table:table-cell table:number-columns-repeated="1024"/>
        </table:table-row>
      </table:table>
      <table:table table:name="Q3-b1" table:style-name="ta3">
        <table:shapes>
          <draw:frame draw:z-index="0" draw:name="Graphique 1" draw:style-name="gr2" svg:width="11.859cm" svg:height="8.355cm" svg:x="0.197cm" svg:y="7.611cm">
            <draw:object draw:notify-on-update-of-ranges="'Q3-b1'.B3:'Q3-b1'.B9 'Q3-b1'.C2:'Q3-b1'.C2 'Q3-b1'.C3:'Q3-b1'.C9 'Q3-b1'.D2:'Q3-b1'.D2 'Q3-b1'.D3:'Q3-b1'.D9 'Q3-b1'.E2:'Q3-b1'.E2 'Q3-b1'.E3:'Q3-b1'.E9 'Q3-b1'.F2:'Q3-b1'.F2 'Q3-b1'.F3:'Q3-b1'.F9 'Q3-b1'.G2:'Q3-b1'.G2 'Q3-b1'.G3:'Q3-b1'.G9" xlink:href="./Object 7" xlink:type="simple" xlink:show="embed" xlink:actuate="onLoad">
              <loext:p/>
            </draw:object>
            <draw:image xlink:href="./ObjectReplacements/Object 7" xlink:type="simple" xlink:show="embed" xlink:actuate="onLoad"/>
          </draw:frame>
          <draw:frame draw:z-index="1" draw:name="Graphique 2" draw:style-name="gr2" svg:width="11.681cm" svg:height="8.265cm" svg:x="12.541cm" svg:y="7.652cm">
            <draw:object draw:notify-on-update-of-ranges="'Q3-b1'.B10:'Q3-b1'.B16 'Q3-b1'.C2:'Q3-b1'.C2 'Q3-b1'.C10:'Q3-b1'.C16 'Q3-b1'.D2:'Q3-b1'.D2 'Q3-b1'.D10:'Q3-b1'.D16 'Q3-b1'.E2:'Q3-b1'.E2 'Q3-b1'.E10:'Q3-b1'.E16 'Q3-b1'.F2:'Q3-b1'.F2 'Q3-b1'.F10:'Q3-b1'.F16 'Q3-b1'.G2:'Q3-b1'.G2 'Q3-b1'.G10:'Q3-b1'.G16" xlink:href="./Object 8" xlink:type="simple" xlink:show="embed" xlink:actuate="onLoad">
              <loext:p/>
            </draw:object>
            <draw:image xlink:href="./ObjectReplacements/Object 8" xlink:type="simple" xlink:show="embed" xlink:actuate="onLoad"/>
          </draw:frame>
        </table:shapes>
        <table:table-column table:style-name="co25" table:default-cell-style-name="ce36"/>
        <table:table-column table:style-name="co26" table:default-cell-style-name="ce36"/>
        <table:table-column table:style-name="co27" table:default-cell-style-name="ce36"/>
        <table:table-column table:style-name="co28" table:default-cell-style-name="ce36"/>
        <table:table-column table:style-name="co5" table:default-cell-style-name="ce36"/>
        <table:table-column table:style-name="co29" table:default-cell-style-name="ce36"/>
        <table:table-column table:style-name="co5" table:number-columns-repeated="2" table:default-cell-style-name="ce36"/>
        <table:table-column table:style-name="co30" table:default-cell-style-name="ce36"/>
        <table:table-column table:style-name="co5" table:number-columns-repeated="2" table:default-cell-style-name="ce36"/>
        <table:table-column table:style-name="co31" table:default-cell-style-name="ce36"/>
        <table:table-column table:style-name="co5" table:number-columns-repeated="2" table:default-cell-style-name="ce36"/>
        <table:table-column table:style-name="co32" table:default-cell-style-name="ce36"/>
        <table:table-column table:style-name="co7" table:number-columns-repeated="1009" table:default-cell-style-name="ce36"/>
        <table:table-row table:style-name="ro4">
          <table:table-cell table:style-name="ce17" office:value-type="string" calcext:value-type="string" table:number-columns-spanned="7" table:number-rows-spanned="1">
            <text:p>Nombre de participant de chaque pays par jeux et année</text:p>
          </table:table-cell>
          <table:covered-table-cell table:number-columns-repeated="6"/>
          <table:table-cell>
            <draw:frame draw:z-index="2" draw:name="ZoneTexte 3_8" draw:style-name="gr4" draw:text-style-name="P4" svg:width="23.164cm" svg:height="6.601cm" svg:x="0.429cm" svg:y="0.355cm">
              <draw:text-box>
                <text:p text:style-name="P3"><text:span text:style-name="T5">Pour les questions récentes, nous avons choisis de parler de l’Australie, de la Chine, de la France, de la Corée du Sud et des États-Unis.</text:span></text:p>
                <text:p text:style-name="P3"><text:span text:style-name="T5"/></text:p>
                <text:p text:style-name="P3"><text:span text:style-name="T5">Cette question parle du nombre de participants, et nous avons choisi de simplement montrer le graphe montrant l’évolution du nombre de participants chaque année pour ces pays.</text:span></text:p>
                <text:p text:style-name="P3"><text:span text:style-name="T5"/></text:p>
                <text:p text:style-name="P3"><text:span text:style-name="T5">Comme nous l’avons établie avant, les États-Unis sont constamment le pays avec le plus de participants, a part aux jeux de 2000 où l’Australie a eu plus de participants, et aux jeux de 2008 où la Chine a eu plus de participants.</text:span></text:p>
                <text:p text:style-name="P3"><text:span text:style-name="T5">Cela s’explique facilement par le fait que en 2000, les JO d’été ont eu lieu a Sydney, et en 2008, les JO d’été ont eu lieu a Beijing.</text:span></text:p>
                <text:p text:style-name="P3"><text:span text:style-name="T5"/></text:p>
                <text:p text:style-name="P3"><text:span text:style-name="T5">On voit que parmi ces pays, lors des JO d’été, la Corée du Sud est constamment le pays avec le moins de participants, ce qui se reflète sur leur classement dans le top 15.</text:span></text:p>
                <text:p text:style-name="P3"><text:span text:style-name="T5">De manière générale, on dirait que l’ordre du plus grand nombre de participants suit l’ordre des pays ayant le plus de médailles.</text:span></text:p>
                <text:p text:style-name="P3"><text:span text:style-name="T5"/></text:p>
                <text:p text:style-name="P3"><text:span text:style-name="T5">Mais pour les JO d’hiver, cette loi n’est pas respectée, mais c’est très certainement du au fait qu’il y a bien moins de participants en général aux JO d’hiver qu’aux JO d’été.</text:span></text:p>
              </draw:text-box>
            </draw:frame>
          </table:table-cell>
          <table:table-cell table:number-columns-repeated="6"/>
          <table:table-cell table:style-name="ce6"/>
          <table:table-cell table:number-columns-repeated="1009"/>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9" office:value-type="float" office:value="279" calcext:value-type="float">
            <text:p>279</text:p>
          </table:table-cell>
          <table:table-cell table:style-name="ce9" office:value-type="float" office:value="282" calcext:value-type="float">
            <text:p>282</text:p>
          </table:table-cell>
          <table:table-cell table:style-name="ce9" office:value-type="float" office:value="339" calcext:value-type="float">
            <text:p>339</text:p>
          </table:table-cell>
          <table:table-cell table:style-name="ce9" office:value-type="float" office:value="226" calcext:value-type="float">
            <text:p>226</text:p>
          </table:table-cell>
          <table:table-cell table:style-name="ce9" office:value-type="float" office:value="545" calcext:value-type="float">
            <text:p>54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6" calcext:value-type="float">
            <text:p>1996</text:p>
          </table:table-cell>
          <table:table-cell table:style-name="ce9" office:value-type="float" office:value="417" calcext:value-type="float">
            <text:p>417</text:p>
          </table:table-cell>
          <table:table-cell table:style-name="ce9" office:value-type="float" office:value="317" calcext:value-type="float">
            <text:p>317</text:p>
          </table:table-cell>
          <table:table-cell table:style-name="ce9" office:value-type="float" office:value="299" calcext:value-type="float">
            <text:p>299</text:p>
          </table:table-cell>
          <table:table-cell table:style-name="ce9" office:value-type="float" office:value="303" calcext:value-type="float">
            <text:p>303</text:p>
          </table:table-cell>
          <table:table-cell table:style-name="ce9" office:value-type="float" office:value="648" calcext:value-type="float">
            <text:p>6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0" calcext:value-type="float">
            <text:p>2000</text:p>
          </table:table-cell>
          <table:table-cell table:style-name="ce9" office:value-type="float" office:value="617" calcext:value-type="float">
            <text:p>617</text:p>
          </table:table-cell>
          <table:table-cell table:style-name="ce9" office:value-type="float" office:value="302" calcext:value-type="float">
            <text:p>302</text:p>
          </table:table-cell>
          <table:table-cell table:style-name="ce9" office:value-type="float" office:value="336" calcext:value-type="float">
            <text:p>336</text:p>
          </table:table-cell>
          <table:table-cell table:style-name="ce9" office:value-type="float" office:value="281" calcext:value-type="float">
            <text:p>281</text:p>
          </table:table-cell>
          <table:table-cell table:style-name="ce9" office:value-type="float" office:value="586" calcext:value-type="float">
            <text:p>5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4" calcext:value-type="float">
            <text:p>2004</text:p>
          </table:table-cell>
          <table:table-cell table:style-name="ce9" office:value-type="float" office:value="470" calcext:value-type="float">
            <text:p>470</text:p>
          </table:table-cell>
          <table:table-cell table:style-name="ce9" office:value-type="float" office:value="415" calcext:value-type="float">
            <text:p>415</text:p>
          </table:table-cell>
          <table:table-cell table:style-name="ce9" office:value-type="float" office:value="308" calcext:value-type="float">
            <text:p>308</text:p>
          </table:table-cell>
          <table:table-cell table:style-name="ce9" office:value-type="float" office:value="264" calcext:value-type="float">
            <text:p>264</text:p>
          </table:table-cell>
          <table:table-cell table:style-name="ce9" office:value-type="float" office:value="533" calcext:value-type="float">
            <text:p>533</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8" calcext:value-type="float">
            <text:p>2008</text:p>
          </table:table-cell>
          <table:table-cell table:style-name="ce9" office:value-type="float" office:value="432" calcext:value-type="float">
            <text:p>432</text:p>
          </table:table-cell>
          <table:table-cell table:style-name="ce9" office:value-type="float" office:value="633" calcext:value-type="float">
            <text:p>633</text:p>
          </table:table-cell>
          <table:table-cell table:style-name="ce9" office:value-type="float" office:value="309" calcext:value-type="float">
            <text:p>309</text:p>
          </table:table-cell>
          <table:table-cell table:style-name="ce9" office:value-type="float" office:value="265" calcext:value-type="float">
            <text:p>265</text:p>
          </table:table-cell>
          <table:table-cell table:style-name="ce9" office:value-type="float" office:value="588" calcext:value-type="float">
            <text:p>58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12" calcext:value-type="float">
            <text:p>2012</text:p>
          </table:table-cell>
          <table:table-cell table:style-name="ce9" office:value-type="float" office:value="405" calcext:value-type="float">
            <text:p>405</text:p>
          </table:table-cell>
          <table:table-cell table:style-name="ce9" office:value-type="float" office:value="416" calcext:value-type="float">
            <text:p>416</text:p>
          </table:table-cell>
          <table:table-cell table:style-name="ce9" office:value-type="float" office:value="324" calcext:value-type="float">
            <text:p>324</text:p>
          </table:table-cell>
          <table:table-cell table:style-name="ce9" office:value-type="float" office:value="250" calcext:value-type="float">
            <text:p>250</text:p>
          </table:table-cell>
          <table:table-cell table:style-name="ce9" office:value-type="float" office:value="530" calcext:value-type="float">
            <text:p>530</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8" office:value-type="float" office:value="2016" calcext:value-type="float">
            <text:p>2016</text:p>
          </table:table-cell>
          <table:table-cell table:style-name="ce12" office:value-type="float" office:value="420" calcext:value-type="float">
            <text:p>420</text:p>
          </table:table-cell>
          <table:table-cell table:style-name="ce12" office:value-type="float" office:value="429" calcext:value-type="float">
            <text:p>429</text:p>
          </table:table-cell>
          <table:table-cell table:style-name="ce12" office:value-type="float" office:value="392" calcext:value-type="float">
            <text:p>392</text:p>
          </table:table-cell>
          <table:table-cell table:style-name="ce12" office:value-type="float" office:value="207" calcext:value-type="float">
            <text:p>207</text:p>
          </table:table-cell>
          <table:table-cell table:style-name="ce12" office:value-type="float" office:value="555" calcext:value-type="float">
            <text:p>55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09" calcext:value-type="float">
            <text:p>109</text:p>
          </table:table-cell>
          <table:table-cell table:style-name="ce9" office:value-type="float" office:value="23" calcext:value-type="float">
            <text:p>23</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4" calcext:value-type="float">
            <text:p>1994</text:p>
          </table:table-cell>
          <table:table-cell table:style-name="ce9" office:value-type="float" office:value="25" calcext:value-type="float">
            <text:p>25</text:p>
          </table:table-cell>
          <table:table-cell table:style-name="ce9" office:value-type="float" office:value="24" calcext:value-type="float">
            <text:p>24</text:p>
          </table:table-cell>
          <table:table-cell table:style-name="ce9" office:value-type="float" office:value="98" calcext:value-type="float">
            <text:p>98</text:p>
          </table:table-cell>
          <table:table-cell table:style-name="ce9" office:value-type="float" office:value="21" calcext:value-type="float">
            <text:p>21</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8" calcext:value-type="float">
            <text:p>1998</text:p>
          </table:table-cell>
          <table:table-cell table:style-name="ce9" office:value-type="float" office:value="23" calcext:value-type="float">
            <text:p>23</text:p>
          </table:table-cell>
          <table:table-cell table:style-name="ce9" office:value-type="float" office:value="57" calcext:value-type="float">
            <text:p>57</text:p>
          </table:table-cell>
          <table:table-cell table:style-name="ce9" office:value-type="float" office:value="106" calcext:value-type="float">
            <text:p>106</text:p>
          </table:table-cell>
          <table:table-cell table:style-name="ce9" office:value-type="float" office:value="37" calcext:value-type="float">
            <text:p>37</text:p>
          </table:table-cell>
          <table:table-cell table:style-name="ce9" office:value-type="float" office:value="186" calcext:value-type="float">
            <text:p>1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2" calcext:value-type="float">
            <text:p>2002</text:p>
          </table:table-cell>
          <table:table-cell table:style-name="ce9" office:value-type="float" office:value="25" calcext:value-type="float">
            <text:p>25</text:p>
          </table:table-cell>
          <table:table-cell table:style-name="ce9" office:value-type="float" office:value="68" calcext:value-type="float">
            <text:p>68</text:p>
          </table:table-cell>
          <table:table-cell table:style-name="ce9" office:value-type="float" office:value="114" calcext:value-type="float">
            <text:p>114</text:p>
          </table:table-cell>
          <table:table-cell table:style-name="ce9" office:value-type="float" office:value="46" calcext:value-type="float">
            <text:p>46</text:p>
          </table:table-cell>
          <table:table-cell table:style-name="ce9" office:value-type="float" office:value="202" calcext:value-type="float">
            <text:p>20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6" calcext:value-type="float">
            <text:p>2006</text:p>
          </table:table-cell>
          <table:table-cell table:style-name="ce9" office:value-type="float" office:value="40" calcext:value-type="float">
            <text:p>40</text:p>
          </table:table-cell>
          <table:table-cell table:style-name="ce9" office:value-type="float" office:value="74" calcext:value-type="float">
            <text:p>74</text:p>
          </table:table-cell>
          <table:table-cell table:style-name="ce9" office:value-type="float" office:value="82" calcext:value-type="float">
            <text:p>82</text:p>
          </table:table-cell>
          <table:table-cell table:style-name="ce9" office:value-type="float" office:value="40" calcext:value-type="float">
            <text:p>40</text:p>
          </table:table-cell>
          <table:table-cell table:style-name="ce9" office:value-type="float" office:value="204" calcext:value-type="float">
            <text:p>204</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10" calcext:value-type="float">
            <text:p>2010</text:p>
          </table:table-cell>
          <table:table-cell table:style-name="ce9" office:value-type="float" office:value="40" calcext:value-type="float">
            <text:p>40</text:p>
          </table:table-cell>
          <table:table-cell table:style-name="ce9" office:value-type="float" office:value="87" calcext:value-type="float">
            <text:p>87</text:p>
          </table:table-cell>
          <table:table-cell table:style-name="ce9" office:value-type="float" office:value="104" calcext:value-type="float">
            <text:p>104</text:p>
          </table:table-cell>
          <table:table-cell table:style-name="ce9" office:value-type="float" office:value="45" calcext:value-type="float">
            <text:p>45</text:p>
          </table:table-cell>
          <table:table-cell table:style-name="ce9" office:value-type="float" office:value="212" calcext:value-type="float">
            <text:p>21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8" office:value-type="float" office:value="2014" calcext:value-type="float">
            <text:p>2014</text:p>
          </table:table-cell>
          <table:table-cell table:style-name="ce12" office:value-type="float" office:value="60" calcext:value-type="float">
            <text:p>60</text:p>
          </table:table-cell>
          <table:table-cell table:style-name="ce12" office:value-type="float" office:value="63" calcext:value-type="float">
            <text:p>63</text:p>
          </table:table-cell>
          <table:table-cell table:style-name="ce12" office:value-type="float" office:value="107" calcext:value-type="float">
            <text:p>107</text:p>
          </table:table-cell>
          <table:table-cell table:style-name="ce12" office:value-type="float" office:value="71" calcext:value-type="float">
            <text:p>71</text:p>
          </table:table-cell>
          <table:table-cell table:style-name="ce12" office:value-type="float" office:value="222" calcext:value-type="float">
            <text:p>22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table-cell table:number-columns-repeated="1024"/>
        </table:table-row>
        <table:table-row table:style-name="ro1">
          <table:table-cell table:number-columns-repeated="11"/>
          <table:table-cell>
            <draw:frame draw:z-index="3" draw:name="ZoneTexte 2_1" draw:style-name="gr3" draw:text-style-name="P4" svg:width="11.033cm" svg:height="4.031cm" svg:x="0.226cm" svg:y="0.097cm">
              <draw:text-box>
                <text:p text:style-name="P6"><text:span text:style-name="T6">Requete SQL:</text:span></text:p>
                <text:p text:style-name="P6"><text:span text:style-name="T6"/></text:p>
                <text:p text:style-name="P6"><text:span text:style-name="T6">SELECT regions, p.annee, p.saison, COUNT(DISTINCT id) AS nbr_participant </text:span></text:p>
                <text:p text:style-name="P6"><text:span text:style-name="T6">FROM participe AS p JOIN regions USING (noc) </text:span></text:p>
                <text:p text:style-name="P6"><text:span text:style-name="T6">WHERE p.annee BETWEEN 1992 AND 2016 </text:span></text:p>
                <text:p text:style-name="P6"><text:span text:style-name="T6">AND regions IN ('China', 'South Korea', 'Australia', 'USA', 'France') </text:span></text:p>
                <text:p text:style-name="P6"><text:span text:style-name="T6">GROUP BY regions, p.annee, p.saison </text:span></text:p>
                <text:p text:style-name="P6"><text:span text:style-name="T6">ORDER BY regions, p.saison, p.annee;</text:span></text:p>
              </draw:text-box>
            </draw:frame>
          </table:table-cell>
          <table:table-cell table:number-columns-repeated="1012"/>
        </table:table-row>
        <table:table-row table:style-name="ro1" table:number-rows-repeated="17">
          <table:table-cell table:number-columns-repeated="1024"/>
        </table:table-row>
        <table:table-row table:style-name="ro4">
          <table:table-cell table:style-name="ce29"/>
          <table:table-cell table:number-columns-repeated="1023"/>
        </table:table-row>
        <table:table-row table:style-name="ro1">
          <table:table-cell/>
          <table:table-cell table:style-name="ce30"/>
          <table:table-cell table:number-columns-repeated="3"/>
          <table:table-cell table:style-name="ce30"/>
          <table:table-cell table:number-columns-repeated="4"/>
          <table:table-cell table:style-name="ce30"/>
          <table:table-cell table:number-columns-repeated="1013"/>
        </table:table-row>
        <table:table-row table:style-name="ro1">
          <table:table-cell table:style-name="ce30"/>
          <table:table-cell table:style-name="ce31" table:number-columns-repeated="13"/>
          <table:table-cell table:number-columns-repeated="1010"/>
        </table:table-row>
        <table:table-row table:style-name="ro1" table:number-rows-repeated="5">
          <table:table-cell table:style-name="ce32"/>
          <table:table-cell table:number-columns-repeated="4"/>
          <table:table-cell table:style-name="ce33"/>
          <table:table-cell table:style-name="ce34"/>
          <table:table-cell table:number-columns-repeated="1017"/>
        </table:table-row>
        <table:table-row table:style-name="ro1">
          <table:table-cell table:number-columns-repeated="1024"/>
        </table:table-row>
        <table:table-row table:style-name="ro1" table:number-rows-repeated="5">
          <table:table-cell table:style-name="ce32"/>
          <table:table-cell table:number-columns-repeated="4"/>
          <table:table-cell table:style-name="ce33"/>
          <table:table-cell table:style-name="ce34"/>
          <table:table-cell table:number-columns-repeated="1017"/>
        </table:table-row>
        <table:table-row table:style-name="ro1">
          <table:table-cell table:style-name="ce32"/>
          <table:table-cell table:style-name="ce31" table:number-columns-repeated="13"/>
          <table:table-cell table:number-columns-repeated="1010"/>
        </table:table-row>
        <table:table-row table:style-name="ro1">
          <table:table-cell table:number-columns-repeated="5"/>
          <table:table-cell table:style-name="ce33"/>
          <table:table-cell table:style-name="ce34"/>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table>
      <table:table table:name="Q3-b2" table:style-name="ta3">
        <table:table-column table:style-name="co31" table:default-cell-style-name="ce36"/>
        <table:table-column table:style-name="co33" table:default-cell-style-name="ce36"/>
        <table:table-column table:style-name="co27" table:default-cell-style-name="ce36"/>
        <table:table-column table:style-name="co34" table:default-cell-style-name="ce36"/>
        <table:table-column table:style-name="co35" table:default-cell-style-name="ce36"/>
        <table:table-column table:style-name="co29" table:default-cell-style-name="ce36"/>
        <table:table-column table:style-name="co36" table:default-cell-style-name="ce36"/>
        <table:table-column table:style-name="co7" table:number-columns-repeated="1017" table:default-cell-style-name="ce36"/>
        <table:table-row table:style-name="ro4">
          <table:table-cell table:style-name="ce17" office:value-type="string" calcext:value-type="string" table:number-columns-spanned="7" table:number-rows-spanned="1">
            <text:p>Nombre de médaillés de chaque pays par jeux et année</text:p>
          </table:table-cell>
          <table:covered-table-cell table:number-columns-repeated="6"/>
          <table:table-cell>
            <draw:frame draw:z-index="2" draw:name="ZoneTexte 3_9" draw:style-name="gr4" draw:text-style-name="P4" svg:width="10.261cm" svg:height="6.539cm" svg:x="0.548cm" svg:y="0.418cm">
              <draw:text-box>
                <text:p text:style-name="P3"><text:span text:style-name="T5">De la même manière que pour la question précédente, <text:s/>nous avons des données pour les 5 pays que nous avons sélectionné.</text:span></text:p>
                <text:p text:style-name="P3"><text:span text:style-name="T5"/></text:p>
                <text:p text:style-name="P3"><text:span text:style-name="T5">Ici, l’idée avancée sur la corrélation entre le nombre de participants et le nombre de médailles est bien plus visible.</text:span></text:p>
                <text:p text:style-name="P3"><text:span text:style-name="T5"/></text:p>
                <text:p text:style-name="P3"><text:span text:style-name="T5">En effet, si on compare les deux graphiques de cette question avec les deux graphiques de la dernière question, on voit bien que chaque pays est a peu prêt a la même place, on voit même qu’en 2000, l’Australie a obtenu le plus de médailles qu’elle n’a jamais obtenu.</text:span></text:p>
                <text:p text:style-name="P3"><text:span text:style-name="T5"/></text:p>
                <text:p text:style-name="P3"><text:span text:style-name="T5">Nous observons la même chose en 2008 pour la Chine.</text:span></text:p>
              </draw:text-box>
            </draw:frame>
          </table:table-cell>
          <table:table-cell table:number-columns-repeated="1016"/>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5"/>
          <table:table-cell>
            <draw:frame draw:z-index="3" draw:name="ZoneTexte 3_10" draw:style-name="gr4" draw:text-style-name="P4" svg:width="12.48cm" svg:height="4.095cm" svg:x="0.96cm" svg:y="0.066cm">
              <draw:text-box>
                <text:p text:style-name="P3"><text:span text:style-name="T5">Requete SQL :</text:span></text:p>
                <text:p text:style-name="P3"><text:span text:style-name="T5"/></text:p>
                <text:p text:style-name="P3"><text:span text:style-name="T5">SELECT regions, p.annee, p.saison, COUNT(DISTINCT id) AS nbr_medaille </text:span></text:p>
                <text:p text:style-name="P3"><text:span text:style-name="T5">FROM participe AS p JOIN regions USING (noc) JOIN resultat USING (id) WHERE p.annee BETWEEN 1992 AND 2016 </text:span></text:p>
                <text:p text:style-name="P3"><text:span text:style-name="T5">AND regions IN ('China', 'South Korea', 'Australia', 'USA', 'France') </text:span></text:p>
                <text:p text:style-name="P3"><text:span text:style-name="T5">AND medaille IS NOT NULL </text:span></text:p>
                <text:p text:style-name="P3"><text:span text:style-name="T5">GROUP BY regions, p.annee, p.saison </text:span></text:p>
                <text:p text:style-name="P3"><text:span text:style-name="T5">ORDER BY regions, p.saison, p.annee ;</text:span></text:p>
              </draw:text-box>
            </draw:frame>
          </table:table-cell>
          <table:table-cell table:number-columns-repeated="1011"/>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84" calcext:value-type="float">
            <text:p>84</text:p>
          </table:table-cell>
          <table:table-cell table:style-name="ce6" office:value-type="float" office:value="91" calcext:value-type="float">
            <text:p>91</text:p>
          </table:table-cell>
          <table:table-cell table:style-name="ce6" office:value-type="float" office:value="65" calcext:value-type="float">
            <text:p>65</text:p>
          </table:table-cell>
          <table:table-cell table:style-name="ce6" office:value-type="float" office:value="231" calcext:value-type="float">
            <text:p>231</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9" office:value-type="float" office:value="156" calcext:value-type="float">
            <text:p>156</text:p>
          </table:table-cell>
          <table:table-cell table:style-name="ce9" office:value-type="float" office:value="114" calcext:value-type="float">
            <text:p>114</text:p>
          </table:table-cell>
          <table:table-cell table:style-name="ce9" office:value-type="float" office:value="75" calcext:value-type="float">
            <text:p>75</text:p>
          </table:table-cell>
          <table:table-cell table:style-name="ce9" office:value-type="float" office:value="84" calcext:value-type="float">
            <text:p>84</text:p>
          </table:table-cell>
          <table:table-cell table:style-name="ce9" office:value-type="float" office:value="280" calcext:value-type="float">
            <text:p>280</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9" office:value-type="float" office:value="202" calcext:value-type="float">
            <text:p>202</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98" calcext:value-type="float">
            <text:p>98</text:p>
          </table:table-cell>
          <table:table-cell table:style-name="ce9" office:value-type="float" office:value="279" calcext:value-type="float">
            <text:p>279</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9" office:value-type="float" office:value="198" calcext:value-type="float">
            <text:p>198</text:p>
          </table:table-cell>
          <table:table-cell table:style-name="ce9" office:value-type="float" office:value="144" calcext:value-type="float">
            <text:p>144</text:p>
          </table:table-cell>
          <table:table-cell table:style-name="ce9" office:value-type="float" office:value="94" calcext:value-type="float">
            <text:p>94</text:p>
          </table:table-cell>
          <table:table-cell table:style-name="ce9" office:value-type="float" office:value="69" calcext:value-type="float">
            <text:p>69</text:p>
          </table:table-cell>
          <table:table-cell table:style-name="ce9" office:value-type="float" office:value="285" calcext:value-type="float">
            <text:p>285</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9" office:value-type="float" office:value="176" calcext:value-type="float">
            <text:p>176</text:p>
          </table:table-cell>
          <table:table-cell table:style-name="ce9" office:value-type="float" office:value="186" calcext:value-type="float">
            <text:p>186</text:p>
          </table:table-cell>
          <table:table-cell table:style-name="ce9" office:value-type="float" office:value="109" calcext:value-type="float">
            <text:p>109</text:p>
          </table:table-cell>
          <table:table-cell table:style-name="ce9" office:value-type="float" office:value="92" calcext:value-type="float">
            <text:p>92</text:p>
          </table:table-cell>
          <table:table-cell table:style-name="ce9" office:value-type="float" office:value="313" calcext:value-type="float">
            <text:p>313</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9" office:value-type="float" office:value="147" calcext:value-type="float">
            <text:p>147</text:p>
          </table:table-cell>
          <table:table-cell table:style-name="ce9" office:value-type="float" office:value="152" calcext:value-type="float">
            <text:p>152</text:p>
          </table:table-cell>
          <table:table-cell table:style-name="ce9" office:value-type="float" office:value="121" calcext:value-type="float">
            <text:p>121</text:p>
          </table:table-cell>
          <table:table-cell table:style-name="ce9" office:value-type="float" office:value="75" calcext:value-type="float">
            <text:p>75</text:p>
          </table:table-cell>
          <table:table-cell table:style-name="ce9" office:value-type="float" office:value="268" calcext:value-type="float">
            <text:p>268</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12" office:value-type="float" office:value="110" calcext:value-type="float">
            <text:p>110</text:p>
          </table:table-cell>
          <table:table-cell table:style-name="ce12" office:value-type="float" office:value="128" calcext:value-type="float">
            <text:p>128</text:p>
          </table:table-cell>
          <table:table-cell table:style-name="ce12" office:value-type="float" office:value="113" calcext:value-type="float">
            <text:p>113</text:p>
          </table:table-cell>
          <table:table-cell table:style-name="ce12" office:value-type="float" office:value="40" calcext:value-type="float">
            <text:p>40</text:p>
          </table:table-cell>
          <table:table-cell table:style-name="ce12" office:value-type="float" office:value="249" calcext:value-type="float">
            <text:p>249</text:p>
          </table:table-cell>
          <table:table-cell table:number-columns-repeated="1017"/>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number-columns-repeated="2" table:style-name="ce6" office:value-type="float" office:value="4" calcext:value-type="float">
            <text:p>4</text:p>
          </table:table-cell>
          <table:table-cell table:style-name="ce6" office:value-type="float" office:value="18" calcext:value-type="float">
            <text:p>18</text:p>
          </table:table-cell>
          <table:table-cell table:style-name="ce6" office:value-type="float" office:value="7" calcext:value-type="float">
            <text:p>7</text:p>
          </table:table-cell>
          <table:table-cell table:style-name="ce6" office:value-type="float" office:value="23" calcext:value-type="float">
            <text:p>23</text:p>
          </table:table-cell>
          <table:table-cell table:number-columns-repeated="1017"/>
        </table:table-row>
        <table:table-row table:style-name="ro1">
          <table:covered-table-cell/>
          <table:table-cell table:style-name="ce26" office:value-type="float" office:value="1994" calcext:value-type="float">
            <text:p>1994</text:p>
          </table:table-cell>
          <table:table-cell table:number-columns-repeated="2"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8" calcext:value-type="float">
            <text:p>8</text:p>
          </table:table-cell>
          <table:table-cell table:style-name="ce9" office:value-type="float" office:value="29" calcext:value-type="float">
            <text:p>29</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9" office:value-type="float" office:value="4" calcext:value-type="float">
            <text:p>4</text:p>
          </table:table-cell>
          <table:table-cell table:style-name="ce9" office:value-type="float" office:value="13" calcext:value-type="float">
            <text:p>13</text:p>
          </table:table-cell>
          <table:table-cell table:style-name="ce9" office:value-type="float" office:value="29" calcext:value-type="float">
            <text:p>29</text:p>
          </table:table-cell>
          <table:table-cell table:style-name="ce9" office:value-type="float" office:value="10" calcext:value-type="float">
            <text:p>10</text:p>
          </table:table-cell>
          <table:table-cell table:style-name="ce9" office:value-type="float" office:value="65" calcext:value-type="float">
            <text:p>65</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9" calcext:value-type="float">
            <text:p>29</text:p>
          </table:table-cell>
          <table:table-cell table:style-name="ce9" office:value-type="float" office:value="8" calcext:value-type="float">
            <text:p>8</text:p>
          </table:table-cell>
          <table:table-cell table:style-name="ce9" office:value-type="float" office:value="93" calcext:value-type="float">
            <text:p>93</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7" calcext:value-type="float">
            <text:p>27</text:p>
          </table:table-cell>
          <table:table-cell table:style-name="ce9" office:value-type="float" office:value="12" calcext:value-type="float">
            <text:p>12</text:p>
          </table:table-cell>
          <table:table-cell table:style-name="ce9" office:value-type="float" office:value="84" calcext:value-type="float">
            <text:p>84</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9" office:value-type="float" office:value="4" calcext:value-type="float">
            <text:p>4</text:p>
          </table:table-cell>
          <table:table-cell table:style-name="ce9" office:value-type="float" office:value="22" calcext:value-type="float">
            <text:p>22</text:p>
          </table:table-cell>
          <table:table-cell table:style-name="ce9" office:value-type="float" office:value="19" calcext:value-type="float">
            <text:p>19</text:p>
          </table:table-cell>
          <table:table-cell table:style-name="ce9" office:value-type="float" office:value="13" calcext:value-type="float">
            <text:p>13</text:p>
          </table:table-cell>
          <table:table-cell table:style-name="ce9" office:value-type="float" office:value="102" calcext:value-type="float">
            <text:p>102</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12" office:value-type="float" office:value="4" calcext:value-type="float">
            <text:p>4</text:p>
          </table:table-cell>
          <table:table-cell table:style-name="ce12" office:value-type="float" office:value="20" calcext:value-type="float">
            <text:p>20</text:p>
          </table:table-cell>
          <table:table-cell table:style-name="ce12" office:value-type="float" office:value="23" calcext:value-type="float">
            <text:p>23</text:p>
          </table:table-cell>
          <table:table-cell table:style-name="ce12" office:value-type="float" office:value="13" calcext:value-type="float">
            <text:p>13</text:p>
          </table:table-cell>
          <table:table-cell table:style-name="ce12" office:value-type="float" office:value="83" calcext:value-type="float">
            <text:p>83</text:p>
          </table:table-cell>
          <table:table-cell table:number-columns-repeated="1017"/>
        </table:table-row>
        <table:table-row table:style-name="ro1">
          <table:table-cell>
            <draw:frame draw:z-index="0" draw:name="Graphique 1" draw:style-name="gr2" svg:width="11.859cm" svg:height="8.355cm" svg:x="0.25cm" svg:y="0.181cm">
              <draw:object draw:notify-on-update-of-ranges="'Q3-b2'.B3:'Q3-b2'.B9 'Q3-b2'.C2:'Q3-b2'.C2 'Q3-b2'.C3:'Q3-b2'.C9 'Q3-b2'.D2:'Q3-b2'.D2 'Q3-b2'.D3:'Q3-b2'.D9 'Q3-b2'.E2:'Q3-b2'.E2 'Q3-b2'.E3:'Q3-b2'.E9 'Q3-b2'.F2:'Q3-b2'.F2 'Q3-b2'.F3:'Q3-b2'.F9 'Q3-b2'.G2:'Q3-b2'.G2 'Q3-b2'.G3:'Q3-b2'.G9" xlink:href="./Object 9" xlink:type="simple" xlink:show="embed" xlink:actuate="onLoad">
                <loext:p/>
              </draw:object>
              <draw:image xlink:href="./ObjectReplacements/Object 9" xlink:type="simple" xlink:show="embed" xlink:actuate="onLoad"/>
            </draw:frame>
          </table:table-cell>
          <table:table-cell table:number-columns-repeated="5"/>
          <table:table-cell>
            <draw:frame draw:z-index="1" draw:name="Graphique 2" draw:style-name="gr2" svg:width="11.681cm" svg:height="8.265cm" svg:x="0.982cm" svg:y="0.166cm">
              <draw:object draw:notify-on-update-of-ranges="'Q3-b2'.B10:'Q3-b2'.B16 'Q3-b2'.C2:'Q3-b2'.C2 'Q3-b2'.C10:'Q3-b2'.C16 'Q3-b2'.D2:'Q3-b2'.D2 'Q3-b2'.D10:'Q3-b2'.D16 'Q3-b2'.E2:'Q3-b2'.E2 'Q3-b2'.E10:'Q3-b2'.E16 'Q3-b2'.F2:'Q3-b2'.F2 'Q3-b2'.F10:'Q3-b2'.F16 'Q3-b2'.G2:'Q3-b2'.G2 'Q3-b2'.G10:'Q3-b2'.G16" xlink:href="./Object 10" xlink:type="simple" xlink:show="embed" xlink:actuate="onLoad">
                <loext:p/>
              </draw:object>
              <draw:image xlink:href="./ObjectReplacements/Object 10" xlink:type="simple" xlink:show="embed" xlink:actuate="onLoad"/>
            </draw:frame>
          </table:table-cell>
          <table:table-cell table:number-columns-repeated="1017"/>
        </table:table-row>
        <table:table-row table:style-name="ro1" table:number-rows-repeated="1048558">
          <table:table-cell table:number-columns-repeated="1024"/>
        </table:table-row>
        <table:table-row table:style-name="ro1">
          <table:table-cell table:number-columns-repeated="1024"/>
        </table:table-row>
      </table:table>
      <table:table table:name="Q3-b3" table:style-name="ta3">
        <table:table-column table:style-name="co31" table:default-cell-style-name="ce36"/>
        <table:table-column table:style-name="co5" table:default-cell-style-name="ce36"/>
        <table:table-column table:style-name="co37" table:default-cell-style-name="ce36"/>
        <table:table-column table:style-name="co38" table:default-cell-style-name="ce36"/>
        <table:table-column table:style-name="co39" table:default-cell-style-name="ce36"/>
        <table:table-column table:style-name="co5" table:default-cell-style-name="ce36"/>
        <table:table-column table:style-name="co40" table:default-cell-style-name="ce36"/>
        <table:table-column table:style-name="co7" table:number-columns-repeated="1017" table:default-cell-style-name="ce36"/>
        <table:table-row table:style-name="ro4">
          <table:table-cell table:style-name="ce17" office:value-type="string" calcext:value-type="string" table:number-columns-spanned="7" table:number-rows-spanned="1">
            <text:p>Nombre de femmes participante</text:p>
          </table:table-cell>
          <table:covered-table-cell table:number-columns-repeated="6"/>
          <table:table-cell table:number-columns-repeated="1017"/>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draw:frame draw:z-index="2" draw:name="ZoneTexte 3_ 1" draw:style-name="gr4" draw:text-style-name="P4" svg:width="14.294cm" svg:height="6.539cm" svg:x="0.495cm" svg:y="0.025cm">
              <draw:text-box>
                <text:p text:style-name="P3"><text:span text:style-name="T5">Ces données ainsi que ces graphes montrent le nombre de femmes participantes </text:span><text:span text:style-name="T5">durant de 1992 à 2016 aux Jeux Olympiques,</text:span></text:p>
                <text:p text:style-name="P3"><text:span text:style-name="T5">Nous voyons bien que le graphique du nombre de participantes en été n’a pas une </text:span><text:span text:style-name="T5">allure similaire a celle de la question Q3-b1 ou Q3-b2.</text:span></text:p>
                <text:p text:style-name="P3"><text:span text:style-name="T5">Les États-Unis ne dominent pas autant le nombre d’athlètes, même si on observe </text:span><text:span text:style-name="T5">tout de même qu’ils n’ont pas de piques de participations comme l’Australie ou la </text:span><text:span text:style-name="T5">Chine ont eu.</text:span></text:p>
                <text:p text:style-name="P3"><text:span text:style-name="T5">Mais on voit que en plus d’être détrôné en 2000 et en 2008, la Chine a eu plus de </text:span><text:span text:style-name="T5">participants que les États-Unis aux Jeux Olympiques de 2004, qui ont eu lieu à </text:span><text:span text:style-name="T5">Athènes.</text:span></text:p>
                <text:p text:style-name="P3"><text:span text:style-name="T5"/></text:p>
                <text:p text:style-name="P3"><text:span text:style-name="T5">Quand au graphique montrant le nombre de participants aux Jeux Olympiques </text:span><text:span text:style-name="T5">d’hiver, les États-Unis dominent encore cette catégorie, en doublant presque le </text:span><text:span text:style-name="T5">nombre de femmes athlètes que la Chine, second pays ayant eu le plus de </text:span><text:span text:style-name="T5">participants a eu de 2004 a 2014.</text:span></text:p>
                <text:p text:style-name="P3"><text:span text:style-name="T5"><text:s/></text:span></text:p>
              </draw:text-box>
            </draw:frame>
          </table:table-cell>
          <table:table-cell table:number-columns-repeated="1016"/>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137" calcext:value-type="float">
            <text:p>137</text:p>
          </table:table-cell>
          <table:table-cell table:style-name="ce6" office:value-type="float" office:value="98" calcext:value-type="float">
            <text:p>98</text:p>
          </table:table-cell>
          <table:table-cell table:style-name="ce6" office:value-type="float" office:value="72" calcext:value-type="float">
            <text:p>72</text:p>
          </table:table-cell>
          <table:table-cell table:style-name="ce6" office:value-type="float" office:value="190" calcext:value-type="float">
            <text:p>190</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9" office:value-type="float" office:value="167" calcext:value-type="float">
            <text:p>167</text:p>
          </table:table-cell>
          <table:table-cell table:style-name="ce9" office:value-type="float" office:value="192" calcext:value-type="float">
            <text:p>192</text:p>
          </table:table-cell>
          <table:table-cell table:style-name="ce9" office:value-type="float" office:value="102" calcext:value-type="float">
            <text:p>102</text:p>
          </table:table-cell>
          <table:table-cell table:style-name="ce9" office:value-type="float" office:value="113" calcext:value-type="float">
            <text:p>113</text:p>
          </table:table-cell>
          <table:table-cell table:style-name="ce9" office:value-type="float" office:value="273" calcext:value-type="float">
            <text:p>273</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9" office:value-type="float" office:value="276" calcext:value-type="float">
            <text:p>276</text:p>
          </table:table-cell>
          <table:table-cell table:style-name="ce9" office:value-type="float" office:value="192" calcext:value-type="float">
            <text:p>192</text:p>
          </table:table-cell>
          <table:table-cell table:style-name="ce9" office:value-type="float" office:value="125" calcext:value-type="float">
            <text:p>125</text:p>
          </table:table-cell>
          <table:table-cell table:style-name="ce9" office:value-type="float" office:value="106" calcext:value-type="float">
            <text:p>106</text:p>
          </table:table-cell>
          <table:table-cell table:style-name="ce9" office:value-type="float" office:value="253" calcext:value-type="float">
            <text:p>253</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9" office:value-type="float" office:value="202" calcext:value-type="float">
            <text:p>202</text:p>
          </table:table-cell>
          <table:table-cell table:style-name="ce9" office:value-type="float" office:value="265" calcext:value-type="float">
            <text:p>265</text:p>
          </table:table-cell>
          <table:table-cell table:style-name="ce9" office:value-type="float" office:value="113" calcext:value-type="float">
            <text:p>113</text:p>
          </table:table-cell>
          <table:table-cell table:style-name="ce9" office:value-type="float" office:value="119" calcext:value-type="float">
            <text:p>119</text:p>
          </table:table-cell>
          <table:table-cell table:style-name="ce9" office:value-type="float" office:value="254" calcext:value-type="float">
            <text:p>254</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9" office:value-type="float" office:value="199" calcext:value-type="float">
            <text:p>199</text:p>
          </table:table-cell>
          <table:table-cell table:style-name="ce9" office:value-type="float" office:value="306" calcext:value-type="float">
            <text:p>306</text:p>
          </table:table-cell>
          <table:table-cell table:style-name="ce9" office:value-type="float" office:value="121" calcext:value-type="float">
            <text:p>121</text:p>
          </table:table-cell>
          <table:table-cell table:style-name="ce9" office:value-type="float" office:value="106" calcext:value-type="float">
            <text:p>106</text:p>
          </table:table-cell>
          <table:table-cell table:style-name="ce9" office:value-type="float" office:value="282" calcext:value-type="float">
            <text:p>282</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9" office:value-type="float" office:value="184" calcext:value-type="float">
            <text:p>184</text:p>
          </table:table-cell>
          <table:table-cell table:style-name="ce9" office:value-type="float" office:value="235" calcext:value-type="float">
            <text:p>235</text:p>
          </table:table-cell>
          <table:table-cell table:style-name="ce9" office:value-type="float" office:value="142" calcext:value-type="float">
            <text:p>142</text:p>
          </table:table-cell>
          <table:table-cell table:style-name="ce9" office:value-type="float" office:value="115" calcext:value-type="float">
            <text:p>115</text:p>
          </table:table-cell>
          <table:table-cell table:style-name="ce9" office:value-type="float" office:value="268" calcext:value-type="float">
            <text:p>268</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12" office:value-type="float" office:value="212" calcext:value-type="float">
            <text:p>212</text:p>
          </table:table-cell>
          <table:table-cell table:style-name="ce12" office:value-type="float" office:value="263" calcext:value-type="float">
            <text:p>263</text:p>
          </table:table-cell>
          <table:table-cell table:style-name="ce12" office:value-type="float" office:value="167" calcext:value-type="float">
            <text:p>167</text:p>
          </table:table-cell>
          <table:table-cell table:style-name="ce12" office:value-type="float" office:value="104" calcext:value-type="float">
            <text:p>104</text:p>
          </table:table-cell>
          <table:table-cell table:style-name="ce12" office:value-type="float" office:value="291" calcext:value-type="float">
            <text:p>291</text:p>
          </table:table-cell>
          <table:table-cell table:number-columns-repeated="1017"/>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7" calcext:value-type="float">
            <text:p>7</text:p>
          </table:table-cell>
          <table:table-cell table:style-name="ce9" office:value-type="float" office:value="20" calcext:value-type="float">
            <text:p>20</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50" calcext:value-type="float">
            <text:p>50</text:p>
          </table:table-cell>
          <table:table-cell table:number-columns-repeated="1017"/>
        </table:table-row>
        <table:table-row table:style-name="ro1">
          <table:covered-table-cell/>
          <table:table-cell table:style-name="ce26" office:value-type="float" office:value="1994" calcext:value-type="float">
            <text:p>1994</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style-name="ce9" office:value-type="float" office:value="10" calcext:value-type="float">
            <text:p>10</text:p>
          </table:table-cell>
          <table:table-cell table:style-name="ce9" office:value-type="float" office:value="52" calcext:value-type="float">
            <text:p>52</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9" office:value-type="float" office:value="8" calcext:value-type="float">
            <text:p>8</text:p>
          </table:table-cell>
          <table:table-cell table:style-name="ce9" office:value-type="float" office:value="42" calcext:value-type="float">
            <text:p>42</text:p>
          </table:table-cell>
          <table:table-cell table:style-name="ce9" office:value-type="float" office:value="31" calcext:value-type="float">
            <text:p>31</text:p>
          </table:table-cell>
          <table:table-cell table:style-name="ce9" office:value-type="float" office:value="11" calcext:value-type="float">
            <text:p>11</text:p>
          </table:table-cell>
          <table:table-cell table:style-name="ce9" office:value-type="float" office:value="81" calcext:value-type="float">
            <text:p>81</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9" office:value-type="float" office:value="12" calcext:value-type="float">
            <text:p>12</text:p>
          </table:table-cell>
          <table:table-cell table:style-name="ce9" office:value-type="float" office:value="47" calcext:value-type="float">
            <text:p>47</text:p>
          </table:table-cell>
          <table:table-cell table:style-name="ce9" office:value-type="float" office:value="27" calcext:value-type="float">
            <text:p>27</text:p>
          </table:table-cell>
          <table:table-cell table:style-name="ce9" office:value-type="float" office:value="15" calcext:value-type="float">
            <text:p>15</text:p>
          </table:table-cell>
          <table:table-cell table:style-name="ce9" office:value-type="float" office:value="87" calcext:value-type="float">
            <text:p>87</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9" office:value-type="float" office:value="17" calcext:value-type="float">
            <text:p>17</text:p>
          </table:table-cell>
          <table:table-cell table:style-name="ce9" office:value-type="float" office:value="39" calcext:value-type="float">
            <text:p>39</text:p>
          </table:table-cell>
          <table:table-cell table:style-name="ce9" office:value-type="float" office:value="32" calcext:value-type="float">
            <text:p>32</text:p>
          </table:table-cell>
          <table:table-cell table:style-name="ce9" office:value-type="float" office:value="14" calcext:value-type="float">
            <text:p>14</text:p>
          </table:table-cell>
          <table:table-cell table:style-name="ce9" office:value-type="float" office:value="87" calcext:value-type="float">
            <text:p>87</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9" office:value-type="float" office:value="20" calcext:value-type="float">
            <text:p>20</text:p>
          </table:table-cell>
          <table:table-cell table:style-name="ce9" office:value-type="float" office:value="57" calcext:value-type="float">
            <text:p>57</text:p>
          </table:table-cell>
          <table:table-cell table:style-name="ce9" office:value-type="float" office:value="37" calcext:value-type="float">
            <text:p>37</text:p>
          </table:table-cell>
          <table:table-cell table:style-name="ce9" office:value-type="float" office:value="18" calcext:value-type="float">
            <text:p>18</text:p>
          </table:table-cell>
          <table:table-cell table:style-name="ce9" office:value-type="float" office:value="92" calcext:value-type="float">
            <text:p>92</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12" office:value-type="float" office:value="31" calcext:value-type="float">
            <text:p>3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12" office:value-type="float" office:value="30" calcext:value-type="float">
            <text:p>30</text:p>
          </table:table-cell>
          <table:table-cell table:style-name="ce12" office:value-type="float" office:value="100" calcext:value-type="float">
            <text:p>100</text:p>
          </table:table-cell>
          <table:table-cell table:number-columns-repeated="1017"/>
        </table:table-row>
        <table:table-row table:style-name="ro1">
          <table:table-cell>
            <draw:frame draw:z-index="0" draw:name="Graphique 1" draw:style-name="gr2" svg:width="11.859cm" svg:height="8.355cm" svg:x="0.195cm" svg:y="0.166cm">
              <draw:object draw:notify-on-update-of-ranges="'Q3-b3'.B3:'Q3-b3'.B9 'Q3-b3'.C2:'Q3-b3'.C2 'Q3-b3'.C3:'Q3-b3'.C9 'Q3-b3'.D2:'Q3-b3'.D2 'Q3-b3'.D3:'Q3-b3'.D9 'Q3-b3'.E2:'Q3-b3'.E2 'Q3-b3'.E3:'Q3-b3'.E9 'Q3-b3'.F2:'Q3-b3'.F2 'Q3-b3'.F3:'Q3-b3'.F9 'Q3-b3'.G2:'Q3-b3'.G2 'Q3-b3'.G3:'Q3-b3'.G9" xlink:href="./Object 11" xlink:type="simple" xlink:show="embed" xlink:actuate="onLoad">
                <loext:p/>
              </draw:object>
              <draw:image xlink:href="./ObjectReplacements/Object 11" xlink:type="simple" xlink:show="embed" xlink:actuate="onLoad"/>
            </draw:frame>
          </table:table-cell>
          <table:table-cell table:number-columns-repeated="4"/>
          <table:table-cell>
            <draw:frame draw:z-index="1" draw:name="Graphique 2" draw:style-name="gr2" svg:width="11.681cm" svg:height="8.265cm" svg:x="1.951cm" svg:y="0.216cm">
              <draw:object draw:notify-on-update-of-ranges="'Q3-b3'.B10:'Q3-b3'.B16 'Q3-b3'.C2:'Q3-b3'.C2 'Q3-b3'.C10:'Q3-b3'.C16 'Q3-b3'.D2:'Q3-b3'.D2 'Q3-b3'.D10:'Q3-b3'.D16 'Q3-b3'.E2:'Q3-b3'.E2 'Q3-b3'.E10:'Q3-b3'.E16 'Q3-b3'.F2:'Q3-b3'.F2 'Q3-b3'.F10:'Q3-b3'.F16 'Q3-b3'.G2:'Q3-b3'.G2 'Q3-b3'.G10:'Q3-b3'.G16" xlink:href="./Object 12" xlink:type="simple" xlink:show="embed" xlink:actuate="onLoad">
                <loext:p/>
              </draw:object>
              <draw:image xlink:href="./ObjectReplacements/Object 12" xlink:type="simple" xlink:show="embed" xlink:actuate="onLoad"/>
            </draw:frame>
          </table:table-cell>
          <table:table-cell table:number-columns-repeated="1018"/>
        </table:table-row>
        <table:table-row table:style-name="ro1" table:number-rows-repeated="18">
          <table:table-cell table:number-columns-repeated="1024"/>
        </table:table-row>
        <table:table-row table:style-name="ro1">
          <table:table-cell>
            <draw:frame draw:z-index="3" draw:name="ZoneTexte 3_ 2" draw:style-name="gr4" draw:text-style-name="P4" svg:width="12.268cm" svg:height="4.07cm" svg:x="0.395cm" svg:y="0.284cm">
              <draw:text-box>
                <text:p text:style-name="P3"><text:span text:style-name="T5">Requete SQL :</text:span></text:p>
                <text:p text:style-name="P3"><text:span text:style-name="T5"/></text:p>
                <text:p text:style-name="P3"><text:span text:style-name="T5">SELECT regions, p.annee, p.saison, COUNT(DISTINCT id) AS nbr_femme </text:span></text:p>
                <text:p text:style-name="P3"><text:span text:style-name="T5">FROM athlete JOIN participe AS p USING (id) JOIN regions USING (noc) </text:span></text:p>
                <text:p text:style-name="P3"><text:span text:style-name="T5">WHERE p.annee BETWEEN 1992 AND 2016 </text:span></text:p>
                <text:p text:style-name="P3"><text:span text:style-name="T5">AND regions IN ('China', 'South Korea', 'Australia', 'USA', 'France') </text:span></text:p>
                <text:p text:style-name="P3"><text:span text:style-name="T5">AND genre = 'F' </text:span></text:p>
                <text:p text:style-name="P3"><text:span text:style-name="T5">GROUP BY regions, p.annee, p.saison </text:span></text:p>
                <text:p text:style-name="P3"><text:span text:style-name="T5">ORDER BY regions, p.saison, p.annee ;</text:span></text:p>
                <text:p text:style-name="P3"><text:span text:style-name="T5"/></text:p>
                <text:p text:style-name="P3"><text:span text:style-name="T5"/></text:p>
              </draw:text-box>
            </draw:frame>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Q3-b4" table:style-name="ta3">
        <table:shapes>
          <draw:frame draw:z-index="2" draw:name="Graphique 1" draw:style-name="gr2" svg:width="11.76cm" svg:height="8.479cm" svg:x="12.657cm" svg:y="7.606cm">
            <draw:object draw:notify-on-update-of-ranges="'Q3-b4'.B3:'Q3-b4'.B9 'Q3-b4'.I2:'Q3-b4'.I2 'Q3-b4'.I3:'Q3-b4'.I9 'Q3-b4'.J2:'Q3-b4'.J2 'Q3-b4'.J3:'Q3-b4'.J9 'Q3-b4'.K2:'Q3-b4'.K2 'Q3-b4'.K3:'Q3-b4'.K9 'Q3-b4'.L2:'Q3-b4'.L2 'Q3-b4'.L3:'Q3-b4'.L9 'Q3-b4'.M2:'Q3-b4'.M2 'Q3-b4'.M3:'Q3-b4'.M9" xlink:href="./Object 15" xlink:type="simple" xlink:show="embed" xlink:actuate="onLoad">
              <loext:p/>
            </draw:object>
            <draw:image xlink:href="./ObjectReplacements/Object 15" xlink:type="simple" xlink:show="embed" xlink:actuate="onLoad"/>
          </draw:frame>
          <draw:frame draw:z-index="3" draw:name="Graphique 2" draw:style-name="gr2" svg:width="11.75cm" svg:height="8.263cm" svg:x="12.667cm" svg:y="16.528cm">
            <draw:object draw:notify-on-update-of-ranges="'Q3-b4'.B10:'Q3-b4'.B16 'Q3-b4'.I2:'Q3-b4'.I2 'Q3-b4'.I10:'Q3-b4'.I16 'Q3-b4'.J2:'Q3-b4'.J2 'Q3-b4'.J10:'Q3-b4'.J16 'Q3-b4'.K2:'Q3-b4'.K2 'Q3-b4'.K10:'Q3-b4'.K16 'Q3-b4'.L2:'Q3-b4'.L2 'Q3-b4'.L10:'Q3-b4'.L16 'Q3-b4'.M2:'Q3-b4'.M2 'Q3-b4'.M10:'Q3-b4'.M16" xlink:href="./Object 16" xlink:type="simple" xlink:show="embed" xlink:actuate="onLoad">
              <loext:p/>
            </draw:object>
            <draw:image xlink:href="./ObjectReplacements/Object 16" xlink:type="simple" xlink:show="embed" xlink:actuate="onLoad"/>
          </draw:frame>
        </table:shapes>
        <table:table-column table:style-name="co37" table:default-cell-style-name="ce36"/>
        <table:table-column table:style-name="co35" table:default-cell-style-name="ce36"/>
        <table:table-column table:style-name="co27" table:default-cell-style-name="ce36"/>
        <table:table-column table:style-name="co32" table:default-cell-style-name="ce36"/>
        <table:table-column table:style-name="co41" table:default-cell-style-name="ce36"/>
        <table:table-column table:style-name="co29" table:default-cell-style-name="ce36"/>
        <table:table-column table:style-name="co3" table:default-cell-style-name="ce36"/>
        <table:table-column table:style-name="co42" table:default-cell-style-name="ce36"/>
        <table:table-column table:style-name="co27" table:default-cell-style-name="ce36"/>
        <table:table-column table:style-name="co43" table:default-cell-style-name="ce36"/>
        <table:table-column table:style-name="co44" table:default-cell-style-name="ce36"/>
        <table:table-column table:style-name="co29" table:default-cell-style-name="ce36"/>
        <table:table-column table:style-name="co30" table:default-cell-style-name="ce36"/>
        <table:table-column table:style-name="co7" table:number-columns-repeated="1011" table:default-cell-style-name="ce36"/>
        <table:table-row table:style-name="ro4">
          <table:table-cell table:number-columns-repeated="2"/>
          <table:table-cell table:style-name="ce41" office:value-type="string" calcext:value-type="string" table:number-columns-spanned="5" table:number-rows-spanned="1">
            <text:p>Proportion de femmes participante</text:p>
          </table:table-cell>
          <table:covered-table-cell table:number-columns-repeated="4"/>
          <table:table-cell/>
          <table:table-cell table:style-name="ce41" office:value-type="string" calcext:value-type="string" table:number-columns-spanned="5" table:number-rows-spanned="1">
            <text:p>Proportion d’hommes participants</text:p>
          </table:table-cell>
          <table:covered-table-cell table:number-columns-repeated="4"/>
          <table:table-cell/>
          <table:table-cell>
            <draw:frame draw:z-index="4" draw:name="ZoneTexte 3_ 3" draw:style-name="gr4" draw:text-style-name="P4" svg:width="14.294cm" svg:height="13.437cm" svg:x="0.036cm" svg:y="0.421cm">
              <draw:text-box>
                <text:p text:style-name="P3"><text:span text:style-name="T5">Ces données nous donnes la proportion d’hommes </text:span><text:span text:style-name="T5">participants aux jeux olympiques ainsi que la proportion </text:span><text:span text:style-name="T5">de femme participant aux jeux olympiques pour nos 5 </text:span><text:span text:style-name="T5">pays, de 1992 a 2016.</text:span></text:p>
                <text:p text:style-name="P3"><text:span text:style-name="T5"/></text:p>
                <text:p text:style-name="P3"><text:span text:style-name="T5">La proportion de femme et d’homme étant trouvable a </text:span><text:span text:style-name="T5">partir de la proportion d’homme, nous observons que les </text:span><text:span text:style-name="T5">graphiques de proportion d’athlètes homme aux jeux </text:span><text:span text:style-name="T5">d’été et aux jeux d’hiver sont un reflet parfait des </text:span><text:span text:style-name="T5">graphiques de proportion de femmes aux jeux d’hiver et </text:span><text:span text:style-name="T5">d’été.</text:span></text:p>
                <text:p text:style-name="P3"><text:span text:style-name="T5"/></text:p>
                <text:p text:style-name="P3"><text:span text:style-name="T5">On observe une tendance décroissante quand on regarde </text:span><text:span text:style-name="T5">la proportion d’athlètes homme aux jeux olympiques </text:span><text:span text:style-name="T5">d’été, avec la Chine étant constamment le pays avec la </text:span><text:span text:style-name="T5">plus grande proportion d’athlètes femmes, tous jeux </text:span><text:span text:style-name="T5">confondus sur cette période, nous voyons que lors des </text:span><text:span text:style-name="T5">jeux de 2008 qu’ils ont hébergés, ils ont eu quasiment un </text:span><text:span text:style-name="T5">50/50 sur la proportion d’hommes et de femmes aux </text:span><text:span text:style-name="T5">épreuves des Jeux, ce qui est bien plus que les 36 % </text:span><text:span text:style-name="T5">d’hommes parmi les athlètes qu’ils ont eu lors des jeux de </text:span><text:span text:style-name="T5">2004.</text:span></text:p>
                <text:p text:style-name="P3"><text:span text:style-name="T5"/></text:p>
                <text:p text:style-name="P3"><text:span text:style-name="T5">Quand on regarde les graphiques des jeux d’hiver, on voit </text:span><text:span text:style-name="T5">bien que la Chine est encore le pays avec la plus grande </text:span><text:span text:style-name="T5">proportion de femmes athlètes, alors que la Chine n’est </text:span><text:span text:style-name="T5">pas le pays avec le plus de femme athlètes aux Jeux </text:span><text:span text:style-name="T5">Olympiques, ce titre appartient eux États-Unis, qui eux </text:span><text:span text:style-name="T5">sont le deuxième pays avec la plus grande proportion de </text:span><text:span text:style-name="T5">femmes aux Jeux Olympiques d’été, et en général le 3eme </text:span><text:span text:style-name="T5">pays avec la plus grande proportion de femmes aux Jeux </text:span><text:span text:style-name="T5">d’hiver.</text:span></text:p>
                <text:p text:style-name="P3"><text:span text:style-name="T5"/></text:p>
                <text:p text:style-name="P3"><text:span text:style-name="T5">Nous observons enfin que la France est constamment le </text:span><text:span text:style-name="T5">pays avec la plus grande proportion d’hommes aux Jeux </text:span><text:span text:style-name="T5">Olympiques, tous jeux confondus, sur cette période.</text:span></text:p>
                <text:p text:style-name="P3"><text:span text:style-name="T5">Il n’y a qu’en 1992, 1994 et en 2006 que d’autres pays </text:span><text:span text:style-name="T5">ont eu une proportion d’hommes dans leurs participants </text:span><text:span text:style-name="T5">aux Jeux.</text:span></text:p>
                <text:p text:style-name="P3"><text:span text:style-name="T5">En effet, en 1992 &amp; en 2006, la Corée du Sud a détrôner la </text:span><text:span text:style-name="T5">France, et en 1994 c’était l’Australie qui a vu 72 % de ces </text:span><text:span text:style-name="T5">athlètes étant des hommes.</text:span></text:p>
                <text:p text:style-name="P3"><text:span text:style-name="T5">La plus grande proportion d’hommes participant a </text:span><text:span text:style-name="T5">n’importe quel Jeux Olympique parmi nos 5 pays était la </text:span><text:span text:style-name="T5">Corée du Sud aux JO d’hiver de 1992, avec 83 % </text:span><text:span text:style-name="T5">d’hommes, contre 17 % de femmes.</text:span></text:p>
              </draw:text-box>
            </draw:frame>
          </table:table-cell>
          <table:table-cell table:number-columns-repeated="1009"/>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3'.C3]/['Q3-b1'.C3]" office:value-type="float" office:value="0.329749103942652" calcext:value-type="float">
            <text:p>0,33</text:p>
          </table:table-cell>
          <table:table-cell table:style-name="ce38" table:formula="of:=['Q3-b3'.D3]/['Q3-b1'.D3]" office:value-type="float" office:value="0.485815602836879" calcext:value-type="float">
            <text:p>0,49</text:p>
          </table:table-cell>
          <table:table-cell table:style-name="ce38" table:formula="of:=['Q3-b3'.E3]/['Q3-b1'.E3]" office:value-type="float" office:value="0.289085545722714" calcext:value-type="float">
            <text:p>0,29</text:p>
          </table:table-cell>
          <table:table-cell table:style-name="ce38" table:formula="of:=['Q3-b3'.F3]/['Q3-b1'.F3]" office:value-type="float" office:value="0.31858407079646" calcext:value-type="float">
            <text:p>0,32</text:p>
          </table:table-cell>
          <table:table-cell table:style-name="ce38" table:formula="of:=['Q3-b3'.G3]/['Q3-b1'.G3]" office:value-type="float" office:value="0.348623853211009" calcext:value-type="float">
            <text:p>0,35</text:p>
          </table:table-cell>
          <table:table-cell/>
          <table:table-cell table:style-name="ce38" table:formula="of:=1-[.C3]" office:value-type="float" office:value="0.670250896057348" calcext:value-type="float">
            <text:p>0,67</text:p>
          </table:table-cell>
          <table:table-cell table:style-name="ce38" table:formula="of:=1-[.D3]" office:value-type="float" office:value="0.514184397163121" calcext:value-type="float">
            <text:p>0,51</text:p>
          </table:table-cell>
          <table:table-cell table:style-name="ce38" table:formula="of:=1-[.E3]" office:value-type="float" office:value="0.710914454277286" calcext:value-type="float">
            <text:p>0,71</text:p>
          </table:table-cell>
          <table:table-cell table:style-name="ce38" table:formula="of:=1-[.F3]" office:value-type="float" office:value="0.68141592920354" calcext:value-type="float">
            <text:p>0,68</text:p>
          </table:table-cell>
          <table:table-cell table:style-name="ce38" table:formula="of:=1-[.G3]" office:value-type="float" office:value="0.651376146788991" calcext:value-type="float">
            <text:p>0,65</text:p>
          </table:table-cell>
          <table:table-cell table:number-columns-repeated="1011"/>
        </table:table-row>
        <table:table-row table:style-name="ro1">
          <table:covered-table-cell/>
          <table:table-cell table:style-name="ce26" office:value-type="float" office:value="1996" calcext:value-type="float">
            <text:p>1996</text:p>
          </table:table-cell>
          <table:table-cell table:style-name="ce39" table:formula="of:=['Q3-b3'.C4]/['Q3-b1'.C4]" office:value-type="float" office:value="0.400479616306954" calcext:value-type="float">
            <text:p>0,40</text:p>
          </table:table-cell>
          <table:table-cell table:style-name="ce39" table:formula="of:=['Q3-b3'.D4]/['Q3-b1'.D4]" office:value-type="float" office:value="0.605678233438486" calcext:value-type="float">
            <text:p>0,61</text:p>
          </table:table-cell>
          <table:table-cell table:style-name="ce39" table:formula="of:=['Q3-b3'.E4]/['Q3-b1'.E4]" office:value-type="float" office:value="0.341137123745819" calcext:value-type="float">
            <text:p>0,34</text:p>
          </table:table-cell>
          <table:table-cell table:style-name="ce39" table:formula="of:=['Q3-b3'.F4]/['Q3-b1'.F4]" office:value-type="float" office:value="0.372937293729373" calcext:value-type="float">
            <text:p>0,37</text:p>
          </table:table-cell>
          <table:table-cell table:style-name="ce39" table:formula="of:=['Q3-b3'.G4]/['Q3-b1'.G4]" office:value-type="float" office:value="0.421296296296296" calcext:value-type="float">
            <text:p>0,42</text:p>
          </table:table-cell>
          <table:table-cell/>
          <table:table-cell table:style-name="ce39" table:formula="of:=1-[.C4]" office:value-type="float" office:value="0.599520383693046" calcext:value-type="float">
            <text:p>0,60</text:p>
          </table:table-cell>
          <table:table-cell table:style-name="ce39" table:formula="of:=1-[.D4]" office:value-type="float" office:value="0.394321766561514" calcext:value-type="float">
            <text:p>0,39</text:p>
          </table:table-cell>
          <table:table-cell table:style-name="ce39" table:formula="of:=1-[.E4]" office:value-type="float" office:value="0.658862876254181" calcext:value-type="float">
            <text:p>0,66</text:p>
          </table:table-cell>
          <table:table-cell table:style-name="ce39" table:formula="of:=1-[.F4]" office:value-type="float" office:value="0.627062706270627" calcext:value-type="float">
            <text:p>0,63</text:p>
          </table:table-cell>
          <table:table-cell table:style-name="ce39" table:formula="of:=1-[.G4]" office:value-type="float" office:value="0.578703703703704" calcext:value-type="float">
            <text:p>0,58</text:p>
          </table:table-cell>
          <table:table-cell table:number-columns-repeated="1011"/>
        </table:table-row>
        <table:table-row table:style-name="ro1">
          <table:covered-table-cell/>
          <table:table-cell table:style-name="ce26" office:value-type="float" office:value="2000" calcext:value-type="float">
            <text:p>2000</text:p>
          </table:table-cell>
          <table:table-cell table:style-name="ce39" table:formula="of:=['Q3-b3'.C5]/['Q3-b1'.C5]" office:value-type="float" office:value="0.447325769854133" calcext:value-type="float">
            <text:p>0,45</text:p>
          </table:table-cell>
          <table:table-cell table:style-name="ce39" table:formula="of:=['Q3-b3'.D5]/['Q3-b1'.D5]" office:value-type="float" office:value="0.635761589403974" calcext:value-type="float">
            <text:p>0,64</text:p>
          </table:table-cell>
          <table:table-cell table:style-name="ce39" table:formula="of:=['Q3-b3'.E5]/['Q3-b1'.E5]" office:value-type="float" office:value="0.37202380952381" calcext:value-type="float">
            <text:p>0,37</text:p>
          </table:table-cell>
          <table:table-cell table:style-name="ce39" table:formula="of:=['Q3-b3'.F5]/['Q3-b1'.F5]" office:value-type="float" office:value="0.377224199288256" calcext:value-type="float">
            <text:p>0,38</text:p>
          </table:table-cell>
          <table:table-cell table:style-name="ce39" table:formula="of:=['Q3-b3'.G5]/['Q3-b1'.G5]" office:value-type="float" office:value="0.431740614334471" calcext:value-type="float">
            <text:p>0,43</text:p>
          </table:table-cell>
          <table:table-cell/>
          <table:table-cell table:style-name="ce39" table:formula="of:=1-[.C5]" office:value-type="float" office:value="0.552674230145867" calcext:value-type="float">
            <text:p>0,55</text:p>
          </table:table-cell>
          <table:table-cell table:style-name="ce39" table:formula="of:=1-[.D5]" office:value-type="float" office:value="0.364238410596026" calcext:value-type="float">
            <text:p>0,36</text:p>
          </table:table-cell>
          <table:table-cell table:style-name="ce39" table:formula="of:=1-[.E5]" office:value-type="float" office:value="0.62797619047619" calcext:value-type="float">
            <text:p>0,63</text:p>
          </table:table-cell>
          <table:table-cell table:style-name="ce39" table:formula="of:=1-[.F5]" office:value-type="float" office:value="0.622775800711744" calcext:value-type="float">
            <text:p>0,62</text:p>
          </table:table-cell>
          <table:table-cell table:style-name="ce39" table:formula="of:=1-[.G5]" office:value-type="float" office:value="0.568259385665529" calcext:value-type="float">
            <text:p>0,57</text:p>
          </table:table-cell>
          <table:table-cell table:number-columns-repeated="1011"/>
        </table:table-row>
        <table:table-row table:style-name="ro1">
          <table:covered-table-cell/>
          <table:table-cell table:style-name="ce26" office:value-type="float" office:value="2004" calcext:value-type="float">
            <text:p>2004</text:p>
          </table:table-cell>
          <table:table-cell table:style-name="ce39" table:formula="of:=['Q3-b3'.C6]/['Q3-b1'.C6]" office:value-type="float" office:value="0.429787234042553" calcext:value-type="float">
            <text:p>0,43</text:p>
          </table:table-cell>
          <table:table-cell table:style-name="ce39" table:formula="of:=['Q3-b3'.D6]/['Q3-b1'.D6]" office:value-type="float" office:value="0.63855421686747" calcext:value-type="float">
            <text:p>0,64</text:p>
          </table:table-cell>
          <table:table-cell table:style-name="ce39" table:formula="of:=['Q3-b3'.E6]/['Q3-b1'.E6]" office:value-type="float" office:value="0.366883116883117" calcext:value-type="float">
            <text:p>0,37</text:p>
          </table:table-cell>
          <table:table-cell table:style-name="ce39" table:formula="of:=['Q3-b3'.F6]/['Q3-b1'.F6]" office:value-type="float" office:value="0.450757575757576" calcext:value-type="float">
            <text:p>0,45</text:p>
          </table:table-cell>
          <table:table-cell table:style-name="ce39" table:formula="of:=['Q3-b3'.G6]/['Q3-b1'.G6]" office:value-type="float" office:value="0.476547842401501" calcext:value-type="float">
            <text:p>0,48</text:p>
          </table:table-cell>
          <table:table-cell/>
          <table:table-cell table:style-name="ce39" table:formula="of:=1-[.C6]" office:value-type="float" office:value="0.570212765957447" calcext:value-type="float">
            <text:p>0,57</text:p>
          </table:table-cell>
          <table:table-cell table:style-name="ce39" table:formula="of:=1-[.D6]" office:value-type="float" office:value="0.36144578313253" calcext:value-type="float">
            <text:p>0,36</text:p>
          </table:table-cell>
          <table:table-cell table:style-name="ce39" table:formula="of:=1-[.E6]" office:value-type="float" office:value="0.633116883116883" calcext:value-type="float">
            <text:p>0,63</text:p>
          </table:table-cell>
          <table:table-cell table:style-name="ce39" table:formula="of:=1-[.F6]" office:value-type="float" office:value="0.549242424242424" calcext:value-type="float">
            <text:p>0,55</text:p>
          </table:table-cell>
          <table:table-cell table:style-name="ce39" table:formula="of:=1-[.G6]" office:value-type="float" office:value="0.523452157598499" calcext:value-type="float">
            <text:p>0,52</text:p>
          </table:table-cell>
          <table:table-cell table:number-columns-repeated="1011"/>
        </table:table-row>
        <table:table-row table:style-name="ro1">
          <table:covered-table-cell/>
          <table:table-cell table:style-name="ce26" office:value-type="float" office:value="2008" calcext:value-type="float">
            <text:p>2008</text:p>
          </table:table-cell>
          <table:table-cell table:style-name="ce39" table:formula="of:=['Q3-b3'.C7]/['Q3-b1'.C7]" office:value-type="float" office:value="0.460648148148148" calcext:value-type="float">
            <text:p>0,46</text:p>
          </table:table-cell>
          <table:table-cell table:style-name="ce39" table:formula="of:=['Q3-b3'.D7]/['Q3-b1'.D7]" office:value-type="float" office:value="0.483412322274882" calcext:value-type="float">
            <text:p>0,48</text:p>
          </table:table-cell>
          <table:table-cell table:style-name="ce39" table:formula="of:=['Q3-b3'.E7]/['Q3-b1'.E7]" office:value-type="float" office:value="0.391585760517799" calcext:value-type="float">
            <text:p>0,39</text:p>
          </table:table-cell>
          <table:table-cell table:style-name="ce39" table:formula="of:=['Q3-b3'.F7]/['Q3-b1'.F7]" office:value-type="float" office:value="0.4" calcext:value-type="float">
            <text:p>0,40</text:p>
          </table:table-cell>
          <table:table-cell table:style-name="ce39" table:formula="of:=['Q3-b3'.G7]/['Q3-b1'.G7]" office:value-type="float" office:value="0.479591836734694" calcext:value-type="float">
            <text:p>0,48</text:p>
          </table:table-cell>
          <table:table-cell/>
          <table:table-cell table:style-name="ce39" table:formula="of:=1-[.C7]" office:value-type="float" office:value="0.539351851851852" calcext:value-type="float">
            <text:p>0,54</text:p>
          </table:table-cell>
          <table:table-cell table:style-name="ce39" table:formula="of:=1-[.D7]" office:value-type="float" office:value="0.516587677725118" calcext:value-type="float">
            <text:p>0,52</text:p>
          </table:table-cell>
          <table:table-cell table:style-name="ce39" table:formula="of:=1-[.E7]" office:value-type="float" office:value="0.608414239482201" calcext:value-type="float">
            <text:p>0,61</text:p>
          </table:table-cell>
          <table:table-cell table:style-name="ce39" table:formula="of:=1-[.F7]" office:value-type="float" office:value="0.6" calcext:value-type="float">
            <text:p>0,60</text:p>
          </table:table-cell>
          <table:table-cell table:style-name="ce39" table:formula="of:=1-[.G7]" office:value-type="float" office:value="0.520408163265306" calcext:value-type="float">
            <text:p>0,52</text:p>
          </table:table-cell>
          <table:table-cell table:number-columns-repeated="1011"/>
        </table:table-row>
        <table:table-row table:style-name="ro1">
          <table:covered-table-cell/>
          <table:table-cell table:style-name="ce26" office:value-type="float" office:value="2012" calcext:value-type="float">
            <text:p>2012</text:p>
          </table:table-cell>
          <table:table-cell table:style-name="ce39" table:formula="of:=['Q3-b3'.C8]/['Q3-b1'.C8]" office:value-type="float" office:value="0.454320987654321" calcext:value-type="float">
            <text:p>0,45</text:p>
          </table:table-cell>
          <table:table-cell table:style-name="ce39" table:formula="of:=['Q3-b3'.D8]/['Q3-b1'.D8]" office:value-type="float" office:value="0.564903846153846" calcext:value-type="float">
            <text:p>0,56</text:p>
          </table:table-cell>
          <table:table-cell table:style-name="ce39" table:formula="of:=['Q3-b3'.E8]/['Q3-b1'.E8]" office:value-type="float" office:value="0.438271604938272" calcext:value-type="float">
            <text:p>0,44</text:p>
          </table:table-cell>
          <table:table-cell table:style-name="ce39" table:formula="of:=['Q3-b3'.F8]/['Q3-b1'.F8]" office:value-type="float" office:value="0.46" calcext:value-type="float">
            <text:p>0,46</text:p>
          </table:table-cell>
          <table:table-cell table:style-name="ce39" table:formula="of:=['Q3-b3'.G8]/['Q3-b1'.G8]" office:value-type="float" office:value="0.505660377358491" calcext:value-type="float">
            <text:p>0,51</text:p>
          </table:table-cell>
          <table:table-cell/>
          <table:table-cell table:style-name="ce39" table:formula="of:=1-[.C8]" office:value-type="float" office:value="0.545679012345679" calcext:value-type="float">
            <text:p>0,55</text:p>
          </table:table-cell>
          <table:table-cell table:style-name="ce39" table:formula="of:=1-[.D8]" office:value-type="float" office:value="0.435096153846154" calcext:value-type="float">
            <text:p>0,44</text:p>
          </table:table-cell>
          <table:table-cell table:style-name="ce39" table:formula="of:=1-[.E8]" office:value-type="float" office:value="0.561728395061728" calcext:value-type="float">
            <text:p>0,56</text:p>
          </table:table-cell>
          <table:table-cell table:style-name="ce39" table:formula="of:=1-[.F8]" office:value-type="float" office:value="0.54" calcext:value-type="float">
            <text:p>0,54</text:p>
          </table:table-cell>
          <table:table-cell table:style-name="ce39" table:formula="of:=1-[.G8]" office:value-type="float" office:value="0.494339622641509" calcext:value-type="float">
            <text:p>0,49</text:p>
          </table:table-cell>
          <table:table-cell table:number-columns-repeated="1011"/>
        </table:table-row>
        <table:table-row table:style-name="ro1">
          <table:covered-table-cell/>
          <table:table-cell table:style-name="ce28" office:value-type="float" office:value="2016" calcext:value-type="float">
            <text:p>2016</text:p>
          </table:table-cell>
          <table:table-cell table:style-name="ce40" table:formula="of:=['Q3-b3'.C9]/['Q3-b1'.C9]" office:value-type="float" office:value="0.504761904761905" calcext:value-type="float">
            <text:p>0,50</text:p>
          </table:table-cell>
          <table:table-cell table:style-name="ce40" table:formula="of:=['Q3-b3'.D9]/['Q3-b1'.D9]" office:value-type="float" office:value="0.613053613053613" calcext:value-type="float">
            <text:p>0,61</text:p>
          </table:table-cell>
          <table:table-cell table:style-name="ce40" table:formula="of:=['Q3-b3'.E9]/['Q3-b1'.E9]" office:value-type="float" office:value="0.426020408163265" calcext:value-type="float">
            <text:p>0,43</text:p>
          </table:table-cell>
          <table:table-cell table:style-name="ce40" table:formula="of:=['Q3-b3'.F9]/['Q3-b1'.F9]" office:value-type="float" office:value="0.502415458937198" calcext:value-type="float">
            <text:p>0,50</text:p>
          </table:table-cell>
          <table:table-cell table:style-name="ce40" table:formula="of:=['Q3-b3'.G9]/['Q3-b1'.G9]" office:value-type="float" office:value="0.524324324324324" calcext:value-type="float">
            <text:p>0,52</text:p>
          </table:table-cell>
          <table:table-cell/>
          <table:table-cell table:style-name="ce40" table:formula="of:=1-[.C9]" office:value-type="float" office:value="0.495238095238095" calcext:value-type="float">
            <text:p>0,50</text:p>
          </table:table-cell>
          <table:table-cell table:style-name="ce40" table:formula="of:=1-[.D9]" office:value-type="float" office:value="0.386946386946387" calcext:value-type="float">
            <text:p>0,39</text:p>
          </table:table-cell>
          <table:table-cell table:style-name="ce40" table:formula="of:=1-[.E9]" office:value-type="float" office:value="0.573979591836735" calcext:value-type="float">
            <text:p>0,57</text:p>
          </table:table-cell>
          <table:table-cell table:style-name="ce40" table:formula="of:=1-[.F9]" office:value-type="float" office:value="0.497584541062802" calcext:value-type="float">
            <text:p>0,50</text:p>
          </table:table-cell>
          <table:table-cell table:style-name="ce40" table:formula="of:=1-[.G9]" office:value-type="float" office:value="0.475675675675676" calcext:value-type="float">
            <text:p>0,48</text:p>
          </table:table-cell>
          <table:table-cell table:number-columns-repeated="1011"/>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3'.C10]/['Q3-b1'.C10]" office:value-type="float" office:value="0.318181818181818" calcext:value-type="float">
            <text:p>0,32</text:p>
          </table:table-cell>
          <table:table-cell table:style-name="ce39" table:formula="of:=['Q3-b3'.D10]/['Q3-b1'.D10]" office:value-type="float" office:value="0.625" calcext:value-type="float">
            <text:p>0,63</text:p>
          </table:table-cell>
          <table:table-cell table:style-name="ce39" table:formula="of:=['Q3-b3'.E10]/['Q3-b1'.E10]" office:value-type="float" office:value="0.275229357798165" calcext:value-type="float">
            <text:p>0,28</text:p>
          </table:table-cell>
          <table:table-cell table:style-name="ce39" table:formula="of:=['Q3-b3'.F10]/['Q3-b1'.F10]" office:value-type="float" office:value="0.173913043478261" calcext:value-type="float">
            <text:p>0,17</text:p>
          </table:table-cell>
          <table:table-cell table:style-name="ce39" table:formula="of:=['Q3-b3'.G10]/['Q3-b1'.G10]" office:value-type="float" office:value="0.337837837837838" calcext:value-type="float">
            <text:p>0,34</text:p>
          </table:table-cell>
          <table:table-cell/>
          <table:table-cell table:style-name="ce39" table:formula="of:=1-[.C10]" office:value-type="float" office:value="0.681818181818182" calcext:value-type="float">
            <text:p>0,68</text:p>
          </table:table-cell>
          <table:table-cell table:style-name="ce39" table:formula="of:=1-[.D10]" office:value-type="float" office:value="0.375" calcext:value-type="float">
            <text:p>0,38</text:p>
          </table:table-cell>
          <table:table-cell table:style-name="ce39" table:formula="of:=1-[.E10]" office:value-type="float" office:value="0.724770642201835" calcext:value-type="float">
            <text:p>0,72</text:p>
          </table:table-cell>
          <table:table-cell table:style-name="ce39" table:formula="of:=1-[.F10]" office:value-type="float" office:value="0.826086956521739" calcext:value-type="float">
            <text:p>0,83</text:p>
          </table:table-cell>
          <table:table-cell table:style-name="ce39" table:formula="of:=1-[.G10]" office:value-type="float" office:value="0.662162162162162" calcext:value-type="float">
            <text:p>0,66</text:p>
          </table:table-cell>
          <table:table-cell table:number-columns-repeated="1011"/>
        </table:table-row>
        <table:table-row table:style-name="ro1">
          <table:covered-table-cell/>
          <table:table-cell table:style-name="ce26" office:value-type="float" office:value="1994" calcext:value-type="float">
            <text:p>1994</text:p>
          </table:table-cell>
          <table:table-cell table:style-name="ce39" table:formula="of:=['Q3-b3'.C11]/['Q3-b1'.C11]" office:value-type="float" office:value="0.28" calcext:value-type="float">
            <text:p>0,28</text:p>
          </table:table-cell>
          <table:table-cell table:style-name="ce39" table:formula="of:=['Q3-b3'.D11]/['Q3-b1'.D11]" office:value-type="float" office:value="0.708333333333333" calcext:value-type="float">
            <text:p>0,71</text:p>
          </table:table-cell>
          <table:table-cell table:style-name="ce39" table:formula="of:=['Q3-b3'.E11]/['Q3-b1'.E11]" office:value-type="float" office:value="0.306122448979592" calcext:value-type="float">
            <text:p>0,31</text:p>
          </table:table-cell>
          <table:table-cell table:style-name="ce39" table:formula="of:=['Q3-b3'.F11]/['Q3-b1'.F11]" office:value-type="float" office:value="0.476190476190476" calcext:value-type="float">
            <text:p>0,48</text:p>
          </table:table-cell>
          <table:table-cell table:style-name="ce39" table:formula="of:=['Q3-b3'.G11]/['Q3-b1'.G11]" office:value-type="float" office:value="0.351351351351351" calcext:value-type="float">
            <text:p>0,35</text:p>
          </table:table-cell>
          <table:table-cell/>
          <table:table-cell table:style-name="ce39" table:formula="of:=1-[.C11]" office:value-type="float" office:value="0.72" calcext:value-type="float">
            <text:p>0,72</text:p>
          </table:table-cell>
          <table:table-cell table:style-name="ce39" table:formula="of:=1-[.D11]" office:value-type="float" office:value="0.291666666666667" calcext:value-type="float">
            <text:p>0,29</text:p>
          </table:table-cell>
          <table:table-cell table:style-name="ce39" table:formula="of:=1-[.E11]" office:value-type="float" office:value="0.693877551020408" calcext:value-type="float">
            <text:p>0,69</text:p>
          </table:table-cell>
          <table:table-cell table:style-name="ce39" table:formula="of:=1-[.F11]" office:value-type="float" office:value="0.523809523809524" calcext:value-type="float">
            <text:p>0,52</text:p>
          </table:table-cell>
          <table:table-cell table:style-name="ce39" table:formula="of:=1-[.G11]" office:value-type="float" office:value="0.648648648648649" calcext:value-type="float">
            <text:p>0,65</text:p>
          </table:table-cell>
          <table:table-cell table:number-columns-repeated="1011"/>
        </table:table-row>
        <table:table-row table:style-name="ro1">
          <table:covered-table-cell/>
          <table:table-cell table:style-name="ce26" office:value-type="float" office:value="1998" calcext:value-type="float">
            <text:p>1998</text:p>
          </table:table-cell>
          <table:table-cell table:style-name="ce39" table:formula="of:=['Q3-b3'.C12]/['Q3-b1'.C12]" office:value-type="float" office:value="0.347826086956522" calcext:value-type="float">
            <text:p>0,35</text:p>
          </table:table-cell>
          <table:table-cell table:style-name="ce39" table:formula="of:=['Q3-b3'.D12]/['Q3-b1'.D12]" office:value-type="float" office:value="0.736842105263158" calcext:value-type="float">
            <text:p>0,74</text:p>
          </table:table-cell>
          <table:table-cell table:style-name="ce39" table:formula="of:=['Q3-b3'.E12]/['Q3-b1'.E12]" office:value-type="float" office:value="0.292452830188679" calcext:value-type="float">
            <text:p>0,29</text:p>
          </table:table-cell>
          <table:table-cell table:style-name="ce39" table:formula="of:=['Q3-b3'.F12]/['Q3-b1'.F12]" office:value-type="float" office:value="0.297297297297297" calcext:value-type="float">
            <text:p>0,30</text:p>
          </table:table-cell>
          <table:table-cell table:style-name="ce39" table:formula="of:=['Q3-b3'.G12]/['Q3-b1'.G12]" office:value-type="float" office:value="0.435483870967742" calcext:value-type="float">
            <text:p>0,44</text:p>
          </table:table-cell>
          <table:table-cell/>
          <table:table-cell table:style-name="ce39" table:formula="of:=1-[.C12]" office:value-type="float" office:value="0.652173913043478" calcext:value-type="float">
            <text:p>0,65</text:p>
          </table:table-cell>
          <table:table-cell table:style-name="ce39" table:formula="of:=1-[.D12]" office:value-type="float" office:value="0.263157894736842" calcext:value-type="float">
            <text:p>0,26</text:p>
          </table:table-cell>
          <table:table-cell table:style-name="ce39" table:formula="of:=1-[.E12]" office:value-type="float" office:value="0.707547169811321" calcext:value-type="float">
            <text:p>0,71</text:p>
          </table:table-cell>
          <table:table-cell table:style-name="ce39" table:formula="of:=1-[.F12]" office:value-type="float" office:value="0.702702702702703" calcext:value-type="float">
            <text:p>0,70</text:p>
          </table:table-cell>
          <table:table-cell table:style-name="ce39" table:formula="of:=1-[.G12]" office:value-type="float" office:value="0.564516129032258" calcext:value-type="float">
            <text:p>0,56</text:p>
          </table:table-cell>
          <table:table-cell table:number-columns-repeated="1011"/>
        </table:table-row>
        <table:table-row table:style-name="ro1">
          <table:covered-table-cell/>
          <table:table-cell table:style-name="ce26" office:value-type="float" office:value="2002" calcext:value-type="float">
            <text:p>2002</text:p>
          </table:table-cell>
          <table:table-cell table:style-name="ce39" table:formula="of:=['Q3-b3'.C13]/['Q3-b1'.C13]" office:value-type="float" office:value="0.48" calcext:value-type="float">
            <text:p>0,48</text:p>
          </table:table-cell>
          <table:table-cell table:style-name="ce39" table:formula="of:=['Q3-b3'.D13]/['Q3-b1'.D13]" office:value-type="float" office:value="0.691176470588235" calcext:value-type="float">
            <text:p>0,69</text:p>
          </table:table-cell>
          <table:table-cell table:style-name="ce39" table:formula="of:=['Q3-b3'.E13]/['Q3-b1'.E13]" office:value-type="float" office:value="0.236842105263158" calcext:value-type="float">
            <text:p>0,24</text:p>
          </table:table-cell>
          <table:table-cell table:style-name="ce39" table:formula="of:=['Q3-b3'.F13]/['Q3-b1'.F13]" office:value-type="float" office:value="0.326086956521739" calcext:value-type="float">
            <text:p>0,33</text:p>
          </table:table-cell>
          <table:table-cell table:style-name="ce39" table:formula="of:=['Q3-b3'.G13]/['Q3-b1'.G13]" office:value-type="float" office:value="0.430693069306931" calcext:value-type="float">
            <text:p>0,43</text:p>
          </table:table-cell>
          <table:table-cell/>
          <table:table-cell table:style-name="ce39" table:formula="of:=1-[.C13]" office:value-type="float" office:value="0.52" calcext:value-type="float">
            <text:p>0,52</text:p>
          </table:table-cell>
          <table:table-cell table:style-name="ce39" table:formula="of:=1-[.D13]" office:value-type="float" office:value="0.308823529411765" calcext:value-type="float">
            <text:p>0,31</text:p>
          </table:table-cell>
          <table:table-cell table:style-name="ce39" table:formula="of:=1-[.E13]" office:value-type="float" office:value="0.763157894736842" calcext:value-type="float">
            <text:p>0,76</text:p>
          </table:table-cell>
          <table:table-cell table:style-name="ce39" table:formula="of:=1-[.F13]" office:value-type="float" office:value="0.673913043478261" calcext:value-type="float">
            <text:p>0,67</text:p>
          </table:table-cell>
          <table:table-cell table:style-name="ce39" table:formula="of:=1-[.G13]" office:value-type="float" office:value="0.569306930693069" calcext:value-type="float">
            <text:p>0,57</text:p>
          </table:table-cell>
          <table:table-cell table:number-columns-repeated="1011"/>
        </table:table-row>
        <table:table-row table:style-name="ro1">
          <table:covered-table-cell/>
          <table:table-cell table:style-name="ce26" office:value-type="float" office:value="2006" calcext:value-type="float">
            <text:p>2006</text:p>
          </table:table-cell>
          <table:table-cell table:style-name="ce39" table:formula="of:=['Q3-b3'.C14]/['Q3-b1'.C14]" office:value-type="float" office:value="0.425" calcext:value-type="float">
            <text:p>0,43</text:p>
          </table:table-cell>
          <table:table-cell table:style-name="ce39" table:formula="of:=['Q3-b3'.D14]/['Q3-b1'.D14]" office:value-type="float" office:value="0.527027027027027" calcext:value-type="float">
            <text:p>0,53</text:p>
          </table:table-cell>
          <table:table-cell table:style-name="ce39" table:formula="of:=['Q3-b3'.E14]/['Q3-b1'.E14]" office:value-type="float" office:value="0.390243902439024" calcext:value-type="float">
            <text:p>0,39</text:p>
          </table:table-cell>
          <table:table-cell table:style-name="ce39" table:formula="of:=['Q3-b3'.F14]/['Q3-b1'.F14]" office:value-type="float" office:value="0.35" calcext:value-type="float">
            <text:p>0,35</text:p>
          </table:table-cell>
          <table:table-cell table:style-name="ce39" table:formula="of:=['Q3-b3'.G14]/['Q3-b1'.G14]" office:value-type="float" office:value="0.426470588235294" calcext:value-type="float">
            <text:p>0,43</text:p>
          </table:table-cell>
          <table:table-cell/>
          <table:table-cell table:style-name="ce39" table:formula="of:=1-[.C14]" office:value-type="float" office:value="0.575" calcext:value-type="float">
            <text:p>0,58</text:p>
          </table:table-cell>
          <table:table-cell table:style-name="ce39" table:formula="of:=1-[.D14]" office:value-type="float" office:value="0.472972972972973" calcext:value-type="float">
            <text:p>0,47</text:p>
          </table:table-cell>
          <table:table-cell table:style-name="ce39" table:formula="of:=1-[.E14]" office:value-type="float" office:value="0.609756097560976" calcext:value-type="float">
            <text:p>0,61</text:p>
          </table:table-cell>
          <table:table-cell table:style-name="ce39" table:formula="of:=1-[.F14]" office:value-type="float" office:value="0.65" calcext:value-type="float">
            <text:p>0,65</text:p>
          </table:table-cell>
          <table:table-cell table:style-name="ce39" table:formula="of:=1-[.G14]" office:value-type="float" office:value="0.573529411764706" calcext:value-type="float">
            <text:p>0,57</text:p>
          </table:table-cell>
          <table:table-cell table:number-columns-repeated="1011"/>
        </table:table-row>
        <table:table-row table:style-name="ro1">
          <table:covered-table-cell/>
          <table:table-cell table:style-name="ce26" office:value-type="float" office:value="2010" calcext:value-type="float">
            <text:p>2010</text:p>
          </table:table-cell>
          <table:table-cell table:style-name="ce39" table:formula="of:=['Q3-b3'.C15]/['Q3-b1'.C15]" office:value-type="float" office:value="0.5" calcext:value-type="float">
            <text:p>0,50</text:p>
          </table:table-cell>
          <table:table-cell table:style-name="ce39" table:formula="of:=['Q3-b3'.D15]/['Q3-b1'.D15]" office:value-type="float" office:value="0.655172413793103" calcext:value-type="float">
            <text:p>0,66</text:p>
          </table:table-cell>
          <table:table-cell table:style-name="ce39" table:formula="of:=['Q3-b3'.E15]/['Q3-b1'.E15]" office:value-type="float" office:value="0.355769230769231" calcext:value-type="float">
            <text:p>0,36</text:p>
          </table:table-cell>
          <table:table-cell table:style-name="ce39" table:formula="of:=['Q3-b3'.F15]/['Q3-b1'.F15]" office:value-type="float" office:value="0.4" calcext:value-type="float">
            <text:p>0,40</text:p>
          </table:table-cell>
          <table:table-cell table:style-name="ce39" table:formula="of:=['Q3-b3'.G15]/['Q3-b1'.G15]" office:value-type="float" office:value="0.433962264150943" calcext:value-type="float">
            <text:p>0,43</text:p>
          </table:table-cell>
          <table:table-cell/>
          <table:table-cell table:style-name="ce39" table:formula="of:=1-[.C15]" office:value-type="float" office:value="0.5" calcext:value-type="float">
            <text:p>0,50</text:p>
          </table:table-cell>
          <table:table-cell table:style-name="ce39" table:formula="of:=1-[.D15]" office:value-type="float" office:value="0.344827586206897" calcext:value-type="float">
            <text:p>0,34</text:p>
          </table:table-cell>
          <table:table-cell table:style-name="ce39" table:formula="of:=1-[.E15]" office:value-type="float" office:value="0.644230769230769" calcext:value-type="float">
            <text:p>0,64</text:p>
          </table:table-cell>
          <table:table-cell table:style-name="ce39" table:formula="of:=1-[.F15]" office:value-type="float" office:value="0.6" calcext:value-type="float">
            <text:p>0,60</text:p>
          </table:table-cell>
          <table:table-cell table:style-name="ce39" table:formula="of:=1-[.G15]" office:value-type="float" office:value="0.566037735849057" calcext:value-type="float">
            <text:p>0,57</text:p>
          </table:table-cell>
          <table:table-cell table:number-columns-repeated="1011"/>
        </table:table-row>
        <table:table-row table:style-name="ro1">
          <table:covered-table-cell/>
          <table:table-cell table:style-name="ce28" office:value-type="float" office:value="2014" calcext:value-type="float">
            <text:p>2014</text:p>
          </table:table-cell>
          <table:table-cell table:style-name="ce40" table:formula="of:=['Q3-b3'.C16]/['Q3-b1'.C16]" office:value-type="float" office:value="0.516666666666667" calcext:value-type="float">
            <text:p>0,52</text:p>
          </table:table-cell>
          <table:table-cell table:style-name="ce40" table:formula="of:=['Q3-b3'.D16]/['Q3-b1'.D16]" office:value-type="float" office:value="0.571428571428571" calcext:value-type="float">
            <text:p>0,57</text:p>
          </table:table-cell>
          <table:table-cell table:style-name="ce40" table:formula="of:=['Q3-b3'.E16]/['Q3-b1'.E16]" office:value-type="float" office:value="0.364485981308411" calcext:value-type="float">
            <text:p>0,36</text:p>
          </table:table-cell>
          <table:table-cell table:style-name="ce40" table:formula="of:=['Q3-b3'.F16]/['Q3-b1'.F16]" office:value-type="float" office:value="0.422535211267606" calcext:value-type="float">
            <text:p>0,42</text:p>
          </table:table-cell>
          <table:table-cell table:style-name="ce40" table:formula="of:=['Q3-b3'.G16]/['Q3-b1'.G16]" office:value-type="float" office:value="0.450450450450451" calcext:value-type="float">
            <text:p>0,45</text:p>
          </table:table-cell>
          <table:table-cell/>
          <table:table-cell table:style-name="ce40" table:formula="of:=1-[.C16]" office:value-type="float" office:value="0.483333333333333" calcext:value-type="float">
            <text:p>0,48</text:p>
          </table:table-cell>
          <table:table-cell table:style-name="ce40" table:formula="of:=1-[.D16]" office:value-type="float" office:value="0.428571428571429" calcext:value-type="float">
            <text:p>0,43</text:p>
          </table:table-cell>
          <table:table-cell table:style-name="ce40" table:formula="of:=1-[.E16]" office:value-type="float" office:value="0.635514018691589" calcext:value-type="float">
            <text:p>0,64</text:p>
          </table:table-cell>
          <table:table-cell table:style-name="ce40" table:formula="of:=1-[.F16]" office:value-type="float" office:value="0.577464788732394" calcext:value-type="float">
            <text:p>0,58</text:p>
          </table:table-cell>
          <table:table-cell table:style-name="ce40" table:formula="of:=1-[.G16]" office:value-type="float" office:value="0.549549549549549" calcext:value-type="float">
            <text:p>0,55</text:p>
          </table:table-cell>
          <table:table-cell table:number-columns-repeated="1011"/>
        </table:table-row>
        <table:table-row table:style-name="ro1">
          <table:table-cell>
            <draw:frame draw:z-index="0" draw:name="Graphique 3" draw:style-name="gr2" svg:width="11.859cm" svg:height="8.355cm" svg:x="0.112cm" svg:y="0.234cm">
              <draw:object draw:notify-on-update-of-ranges="'Q3-b4'.B3:'Q3-b4'.B9 'Q3-b4'.C2:'Q3-b4'.C2 'Q3-b4'.C3:'Q3-b4'.C9 'Q3-b4'.D2:'Q3-b4'.D2 'Q3-b4'.D3:'Q3-b4'.D9 'Q3-b4'.E2:'Q3-b4'.E2 'Q3-b4'.E3:'Q3-b4'.E9 'Q3-b4'.F2:'Q3-b4'.F2 'Q3-b4'.F3:'Q3-b4'.F9 'Q3-b4'.G2:'Q3-b4'.G2 'Q3-b4'.G3:'Q3-b4'.G9" xlink:href="./Object 13" xlink:type="simple" xlink:show="embed" xlink:actuate="onLoad">
                <loext:p/>
              </draw:object>
              <draw:image xlink:href="./ObjectReplacements/Object 13" xlink:type="simple" xlink:show="embed" xlink:actuate="onLoad"/>
            </draw:frame>
          </table:table-cell>
          <table:table-cell table:number-columns-repeated="1023"/>
        </table:table-row>
        <table:table-row table:style-name="ro1" table:number-rows-repeated="13">
          <table:table-cell table:number-columns-repeated="1024"/>
        </table:table-row>
        <table:table-row table:style-name="ro1">
          <table:table-cell table:number-columns-repeated="14"/>
          <table:table-cell>
            <draw:frame draw:z-index="5" draw:name="ZoneTexte 3_ 4" draw:style-name="gr4" draw:text-style-name="P4" svg:width="15.079cm" svg:height="2.267cm" svg:x="0.075cm" svg:y="0.442cm">
              <draw:text-box>
                <text:p text:style-name="P3"><text:span text:style-name="T5">Requête SQL :</text:span></text:p>
                <text:p text:style-name="P3"><text:span text:style-name="T5"/></text:p>
                <text:p text:style-name="P3"><text:span text:style-name="T5">Aucunes, les données viennent d’autres questions,</text:span><text:span text:style-name="T5"><text:line-break/></text:span><text:span text:style-name="T5">Pour le calcul de la proportion d’hommes nous faisons </text:span><text:span text:style-name="T5">simplement 1-Proportion femme.</text:span></text:p>
                <text:p text:style-name="P3"><text:span text:style-name="T5"/></text:p>
                <text:p text:style-name="P3"><text:span text:style-name="T5"/></text:p>
                <text:p text:style-name="P3"><text:span text:style-name="T5"/></text:p>
                <text:p text:style-name="P3"><text:span text:style-name="T5"/></text:p>
                <text:p text:style-name="P3"><text:span text:style-name="T5"/></text:p>
              </draw:text-box>
            </draw:frame>
          </table:table-cell>
          <table:table-cell table:number-columns-repeated="1009"/>
        </table:table-row>
        <table:table-row table:style-name="ro1" table:number-rows-repeated="5">
          <table:table-cell table:number-columns-repeated="1024"/>
        </table:table-row>
        <table:table-row table:style-name="ro1">
          <table:table-cell>
            <draw:frame draw:z-index="1" draw:name="Graphique 4" draw:style-name="gr2" svg:width="11.681cm" svg:height="8.265cm" svg:x="0.088cm" svg:y="0.156cm">
              <draw:object draw:notify-on-update-of-ranges="'Q3-b4'.B10:'Q3-b4'.B16 'Q3-b4'.C2:'Q3-b4'.C2 'Q3-b4'.C10:'Q3-b4'.C16 'Q3-b4'.D2:'Q3-b4'.D2 'Q3-b4'.D10:'Q3-b4'.D16 'Q3-b4'.E2:'Q3-b4'.E2 'Q3-b4'.E10:'Q3-b4'.E16 'Q3-b4'.F2:'Q3-b4'.F2 'Q3-b4'.F10:'Q3-b4'.F16 'Q3-b4'.G2:'Q3-b4'.G2 'Q3-b4'.G10:'Q3-b4'.G16" xlink:href="./Object 14" xlink:type="simple" xlink:show="embed" xlink:actuate="onLoad">
                <loext:p/>
              </draw:object>
              <draw:image xlink:href="./ObjectReplacements/Object 14" xlink:type="simple" xlink:show="embed" xlink:actuate="onLoad"/>
            </draw:frame>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Q3-b5" table:style-name="ta3">
        <table:table-column table:style-name="co5" table:number-columns-repeated="13" table:default-cell-style-name="ce36"/>
        <table:table-column table:style-name="co7" table:number-columns-repeated="1011" table:default-cell-style-name="ce36"/>
        <table:table-row table:style-name="ro4">
          <table:table-cell table:number-columns-repeated="2"/>
          <table:table-cell table:style-name="ce41" office:value-type="string" calcext:value-type="string" table:number-columns-spanned="5" table:number-rows-spanned="1">
            <text:p>Nombre de femmes médaillées</text:p>
          </table:table-cell>
          <table:covered-table-cell table:number-columns-repeated="4"/>
          <table:table-cell/>
          <table:table-cell table:style-name="ce41" office:value-type="string" calcext:value-type="string" table:number-columns-spanned="5" table:number-rows-spanned="1">
            <text:p>Proportion de médaillées parmi les femmes</text:p>
          </table:table-cell>
          <table:covered-table-cell table:number-columns-repeated="4"/>
          <table:table-cell>
            <draw:frame draw:z-index="2" draw:name="ZoneTexte 3_ 5" draw:style-name="gr4" draw:text-style-name="P4" svg:width="14.294cm" svg:height="13.115cm" svg:x="0.304cm" svg:y="0.314cm">
              <draw:text-box>
                <text:p text:style-name="P3"><text:span text:style-name="T5">Ces données nous montrent cette </text:span><text:span text:style-name="T5">fois ci le nombre de femme </text:span><text:span text:style-name="T5">médaillés ainsi que la proportion </text:span><text:span text:style-name="T5">de médaillé parmi les femmes.</text:span></text:p>
                <text:p text:style-name="P3"><text:span text:style-name="T5"/></text:p>
                <text:p text:style-name="P3"><text:span text:style-name="T5">Nos graphiques nous montrent la </text:span><text:span text:style-name="T5">proportion de médaillé parmi les </text:span><text:span text:style-name="T5">femmes durant les Jeux </text:span><text:span text:style-name="T5">Olympiques d’été, ainsi que </text:span><text:span text:style-name="T5">pendant les Jeux Olympiques </text:span><text:span text:style-name="T5">d’hiver.</text:span></text:p>
                <text:p text:style-name="P3"><text:span text:style-name="T5"/></text:p>
                <text:p text:style-name="P3"><text:span text:style-name="T5">Nous voyons que la France la </text:span><text:span text:style-name="T5">proportion de femmes médaillé le </text:span><text:span text:style-name="T5">plus bas sur notre période </text:span><text:span text:style-name="T5">temporelle pour les jeux d’été, a </text:span><text:span text:style-name="T5">part pour les 2 dernières éditions </text:span><text:span text:style-name="T5">des Jeux, durant 2012 &amp; 2016, où </text:span><text:span text:style-name="T5">ce titre reviens a la Corée du Sud.</text:span></text:p>
                <text:p text:style-name="P3"><text:span text:style-name="T5"/></text:p>
                <text:p text:style-name="P3"><text:span text:style-name="T5">La courbe des Jeux Olympiques </text:span><text:span text:style-name="T5">d’hiver est elle bien plus serrée, </text:span><text:span text:style-name="T5">avec 3 différents pays qui </text:span><text:span text:style-name="T5">prennent le titre de pays ayant la </text:span><text:span text:style-name="T5">plus grande proportions de </text:span><text:span text:style-name="T5">femmes médaillés, la Corée du Sud </text:span><text:span text:style-name="T5">de 1992 a 1998, la France en 2002 </text:span><text:span text:style-name="T5">et les États-Unis de 2006 a 2014.</text:span></text:p>
                <text:p text:style-name="P3"><text:span text:style-name="T5"/></text:p>
                <text:p text:style-name="P3"><text:span text:style-name="T5"/></text:p>
              </draw:text-box>
            </draw:frame>
          </table:table-cell>
          <table:table-cell table:number-columns-repeated="1010"/>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32" calcext:value-type="float">
            <text:p>32</text:p>
          </table:table-cell>
          <table:table-cell table:style-name="ce6" office:value-type="float" office:value="60" calcext:value-type="float">
            <text:p>60</text:p>
          </table:table-cell>
          <table:table-cell table:style-name="ce6" office:value-type="float" office:value="15" calcext:value-type="float">
            <text:p>15</text:p>
          </table:table-cell>
          <table:table-cell table:style-name="ce6" office:value-type="float" office:value="33" calcext:value-type="float">
            <text:p>33</text:p>
          </table:table-cell>
          <table:table-cell table:style-name="ce6" office:value-type="float" office:value="87" calcext:value-type="float">
            <text:p>87</text:p>
          </table:table-cell>
          <table:table-cell/>
          <table:table-cell table:style-name="ce38" table:formula="of:=[.C3]/['Q3-b3'.C3]" office:value-type="float" office:value="0.347826086956522" calcext:value-type="float">
            <text:p>0,35</text:p>
          </table:table-cell>
          <table:table-cell table:style-name="ce38" table:formula="of:=[.D3]/['Q3-b3'.D3]" office:value-type="float" office:value="0.437956204379562" calcext:value-type="float">
            <text:p>0,44</text:p>
          </table:table-cell>
          <table:table-cell table:style-name="ce38" table:formula="of:=[.E3]/['Q3-b3'.E3]" office:value-type="float" office:value="0.153061224489796" calcext:value-type="float">
            <text:p>0,15</text:p>
          </table:table-cell>
          <table:table-cell table:style-name="ce38" table:formula="of:=[.F3]/['Q3-b3'.F3]" office:value-type="float" office:value="0.458333333333333" calcext:value-type="float">
            <text:p>0,46</text:p>
          </table:table-cell>
          <table:table-cell table:style-name="ce38" table:formula="of:=[.G3]/['Q3-b3'.G3]" office:value-type="float" office:value="0.457894736842105" calcext:value-type="float">
            <text:p>0,46</text:p>
          </table:table-cell>
          <table:table-cell table:number-columns-repeated="1011"/>
        </table:table-row>
        <table:table-row table:style-name="ro1">
          <table:covered-table-cell/>
          <table:table-cell table:style-name="ce26" office:value-type="float" office:value="1996" calcext:value-type="float">
            <text:p>1996</text:p>
          </table:table-cell>
          <table:table-cell table:style-name="ce9" office:value-type="float" office:value="78" calcext:value-type="float">
            <text:p>78</text:p>
          </table:table-cell>
          <table:table-cell table:style-name="ce9" office:value-type="float" office:value="84" calcext:value-type="float">
            <text:p>84</text:p>
          </table:table-cell>
          <table:table-cell table:style-name="ce9" office:value-type="float" office:value="21" calcext:value-type="float">
            <text:p>21</text:p>
          </table:table-cell>
          <table:table-cell table:style-name="ce9" office:value-type="float" office:value="46" calcext:value-type="float">
            <text:p>46</text:p>
          </table:table-cell>
          <table:table-cell table:style-name="ce9" office:value-type="float" office:value="128" calcext:value-type="float">
            <text:p>128</text:p>
          </table:table-cell>
          <table:table-cell/>
          <table:table-cell table:style-name="ce39" table:formula="of:=[.C4]/['Q3-b3'.C4]" office:value-type="float" office:value="0.467065868263473" calcext:value-type="float">
            <text:p>0,47</text:p>
          </table:table-cell>
          <table:table-cell table:style-name="ce39" table:formula="of:=[.D4]/['Q3-b3'.D4]" office:value-type="float" office:value="0.4375" calcext:value-type="float">
            <text:p>0,44</text:p>
          </table:table-cell>
          <table:table-cell table:style-name="ce39" table:formula="of:=[.E4]/['Q3-b3'.E4]" office:value-type="float" office:value="0.205882352941176" calcext:value-type="float">
            <text:p>0,21</text:p>
          </table:table-cell>
          <table:table-cell table:style-name="ce39" table:formula="of:=[.F4]/['Q3-b3'.F4]" office:value-type="float" office:value="0.407079646017699" calcext:value-type="float">
            <text:p>0,41</text:p>
          </table:table-cell>
          <table:table-cell table:style-name="ce39" table:formula="of:=[.G4]/['Q3-b3'.G4]" office:value-type="float" office:value="0.468864468864469" calcext:value-type="float">
            <text:p>0,47</text:p>
          </table:table-cell>
          <table:table-cell table:number-columns-repeated="1011"/>
        </table:table-row>
        <table:table-row table:style-name="ro1">
          <table:covered-table-cell/>
          <table:table-cell table:style-name="ce26" office:value-type="float" office:value="2000" calcext:value-type="float">
            <text:p>2000</text:p>
          </table:table-cell>
          <table:table-cell table:style-name="ce9" office:value-type="float" office:value="95" calcext:value-type="float">
            <text:p>95</text:p>
          </table:table-cell>
          <table:table-cell table:style-name="ce9" office:value-type="float" office:value="77" calcext:value-type="float">
            <text:p>77</text:p>
          </table:table-cell>
          <table:table-cell table:style-name="ce9" office:value-type="float" office:value="24" calcext:value-type="float">
            <text:p>24</text:p>
          </table:table-cell>
          <table:table-cell table:style-name="ce9" office:value-type="float" office:value="28" calcext:value-type="float">
            <text:p>28</text:p>
          </table:table-cell>
          <table:table-cell table:style-name="ce9" office:value-type="float" office:value="140" calcext:value-type="float">
            <text:p>140</text:p>
          </table:table-cell>
          <table:table-cell/>
          <table:table-cell table:style-name="ce39" table:formula="of:=[.C5]/['Q3-b3'.C5]" office:value-type="float" office:value="0.344202898550725" calcext:value-type="float">
            <text:p>0,34</text:p>
          </table:table-cell>
          <table:table-cell table:style-name="ce39" table:formula="of:=[.D5]/['Q3-b3'.D5]" office:value-type="float" office:value="0.401041666666667" calcext:value-type="float">
            <text:p>0,40</text:p>
          </table:table-cell>
          <table:table-cell table:style-name="ce39" table:formula="of:=[.E5]/['Q3-b3'.E5]" office:value-type="float" office:value="0.192" calcext:value-type="float">
            <text:p>0,19</text:p>
          </table:table-cell>
          <table:table-cell table:style-name="ce39" table:formula="of:=[.F5]/['Q3-b3'.F5]" office:value-type="float" office:value="0.264150943396226" calcext:value-type="float">
            <text:p>0,26</text:p>
          </table:table-cell>
          <table:table-cell table:style-name="ce39" table:formula="of:=[.G5]/['Q3-b3'.G5]" office:value-type="float" office:value="0.553359683794466" calcext:value-type="float">
            <text:p>0,55</text:p>
          </table:table-cell>
          <table:table-cell table:number-columns-repeated="1011"/>
        </table:table-row>
        <table:table-row table:style-name="ro1">
          <table:covered-table-cell/>
          <table:table-cell table:style-name="ce26" office:value-type="float" office:value="2004" calcext:value-type="float">
            <text:p>2004</text:p>
          </table:table-cell>
          <table:table-cell table:style-name="ce9" office:value-type="float" office:value="78" calcext:value-type="float">
            <text:p>78</text:p>
          </table:table-cell>
          <table:table-cell table:style-name="ce9" office:value-type="float" office:value="98" calcext:value-type="float">
            <text:p>98</text:p>
          </table:table-cell>
          <table:table-cell table:style-name="ce9" office:value-type="float" office:value="27" calcext:value-type="float">
            <text:p>27</text:p>
          </table:table-cell>
          <table:table-cell table:style-name="ce9" office:value-type="float" office:value="29" calcext:value-type="float">
            <text:p>29</text:p>
          </table:table-cell>
          <table:table-cell table:style-name="ce9" office:value-type="float" office:value="158" calcext:value-type="float">
            <text:p>158</text:p>
          </table:table-cell>
          <table:table-cell/>
          <table:table-cell table:style-name="ce39" table:formula="of:=[.C6]/['Q3-b3'.C6]" office:value-type="float" office:value="0.386138613861386" calcext:value-type="float">
            <text:p>0,39</text:p>
          </table:table-cell>
          <table:table-cell table:style-name="ce39" table:formula="of:=[.D6]/['Q3-b3'.D6]" office:value-type="float" office:value="0.369811320754717" calcext:value-type="float">
            <text:p>0,37</text:p>
          </table:table-cell>
          <table:table-cell table:style-name="ce39" table:formula="of:=[.E6]/['Q3-b3'.E6]" office:value-type="float" office:value="0.238938053097345" calcext:value-type="float">
            <text:p>0,24</text:p>
          </table:table-cell>
          <table:table-cell table:style-name="ce39" table:formula="of:=[.F6]/['Q3-b3'.F6]" office:value-type="float" office:value="0.243697478991597" calcext:value-type="float">
            <text:p>0,24</text:p>
          </table:table-cell>
          <table:table-cell table:style-name="ce39" table:formula="of:=[.G6]/['Q3-b3'.G6]" office:value-type="float" office:value="0.622047244094488" calcext:value-type="float">
            <text:p>0,62</text:p>
          </table:table-cell>
          <table:table-cell table:number-columns-repeated="1011"/>
        </table:table-row>
        <table:table-row table:style-name="ro1">
          <table:covered-table-cell/>
          <table:table-cell table:style-name="ce26" office:value-type="float" office:value="2008" calcext:value-type="float">
            <text:p>2008</text:p>
          </table:table-cell>
          <table:table-cell table:style-name="ce9" office:value-type="float" office:value="91" calcext:value-type="float">
            <text:p>91</text:p>
          </table:table-cell>
          <table:table-cell table:style-name="ce9" office:value-type="float" office:value="129" calcext:value-type="float">
            <text:p>1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161" calcext:value-type="float">
            <text:p>161</text:p>
          </table:table-cell>
          <table:table-cell/>
          <table:table-cell table:style-name="ce39" table:formula="of:=[.C7]/['Q3-b3'.C7]" office:value-type="float" office:value="0.457286432160804" calcext:value-type="float">
            <text:p>0,46</text:p>
          </table:table-cell>
          <table:table-cell table:style-name="ce39" table:formula="of:=[.D7]/['Q3-b3'.D7]" office:value-type="float" office:value="0.42156862745098" calcext:value-type="float">
            <text:p>0,42</text:p>
          </table:table-cell>
          <table:table-cell table:style-name="ce39" table:formula="of:=[.E7]/['Q3-b3'.E7]" office:value-type="float" office:value="0.247933884297521" calcext:value-type="float">
            <text:p>0,25</text:p>
          </table:table-cell>
          <table:table-cell table:style-name="ce39" table:formula="of:=[.F7]/['Q3-b3'.F7]" office:value-type="float" office:value="0.292452830188679" calcext:value-type="float">
            <text:p>0,29</text:p>
          </table:table-cell>
          <table:table-cell table:style-name="ce39" table:formula="of:=[.G7]/['Q3-b3'.G7]" office:value-type="float" office:value="0.570921985815603" calcext:value-type="float">
            <text:p>0,57</text:p>
          </table:table-cell>
          <table:table-cell table:number-columns-repeated="1011"/>
        </table:table-row>
        <table:table-row table:style-name="ro1">
          <table:covered-table-cell/>
          <table:table-cell table:style-name="ce26" office:value-type="float" office:value="2012" calcext:value-type="float">
            <text:p>2012</text:p>
          </table:table-cell>
          <table:table-cell table:style-name="ce9" office:value-type="float" office:value="71" calcext:value-type="float">
            <text:p>71</text:p>
          </table:table-cell>
          <table:table-cell table:style-name="ce9" office:value-type="float" office:value="96" calcext:value-type="float">
            <text:p>96</text:p>
          </table:table-cell>
          <table:table-cell table:style-name="ce9" office:value-type="float" office:value="47" calcext:value-type="float">
            <text:p>47</text:p>
          </table:table-cell>
          <table:table-cell table:style-name="ce9" office:value-type="float" office:value="26" calcext:value-type="float">
            <text:p>26</text:p>
          </table:table-cell>
          <table:table-cell table:style-name="ce9" office:value-type="float" office:value="153" calcext:value-type="float">
            <text:p>153</text:p>
          </table:table-cell>
          <table:table-cell/>
          <table:table-cell table:style-name="ce39" table:formula="of:=[.C8]/['Q3-b3'.C8]" office:value-type="float" office:value="0.385869565217391" calcext:value-type="float">
            <text:p>0,39</text:p>
          </table:table-cell>
          <table:table-cell table:style-name="ce39" table:formula="of:=[.D8]/['Q3-b3'.D8]" office:value-type="float" office:value="0.408510638297872" calcext:value-type="float">
            <text:p>0,41</text:p>
          </table:table-cell>
          <table:table-cell table:style-name="ce39" table:formula="of:=[.E8]/['Q3-b3'.E8]" office:value-type="float" office:value="0.330985915492958" calcext:value-type="float">
            <text:p>0,33</text:p>
          </table:table-cell>
          <table:table-cell table:style-name="ce39" table:formula="of:=[.F8]/['Q3-b3'.F8]" office:value-type="float" office:value="0.226086956521739" calcext:value-type="float">
            <text:p>0,23</text:p>
          </table:table-cell>
          <table:table-cell table:style-name="ce39" table:formula="of:=[.G8]/['Q3-b3'.G8]" office:value-type="float" office:value="0.57089552238806" calcext:value-type="float">
            <text:p>0,57</text:p>
          </table:table-cell>
          <table:table-cell table:number-columns-repeated="1011"/>
        </table:table-row>
        <table:table-row table:style-name="ro1">
          <table:covered-table-cell/>
          <table:table-cell table:style-name="ce28" office:value-type="float" office:value="2016" calcext:value-type="float">
            <text:p>2016</text:p>
          </table:table-cell>
          <table:table-cell table:style-name="ce12" office:value-type="float" office:value="52" calcext:value-type="float">
            <text:p>52</text:p>
          </table:table-cell>
          <table:table-cell table:style-name="ce12" office:value-type="float" office:value="87" calcext:value-type="float">
            <text:p>87</text:p>
          </table:table-cell>
          <table:table-cell table:style-name="ce12" office:value-type="float" office:value="38" calcext:value-type="float">
            <text:p>38</text:p>
          </table:table-cell>
          <table:table-cell table:style-name="ce12" office:value-type="float" office:value="21" calcext:value-type="float">
            <text:p>21</text:p>
          </table:table-cell>
          <table:table-cell table:style-name="ce12" office:value-type="float" office:value="137" calcext:value-type="float">
            <text:p>137</text:p>
          </table:table-cell>
          <table:table-cell/>
          <table:table-cell table:style-name="ce40" table:formula="of:=[.C9]/['Q3-b3'.C9]" office:value-type="float" office:value="0.245283018867925" calcext:value-type="float">
            <text:p>0,25</text:p>
          </table:table-cell>
          <table:table-cell table:style-name="ce40" table:formula="of:=[.D9]/['Q3-b3'.D9]" office:value-type="float" office:value="0.330798479087452" calcext:value-type="float">
            <text:p>0,33</text:p>
          </table:table-cell>
          <table:table-cell table:style-name="ce40" table:formula="of:=[.E9]/['Q3-b3'.E9]" office:value-type="float" office:value="0.227544910179641" calcext:value-type="float">
            <text:p>0,23</text:p>
          </table:table-cell>
          <table:table-cell table:style-name="ce40" table:formula="of:=[.F9]/['Q3-b3'.F9]" office:value-type="float" office:value="0.201923076923077" calcext:value-type="float">
            <text:p>0,20</text:p>
          </table:table-cell>
          <table:table-cell table:style-name="ce40" table:formula="of:=[.G9]/['Q3-b3'.G9]" office:value-type="float" office:value="0.470790378006873" calcext:value-type="float">
            <text:p>0,47</text:p>
          </table:table-cell>
          <table:table-cell table:number-columns-repeated="1011"/>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7" calcext:value-type="float">
            <text:p>7</text:p>
          </table:table-cell>
          <table:table-cell table:style-name="ce9" office:value-type="float" office:value="2" calcext:value-type="float">
            <text:p>2</text:p>
          </table:table-cell>
          <table:table-cell table:style-name="ce9" office:value-type="float" office:value="11" calcext:value-type="float">
            <text:p>11</text:p>
          </table:table-cell>
          <table:table-cell/>
          <table:table-cell table:style-name="ce39" table:formula="of:=[.C10]/['Q3-b3'.C10]" office:value-type="float" office:value="0.142857142857143" calcext:value-type="float">
            <text:p>0,14</text:p>
          </table:table-cell>
          <table:table-cell table:style-name="ce39" table:formula="of:=[.D10]/['Q3-b3'.D10]" office:value-type="float" office:value="0.2" calcext:value-type="float">
            <text:p>0,20</text:p>
          </table:table-cell>
          <table:table-cell table:style-name="ce39" table:formula="of:=[.E10]/['Q3-b3'.E10]" office:value-type="float" office:value="0.233333333333333" calcext:value-type="float">
            <text:p>0,23</text:p>
          </table:table-cell>
          <table:table-cell table:style-name="ce39" table:formula="of:=[.F10]/['Q3-b3'.F10]" office:value-type="float" office:value="0.5" calcext:value-type="float">
            <text:p>0,50</text:p>
          </table:table-cell>
          <table:table-cell table:style-name="ce39" table:formula="of:=[.G10]/['Q3-b3'.G10]" office:value-type="float" office:value="0.22" calcext:value-type="float">
            <text:p>0,22</text:p>
          </table:table-cell>
          <table:table-cell table:number-columns-repeated="1011"/>
        </table:table-row>
        <table:table-row table:style-name="ro1">
          <table:covered-table-cell/>
          <table:table-cell table:style-name="ce26" office:value-type="float" office:value="1994" calcext:value-type="float">
            <text:p>199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4" calcext:value-type="float">
            <text:p>4</text:p>
          </table:table-cell>
          <table:table-cell table:style-name="ce9" office:value-type="float" office:value="13" calcext:value-type="float">
            <text:p>13</text:p>
          </table:table-cell>
          <table:table-cell/>
          <table:table-cell table:style-name="ce39" table:formula="of:=[.C11]/['Q3-b3'.C11]" office:value-type="float" office:value="0.142857142857143" calcext:value-type="float">
            <text:p>0,14</text:p>
          </table:table-cell>
          <table:table-cell table:style-name="ce39" table:formula="of:=[.D11]/['Q3-b3'.D11]" office:value-type="float" office:value="0.235294117647059" calcext:value-type="float">
            <text:p>0,24</text:p>
          </table:table-cell>
          <table:table-cell table:style-name="ce39" table:formula="of:=[.E11]/['Q3-b3'.E11]" office:value-type="float" office:value="0.2" calcext:value-type="float">
            <text:p>0,20</text:p>
          </table:table-cell>
          <table:table-cell table:style-name="ce39" table:formula="of:=[.F11]/['Q3-b3'.F11]" office:value-type="float" office:value="0.4" calcext:value-type="float">
            <text:p>0,40</text:p>
          </table:table-cell>
          <table:table-cell table:style-name="ce39" table:formula="of:=[.G11]/['Q3-b3'.G11]" office:value-type="float" office:value="0.25" calcext:value-type="float">
            <text:p>0,25</text:p>
          </table:table-cell>
          <table:table-cell table:number-columns-repeated="1011"/>
        </table:table-row>
        <table:table-row table:style-name="ro1">
          <table:covered-table-cell/>
          <table:table-cell table:style-name="ce26" office:value-type="float" office:value="1998" calcext:value-type="float">
            <text:p>1998</text:p>
          </table:table-cell>
          <table:table-cell table:style-name="ce9" office:value-type="float" office:value="1" calcext:value-type="float">
            <text:p>1</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5" calcext:value-type="float">
            <text:p>5</text:p>
          </table:table-cell>
          <table:table-cell table:style-name="ce9" office:value-type="float" office:value="32" calcext:value-type="float">
            <text:p>32</text:p>
          </table:table-cell>
          <table:table-cell/>
          <table:table-cell table:style-name="ce39" table:formula="of:=[.C12]/['Q3-b3'.C12]" office:value-type="float" office:value="0.125" calcext:value-type="float">
            <text:p>0,13</text:p>
          </table:table-cell>
          <table:table-cell table:style-name="ce39" table:formula="of:=[.D12]/['Q3-b3'.D12]" office:value-type="float" office:value="0.19047619047619" calcext:value-type="float">
            <text:p>0,19</text:p>
          </table:table-cell>
          <table:table-cell table:style-name="ce39" table:formula="of:=[.E12]/['Q3-b3'.E12]" office:value-type="float" office:value="0.32258064516129" calcext:value-type="float">
            <text:p>0,32</text:p>
          </table:table-cell>
          <table:table-cell table:style-name="ce39" table:formula="of:=[.F12]/['Q3-b3'.F12]" office:value-type="float" office:value="0.454545454545455" calcext:value-type="float">
            <text:p>0,45</text:p>
          </table:table-cell>
          <table:table-cell table:style-name="ce39" table:formula="of:=[.G12]/['Q3-b3'.G12]" office:value-type="float" office:value="0.395061728395062" calcext:value-type="float">
            <text:p>0,40</text:p>
          </table:table-cell>
          <table:table-cell table:number-columns-repeated="1011"/>
        </table:table-row>
        <table:table-row table:style-name="ro1">
          <table:covered-table-cell/>
          <table:table-cell table:style-name="ce26" office:value-type="float" office:value="2002" calcext:value-type="float">
            <text:p>2002</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5" calcext:value-type="float">
            <text:p>5</text:p>
          </table:table-cell>
          <table:table-cell table:style-name="ce9" office:value-type="float" office:value="37" calcext:value-type="float">
            <text:p>37</text:p>
          </table:table-cell>
          <table:table-cell/>
          <table:table-cell table:style-name="ce39" table:formula="of:=[.C13]/['Q3-b3'.C13]" office:value-type="float" office:value="0.25" calcext:value-type="float">
            <text:p>0,25</text:p>
          </table:table-cell>
          <table:table-cell table:style-name="ce39" table:formula="of:=[.D13]/['Q3-b3'.D13]" office:value-type="float" office:value="0.234042553191489" calcext:value-type="float">
            <text:p>0,23</text:p>
          </table:table-cell>
          <table:table-cell table:style-name="ce39" table:formula="of:=[.E13]/['Q3-b3'.E13]" office:value-type="float" office:value="0.444444444444444" calcext:value-type="float">
            <text:p>0,44</text:p>
          </table:table-cell>
          <table:table-cell table:style-name="ce39" table:formula="of:=[.F13]/['Q3-b3'.F13]" office:value-type="float" office:value="0.333333333333333" calcext:value-type="float">
            <text:p>0,33</text:p>
          </table:table-cell>
          <table:table-cell table:style-name="ce39" table:formula="of:=[.G13]/['Q3-b3'.G13]" office:value-type="float" office:value="0.425287356321839" calcext:value-type="float">
            <text:p>0,43</text:p>
          </table:table-cell>
          <table:table-cell table:number-columns-repeated="1011"/>
        </table:table-row>
        <table:table-row table:style-name="ro1">
          <table:covered-table-cell/>
          <table:table-cell table:style-name="ce26" office:value-type="float" office:value="2006" calcext:value-type="float">
            <text:p>2006</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6" calcext:value-type="float">
            <text:p>6</text:p>
          </table:table-cell>
          <table:table-cell table:style-name="ce9" office:value-type="float" office:value="39" calcext:value-type="float">
            <text:p>39</text:p>
          </table:table-cell>
          <table:table-cell/>
          <table:table-cell table:style-name="ce39" table:formula="of:=[.C14]/['Q3-b3'.C14]" office:value-type="float" office:value="0.176470588235294" calcext:value-type="float">
            <text:p>0,18</text:p>
          </table:table-cell>
          <table:table-cell table:style-name="ce39" table:formula="of:=[.D14]/['Q3-b3'.D14]" office:value-type="float" office:value="0.282051282051282" calcext:value-type="float">
            <text:p>0,28</text:p>
          </table:table-cell>
          <table:table-cell table:style-name="ce39" table:formula="of:=[.E14]/['Q3-b3'.E14]" office:value-type="float" office:value="0.375" calcext:value-type="float">
            <text:p>0,38</text:p>
          </table:table-cell>
          <table:table-cell table:style-name="ce39" table:formula="of:=[.F14]/['Q3-b3'.F14]" office:value-type="float" office:value="0.428571428571429" calcext:value-type="float">
            <text:p>0,43</text:p>
          </table:table-cell>
          <table:table-cell table:style-name="ce39" table:formula="of:=[.G14]/['Q3-b3'.G14]" office:value-type="float" office:value="0.448275862068966" calcext:value-type="float">
            <text:p>0,45</text:p>
          </table:table-cell>
          <table:table-cell table:number-columns-repeated="1011"/>
        </table:table-row>
        <table:table-row table:style-name="ro1">
          <table:covered-table-cell/>
          <table:table-cell table:style-name="ce26" office:value-type="float" office:value="2010" calcext:value-type="float">
            <text:p>2010</text:p>
          </table:table-cell>
          <table:table-cell table:style-name="ce9" office:value-type="float" office:value="2" calcext:value-type="float">
            <text:p>2</text:p>
          </table:table-cell>
          <table:table-cell table:style-name="ce9" office:value-type="float" office:value="16" calcext:value-type="float">
            <text:p>16</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2" calcext:value-type="float">
            <text:p>42</text:p>
          </table:table-cell>
          <table:table-cell/>
          <table:table-cell table:style-name="ce39" table:formula="of:=[.C15]/['Q3-b3'.C15]" office:value-type="float" office:value="0.1" calcext:value-type="float">
            <text:p>0,10</text:p>
          </table:table-cell>
          <table:table-cell table:style-name="ce39" table:formula="of:=[.D15]/['Q3-b3'.D15]" office:value-type="float" office:value="0.280701754385965" calcext:value-type="float">
            <text:p>0,28</text:p>
          </table:table-cell>
          <table:table-cell table:style-name="ce39" table:formula="of:=[.E15]/['Q3-b3'.E15]" office:value-type="float" office:value="0.162162162162162" calcext:value-type="float">
            <text:p>0,16</text:p>
          </table:table-cell>
          <table:table-cell table:style-name="ce39" table:formula="of:=[.F15]/['Q3-b3'.F15]" office:value-type="float" office:value="0.277777777777778" calcext:value-type="float">
            <text:p>0,28</text:p>
          </table:table-cell>
          <table:table-cell table:style-name="ce39" table:formula="of:=[.G15]/['Q3-b3'.G15]" office:value-type="float" office:value="0.456521739130435" calcext:value-type="float">
            <text:p>0,46</text:p>
          </table:table-cell>
          <table:table-cell table:number-columns-repeated="1011"/>
        </table:table-row>
        <table:table-row table:style-name="ro1">
          <table:covered-table-cell/>
          <table:table-cell table:style-name="ce28" office:value-type="float" office:value="2014" calcext:value-type="float">
            <text:p>2014</text:p>
          </table:table-cell>
          <table:table-cell table:style-name="ce12" office:value-type="float" office:value="2" calcext:value-type="float">
            <text:p>2</text:p>
          </table:table-cell>
          <table:table-cell table:style-name="ce12" office:value-type="float" office:value="12" calcext:value-type="float">
            <text:p>12</text:p>
          </table:table-cell>
          <table:table-cell table:number-columns-repeated="2" table:style-name="ce12" office:value-type="float" office:value="7" calcext:value-type="float">
            <text:p>7</text:p>
          </table:table-cell>
          <table:table-cell table:style-name="ce12" office:value-type="float" office:value="41" calcext:value-type="float">
            <text:p>41</text:p>
          </table:table-cell>
          <table:table-cell/>
          <table:table-cell table:style-name="ce40" table:formula="of:=[.C16]/['Q3-b3'.C16]" office:value-type="float" office:value="0.0645161290322581" calcext:value-type="float">
            <text:p>0,06</text:p>
          </table:table-cell>
          <table:table-cell table:style-name="ce40" table:formula="of:=[.D16]/['Q3-b3'.D16]" office:value-type="float" office:value="0.333333333333333" calcext:value-type="float">
            <text:p>0,33</text:p>
          </table:table-cell>
          <table:table-cell table:style-name="ce40" table:formula="of:=[.E16]/['Q3-b3'.E16]" office:value-type="float" office:value="0.179487179487179" calcext:value-type="float">
            <text:p>0,18</text:p>
          </table:table-cell>
          <table:table-cell table:style-name="ce40" table:formula="of:=[.F16]/['Q3-b3'.F16]" office:value-type="float" office:value="0.233333333333333" calcext:value-type="float">
            <text:p>0,23</text:p>
          </table:table-cell>
          <table:table-cell table:style-name="ce40" table:formula="of:=[.G16]/['Q3-b3'.G16]" office:value-type="float" office:value="0.41" calcext:value-type="float">
            <text:p>0,41</text:p>
          </table:table-cell>
          <table:table-cell table:number-columns-repeated="1011"/>
        </table:table-row>
        <table:table-row table:style-name="ro1">
          <table:table-cell/>
          <table:table-cell>
            <draw:frame draw:z-index="0" draw:name="Graphique 1" draw:style-name="gr2" svg:width="11.76cm" svg:height="8.479cm" svg:x="0.628cm" svg:y="0.272cm">
              <draw:object draw:notify-on-update-of-ranges="'Q3-b5'.B3:'Q3-b5'.B9 'Q3-b5'.I2:'Q3-b5'.I2 'Q3-b5'.I3:'Q3-b5'.I9 'Q3-b5'.J2:'Q3-b5'.J2 'Q3-b5'.J3:'Q3-b5'.J9 'Q3-b5'.K2:'Q3-b5'.K2 'Q3-b5'.K3:'Q3-b5'.K9 'Q3-b5'.L2:'Q3-b5'.L2 'Q3-b5'.L3:'Q3-b5'.L9 'Q3-b5'.M2:'Q3-b5'.M2 'Q3-b5'.M3:'Q3-b5'.M9" xlink:href="./Object 17" xlink:type="simple" xlink:show="embed" xlink:actuate="onLoad">
                <loext:p/>
              </draw:object>
              <draw:image xlink:href="./ObjectReplacements/Object 17" xlink:type="simple" xlink:show="embed" xlink:actuate="onLoad"/>
            </draw:frame>
          </table:table-cell>
          <table:table-cell table:number-columns-repeated="4"/>
          <table:table-cell>
            <draw:frame draw:z-index="1" draw:name="Graphique 2" draw:style-name="gr2" svg:width="11.75cm" svg:height="8.263cm" svg:x="1.828cm" svg:y="0.27cm">
              <draw:object draw:notify-on-update-of-ranges="'Q3-b5'.B10:'Q3-b5'.B16 'Q3-b5'.I2:'Q3-b5'.I2 'Q3-b5'.I10:'Q3-b5'.I16 'Q3-b5'.J2:'Q3-b5'.J2 'Q3-b5'.J10:'Q3-b5'.J16 'Q3-b5'.K2:'Q3-b5'.K2 'Q3-b5'.K10:'Q3-b5'.K16 'Q3-b5'.L2:'Q3-b5'.L2 'Q3-b5'.L10:'Q3-b5'.L16 'Q3-b5'.M2:'Q3-b5'.M2 'Q3-b5'.M10:'Q3-b5'.M16" xlink:href="./Object 18" xlink:type="simple" xlink:show="embed" xlink:actuate="onLoad">
                <loext:p/>
              </draw:object>
              <draw:image xlink:href="./ObjectReplacements/Object 18" xlink:type="simple" xlink:show="embed" xlink:actuate="onLoad"/>
            </draw:frame>
          </table:table-cell>
          <table:table-cell table:number-columns-repeated="1017"/>
        </table:table-row>
        <table:table-row table:style-name="ro1" table:number-rows-repeated="1048558">
          <table:table-cell table:number-columns-repeated="1024"/>
        </table:table-row>
        <table:table-row table:style-name="ro1">
          <table:table-cell table:number-columns-repeated="1024"/>
        </table:table-row>
      </table:table>
      <table:table table:name="Q3-b6" table:style-name="ta3">
        <table:table-column table:style-name="co5" table:number-columns-repeated="7" table:default-cell-style-name="ce36"/>
        <table:table-column table:style-name="co7" table:number-columns-repeated="1017" table:default-cell-style-name="ce36"/>
        <table:table-row table:style-name="ro4">
          <table:table-cell table:number-columns-repeated="2"/>
          <table:table-cell table:style-name="ce41" office:value-type="string" calcext:value-type="string" table:number-columns-spanned="5" table:number-rows-spanned="1">
            <text:p>Proportion de femmes parmi les médaillées</text:p>
          </table:table-cell>
          <table:covered-table-cell table:number-columns-repeated="4"/>
          <table:table-cell table:number-columns-repeated="1017"/>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5'.C3]/['Q3-b2'.C3]" office:value-type="float" office:value="0.347826086956522" calcext:value-type="float">
            <text:p>0,35</text:p>
          </table:table-cell>
          <table:table-cell table:style-name="ce38" table:formula="of:=['Q3-b5'.D3]/['Q3-b2'.D3]" office:value-type="float" office:value="0.714285714285714" calcext:value-type="float">
            <text:p>0,71</text:p>
          </table:table-cell>
          <table:table-cell table:style-name="ce38" table:formula="of:=['Q3-b5'.E3]/['Q3-b2'.E3]" office:value-type="float" office:value="0.164835164835165" calcext:value-type="float">
            <text:p>0,16</text:p>
          </table:table-cell>
          <table:table-cell table:style-name="ce38" table:formula="of:=['Q3-b5'.F3]/['Q3-b2'.F3]" office:value-type="float" office:value="0.507692307692308" calcext:value-type="float">
            <text:p>0,51</text:p>
          </table:table-cell>
          <table:table-cell table:style-name="ce38" table:formula="of:=['Q3-b5'.G3]/['Q3-b2'.G3]" office:value-type="float" office:value="0.376623376623377" calcext:value-type="float">
            <text:p>0,38</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39" table:formula="of:=['Q3-b5'.C4]/['Q3-b2'.C4]" office:value-type="float" office:value="0.5" calcext:value-type="float">
            <text:p>0,50</text:p>
          </table:table-cell>
          <table:table-cell table:style-name="ce39" table:formula="of:=['Q3-b5'.D4]/['Q3-b2'.D4]" office:value-type="float" office:value="0.736842105263158" calcext:value-type="float">
            <text:p>0,74</text:p>
          </table:table-cell>
          <table:table-cell table:style-name="ce39" table:formula="of:=['Q3-b5'.E4]/['Q3-b2'.E4]" office:value-type="float" office:value="0.28" calcext:value-type="float">
            <text:p>0,28</text:p>
          </table:table-cell>
          <table:table-cell table:style-name="ce39" table:formula="of:=['Q3-b5'.F4]/['Q3-b2'.F4]" office:value-type="float" office:value="0.547619047619048" calcext:value-type="float">
            <text:p>0,55</text:p>
          </table:table-cell>
          <table:table-cell table:style-name="ce39" table:formula="of:=['Q3-b5'.G4]/['Q3-b2'.G4]" office:value-type="float" office:value="0.457142857142857" calcext:value-type="float">
            <text:p>0,46</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39" table:formula="of:=['Q3-b5'.C5]/['Q3-b2'.C5]" office:value-type="float" office:value="0.47029702970297" calcext:value-type="float">
            <text:p>0,47</text:p>
          </table:table-cell>
          <table:table-cell table:style-name="ce39" table:formula="of:=['Q3-b5'.D5]/['Q3-b2'.D5]" office:value-type="float" office:value="0.712962962962963" calcext:value-type="float">
            <text:p>0,71</text:p>
          </table:table-cell>
          <table:table-cell table:style-name="ce39" table:formula="of:=['Q3-b5'.E5]/['Q3-b2'.E5]" office:value-type="float" office:value="0.224299065420561" calcext:value-type="float">
            <text:p>0,22</text:p>
          </table:table-cell>
          <table:table-cell table:style-name="ce39" table:formula="of:=['Q3-b5'.F5]/['Q3-b2'.F5]" office:value-type="float" office:value="0.285714285714286" calcext:value-type="float">
            <text:p>0,29</text:p>
          </table:table-cell>
          <table:table-cell table:style-name="ce39" table:formula="of:=['Q3-b5'.G5]/['Q3-b2'.G5]" office:value-type="float" office:value="0.50179211469534" calcext:value-type="float">
            <text:p>0,50</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39" table:formula="of:=['Q3-b5'.C6]/['Q3-b2'.C6]" office:value-type="float" office:value="0.393939393939394" calcext:value-type="float">
            <text:p>0,39</text:p>
          </table:table-cell>
          <table:table-cell table:style-name="ce39" table:formula="of:=['Q3-b5'.D6]/['Q3-b2'.D6]" office:value-type="float" office:value="0.680555555555556" calcext:value-type="float">
            <text:p>0,68</text:p>
          </table:table-cell>
          <table:table-cell table:style-name="ce39" table:formula="of:=['Q3-b5'.E6]/['Q3-b2'.E6]" office:value-type="float" office:value="0.287234042553191" calcext:value-type="float">
            <text:p>0,29</text:p>
          </table:table-cell>
          <table:table-cell table:style-name="ce39" table:formula="of:=['Q3-b5'.F6]/['Q3-b2'.F6]" office:value-type="float" office:value="0.420289855072464" calcext:value-type="float">
            <text:p>0,42</text:p>
          </table:table-cell>
          <table:table-cell table:style-name="ce39" table:formula="of:=['Q3-b5'.G6]/['Q3-b2'.G6]" office:value-type="float" office:value="0.554385964912281" calcext:value-type="float">
            <text:p>0,55</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39" table:formula="of:=['Q3-b5'.C7]/['Q3-b2'.C7]" office:value-type="float" office:value="0.517045454545455" calcext:value-type="float">
            <text:p>0,52</text:p>
          </table:table-cell>
          <table:table-cell table:style-name="ce39" table:formula="of:=['Q3-b5'.D7]/['Q3-b2'.D7]" office:value-type="float" office:value="0.693548387096774" calcext:value-type="float">
            <text:p>0,69</text:p>
          </table:table-cell>
          <table:table-cell table:style-name="ce39" table:formula="of:=['Q3-b5'.E7]/['Q3-b2'.E7]" office:value-type="float" office:value="0.275229357798165" calcext:value-type="float">
            <text:p>0,28</text:p>
          </table:table-cell>
          <table:table-cell table:style-name="ce39" table:formula="of:=['Q3-b5'.F7]/['Q3-b2'.F7]" office:value-type="float" office:value="0.33695652173913" calcext:value-type="float">
            <text:p>0,34</text:p>
          </table:table-cell>
          <table:table-cell table:style-name="ce39" table:formula="of:=['Q3-b5'.G7]/['Q3-b2'.G7]" office:value-type="float" office:value="0.514376996805112" calcext:value-type="float">
            <text:p>0,51</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39" table:formula="of:=['Q3-b5'.C8]/['Q3-b2'.C8]" office:value-type="float" office:value="0.482993197278912" calcext:value-type="float">
            <text:p>0,48</text:p>
          </table:table-cell>
          <table:table-cell table:style-name="ce39" table:formula="of:=['Q3-b5'.D8]/['Q3-b2'.D8]" office:value-type="float" office:value="0.631578947368421" calcext:value-type="float">
            <text:p>0,63</text:p>
          </table:table-cell>
          <table:table-cell table:style-name="ce39" table:formula="of:=['Q3-b5'.E8]/['Q3-b2'.E8]" office:value-type="float" office:value="0.388429752066116" calcext:value-type="float">
            <text:p>0,39</text:p>
          </table:table-cell>
          <table:table-cell table:style-name="ce39" table:formula="of:=['Q3-b5'.F8]/['Q3-b2'.F8]" office:value-type="float" office:value="0.346666666666667" calcext:value-type="float">
            <text:p>0,35</text:p>
          </table:table-cell>
          <table:table-cell table:style-name="ce39" table:formula="of:=['Q3-b5'.G8]/['Q3-b2'.G8]" office:value-type="float" office:value="0.57089552238806" calcext:value-type="float">
            <text:p>0,57</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40" table:formula="of:=['Q3-b5'.C9]/['Q3-b2'.C9]" office:value-type="float" office:value="0.472727272727273" calcext:value-type="float">
            <text:p>0,47</text:p>
          </table:table-cell>
          <table:table-cell table:style-name="ce40" table:formula="of:=['Q3-b5'.D9]/['Q3-b2'.D9]" office:value-type="float" office:value="0.6796875" calcext:value-type="float">
            <text:p>0,68</text:p>
          </table:table-cell>
          <table:table-cell table:style-name="ce40" table:formula="of:=['Q3-b5'.E9]/['Q3-b2'.E9]" office:value-type="float" office:value="0.336283185840708" calcext:value-type="float">
            <text:p>0,34</text:p>
          </table:table-cell>
          <table:table-cell table:style-name="ce40" table:formula="of:=['Q3-b5'.F9]/['Q3-b2'.F9]" office:value-type="float" office:value="0.525" calcext:value-type="float">
            <text:p>0,53</text:p>
          </table:table-cell>
          <table:table-cell table:style-name="ce40" table:formula="of:=['Q3-b5'.G9]/['Q3-b2'.G9]" office:value-type="float" office:value="0.550200803212851" calcext:value-type="float">
            <text:p>0,55</text:p>
          </table:table-cell>
          <table:table-cell table:number-columns-repeated="1017"/>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5'.C10]/['Q3-b2'.C10]" office:value-type="float" office:value="0.25" calcext:value-type="float">
            <text:p>0,25</text:p>
          </table:table-cell>
          <table:table-cell table:style-name="ce39" table:formula="of:=['Q3-b5'.D10]/['Q3-b2'.D10]" office:value-type="float" office:value="1" calcext:value-type="float">
            <text:p>1,00</text:p>
          </table:table-cell>
          <table:table-cell table:style-name="ce39" table:formula="of:=['Q3-b5'.E10]/['Q3-b2'.E10]" office:value-type="float" office:value="0.388888888888889" calcext:value-type="float">
            <text:p>0,39</text:p>
          </table:table-cell>
          <table:table-cell table:style-name="ce39" table:formula="of:=['Q3-b5'.F10]/['Q3-b2'.F10]" office:value-type="float" office:value="0.285714285714286" calcext:value-type="float">
            <text:p>0,29</text:p>
          </table:table-cell>
          <table:table-cell table:style-name="ce39" table:formula="of:=['Q3-b5'.G10]/['Q3-b2'.G10]" office:value-type="float" office:value="0.478260869565217" calcext:value-type="float">
            <text:p>0,48</text:p>
          </table:table-cell>
          <table:table-cell table:number-columns-repeated="1017"/>
        </table:table-row>
        <table:table-row table:style-name="ro1">
          <table:covered-table-cell/>
          <table:table-cell table:style-name="ce26" office:value-type="float" office:value="1994" calcext:value-type="float">
            <text:p>1994</text:p>
          </table:table-cell>
          <table:table-cell table:style-name="ce39" table:formula="of:=['Q3-b5'.C11]/['Q3-b2'.C11]" office:value-type="float" office:value="0.2" calcext:value-type="float">
            <text:p>0,20</text:p>
          </table:table-cell>
          <table:table-cell table:style-name="ce39" table:formula="of:=['Q3-b5'.D11]/['Q3-b2'.D11]" office:value-type="float" office:value="0.8" calcext:value-type="float">
            <text:p>0,80</text:p>
          </table:table-cell>
          <table:table-cell table:style-name="ce39" table:formula="of:=['Q3-b5'.E11]/['Q3-b2'.E11]" office:value-type="float" office:value="0.272727272727273" calcext:value-type="float">
            <text:p>0,27</text:p>
          </table:table-cell>
          <table:table-cell table:style-name="ce39" table:formula="of:=['Q3-b5'.F11]/['Q3-b2'.F11]" office:value-type="float" office:value="0.5" calcext:value-type="float">
            <text:p>0,50</text:p>
          </table:table-cell>
          <table:table-cell table:style-name="ce39" table:formula="of:=['Q3-b5'.G11]/['Q3-b2'.G11]" office:value-type="float" office:value="0.448275862068966" calcext:value-type="float">
            <text:p>0,45</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39" table:formula="of:=['Q3-b5'.C12]/['Q3-b2'.C12]" office:value-type="float" office:value="0.25" calcext:value-type="float">
            <text:p>0,25</text:p>
          </table:table-cell>
          <table:table-cell table:style-name="ce39" table:formula="of:=['Q3-b5'.D12]/['Q3-b2'.D12]" office:value-type="float" office:value="0.615384615384615" calcext:value-type="float">
            <text:p>0,62</text:p>
          </table:table-cell>
          <table:table-cell table:style-name="ce39" table:formula="of:=['Q3-b5'.E12]/['Q3-b2'.E12]" office:value-type="float" office:value="0.344827586206897" calcext:value-type="float">
            <text:p>0,34</text:p>
          </table:table-cell>
          <table:table-cell table:style-name="ce39" table:formula="of:=['Q3-b5'.F12]/['Q3-b2'.F12]" office:value-type="float" office:value="0.5" calcext:value-type="float">
            <text:p>0,50</text:p>
          </table:table-cell>
          <table:table-cell table:style-name="ce39" table:formula="of:=['Q3-b5'.G12]/['Q3-b2'.G12]" office:value-type="float" office:value="0.492307692307692" calcext:value-type="float">
            <text:p>0,49</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39" table:formula="of:=['Q3-b5'.C13]/['Q3-b2'.C13]" office:value-type="float" office:value="0.75" calcext:value-type="float">
            <text:p>0,75</text:p>
          </table:table-cell>
          <table:table-cell table:style-name="ce39" table:formula="of:=['Q3-b5'.D13]/['Q3-b2'.D13]" office:value-type="float" office:value="0.55" calcext:value-type="float">
            <text:p>0,55</text:p>
          </table:table-cell>
          <table:table-cell table:style-name="ce39" table:formula="of:=['Q3-b5'.E13]/['Q3-b2'.E13]" office:value-type="float" office:value="0.413793103448276" calcext:value-type="float">
            <text:p>0,41</text:p>
          </table:table-cell>
          <table:table-cell table:style-name="ce39" table:formula="of:=['Q3-b5'.F13]/['Q3-b2'.F13]" office:value-type="float" office:value="0.625" calcext:value-type="float">
            <text:p>0,63</text:p>
          </table:table-cell>
          <table:table-cell table:style-name="ce39" table:formula="of:=['Q3-b5'.G13]/['Q3-b2'.G13]" office:value-type="float" office:value="0.397849462365591" calcext:value-type="float">
            <text:p>0,40</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39" table:formula="of:=['Q3-b5'.C14]/['Q3-b2'.C14]" office:value-type="float" office:value="0.75" calcext:value-type="float">
            <text:p>0,75</text:p>
          </table:table-cell>
          <table:table-cell table:style-name="ce39" table:formula="of:=['Q3-b5'.D14]/['Q3-b2'.D14]" office:value-type="float" office:value="0.611111111111111" calcext:value-type="float">
            <text:p>0,61</text:p>
          </table:table-cell>
          <table:table-cell table:style-name="ce39" table:formula="of:=['Q3-b5'.E14]/['Q3-b2'.E14]" office:value-type="float" office:value="0.444444444444444" calcext:value-type="float">
            <text:p>0,44</text:p>
          </table:table-cell>
          <table:table-cell table:style-name="ce39" table:formula="of:=['Q3-b5'.F14]/['Q3-b2'.F14]" office:value-type="float" office:value="0.5" calcext:value-type="float">
            <text:p>0,50</text:p>
          </table:table-cell>
          <table:table-cell table:style-name="ce39" table:formula="of:=['Q3-b5'.G14]/['Q3-b2'.G14]" office:value-type="float" office:value="0.464285714285714" calcext:value-type="float">
            <text:p>0,46</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39" table:formula="of:=['Q3-b5'.C15]/['Q3-b2'.C15]" office:value-type="float" office:value="0.5" calcext:value-type="float">
            <text:p>0,50</text:p>
          </table:table-cell>
          <table:table-cell table:style-name="ce39" table:formula="of:=['Q3-b5'.D15]/['Q3-b2'.D15]" office:value-type="float" office:value="0.727272727272727" calcext:value-type="float">
            <text:p>0,73</text:p>
          </table:table-cell>
          <table:table-cell table:style-name="ce39" table:formula="of:=['Q3-b5'.E15]/['Q3-b2'.E15]" office:value-type="float" office:value="0.31578947368421" calcext:value-type="float">
            <text:p>0,32</text:p>
          </table:table-cell>
          <table:table-cell table:style-name="ce39" table:formula="of:=['Q3-b5'.F15]/['Q3-b2'.F15]" office:value-type="float" office:value="0.384615384615385" calcext:value-type="float">
            <text:p>0,38</text:p>
          </table:table-cell>
          <table:table-cell table:style-name="ce39" table:formula="of:=['Q3-b5'.G15]/['Q3-b2'.G15]" office:value-type="float" office:value="0.411764705882353" calcext:value-type="float">
            <text:p>0,41</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40" table:formula="of:=['Q3-b5'.C16]/['Q3-b2'.C16]" office:value-type="float" office:value="0.5" calcext:value-type="float">
            <text:p>0,50</text:p>
          </table:table-cell>
          <table:table-cell table:style-name="ce40" table:formula="of:=['Q3-b5'.D16]/['Q3-b2'.D16]" office:value-type="float" office:value="0.6" calcext:value-type="float">
            <text:p>0,60</text:p>
          </table:table-cell>
          <table:table-cell table:style-name="ce40" table:formula="of:=['Q3-b5'.E16]/['Q3-b2'.E16]" office:value-type="float" office:value="0.304347826086957" calcext:value-type="float">
            <text:p>0,30</text:p>
          </table:table-cell>
          <table:table-cell table:style-name="ce40" table:formula="of:=['Q3-b5'.F16]/['Q3-b2'.F16]" office:value-type="float" office:value="0.538461538461538" calcext:value-type="float">
            <text:p>0,54</text:p>
          </table:table-cell>
          <table:table-cell table:style-name="ce40" table:formula="of:=['Q3-b5'.G16]/['Q3-b2'.G16]" office:value-type="float" office:value="0.493975903614458" calcext:value-type="float">
            <text:p>0,49</text:p>
          </table:table-cell>
          <table:table-cell table:number-columns-repeated="1017"/>
        </table:table-row>
        <table:table-row table:style-name="ro1">
          <table:table-cell>
            <draw:frame draw:z-index="0" draw:name="Graphique 1" draw:style-name="gr2" svg:width="11.859cm" svg:height="8.355cm" svg:x="0.736cm" svg:y="0.274cm">
              <draw:object draw:notify-on-update-of-ranges="'Q3-b6'.B3:'Q3-b6'.B9 'Q3-b6'.C2:'Q3-b6'.C2 'Q3-b6'.C3:'Q3-b6'.C9 'Q3-b6'.D2:'Q3-b6'.D2 'Q3-b6'.D3:'Q3-b6'.D9 'Q3-b6'.E2:'Q3-b6'.E2 'Q3-b6'.E3:'Q3-b6'.E9 'Q3-b6'.F2:'Q3-b6'.F2 'Q3-b6'.F3:'Q3-b6'.F9 'Q3-b6'.G2:'Q3-b6'.G2 'Q3-b6'.G3:'Q3-b6'.G9" xlink:href="./Object 19" xlink:type="simple" xlink:show="embed" xlink:actuate="onLoad">
                <loext:p/>
              </draw:object>
              <draw:image xlink:href="./ObjectReplacements/Object 19" xlink:type="simple" xlink:show="embed" xlink:actuate="onLoad"/>
            </draw:frame>
          </table:table-cell>
          <table:table-cell table:number-columns-repeated="4"/>
          <table:table-cell>
            <draw:frame draw:z-index="1" draw:name="Graphique 2" draw:style-name="gr2" svg:width="11.681cm" svg:height="8.265cm" svg:x="1.83cm" svg:y="0.165cm">
              <draw:object draw:notify-on-update-of-ranges="'Q3-b6'.B10:'Q3-b6'.B16 'Q3-b6'.C2:'Q3-b6'.C2 'Q3-b6'.C10:'Q3-b6'.C16 'Q3-b6'.D2:'Q3-b6'.D2 'Q3-b6'.D10:'Q3-b6'.D16 'Q3-b6'.E2:'Q3-b6'.E2 'Q3-b6'.E10:'Q3-b6'.E16 'Q3-b6'.F2:'Q3-b6'.F2 'Q3-b6'.F10:'Q3-b6'.F16 'Q3-b6'.G2:'Q3-b6'.G2 'Q3-b6'.G10:'Q3-b6'.G16" xlink:href="./Object 20" xlink:type="simple" xlink:show="embed" xlink:actuate="onLoad">
                <loext:p/>
              </draw:object>
              <draw:image xlink:href="./ObjectReplacements/Object 20" xlink:type="simple" xlink:show="embed" xlink:actuate="onLoad"/>
            </draw:frame>
          </table:table-cell>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
      <number:number number:decimal-places="17" number:min-decimal-places="17" number:min-integer-digits="1"/>
    </number:number-style>
    <number:number-style style:name="N121">
      <number:number number:decimal-places="16" number:min-decimal-places="16" number:min-integer-digits="1"/>
    </number:number-style>
    <number:number-style style:name="N120">
      <number:number number:decimal-places="15" number:min-decimal-places="15" number:min-integer-digits="1"/>
    </number:number-style>
    <number:number-style style:name="N119">
      <number:number number:decimal-places="3" number:min-decimal-places="3" number:min-integer-digits="1"/>
    </number:number-style>
    <number:number-style style:name="N118">
      <number:number number:decimal-places="4" number:min-decimal-places="4" number:min-integer-digits="1"/>
    </number:number-style>
    <number:number-style style:name="N117">
      <number:number number:decimal-places="5" number:min-decimal-places="5" number:min-integer-digits="1"/>
    </number:number-style>
    <number:number-style style:name="N116">
      <number:number number:decimal-places="6" number:min-decimal-places="6" number:min-integer-digits="1"/>
    </number:number-style>
    <number:number-style style:name="N115">
      <number:number number:decimal-places="7" number:min-decimal-places="7" number:min-integer-digits="1"/>
    </number:number-style>
    <number:number-style style:name="N114">
      <number:number number:decimal-places="8" number:min-decimal-places="8" number:min-integer-digits="1"/>
    </number:number-style>
    <number:number-style style:name="N113">
      <number:number number:decimal-places="9" number:min-decimal-places="9" number:min-integer-digits="1"/>
    </number:number-style>
    <number:number-style style:name="N112">
      <number:number number:decimal-places="10" number:min-decimal-places="10" number:min-integer-digits="1"/>
    </number:number-style>
    <number:number-style style:name="N111">
      <number:number number:decimal-places="11" number:min-decimal-places="11" number:min-integer-digits="1"/>
    </number:number-style>
    <number:number-style style:name="N110">
      <number:number number:decimal-places="12" number:min-decimal-places="12" number:min-integer-digits="1"/>
    </number:number-style>
    <number:number-style style:name="N109">
      <number:number number:decimal-places="14" number:min-decimal-places="14" number:min-integer-digits="1"/>
    </number:number-style>
    <number:number-style style:name="N108">
      <number:number number:decimal-places="13" number:min-decimal-places="13" number:min-integer-digits="1"/>
    </number:number-style>
    <number:number-style style:name="N107">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date>2023-05-12T11:29:09.057704027</dc:date>
    <meta:editing-cycles>22</meta:editing-cycles>
    <meta:editing-duration>PT2H6M24S</meta:editing-duration>
    <meta:document-statistic meta:table-count="12" meta:cell-count="1324" meta:object-count="4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5.016cm" svg:height="9.739cm" xlink:href=".." xlink:type="simple" chart:class="chart:bar" chart:style-name="ch1">
        <chart:legend chart:legend-position="end" svg:x="0.31cm" svg:y="0.247cm" style:legend-expansion="high" chart:style-name="ch2"/>
        <chart:plot-area chart:style-name="ch3" table:cell-range-address="Q1.A3:Q1.A22 Q1.C2:Q1.C22" chart:data-source-has-labels="both" svg:x="0.074cm" svg:y="0.73cm" svg:width="14.5cm" svg:height="8.836cm">
          <chart:coordinate-region svg:x="0.933cm" svg:y="0.903cm" svg:width="13.641cm" svg:height="4.69cm"/>
          <chart:axis chart:dimension="x" chart:name="primary-x" chart:style-name="ch4" chartooo:axis-type="text">
            <chart:categories table:cell-range-address="Q1.A3:Q1.A22"/>
          </chart:axis>
          <chart:axis chart:dimension="y" chart:name="primary-y" chart:style-name="ch5">
            <chart:grid chart:style-name="ch6" chart:class="major"/>
          </chart:axis>
          <chart:series chart:style-name="ch7" chart:values-cell-range-address="Q1.C3:Q1.C22" chart:label-cell-address="Q1.C2:Q1.C2"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participation</text:p>
                <draw:g>
                  <svg:desc>Q1.C2:Q1.C2</svg:desc>
                </draw:g>
              </table:table-cell>
            </table:table-row>
          </table:table-header-rows>
          <table:table-rows>
            <table:table-row>
              <table:table-cell office:value-type="string">
                <text:p>Ian Millar</text:p>
                <draw:g>
                  <svg:desc>Q1.A3:Q1.A22</svg:desc>
                </draw:g>
              </table:table-cell>
              <table:table-cell office:value-type="float" office:value="10">
                <text:p>10</text:p>
                <draw:g>
                  <svg:desc>Q1.C3:Q1.C22</svg:desc>
                </draw:g>
              </table:table-cell>
            </table:table-row>
            <table:table-row>
              <table:table-cell office:value-type="string">
                <text:p>Afanasijs Kuzmins</text:p>
              </table:table-cell>
              <table:table-cell office:value-type="float" office:value="9">
                <text:p>9</text:p>
              </table:table-cell>
            </table:table-row>
            <table:table-row>
              <table:table-cell office:value-type="string">
                <text:p>Hubert Raudaschl</text:p>
              </table:table-cell>
              <table:table-cell office:value-type="float" office:value="9">
                <text:p>9</text:p>
              </table:table-cell>
            </table:table-row>
            <table:table-row>
              <table:table-cell office:value-type="string">
                <text:p>Paul Bert Elvstrm</text:p>
              </table:table-cell>
              <table:table-cell office:value-type="float" office:value="8">
                <text:p>8</text:p>
              </table:table-cell>
            </table:table-row>
            <table:table-row>
              <table:table-cell office:value-type="string">
                <text:p>Durward Randolph Knowles</text:p>
              </table:table-cell>
              <table:table-cell office:value-type="float" office:value="8">
                <text:p>8</text:p>
              </table:table-cell>
            </table:table-row>
            <table:table-row>
              <table:table-cell office:value-type="string">
                <text:p>Josefa Idem-Guerrini</text:p>
              </table:table-cell>
              <table:table-cell office:value-type="float" office:value="8">
                <text:p>8</text:p>
              </table:table-cell>
            </table:table-row>
            <table:table-row>
              <table:table-cell office:value-type="string">
                <text:p>Piero D'Inzeo</text:p>
              </table:table-cell>
              <table:table-cell office:value-type="float" office:value="8">
                <text:p>8</text:p>
              </table:table-cell>
            </table:table-row>
            <table:table-row>
              <table:table-cell office:value-type="string">
                <text:p>Raimondo D'Inzeo</text:p>
              </table:table-cell>
              <table:table-cell office:value-type="float" office:value="8">
                <text:p>8</text:p>
              </table:table-cell>
            </table:table-row>
            <table:table-row>
              <table:table-cell office:value-type="string">
                <text:p>Rajmond Debevec</text:p>
              </table:table-cell>
              <table:table-cell office:value-type="float" office:value="8">
                <text:p>8</text:p>
              </table:table-cell>
            </table:table-row>
            <table:table-row>
              <table:table-cell office:value-type="string">
                <text:p>Li Na</text:p>
              </table:table-cell>
              <table:table-cell office:value-type="float" office:value="8">
                <text:p>8</text:p>
              </table:table-cell>
            </table:table-row>
            <table:table-row>
              <table:table-cell office:value-type="string">
                <text:p>Nino Salukvadze (-Machavariani)</text:p>
              </table:table-cell>
              <table:table-cell office:value-type="float" office:value="8">
                <text:p>8</text:p>
              </table:table-cell>
            </table:table-row>
            <table:table-row>
              <table:table-cell office:value-type="string">
                <text:p>Lesley Allison Thompson-Willie</text:p>
              </table:table-cell>
              <table:table-cell office:value-type="float" office:value="8">
                <text:p>8</text:p>
              </table:table-cell>
            </table:table-row>
            <table:table-row>
              <table:table-cell office:value-type="string">
                <text:p>Aleksandr Vladimirovich Popov</text:p>
              </table:table-cell>
              <table:table-cell office:value-type="float" office:value="8">
                <text:p>8</text:p>
              </table:table-cell>
            </table:table-row>
            <table:table-row>
              <table:table-cell office:value-type="string">
                <text:p>Francisco Boza Dibos</text:p>
              </table:table-cell>
              <table:table-cell office:value-type="float" office:value="8">
                <text:p>8</text:p>
              </table:table-cell>
            </table:table-row>
            <table:table-row>
              <table:table-cell office:value-type="string">
                <text:p>Jess ngel Garca Bragado</text:p>
              </table:table-cell>
              <table:table-cell office:value-type="float" office:value="7">
                <text:p>7</text:p>
              </table:table-cell>
            </table:table-row>
            <table:table-row>
              <table:table-cell office:value-type="string">
                <text:p>Giovanni Pellielo</text:p>
              </table:table-cell>
              <table:table-cell office:value-type="float" office:value="7">
                <text:p>7</text:p>
              </table:table-cell>
            </table:table-row>
            <table:table-row>
              <table:table-cell office:value-type="string">
                <text:p>Oksana Aleksandrovna Chusovitina</text:p>
              </table:table-cell>
              <table:table-cell office:value-type="float" office:value="7">
                <text:p>7</text:p>
              </table:table-cell>
            </table:table-row>
            <table:table-row>
              <table:table-cell office:value-type="string">
                <text:p>Leander Adrian Paes</text:p>
              </table:table-cell>
              <table:table-cell office:value-type="float" office:value="7">
                <text:p>7</text:p>
              </table:table-cell>
            </table:table-row>
            <table:table-row>
              <table:table-cell office:value-type="string">
                <text:p>Ralf Schumann</text:p>
              </table:table-cell>
              <table:table-cell office:value-type="float" office:value="7">
                <text:p>7</text:p>
              </table:table-cell>
            </table:table-row>
            <table:table-row>
              <table:table-cell office:value-type="string">
                <text:p>Joo Filipe Gaspar Rodrigues</text:p>
              </table:table-cell>
              <table:table-cell office:value-type="float" office:value="7">
                <text:p>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2'.B10:'Q3-b2'.G16 'Q3-b2'.C2:'Q3-b2'.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2'.B10:'Q3-b2'.B16"/>
          </chart:axis>
          <chart:axis chart:dimension="y" chart:name="primary-y" chart:style-name="ch6">
            <chart:grid chart:style-name="ch7" chart:class="major"/>
          </chart:axis>
          <chart:series chart:style-name="ch8" chart:values-cell-range-address="'Q3-b2'.C10:'Q3-b2'.C16" chart:label-cell-address="'Q3-b2'.C2:'Q3-b2'.C2" chart:class="chart:line">
            <chart:data-point chart:repeated="7"/>
          </chart:series>
          <chart:series chart:style-name="ch9" chart:values-cell-range-address="'Q3-b2'.D10:'Q3-b2'.D16" chart:label-cell-address="'Q3-b2'.D2:'Q3-b2'.D2" chart:class="chart:line">
            <chart:data-point chart:repeated="7"/>
          </chart:series>
          <chart:series chart:style-name="ch10" chart:values-cell-range-address="'Q3-b2'.E10:'Q3-b2'.E16" chart:label-cell-address="'Q3-b2'.E2:'Q3-b2'.E2" chart:class="chart:line">
            <chart:data-point chart:repeated="7"/>
          </chart:series>
          <chart:series chart:style-name="ch11" chart:values-cell-range-address="'Q3-b2'.F10:'Q3-b2'.F16" chart:label-cell-address="'Q3-b2'.F2:'Q3-b2'.F2" chart:class="chart:line">
            <chart:data-point chart:repeated="7"/>
          </chart:series>
          <chart:series chart:style-name="ch12" chart:values-cell-range-address="'Q3-b2'.G10:'Q3-b2'.G16"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10:'Q3-b2'.B16</svg:desc>
                </draw:g>
              </table:table-cell>
              <table:table-cell office:value-type="float" office:value="4">
                <text:p>4</text:p>
                <draw:g>
                  <svg:desc>'Q3-b2'.C10:'Q3-b2'.C16</svg:desc>
                </draw:g>
              </table:table-cell>
              <table:table-cell office:value-type="float" office:value="4">
                <text:p>4</text:p>
                <draw:g>
                  <svg:desc>'Q3-b2'.D10:'Q3-b2'.D16</svg:desc>
                </draw:g>
              </table:table-cell>
              <table:table-cell office:value-type="float" office:value="18">
                <text:p>18</text:p>
                <draw:g>
                  <svg:desc>'Q3-b2'.E10:'Q3-b2'.E16</svg:desc>
                </draw:g>
              </table:table-cell>
              <table:table-cell office:value-type="float" office:value="7">
                <text:p>7</text:p>
                <draw:g>
                  <svg:desc>'Q3-b2'.F10:'Q3-b2'.F16</svg:desc>
                </draw:g>
              </table:table-cell>
              <table:table-cell office:value-type="float" office:value="23">
                <text:p>23</text:p>
                <draw:g>
                  <svg:desc>'Q3-b2'.G10:'Q3-b2'.G16</svg:desc>
                </draw:g>
              </table:table-cell>
            </table:table-row>
            <table:table-row>
              <table:table-cell office:value-type="float" office:value="1994">
                <text:p>1994</text:p>
              </table:table-cell>
              <table:table-cell office:value-type="float" office:value="5">
                <text:p>5</text:p>
              </table:table-cell>
              <table:table-cell office:value-type="float" office:value="5">
                <text:p>5</text:p>
              </table:table-cell>
              <table:table-cell office:value-type="float" office:value="22">
                <text:p>22</text:p>
              </table:table-cell>
              <table:table-cell office:value-type="float" office:value="8">
                <text:p>8</text:p>
              </table:table-cell>
              <table:table-cell office:value-type="float" office:value="29">
                <text:p>29</text:p>
              </table:table-cell>
            </table:table-row>
            <table:table-row>
              <table:table-cell office:value-type="float" office:value="1998">
                <text:p>1998</text:p>
              </table:table-cell>
              <table:table-cell office:value-type="float" office:value="4">
                <text:p>4</text:p>
              </table:table-cell>
              <table:table-cell office:value-type="float" office:value="13">
                <text:p>13</text:p>
              </table:table-cell>
              <table:table-cell office:value-type="float" office:value="29">
                <text:p>29</text:p>
              </table:table-cell>
              <table:table-cell office:value-type="float" office:value="10">
                <text:p>10</text:p>
              </table:table-cell>
              <table:table-cell office:value-type="float" office:value="65">
                <text:p>65</text:p>
              </table:table-cell>
            </table:table-row>
            <table:table-row>
              <table:table-cell office:value-type="float" office:value="2002">
                <text:p>2002</text:p>
              </table:table-cell>
              <table:table-cell office:value-type="float" office:value="4">
                <text:p>4</text:p>
              </table:table-cell>
              <table:table-cell office:value-type="float" office:value="20">
                <text:p>20</text:p>
              </table:table-cell>
              <table:table-cell office:value-type="float" office:value="29">
                <text:p>29</text:p>
              </table:table-cell>
              <table:table-cell office:value-type="float" office:value="8">
                <text:p>8</text:p>
              </table:table-cell>
              <table:table-cell office:value-type="float" office:value="93">
                <text:p>93</text:p>
              </table:table-cell>
            </table:table-row>
            <table:table-row>
              <table:table-cell office:value-type="float" office:value="2006">
                <text:p>2006</text:p>
              </table:table-cell>
              <table:table-cell office:value-type="float" office:value="4">
                <text:p>4</text:p>
              </table:table-cell>
              <table:table-cell office:value-type="float" office:value="18">
                <text:p>18</text:p>
              </table:table-cell>
              <table:table-cell office:value-type="float" office:value="27">
                <text:p>27</text:p>
              </table:table-cell>
              <table:table-cell office:value-type="float" office:value="12">
                <text:p>12</text:p>
              </table:table-cell>
              <table:table-cell office:value-type="float" office:value="84">
                <text:p>84</text:p>
              </table:table-cell>
            </table:table-row>
            <table:table-row>
              <table:table-cell office:value-type="float" office:value="2010">
                <text:p>2010</text:p>
              </table:table-cell>
              <table:table-cell office:value-type="float" office:value="4">
                <text:p>4</text:p>
              </table:table-cell>
              <table:table-cell office:value-type="float" office:value="22">
                <text:p>22</text:p>
              </table:table-cell>
              <table:table-cell office:value-type="float" office:value="19">
                <text:p>19</text:p>
              </table:table-cell>
              <table:table-cell office:value-type="float" office:value="13">
                <text:p>13</text:p>
              </table:table-cell>
              <table:table-cell office:value-type="float" office:value="102">
                <text:p>102</text:p>
              </table:table-cell>
            </table:table-row>
            <table:table-row>
              <table:table-cell office:value-type="float" office:value="2014">
                <text:p>2014</text:p>
              </table:table-cell>
              <table:table-cell office:value-type="float" office:value="4">
                <text:p>4</text:p>
              </table:table-cell>
              <table:table-cell office:value-type="float" office:value="20">
                <text:p>20</text:p>
              </table:table-cell>
              <table:table-cell office:value-type="float" office:value="23">
                <text:p>23</text:p>
              </table:table-cell>
              <table:table-cell office:value-type="float" office:value="13">
                <text:p>13</text:p>
              </table:table-cell>
              <table:table-cell office:value-type="float" office:value="83">
                <text:p>8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70" chart:maximum="3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3'.B3:'Q3-b3'.G9 'Q3-b3'.C2:'Q3-b3'.G2" chart:data-source-has-labels="both" svg:x="0.237cm" svg:y="1.196cm" svg:width="8.321cm" svg:height="6.992cm">
          <chart:coordinate-region svg:x="0.894cm" svg:y="1.196cm" svg:width="7.292cm" svg:height="6.398cm"/>
          <chart:axis chart:dimension="x" chart:name="primary-x" chart:style-name="ch5" chartooo:axis-type="text">
            <chart:categories table:cell-range-address="'Q3-b3'.B3:'Q3-b3'.B9"/>
          </chart:axis>
          <chart:axis chart:dimension="y" chart:name="primary-y" chart:style-name="ch6">
            <chart:grid chart:style-name="ch7" chart:class="major"/>
          </chart:axis>
          <chart:series chart:style-name="ch8" chart:values-cell-range-address="'Q3-b3'.C3:'Q3-b3'.C9" chart:label-cell-address="'Q3-b3'.C2:'Q3-b3'.C2" chart:class="chart:line">
            <chart:data-point chart:repeated="7"/>
          </chart:series>
          <chart:series chart:style-name="ch9" chart:values-cell-range-address="'Q3-b3'.D3:'Q3-b3'.D9" chart:label-cell-address="'Q3-b3'.D2:'Q3-b3'.D2" chart:class="chart:line">
            <chart:data-point chart:repeated="7"/>
          </chart:series>
          <chart:series chart:style-name="ch10" chart:values-cell-range-address="'Q3-b3'.E3:'Q3-b3'.E9" chart:label-cell-address="'Q3-b3'.E2:'Q3-b3'.E2" chart:class="chart:line">
            <chart:data-point chart:repeated="7"/>
          </chart:series>
          <chart:series chart:style-name="ch11" chart:values-cell-range-address="'Q3-b3'.F3:'Q3-b3'.F9" chart:label-cell-address="'Q3-b3'.F2:'Q3-b3'.F2" chart:class="chart:line">
            <chart:data-point chart:repeated="7"/>
          </chart:series>
          <chart:series chart:style-name="ch12" chart:values-cell-range-address="'Q3-b3'.G3:'Q3-b3'.G9"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3:'Q3-b3'.B9</svg:desc>
                </draw:g>
              </table:table-cell>
              <table:table-cell office:value-type="float" office:value="92">
                <text:p>92</text:p>
                <draw:g>
                  <svg:desc>'Q3-b3'.C3:'Q3-b3'.C9</svg:desc>
                </draw:g>
              </table:table-cell>
              <table:table-cell office:value-type="float" office:value="137">
                <text:p>137</text:p>
                <draw:g>
                  <svg:desc>'Q3-b3'.D3:'Q3-b3'.D9</svg:desc>
                </draw:g>
              </table:table-cell>
              <table:table-cell office:value-type="float" office:value="98">
                <text:p>98</text:p>
                <draw:g>
                  <svg:desc>'Q3-b3'.E3:'Q3-b3'.E9</svg:desc>
                </draw:g>
              </table:table-cell>
              <table:table-cell office:value-type="float" office:value="72">
                <text:p>72</text:p>
                <draw:g>
                  <svg:desc>'Q3-b3'.F3:'Q3-b3'.F9</svg:desc>
                </draw:g>
              </table:table-cell>
              <table:table-cell office:value-type="float" office:value="190">
                <text:p>190</text:p>
                <draw:g>
                  <svg:desc>'Q3-b3'.G3:'Q3-b3'.G9</svg:desc>
                </draw:g>
              </table:table-cell>
            </table:table-row>
            <table:table-row>
              <table:table-cell office:value-type="float" office:value="1996">
                <text:p>1996</text:p>
              </table:table-cell>
              <table:table-cell office:value-type="float" office:value="167">
                <text:p>167</text:p>
              </table:table-cell>
              <table:table-cell office:value-type="float" office:value="192">
                <text:p>192</text:p>
              </table:table-cell>
              <table:table-cell office:value-type="float" office:value="102">
                <text:p>102</text:p>
              </table:table-cell>
              <table:table-cell office:value-type="float" office:value="113">
                <text:p>113</text:p>
              </table:table-cell>
              <table:table-cell office:value-type="float" office:value="273">
                <text:p>273</text:p>
              </table:table-cell>
            </table:table-row>
            <table:table-row>
              <table:table-cell office:value-type="float" office:value="2000">
                <text:p>2000</text:p>
              </table:table-cell>
              <table:table-cell office:value-type="float" office:value="276">
                <text:p>276</text:p>
              </table:table-cell>
              <table:table-cell office:value-type="float" office:value="192">
                <text:p>192</text:p>
              </table:table-cell>
              <table:table-cell office:value-type="float" office:value="125">
                <text:p>125</text:p>
              </table:table-cell>
              <table:table-cell office:value-type="float" office:value="106">
                <text:p>106</text:p>
              </table:table-cell>
              <table:table-cell office:value-type="float" office:value="253">
                <text:p>253</text:p>
              </table:table-cell>
            </table:table-row>
            <table:table-row>
              <table:table-cell office:value-type="float" office:value="2004">
                <text:p>2004</text:p>
              </table:table-cell>
              <table:table-cell office:value-type="float" office:value="202">
                <text:p>202</text:p>
              </table:table-cell>
              <table:table-cell office:value-type="float" office:value="265">
                <text:p>265</text:p>
              </table:table-cell>
              <table:table-cell office:value-type="float" office:value="113">
                <text:p>113</text:p>
              </table:table-cell>
              <table:table-cell office:value-type="float" office:value="119">
                <text:p>119</text:p>
              </table:table-cell>
              <table:table-cell office:value-type="float" office:value="254">
                <text:p>254</text:p>
              </table:table-cell>
            </table:table-row>
            <table:table-row>
              <table:table-cell office:value-type="float" office:value="2008">
                <text:p>2008</text:p>
              </table:table-cell>
              <table:table-cell office:value-type="float" office:value="199">
                <text:p>199</text:p>
              </table:table-cell>
              <table:table-cell office:value-type="float" office:value="306">
                <text:p>306</text:p>
              </table:table-cell>
              <table:table-cell office:value-type="float" office:value="121">
                <text:p>121</text:p>
              </table:table-cell>
              <table:table-cell office:value-type="float" office:value="106">
                <text:p>106</text:p>
              </table:table-cell>
              <table:table-cell office:value-type="float" office:value="282">
                <text:p>282</text:p>
              </table:table-cell>
            </table:table-row>
            <table:table-row>
              <table:table-cell office:value-type="float" office:value="2012">
                <text:p>2012</text:p>
              </table:table-cell>
              <table:table-cell office:value-type="float" office:value="184">
                <text:p>184</text:p>
              </table:table-cell>
              <table:table-cell office:value-type="float" office:value="235">
                <text:p>235</text:p>
              </table:table-cell>
              <table:table-cell office:value-type="float" office:value="142">
                <text:p>142</text:p>
              </table:table-cell>
              <table:table-cell office:value-type="float" office:value="115">
                <text:p>115</text:p>
              </table:table-cell>
              <table:table-cell office:value-type="float" office:value="268">
                <text:p>268</text:p>
              </table:table-cell>
            </table:table-row>
            <table:table-row>
              <table:table-cell office:value-type="float" office:value="2016">
                <text:p>2016</text:p>
              </table:table-cell>
              <table:table-cell office:value-type="float" office:value="212">
                <text:p>212</text:p>
              </table:table-cell>
              <table:table-cell office:value-type="float" office:value="263">
                <text:p>263</text:p>
              </table:table-cell>
              <table:table-cell office:value-type="float" office:value="167">
                <text:p>167</text:p>
              </table:table-cell>
              <table:table-cell office:value-type="float" office:value="104">
                <text:p>104</text:p>
              </table:table-cell>
              <table:table-cell office:value-type="float" office:value="291">
                <text:p>29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0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3'.B10:'Q3-b3'.G16 'Q3-b3'.C2:'Q3-b3'.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3'.B10:'Q3-b3'.B16"/>
          </chart:axis>
          <chart:axis chart:dimension="y" chart:name="primary-y" chart:style-name="ch6">
            <chart:grid chart:style-name="ch7" chart:class="major"/>
          </chart:axis>
          <chart:series chart:style-name="ch8" chart:values-cell-range-address="'Q3-b3'.C10:'Q3-b3'.C16" chart:label-cell-address="'Q3-b3'.C2:'Q3-b3'.C2" chart:class="chart:line">
            <chart:data-point chart:repeated="7"/>
          </chart:series>
          <chart:series chart:style-name="ch9" chart:values-cell-range-address="'Q3-b3'.D10:'Q3-b3'.D16" chart:label-cell-address="'Q3-b3'.D2:'Q3-b3'.D2" chart:class="chart:line">
            <chart:data-point chart:repeated="7"/>
          </chart:series>
          <chart:series chart:style-name="ch10" chart:values-cell-range-address="'Q3-b3'.E10:'Q3-b3'.E16" chart:label-cell-address="'Q3-b3'.E2:'Q3-b3'.E2" chart:class="chart:line">
            <chart:data-point chart:repeated="7"/>
          </chart:series>
          <chart:series chart:style-name="ch11" chart:values-cell-range-address="'Q3-b3'.F10:'Q3-b3'.F16" chart:label-cell-address="'Q3-b3'.F2:'Q3-b3'.F2" chart:class="chart:line">
            <chart:data-point chart:repeated="7"/>
          </chart:series>
          <chart:series chart:style-name="ch12" chart:values-cell-range-address="'Q3-b3'.G10:'Q3-b3'.G16"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10:'Q3-b3'.B16</svg:desc>
                </draw:g>
              </table:table-cell>
              <table:table-cell office:value-type="float" office:value="7">
                <text:p>7</text:p>
                <draw:g>
                  <svg:desc>'Q3-b3'.C10:'Q3-b3'.C16</svg:desc>
                </draw:g>
              </table:table-cell>
              <table:table-cell office:value-type="float" office:value="20">
                <text:p>20</text:p>
                <draw:g>
                  <svg:desc>'Q3-b3'.D10:'Q3-b3'.D16</svg:desc>
                </draw:g>
              </table:table-cell>
              <table:table-cell office:value-type="float" office:value="30">
                <text:p>30</text:p>
                <draw:g>
                  <svg:desc>'Q3-b3'.E10:'Q3-b3'.E16</svg:desc>
                </draw:g>
              </table:table-cell>
              <table:table-cell office:value-type="float" office:value="4">
                <text:p>4</text:p>
                <draw:g>
                  <svg:desc>'Q3-b3'.F10:'Q3-b3'.F16</svg:desc>
                </draw:g>
              </table:table-cell>
              <table:table-cell office:value-type="float" office:value="50">
                <text:p>50</text:p>
                <draw:g>
                  <svg:desc>'Q3-b3'.G10:'Q3-b3'.G16</svg:desc>
                </draw:g>
              </table:table-cell>
            </table:table-row>
            <table:table-row>
              <table:table-cell office:value-type="float" office:value="1994">
                <text:p>1994</text:p>
              </table:table-cell>
              <table:table-cell office:value-type="float" office:value="7">
                <text:p>7</text:p>
              </table:table-cell>
              <table:table-cell office:value-type="float" office:value="17">
                <text:p>17</text:p>
              </table:table-cell>
              <table:table-cell office:value-type="float" office:value="30">
                <text:p>30</text:p>
              </table:table-cell>
              <table:table-cell office:value-type="float" office:value="10">
                <text:p>10</text:p>
              </table:table-cell>
              <table:table-cell office:value-type="float" office:value="52">
                <text:p>52</text:p>
              </table:table-cell>
            </table:table-row>
            <table:table-row>
              <table:table-cell office:value-type="float" office:value="1998">
                <text:p>1998</text:p>
              </table:table-cell>
              <table:table-cell office:value-type="float" office:value="8">
                <text:p>8</text:p>
              </table:table-cell>
              <table:table-cell office:value-type="float" office:value="42">
                <text:p>42</text:p>
              </table:table-cell>
              <table:table-cell office:value-type="float" office:value="31">
                <text:p>31</text:p>
              </table:table-cell>
              <table:table-cell office:value-type="float" office:value="11">
                <text:p>11</text:p>
              </table:table-cell>
              <table:table-cell office:value-type="float" office:value="81">
                <text:p>81</text:p>
              </table:table-cell>
            </table:table-row>
            <table:table-row>
              <table:table-cell office:value-type="float" office:value="2002">
                <text:p>2002</text:p>
              </table:table-cell>
              <table:table-cell office:value-type="float" office:value="12">
                <text:p>12</text:p>
              </table:table-cell>
              <table:table-cell office:value-type="float" office:value="47">
                <text:p>47</text:p>
              </table:table-cell>
              <table:table-cell office:value-type="float" office:value="27">
                <text:p>27</text:p>
              </table:table-cell>
              <table:table-cell office:value-type="float" office:value="15">
                <text:p>15</text:p>
              </table:table-cell>
              <table:table-cell office:value-type="float" office:value="87">
                <text:p>87</text:p>
              </table:table-cell>
            </table:table-row>
            <table:table-row>
              <table:table-cell office:value-type="float" office:value="2006">
                <text:p>2006</text:p>
              </table:table-cell>
              <table:table-cell office:value-type="float" office:value="17">
                <text:p>17</text:p>
              </table:table-cell>
              <table:table-cell office:value-type="float" office:value="39">
                <text:p>39</text:p>
              </table:table-cell>
              <table:table-cell office:value-type="float" office:value="32">
                <text:p>32</text:p>
              </table:table-cell>
              <table:table-cell office:value-type="float" office:value="14">
                <text:p>14</text:p>
              </table:table-cell>
              <table:table-cell office:value-type="float" office:value="87">
                <text:p>87</text:p>
              </table:table-cell>
            </table:table-row>
            <table:table-row>
              <table:table-cell office:value-type="float" office:value="2010">
                <text:p>2010</text:p>
              </table:table-cell>
              <table:table-cell office:value-type="float" office:value="20">
                <text:p>20</text:p>
              </table:table-cell>
              <table:table-cell office:value-type="float" office:value="57">
                <text:p>57</text:p>
              </table:table-cell>
              <table:table-cell office:value-type="float" office:value="37">
                <text:p>37</text:p>
              </table:table-cell>
              <table:table-cell office:value-type="float" office:value="18">
                <text:p>18</text:p>
              </table:table-cell>
              <table:table-cell office:value-type="float" office:value="92">
                <text:p>92</text:p>
              </table:table-cell>
            </table:table-row>
            <table:table-row>
              <table:table-cell office:value-type="float" office:value="2014">
                <text:p>2014</text:p>
              </table:table-cell>
              <table:table-cell office:value-type="float" office:value="31">
                <text:p>31</text:p>
              </table:table-cell>
              <table:table-cell office:value-type="float" office:value="36">
                <text:p>36</text:p>
              </table:table-cell>
              <table:table-cell office:value-type="float" office:value="39">
                <text:p>39</text:p>
              </table:table-cell>
              <table:table-cell office:value-type="float" office:value="30">
                <text:p>30</text:p>
              </table:table-cell>
              <table:table-cell office:value-type="float" office:value="100">
                <text:p>100</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4.271cm" svg:y="0.302cm" chart:style-name="ch2">
          <text:p>Summer femmes</text:p>
        </chart:title>
        <chart:legend chart:legend-position="end" svg:x="8.795cm" svg:y="3.014cm" style:legend-expansion="high" chart:style-name="ch3"/>
        <chart:plot-area chart:style-name="ch4" table:cell-range-address="'Q3-b4'.B3:'Q3-b4'.G9 'Q3-b4'.C2:'Q3-b4'.G2"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C3:'Q3-b4'.C9" chart:label-cell-address="'Q3-b4'.C2:'Q3-b4'.C2" chart:class="chart:line">
            <chart:data-point chart:repeated="7"/>
          </chart:series>
          <chart:series chart:style-name="ch9" chart:values-cell-range-address="'Q3-b4'.D3:'Q3-b4'.D9" chart:label-cell-address="'Q3-b4'.D2:'Q3-b4'.D2" chart:class="chart:line">
            <chart:data-point chart:repeated="7"/>
          </chart:series>
          <chart:series chart:style-name="ch10" chart:values-cell-range-address="'Q3-b4'.E3:'Q3-b4'.E9" chart:label-cell-address="'Q3-b4'.E2:'Q3-b4'.E2" chart:class="chart:line">
            <chart:data-point chart:repeated="7"/>
          </chart:series>
          <chart:series chart:style-name="ch11" chart:values-cell-range-address="'Q3-b4'.F3:'Q3-b4'.F9" chart:label-cell-address="'Q3-b4'.F2:'Q3-b4'.F2" chart:class="chart:line">
            <chart:data-point chart:repeated="7"/>
          </chart:series>
          <chart:series chart:style-name="ch12" chart:values-cell-range-address="'Q3-b4'.G3:'Q3-b4'.G9"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3:'Q3-b4'.B9</svg:desc>
                </draw:g>
              </table:table-cell>
              <table:table-cell office:value-type="float" office:value="0.329749103942652">
                <text:p>0.329749103942652</text:p>
                <draw:g>
                  <svg:desc>'Q3-b4'.C3:'Q3-b4'.C9</svg:desc>
                </draw:g>
              </table:table-cell>
              <table:table-cell office:value-type="float" office:value="0.485815602836879">
                <text:p>0.485815602836879</text:p>
                <draw:g>
                  <svg:desc>'Q3-b4'.D3:'Q3-b4'.D9</svg:desc>
                </draw:g>
              </table:table-cell>
              <table:table-cell office:value-type="float" office:value="0.289085545722714">
                <text:p>0.289085545722714</text:p>
                <draw:g>
                  <svg:desc>'Q3-b4'.E3:'Q3-b4'.E9</svg:desc>
                </draw:g>
              </table:table-cell>
              <table:table-cell office:value-type="float" office:value="0.31858407079646">
                <text:p>0.31858407079646</text:p>
                <draw:g>
                  <svg:desc>'Q3-b4'.F3:'Q3-b4'.F9</svg:desc>
                </draw:g>
              </table:table-cell>
              <table:table-cell office:value-type="float" office:value="0.348623853211009">
                <text:p>0.348623853211009</text:p>
                <draw:g>
                  <svg:desc>'Q3-b4'.G3:'Q3-b4'.G9</svg:desc>
                </draw:g>
              </table:table-cell>
            </table:table-row>
            <table:table-row>
              <table:table-cell office:value-type="float" office:value="1996">
                <text:p>1996</text:p>
              </table:table-cell>
              <table:table-cell office:value-type="float" office:value="0.400479616306954">
                <text:p>0.400479616306954</text:p>
              </table:table-cell>
              <table:table-cell office:value-type="float" office:value="0.605678233438486">
                <text:p>0.605678233438486</text:p>
              </table:table-cell>
              <table:table-cell office:value-type="float" office:value="0.341137123745819">
                <text:p>0.341137123745819</text:p>
              </table:table-cell>
              <table:table-cell office:value-type="float" office:value="0.372937293729373">
                <text:p>0.372937293729373</text:p>
              </table:table-cell>
              <table:table-cell office:value-type="float" office:value="0.421296296296296">
                <text:p>0.421296296296296</text:p>
              </table:table-cell>
            </table:table-row>
            <table:table-row>
              <table:table-cell office:value-type="float" office:value="2000">
                <text:p>2000</text:p>
              </table:table-cell>
              <table:table-cell office:value-type="float" office:value="0.447325769854133">
                <text:p>0.447325769854133</text:p>
              </table:table-cell>
              <table:table-cell office:value-type="float" office:value="0.635761589403974">
                <text:p>0.635761589403974</text:p>
              </table:table-cell>
              <table:table-cell office:value-type="float" office:value="0.37202380952381">
                <text:p>0.37202380952381</text:p>
              </table:table-cell>
              <table:table-cell office:value-type="float" office:value="0.377224199288256">
                <text:p>0.377224199288256</text:p>
              </table:table-cell>
              <table:table-cell office:value-type="float" office:value="0.431740614334471">
                <text:p>0.431740614334471</text:p>
              </table:table-cell>
            </table:table-row>
            <table:table-row>
              <table:table-cell office:value-type="float" office:value="2004">
                <text:p>2004</text:p>
              </table:table-cell>
              <table:table-cell office:value-type="float" office:value="0.429787234042553">
                <text:p>0.429787234042553</text:p>
              </table:table-cell>
              <table:table-cell office:value-type="float" office:value="0.63855421686747">
                <text:p>0.63855421686747</text:p>
              </table:table-cell>
              <table:table-cell office:value-type="float" office:value="0.366883116883117">
                <text:p>0.366883116883117</text:p>
              </table:table-cell>
              <table:table-cell office:value-type="float" office:value="0.450757575757576">
                <text:p>0.450757575757576</text:p>
              </table:table-cell>
              <table:table-cell office:value-type="float" office:value="0.476547842401501">
                <text:p>0.476547842401501</text:p>
              </table:table-cell>
            </table:table-row>
            <table:table-row>
              <table:table-cell office:value-type="float" office:value="2008">
                <text:p>2008</text:p>
              </table:table-cell>
              <table:table-cell office:value-type="float" office:value="0.460648148148148">
                <text:p>0.460648148148148</text:p>
              </table:table-cell>
              <table:table-cell office:value-type="float" office:value="0.483412322274882">
                <text:p>0.483412322274882</text:p>
              </table:table-cell>
              <table:table-cell office:value-type="float" office:value="0.391585760517799">
                <text:p>0.391585760517799</text:p>
              </table:table-cell>
              <table:table-cell office:value-type="float" office:value="0.4">
                <text:p>0.4</text:p>
              </table:table-cell>
              <table:table-cell office:value-type="float" office:value="0.479591836734694">
                <text:p>0.479591836734694</text:p>
              </table:table-cell>
            </table:table-row>
            <table:table-row>
              <table:table-cell office:value-type="float" office:value="2012">
                <text:p>2012</text:p>
              </table:table-cell>
              <table:table-cell office:value-type="float" office:value="0.454320987654321">
                <text:p>0.454320987654321</text:p>
              </table:table-cell>
              <table:table-cell office:value-type="float" office:value="0.564903846153846">
                <text:p>0.564903846153846</text:p>
              </table:table-cell>
              <table:table-cell office:value-type="float" office:value="0.438271604938272">
                <text:p>0.438271604938272</text:p>
              </table:table-cell>
              <table:table-cell office:value-type="float" office:value="0.46">
                <text:p>0.46</text:p>
              </table:table-cell>
              <table:table-cell office:value-type="float" office:value="0.505660377358491">
                <text:p>0.505660377358491</text:p>
              </table:table-cell>
            </table:table-row>
            <table:table-row>
              <table:table-cell office:value-type="float" office:value="2016">
                <text:p>2016</text:p>
              </table:table-cell>
              <table:table-cell office:value-type="float" office:value="0.504761904761905">
                <text:p>0.504761904761905</text:p>
              </table:table-cell>
              <table:table-cell office:value-type="float" office:value="0.613053613053613">
                <text:p>0.613053613053613</text:p>
              </table:table-cell>
              <table:table-cell office:value-type="float" office:value="0.426020408163265">
                <text:p>0.426020408163265</text:p>
              </table:table-cell>
              <table:table-cell office:value-type="float" office:value="0.502415458937198">
                <text:p>0.502415458937198</text:p>
              </table:table-cell>
              <table:table-cell office:value-type="float" office:value="0.524324324324324">
                <text:p>0.5243243243243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4.328cm" svg:y="0.3cm" chart:style-name="ch2">
          <text:p>Winter femmes</text:p>
        </chart:title>
        <chart:legend chart:legend-position="end" svg:x="8.617cm" svg:y="2.969cm" style:legend-expansion="high" chart:style-name="ch3"/>
        <chart:plot-area chart:style-name="ch4" table:cell-range-address="'Q3-b4'.B10:'Q3-b4'.G16 'Q3-b4'.C2:'Q3-b4'.G2" chart:data-source-has-labels="both" svg:x="0.233cm" svg:y="1.192cm" svg:width="8.151cm" svg:height="6.908cm">
          <chart:coordinate-region svg:x="0.969cm" svg:y="1.366cm" svg:width="7.043cm" svg:height="6.14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C10:'Q3-b4'.C16" chart:label-cell-address="'Q3-b4'.C2:'Q3-b4'.C2" chart:class="chart:line">
            <chart:data-point chart:repeated="7"/>
          </chart:series>
          <chart:series chart:style-name="ch9" chart:values-cell-range-address="'Q3-b4'.D10:'Q3-b4'.D16" chart:label-cell-address="'Q3-b4'.D2:'Q3-b4'.D2" chart:class="chart:line">
            <chart:data-point chart:repeated="7"/>
          </chart:series>
          <chart:series chart:style-name="ch10" chart:values-cell-range-address="'Q3-b4'.E10:'Q3-b4'.E16" chart:label-cell-address="'Q3-b4'.E2:'Q3-b4'.E2" chart:class="chart:line">
            <chart:data-point chart:repeated="7"/>
          </chart:series>
          <chart:series chart:style-name="ch11" chart:values-cell-range-address="'Q3-b4'.F10:'Q3-b4'.F16" chart:label-cell-address="'Q3-b4'.F2:'Q3-b4'.F2" chart:class="chart:line">
            <chart:data-point chart:repeated="7"/>
          </chart:series>
          <chart:series chart:style-name="ch12" chart:values-cell-range-address="'Q3-b4'.G10:'Q3-b4'.G16"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10:'Q3-b4'.B16</svg:desc>
                </draw:g>
              </table:table-cell>
              <table:table-cell office:value-type="float" office:value="0.318181818181818">
                <text:p>0.318181818181818</text:p>
                <draw:g>
                  <svg:desc>'Q3-b4'.C10:'Q3-b4'.C16</svg:desc>
                </draw:g>
              </table:table-cell>
              <table:table-cell office:value-type="float" office:value="0.625">
                <text:p>0.625</text:p>
                <draw:g>
                  <svg:desc>'Q3-b4'.D10:'Q3-b4'.D16</svg:desc>
                </draw:g>
              </table:table-cell>
              <table:table-cell office:value-type="float" office:value="0.275229357798165">
                <text:p>0.275229357798165</text:p>
                <draw:g>
                  <svg:desc>'Q3-b4'.E10:'Q3-b4'.E16</svg:desc>
                </draw:g>
              </table:table-cell>
              <table:table-cell office:value-type="float" office:value="0.173913043478261">
                <text:p>0.173913043478261</text:p>
                <draw:g>
                  <svg:desc>'Q3-b4'.F10:'Q3-b4'.F16</svg:desc>
                </draw:g>
              </table:table-cell>
              <table:table-cell office:value-type="float" office:value="0.337837837837838">
                <text:p>0.337837837837838</text:p>
                <draw:g>
                  <svg:desc>'Q3-b4'.G10:'Q3-b4'.G16</svg:desc>
                </draw:g>
              </table:table-cell>
            </table:table-row>
            <table:table-row>
              <table:table-cell office:value-type="float" office:value="1994">
                <text:p>1994</text:p>
              </table:table-cell>
              <table:table-cell office:value-type="float" office:value="0.28">
                <text:p>0.28</text:p>
              </table:table-cell>
              <table:table-cell office:value-type="float" office:value="0.708333333333333">
                <text:p>0.708333333333333</text:p>
              </table:table-cell>
              <table:table-cell office:value-type="float" office:value="0.306122448979592">
                <text:p>0.306122448979592</text:p>
              </table:table-cell>
              <table:table-cell office:value-type="float" office:value="0.476190476190476">
                <text:p>0.476190476190476</text:p>
              </table:table-cell>
              <table:table-cell office:value-type="float" office:value="0.351351351351351">
                <text:p>0.351351351351351</text:p>
              </table:table-cell>
            </table:table-row>
            <table:table-row>
              <table:table-cell office:value-type="float" office:value="1998">
                <text:p>1998</text:p>
              </table:table-cell>
              <table:table-cell office:value-type="float" office:value="0.347826086956522">
                <text:p>0.347826086956522</text:p>
              </table:table-cell>
              <table:table-cell office:value-type="float" office:value="0.736842105263158">
                <text:p>0.736842105263158</text:p>
              </table:table-cell>
              <table:table-cell office:value-type="float" office:value="0.292452830188679">
                <text:p>0.292452830188679</text:p>
              </table:table-cell>
              <table:table-cell office:value-type="float" office:value="0.297297297297297">
                <text:p>0.297297297297297</text:p>
              </table:table-cell>
              <table:table-cell office:value-type="float" office:value="0.435483870967742">
                <text:p>0.435483870967742</text:p>
              </table:table-cell>
            </table:table-row>
            <table:table-row>
              <table:table-cell office:value-type="float" office:value="2002">
                <text:p>2002</text:p>
              </table:table-cell>
              <table:table-cell office:value-type="float" office:value="0.48">
                <text:p>0.48</text:p>
              </table:table-cell>
              <table:table-cell office:value-type="float" office:value="0.691176470588235">
                <text:p>0.691176470588235</text:p>
              </table:table-cell>
              <table:table-cell office:value-type="float" office:value="0.236842105263158">
                <text:p>0.236842105263158</text:p>
              </table:table-cell>
              <table:table-cell office:value-type="float" office:value="0.326086956521739">
                <text:p>0.326086956521739</text:p>
              </table:table-cell>
              <table:table-cell office:value-type="float" office:value="0.430693069306931">
                <text:p>0.430693069306931</text:p>
              </table:table-cell>
            </table:table-row>
            <table:table-row>
              <table:table-cell office:value-type="float" office:value="2006">
                <text:p>2006</text:p>
              </table:table-cell>
              <table:table-cell office:value-type="float" office:value="0.425">
                <text:p>0.425</text:p>
              </table:table-cell>
              <table:table-cell office:value-type="float" office:value="0.527027027027027">
                <text:p>0.527027027027027</text:p>
              </table:table-cell>
              <table:table-cell office:value-type="float" office:value="0.390243902439024">
                <text:p>0.390243902439024</text:p>
              </table:table-cell>
              <table:table-cell office:value-type="float" office:value="0.35">
                <text:p>0.35</text:p>
              </table:table-cell>
              <table:table-cell office:value-type="float" office:value="0.426470588235294">
                <text:p>0.426470588235294</text:p>
              </table:table-cell>
            </table:table-row>
            <table:table-row>
              <table:table-cell office:value-type="float" office:value="2010">
                <text:p>2010</text:p>
              </table:table-cell>
              <table:table-cell office:value-type="float" office:value="0.5">
                <text:p>0.5</text:p>
              </table:table-cell>
              <table:table-cell office:value-type="float" office:value="0.655172413793103">
                <text:p>0.655172413793103</text:p>
              </table:table-cell>
              <table:table-cell office:value-type="float" office:value="0.355769230769231">
                <text:p>0.355769230769231</text:p>
              </table:table-cell>
              <table:table-cell office:value-type="float" office:value="0.4">
                <text:p>0.4</text:p>
              </table:table-cell>
              <table:table-cell office:value-type="float" office:value="0.433962264150943">
                <text:p>0.433962264150943</text:p>
              </table:table-cell>
            </table:table-row>
            <table:table-row>
              <table:table-cell office:value-type="float" office:value="2014">
                <text:p>2014</text:p>
              </table:table-cell>
              <table:table-cell office:value-type="float" office:value="0.516666666666667">
                <text:p>0.516666666666667</text:p>
              </table:table-cell>
              <table:table-cell office:value-type="float" office:value="0.571428571428571">
                <text:p>0.571428571428571</text:p>
              </table:table-cell>
              <table:table-cell office:value-type="float" office:value="0.364485981308411">
                <text:p>0.364485981308411</text:p>
              </table:table-cell>
              <table:table-cell office:value-type="float" office:value="0.422535211267606">
                <text:p>0.422535211267606</text:p>
              </table:table-cell>
              <table:table-cell office:value-type="float" office:value="0.450450450450451">
                <text:p>0.450450450450451</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3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4.156cm" svg:y="0.304cm" chart:style-name="ch2">
          <text:p>Summer hommes</text:p>
        </chart:title>
        <chart:legend chart:legend-position="end" svg:x="8.696cm" svg:y="3.076cm" style:legend-expansion="high" chart:style-name="ch3"/>
        <chart:plot-area chart:style-name="ch4" table:cell-range-address="'Q3-b4'.B3:'Q3-b4'.B9 'Q3-b4'.I2:'Q3-b4'.M9" chart:data-source-has-labels="both" svg:x="0.235cm" svg:y="1.2cm" svg:width="8.226cm" svg:height="7.11cm">
          <chart:coordinate-region svg:x="0.971cm" svg:y="1.373cm" svg:width="7.119cm" svg:height="6.343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I3:'Q3-b4'.I9" chart:label-cell-address="'Q3-b4'.I2:'Q3-b4'.I2" chart:class="chart:line">
            <chart:data-point chart:repeated="7"/>
          </chart:series>
          <chart:series chart:style-name="ch9" chart:values-cell-range-address="'Q3-b4'.J3:'Q3-b4'.J9" chart:label-cell-address="'Q3-b4'.J2:'Q3-b4'.J2" chart:class="chart:line">
            <chart:data-point chart:repeated="7"/>
          </chart:series>
          <chart:series chart:style-name="ch10" chart:values-cell-range-address="'Q3-b4'.K3:'Q3-b4'.K9" chart:label-cell-address="'Q3-b4'.K2:'Q3-b4'.K2" chart:class="chart:line">
            <chart:data-point chart:repeated="7"/>
          </chart:series>
          <chart:series chart:style-name="ch11" chart:values-cell-range-address="'Q3-b4'.L3:'Q3-b4'.L9" chart:label-cell-address="'Q3-b4'.L2:'Q3-b4'.L2" chart:class="chart:line">
            <chart:data-point chart:repeated="7"/>
          </chart:series>
          <chart:series chart:style-name="ch12" chart:values-cell-range-address="'Q3-b4'.M3:'Q3-b4'.M9"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3:'Q3-b4'.B9</svg:desc>
                </draw:g>
              </table:table-cell>
              <table:table-cell office:value-type="float" office:value="0.670250896057348">
                <text:p>0.670250896057348</text:p>
                <draw:g>
                  <svg:desc>'Q3-b4'.I3:'Q3-b4'.I9</svg:desc>
                </draw:g>
              </table:table-cell>
              <table:table-cell office:value-type="float" office:value="0.514184397163121">
                <text:p>0.514184397163121</text:p>
                <draw:g>
                  <svg:desc>'Q3-b4'.J3:'Q3-b4'.J9</svg:desc>
                </draw:g>
              </table:table-cell>
              <table:table-cell office:value-type="float" office:value="0.710914454277286">
                <text:p>0.710914454277286</text:p>
                <draw:g>
                  <svg:desc>'Q3-b4'.K3:'Q3-b4'.K9</svg:desc>
                </draw:g>
              </table:table-cell>
              <table:table-cell office:value-type="float" office:value="0.68141592920354">
                <text:p>0.68141592920354</text:p>
                <draw:g>
                  <svg:desc>'Q3-b4'.L3:'Q3-b4'.L9</svg:desc>
                </draw:g>
              </table:table-cell>
              <table:table-cell office:value-type="float" office:value="0.651376146788991">
                <text:p>0.651376146788991</text:p>
                <draw:g>
                  <svg:desc>'Q3-b4'.M3:'Q3-b4'.M9</svg:desc>
                </draw:g>
              </table:table-cell>
            </table:table-row>
            <table:table-row>
              <table:table-cell office:value-type="float" office:value="1996">
                <text:p>1996</text:p>
              </table:table-cell>
              <table:table-cell office:value-type="float" office:value="0.599520383693046">
                <text:p>0.599520383693046</text:p>
              </table:table-cell>
              <table:table-cell office:value-type="float" office:value="0.394321766561514">
                <text:p>0.394321766561514</text:p>
              </table:table-cell>
              <table:table-cell office:value-type="float" office:value="0.658862876254181">
                <text:p>0.658862876254181</text:p>
              </table:table-cell>
              <table:table-cell office:value-type="float" office:value="0.627062706270627">
                <text:p>0.627062706270627</text:p>
              </table:table-cell>
              <table:table-cell office:value-type="float" office:value="0.578703703703704">
                <text:p>0.578703703703704</text:p>
              </table:table-cell>
            </table:table-row>
            <table:table-row>
              <table:table-cell office:value-type="float" office:value="2000">
                <text:p>2000</text:p>
              </table:table-cell>
              <table:table-cell office:value-type="float" office:value="0.552674230145867">
                <text:p>0.552674230145867</text:p>
              </table:table-cell>
              <table:table-cell office:value-type="float" office:value="0.364238410596026">
                <text:p>0.364238410596026</text:p>
              </table:table-cell>
              <table:table-cell office:value-type="float" office:value="0.62797619047619">
                <text:p>0.62797619047619</text:p>
              </table:table-cell>
              <table:table-cell office:value-type="float" office:value="0.622775800711744">
                <text:p>0.622775800711744</text:p>
              </table:table-cell>
              <table:table-cell office:value-type="float" office:value="0.568259385665529">
                <text:p>0.568259385665529</text:p>
              </table:table-cell>
            </table:table-row>
            <table:table-row>
              <table:table-cell office:value-type="float" office:value="2004">
                <text:p>2004</text:p>
              </table:table-cell>
              <table:table-cell office:value-type="float" office:value="0.570212765957447">
                <text:p>0.570212765957447</text:p>
              </table:table-cell>
              <table:table-cell office:value-type="float" office:value="0.36144578313253">
                <text:p>0.36144578313253</text:p>
              </table:table-cell>
              <table:table-cell office:value-type="float" office:value="0.633116883116883">
                <text:p>0.633116883116883</text:p>
              </table:table-cell>
              <table:table-cell office:value-type="float" office:value="0.549242424242424">
                <text:p>0.549242424242424</text:p>
              </table:table-cell>
              <table:table-cell office:value-type="float" office:value="0.523452157598499">
                <text:p>0.523452157598499</text:p>
              </table:table-cell>
            </table:table-row>
            <table:table-row>
              <table:table-cell office:value-type="float" office:value="2008">
                <text:p>2008</text:p>
              </table:table-cell>
              <table:table-cell office:value-type="float" office:value="0.539351851851852">
                <text:p>0.539351851851852</text:p>
              </table:table-cell>
              <table:table-cell office:value-type="float" office:value="0.516587677725118">
                <text:p>0.516587677725118</text:p>
              </table:table-cell>
              <table:table-cell office:value-type="float" office:value="0.608414239482201">
                <text:p>0.608414239482201</text:p>
              </table:table-cell>
              <table:table-cell office:value-type="float" office:value="0.6">
                <text:p>0.6</text:p>
              </table:table-cell>
              <table:table-cell office:value-type="float" office:value="0.520408163265306">
                <text:p>0.520408163265306</text:p>
              </table:table-cell>
            </table:table-row>
            <table:table-row>
              <table:table-cell office:value-type="float" office:value="2012">
                <text:p>2012</text:p>
              </table:table-cell>
              <table:table-cell office:value-type="float" office:value="0.545679012345679">
                <text:p>0.545679012345679</text:p>
              </table:table-cell>
              <table:table-cell office:value-type="float" office:value="0.435096153846154">
                <text:p>0.435096153846154</text:p>
              </table:table-cell>
              <table:table-cell office:value-type="float" office:value="0.561728395061728">
                <text:p>0.561728395061728</text:p>
              </table:table-cell>
              <table:table-cell office:value-type="float" office:value="0.54">
                <text:p>0.54</text:p>
              </table:table-cell>
              <table:table-cell office:value-type="float" office:value="0.494339622641509">
                <text:p>0.494339622641509</text:p>
              </table:table-cell>
            </table:table-row>
            <table:table-row>
              <table:table-cell office:value-type="float" office:value="2016">
                <text:p>2016</text:p>
              </table:table-cell>
              <table:table-cell office:value-type="float" office:value="0.495238095238095">
                <text:p>0.495238095238095</text:p>
              </table:table-cell>
              <table:table-cell office:value-type="float" office:value="0.386946386946387">
                <text:p>0.386946386946387</text:p>
              </table:table-cell>
              <table:table-cell office:value-type="float" office:value="0.573979591836735">
                <text:p>0.573979591836735</text:p>
              </table:table-cell>
              <table:table-cell office:value-type="float" office:value="0.497584541062802">
                <text:p>0.497584541062802</text:p>
              </table:table-cell>
              <table:table-cell office:value-type="float" office:value="0.475675675675676">
                <text:p>0.475675675675676</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8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4.297cm" svg:y="0.3cm" chart:style-name="ch2">
          <text:p>Winter hommes</text:p>
        </chart:title>
        <chart:legend chart:legend-position="end" svg:x="8.686cm" svg:y="2.968cm" style:legend-expansion="high" chart:style-name="ch3"/>
        <chart:plot-area chart:style-name="ch4" table:cell-range-address="'Q3-b4'.B10:'Q3-b4'.B16 'Q3-b4'.I2:'Q3-b4'.M2 'Q3-b4'.I10:'Q3-b4'.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I10:'Q3-b4'.I16" chart:label-cell-address="'Q3-b4'.I2:'Q3-b4'.I2" chart:class="chart:line">
            <chart:data-point chart:repeated="7"/>
          </chart:series>
          <chart:series chart:style-name="ch9" chart:values-cell-range-address="'Q3-b4'.J10:'Q3-b4'.J16" chart:label-cell-address="'Q3-b4'.J2:'Q3-b4'.J2" chart:class="chart:line">
            <chart:data-point chart:repeated="7"/>
          </chart:series>
          <chart:series chart:style-name="ch10" chart:values-cell-range-address="'Q3-b4'.K10:'Q3-b4'.K16" chart:label-cell-address="'Q3-b4'.K2:'Q3-b4'.K2" chart:class="chart:line">
            <chart:data-point chart:repeated="7"/>
          </chart:series>
          <chart:series chart:style-name="ch11" chart:values-cell-range-address="'Q3-b4'.L10:'Q3-b4'.L16" chart:label-cell-address="'Q3-b4'.L2:'Q3-b4'.L2" chart:class="chart:line">
            <chart:data-point chart:repeated="7"/>
          </chart:series>
          <chart:series chart:style-name="ch12" chart:values-cell-range-address="'Q3-b4'.M10:'Q3-b4'.M16"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10:'Q3-b4'.B16</svg:desc>
                </draw:g>
              </table:table-cell>
              <table:table-cell office:value-type="float" office:value="0.681818181818182">
                <text:p>0.681818181818182</text:p>
                <draw:g>
                  <svg:desc>'Q3-b4'.I10:'Q3-b4'.I16</svg:desc>
                </draw:g>
              </table:table-cell>
              <table:table-cell office:value-type="float" office:value="0.375">
                <text:p>0.375</text:p>
                <draw:g>
                  <svg:desc>'Q3-b4'.J10:'Q3-b4'.J16</svg:desc>
                </draw:g>
              </table:table-cell>
              <table:table-cell office:value-type="float" office:value="0.724770642201835">
                <text:p>0.724770642201835</text:p>
                <draw:g>
                  <svg:desc>'Q3-b4'.K10:'Q3-b4'.K16</svg:desc>
                </draw:g>
              </table:table-cell>
              <table:table-cell office:value-type="float" office:value="0.826086956521739">
                <text:p>0.826086956521739</text:p>
                <draw:g>
                  <svg:desc>'Q3-b4'.L10:'Q3-b4'.L16</svg:desc>
                </draw:g>
              </table:table-cell>
              <table:table-cell office:value-type="float" office:value="0.662162162162162">
                <text:p>0.662162162162162</text:p>
                <draw:g>
                  <svg:desc>'Q3-b4'.M10:'Q3-b4'.M16</svg:desc>
                </draw:g>
              </table:table-cell>
            </table:table-row>
            <table:table-row>
              <table:table-cell office:value-type="float" office:value="1994">
                <text:p>1994</text:p>
              </table:table-cell>
              <table:table-cell office:value-type="float" office:value="0.72">
                <text:p>0.72</text:p>
              </table:table-cell>
              <table:table-cell office:value-type="float" office:value="0.291666666666667">
                <text:p>0.291666666666667</text:p>
              </table:table-cell>
              <table:table-cell office:value-type="float" office:value="0.693877551020408">
                <text:p>0.693877551020408</text:p>
              </table:table-cell>
              <table:table-cell office:value-type="float" office:value="0.523809523809524">
                <text:p>0.523809523809524</text:p>
              </table:table-cell>
              <table:table-cell office:value-type="float" office:value="0.648648648648649">
                <text:p>0.648648648648649</text:p>
              </table:table-cell>
            </table:table-row>
            <table:table-row>
              <table:table-cell office:value-type="float" office:value="1998">
                <text:p>1998</text:p>
              </table:table-cell>
              <table:table-cell office:value-type="float" office:value="0.652173913043478">
                <text:p>0.652173913043478</text:p>
              </table:table-cell>
              <table:table-cell office:value-type="float" office:value="0.263157894736842">
                <text:p>0.263157894736842</text:p>
              </table:table-cell>
              <table:table-cell office:value-type="float" office:value="0.707547169811321">
                <text:p>0.707547169811321</text:p>
              </table:table-cell>
              <table:table-cell office:value-type="float" office:value="0.702702702702703">
                <text:p>0.702702702702703</text:p>
              </table:table-cell>
              <table:table-cell office:value-type="float" office:value="0.564516129032258">
                <text:p>0.564516129032258</text:p>
              </table:table-cell>
            </table:table-row>
            <table:table-row>
              <table:table-cell office:value-type="float" office:value="2002">
                <text:p>2002</text:p>
              </table:table-cell>
              <table:table-cell office:value-type="float" office:value="0.52">
                <text:p>0.52</text:p>
              </table:table-cell>
              <table:table-cell office:value-type="float" office:value="0.308823529411765">
                <text:p>0.308823529411765</text:p>
              </table:table-cell>
              <table:table-cell office:value-type="float" office:value="0.763157894736842">
                <text:p>0.763157894736842</text:p>
              </table:table-cell>
              <table:table-cell office:value-type="float" office:value="0.673913043478261">
                <text:p>0.673913043478261</text:p>
              </table:table-cell>
              <table:table-cell office:value-type="float" office:value="0.569306930693069">
                <text:p>0.569306930693069</text:p>
              </table:table-cell>
            </table:table-row>
            <table:table-row>
              <table:table-cell office:value-type="float" office:value="2006">
                <text:p>2006</text:p>
              </table:table-cell>
              <table:table-cell office:value-type="float" office:value="0.575">
                <text:p>0.575</text:p>
              </table:table-cell>
              <table:table-cell office:value-type="float" office:value="0.472972972972973">
                <text:p>0.472972972972973</text:p>
              </table:table-cell>
              <table:table-cell office:value-type="float" office:value="0.609756097560976">
                <text:p>0.609756097560976</text:p>
              </table:table-cell>
              <table:table-cell office:value-type="float" office:value="0.65">
                <text:p>0.65</text:p>
              </table:table-cell>
              <table:table-cell office:value-type="float" office:value="0.573529411764706">
                <text:p>0.573529411764706</text:p>
              </table:table-cell>
            </table:table-row>
            <table:table-row>
              <table:table-cell office:value-type="float" office:value="2010">
                <text:p>2010</text:p>
              </table:table-cell>
              <table:table-cell office:value-type="float" office:value="0.5">
                <text:p>0.5</text:p>
              </table:table-cell>
              <table:table-cell office:value-type="float" office:value="0.344827586206897">
                <text:p>0.344827586206897</text:p>
              </table:table-cell>
              <table:table-cell office:value-type="float" office:value="0.644230769230769">
                <text:p>0.644230769230769</text:p>
              </table:table-cell>
              <table:table-cell office:value-type="float" office:value="0.6">
                <text:p>0.6</text:p>
              </table:table-cell>
              <table:table-cell office:value-type="float" office:value="0.566037735849057">
                <text:p>0.566037735849057</text:p>
              </table:table-cell>
            </table:table-row>
            <table:table-row>
              <table:table-cell office:value-type="float" office:value="2014">
                <text:p>2014</text:p>
              </table:table-cell>
              <table:table-cell office:value-type="float" office:value="0.483333333333333">
                <text:p>0.483333333333333</text:p>
              </table:table-cell>
              <table:table-cell office:value-type="float" office:value="0.428571428571429">
                <text:p>0.428571428571429</text:p>
              </table:table-cell>
              <table:table-cell office:value-type="float" office:value="0.635514018691589">
                <text:p>0.635514018691589</text:p>
              </table:table-cell>
              <table:table-cell office:value-type="float" office:value="0.577464788732394">
                <text:p>0.577464788732394</text:p>
              </table:table-cell>
              <table:table-cell office:value-type="float" office:value="0.549549549549549">
                <text:p>0.549549549549549</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5.016cm" svg:y="0.304cm" chart:style-name="ch2">
          <text:p>Summer</text:p>
        </chart:title>
        <chart:legend chart:legend-position="end" svg:x="8.696cm" svg:y="3.076cm" style:legend-expansion="high" chart:style-name="ch3"/>
        <chart:plot-area chart:style-name="ch4" table:cell-range-address="'Q3-b5'.B3:'Q3-b5'.B9 'Q3-b5'.I2:'Q3-b5'.M9" chart:data-source-has-labels="both" svg:x="0.235cm" svg:y="1.2cm" svg:width="8.226cm" svg:height="7.11cm">
          <chart:coordinate-region svg:x="0.971cm" svg:y="1.2cm" svg:width="7.119cm" svg:height="6.517cm"/>
          <chart:axis chart:dimension="x" chart:name="primary-x" chart:style-name="ch5" chartooo:axis-type="text">
            <chart:categories table:cell-range-address="'Q3-b5'.B3:'Q3-b5'.B9"/>
          </chart:axis>
          <chart:axis chart:dimension="y" chart:name="primary-y" chart:style-name="ch6">
            <chart:grid chart:style-name="ch7" chart:class="major"/>
          </chart:axis>
          <chart:series chart:style-name="ch8" chart:values-cell-range-address="'Q3-b5'.I3:'Q3-b5'.I9" chart:label-cell-address="'Q3-b5'.I2:'Q3-b5'.I2" chart:class="chart:line">
            <chart:data-point chart:repeated="7"/>
          </chart:series>
          <chart:series chart:style-name="ch9" chart:values-cell-range-address="'Q3-b5'.J3:'Q3-b5'.J9" chart:label-cell-address="'Q3-b5'.J2:'Q3-b5'.J2" chart:class="chart:line">
            <chart:data-point chart:repeated="7"/>
          </chart:series>
          <chart:series chart:style-name="ch10" chart:values-cell-range-address="'Q3-b5'.K3:'Q3-b5'.K9" chart:label-cell-address="'Q3-b5'.K2:'Q3-b5'.K2" chart:class="chart:line">
            <chart:data-point chart:repeated="7"/>
          </chart:series>
          <chart:series chart:style-name="ch11" chart:values-cell-range-address="'Q3-b5'.L3:'Q3-b5'.L9" chart:label-cell-address="'Q3-b5'.L2:'Q3-b5'.L2" chart:class="chart:line">
            <chart:data-point chart:repeated="7"/>
          </chart:series>
          <chart:series chart:style-name="ch12" chart:values-cell-range-address="'Q3-b5'.M3:'Q3-b5'.M9"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3:'Q3-b5'.B9</svg:desc>
                </draw:g>
              </table:table-cell>
              <table:table-cell office:value-type="float" office:value="0.347826086956522">
                <text:p>0.347826086956522</text:p>
                <draw:g>
                  <svg:desc>'Q3-b5'.I3:'Q3-b5'.I9</svg:desc>
                </draw:g>
              </table:table-cell>
              <table:table-cell office:value-type="float" office:value="0.437956204379562">
                <text:p>0.437956204379562</text:p>
                <draw:g>
                  <svg:desc>'Q3-b5'.J3:'Q3-b5'.J9</svg:desc>
                </draw:g>
              </table:table-cell>
              <table:table-cell office:value-type="float" office:value="0.153061224489796">
                <text:p>0.153061224489796</text:p>
                <draw:g>
                  <svg:desc>'Q3-b5'.K3:'Q3-b5'.K9</svg:desc>
                </draw:g>
              </table:table-cell>
              <table:table-cell office:value-type="float" office:value="0.458333333333333">
                <text:p>0.458333333333333</text:p>
                <draw:g>
                  <svg:desc>'Q3-b5'.L3:'Q3-b5'.L9</svg:desc>
                </draw:g>
              </table:table-cell>
              <table:table-cell office:value-type="float" office:value="0.457894736842105">
                <text:p>0.457894736842105</text:p>
                <draw:g>
                  <svg:desc>'Q3-b5'.M3:'Q3-b5'.M9</svg:desc>
                </draw:g>
              </table:table-cell>
            </table:table-row>
            <table:table-row>
              <table:table-cell office:value-type="float" office:value="1996">
                <text:p>1996</text:p>
              </table:table-cell>
              <table:table-cell office:value-type="float" office:value="0.467065868263473">
                <text:p>0.467065868263473</text:p>
              </table:table-cell>
              <table:table-cell office:value-type="float" office:value="0.4375">
                <text:p>0.4375</text:p>
              </table:table-cell>
              <table:table-cell office:value-type="float" office:value="0.205882352941176">
                <text:p>0.205882352941176</text:p>
              </table:table-cell>
              <table:table-cell office:value-type="float" office:value="0.407079646017699">
                <text:p>0.407079646017699</text:p>
              </table:table-cell>
              <table:table-cell office:value-type="float" office:value="0.468864468864469">
                <text:p>0.468864468864469</text:p>
              </table:table-cell>
            </table:table-row>
            <table:table-row>
              <table:table-cell office:value-type="float" office:value="2000">
                <text:p>2000</text:p>
              </table:table-cell>
              <table:table-cell office:value-type="float" office:value="0.344202898550725">
                <text:p>0.344202898550725</text:p>
              </table:table-cell>
              <table:table-cell office:value-type="float" office:value="0.401041666666667">
                <text:p>0.401041666666667</text:p>
              </table:table-cell>
              <table:table-cell office:value-type="float" office:value="0.192">
                <text:p>0.192</text:p>
              </table:table-cell>
              <table:table-cell office:value-type="float" office:value="0.264150943396226">
                <text:p>0.264150943396226</text:p>
              </table:table-cell>
              <table:table-cell office:value-type="float" office:value="0.553359683794466">
                <text:p>0.553359683794466</text:p>
              </table:table-cell>
            </table:table-row>
            <table:table-row>
              <table:table-cell office:value-type="float" office:value="2004">
                <text:p>2004</text:p>
              </table:table-cell>
              <table:table-cell office:value-type="float" office:value="0.386138613861386">
                <text:p>0.386138613861386</text:p>
              </table:table-cell>
              <table:table-cell office:value-type="float" office:value="0.369811320754717">
                <text:p>0.369811320754717</text:p>
              </table:table-cell>
              <table:table-cell office:value-type="float" office:value="0.238938053097345">
                <text:p>0.238938053097345</text:p>
              </table:table-cell>
              <table:table-cell office:value-type="float" office:value="0.243697478991597">
                <text:p>0.243697478991597</text:p>
              </table:table-cell>
              <table:table-cell office:value-type="float" office:value="0.622047244094488">
                <text:p>0.622047244094488</text:p>
              </table:table-cell>
            </table:table-row>
            <table:table-row>
              <table:table-cell office:value-type="float" office:value="2008">
                <text:p>2008</text:p>
              </table:table-cell>
              <table:table-cell office:value-type="float" office:value="0.457286432160804">
                <text:p>0.457286432160804</text:p>
              </table:table-cell>
              <table:table-cell office:value-type="float" office:value="0.42156862745098">
                <text:p>0.42156862745098</text:p>
              </table:table-cell>
              <table:table-cell office:value-type="float" office:value="0.247933884297521">
                <text:p>0.247933884297521</text:p>
              </table:table-cell>
              <table:table-cell office:value-type="float" office:value="0.292452830188679">
                <text:p>0.292452830188679</text:p>
              </table:table-cell>
              <table:table-cell office:value-type="float" office:value="0.570921985815603">
                <text:p>0.570921985815603</text:p>
              </table:table-cell>
            </table:table-row>
            <table:table-row>
              <table:table-cell office:value-type="float" office:value="2012">
                <text:p>2012</text:p>
              </table:table-cell>
              <table:table-cell office:value-type="float" office:value="0.385869565217391">
                <text:p>0.385869565217391</text:p>
              </table:table-cell>
              <table:table-cell office:value-type="float" office:value="0.408510638297872">
                <text:p>0.408510638297872</text:p>
              </table:table-cell>
              <table:table-cell office:value-type="float" office:value="0.330985915492958">
                <text:p>0.330985915492958</text:p>
              </table:table-cell>
              <table:table-cell office:value-type="float" office:value="0.226086956521739">
                <text:p>0.226086956521739</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245283018867925">
                <text:p>0.245283018867925</text:p>
              </table:table-cell>
              <table:table-cell office:value-type="float" office:value="0.330798479087452">
                <text:p>0.330798479087452</text:p>
              </table:table-cell>
              <table:table-cell office:value-type="float" office:value="0.227544910179641">
                <text:p>0.227544910179641</text:p>
              </table:table-cell>
              <table:table-cell office:value-type="float" office:value="0.201923076923077">
                <text:p>0.201923076923077</text:p>
              </table:table-cell>
              <table:table-cell office:value-type="float" office:value="0.470790378006873">
                <text:p>0.470790378006873</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05" chart:maximum="0.5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5.157cm" svg:y="0.3cm" chart:style-name="ch2">
          <text:p>Winter</text:p>
        </chart:title>
        <chart:legend chart:legend-position="end" svg:x="8.686cm" svg:y="2.968cm" style:legend-expansion="high" chart:style-name="ch3"/>
        <chart:plot-area chart:style-name="ch4" table:cell-range-address="'Q3-b5'.B10:'Q3-b5'.B16 'Q3-b5'.I2:'Q3-b5'.M2 'Q3-b5'.I10:'Q3-b5'.M16" chart:data-source-has-labels="both" svg:x="0.235cm" svg:y="1.192cm" svg:width="8.216cm" svg:height="6.906cm">
          <chart:coordinate-region svg:x="0.971cm" svg:y="1.365cm" svg:width="7.108cm" svg:height="6.139cm"/>
          <chart:axis chart:dimension="x" chart:name="primary-x" chart:style-name="ch5" chartooo:axis-type="text">
            <chart:categories table:cell-range-address="'Q3-b5'.B10:'Q3-b5'.B16"/>
          </chart:axis>
          <chart:axis chart:dimension="y" chart:name="primary-y" chart:style-name="ch6">
            <chart:grid chart:style-name="ch7" chart:class="major"/>
          </chart:axis>
          <chart:series chart:style-name="ch8" chart:values-cell-range-address="'Q3-b5'.I10:'Q3-b5'.I16" chart:label-cell-address="'Q3-b5'.I2:'Q3-b5'.I2" chart:class="chart:line">
            <chart:data-point chart:repeated="7"/>
          </chart:series>
          <chart:series chart:style-name="ch9" chart:values-cell-range-address="'Q3-b5'.J10:'Q3-b5'.J16" chart:label-cell-address="'Q3-b5'.J2:'Q3-b5'.J2" chart:class="chart:line">
            <chart:data-point chart:repeated="7"/>
          </chart:series>
          <chart:series chart:style-name="ch10" chart:values-cell-range-address="'Q3-b5'.K10:'Q3-b5'.K16" chart:label-cell-address="'Q3-b5'.K2:'Q3-b5'.K2" chart:class="chart:line">
            <chart:data-point chart:repeated="7"/>
          </chart:series>
          <chart:series chart:style-name="ch11" chart:values-cell-range-address="'Q3-b5'.L10:'Q3-b5'.L16" chart:label-cell-address="'Q3-b5'.L2:'Q3-b5'.L2" chart:class="chart:line">
            <chart:data-point chart:repeated="7"/>
          </chart:series>
          <chart:series chart:style-name="ch12" chart:values-cell-range-address="'Q3-b5'.M10:'Q3-b5'.M16"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10:'Q3-b5'.B16</svg:desc>
                </draw:g>
              </table:table-cell>
              <table:table-cell office:value-type="float" office:value="0.142857142857143">
                <text:p>0.142857142857143</text:p>
                <draw:g>
                  <svg:desc>'Q3-b5'.I10:'Q3-b5'.I16</svg:desc>
                </draw:g>
              </table:table-cell>
              <table:table-cell office:value-type="float" office:value="0.2">
                <text:p>0.2</text:p>
                <draw:g>
                  <svg:desc>'Q3-b5'.J10:'Q3-b5'.J16</svg:desc>
                </draw:g>
              </table:table-cell>
              <table:table-cell office:value-type="float" office:value="0.233333333333333">
                <text:p>0.233333333333333</text:p>
                <draw:g>
                  <svg:desc>'Q3-b5'.K10:'Q3-b5'.K16</svg:desc>
                </draw:g>
              </table:table-cell>
              <table:table-cell office:value-type="float" office:value="0.5">
                <text:p>0.5</text:p>
                <draw:g>
                  <svg:desc>'Q3-b5'.L10:'Q3-b5'.L16</svg:desc>
                </draw:g>
              </table:table-cell>
              <table:table-cell office:value-type="float" office:value="0.22">
                <text:p>0.22</text:p>
                <draw:g>
                  <svg:desc>'Q3-b5'.M10:'Q3-b5'.M16</svg:desc>
                </draw:g>
              </table:table-cell>
            </table:table-row>
            <table:table-row>
              <table:table-cell office:value-type="float" office:value="1994">
                <text:p>1994</text:p>
              </table:table-cell>
              <table:table-cell office:value-type="float" office:value="0.142857142857143">
                <text:p>0.142857142857143</text:p>
              </table:table-cell>
              <table:table-cell office:value-type="float" office:value="0.235294117647059">
                <text:p>0.235294117647059</text:p>
              </table:table-cell>
              <table:table-cell office:value-type="float" office:value="0.2">
                <text:p>0.2</text:p>
              </table:table-cell>
              <table:table-cell office:value-type="float" office:value="0.4">
                <text:p>0.4</text:p>
              </table:table-cell>
              <table:table-cell office:value-type="float" office:value="0.25">
                <text:p>0.25</text:p>
              </table:table-cell>
            </table:table-row>
            <table:table-row>
              <table:table-cell office:value-type="float" office:value="1998">
                <text:p>1998</text:p>
              </table:table-cell>
              <table:table-cell office:value-type="float" office:value="0.125">
                <text:p>0.125</text:p>
              </table:table-cell>
              <table:table-cell office:value-type="float" office:value="0.19047619047619">
                <text:p>0.19047619047619</text:p>
              </table:table-cell>
              <table:table-cell office:value-type="float" office:value="0.32258064516129">
                <text:p>0.32258064516129</text:p>
              </table:table-cell>
              <table:table-cell office:value-type="float" office:value="0.454545454545455">
                <text:p>0.454545454545455</text:p>
              </table:table-cell>
              <table:table-cell office:value-type="float" office:value="0.395061728395062">
                <text:p>0.395061728395062</text:p>
              </table:table-cell>
            </table:table-row>
            <table:table-row>
              <table:table-cell office:value-type="float" office:value="2002">
                <text:p>2002</text:p>
              </table:table-cell>
              <table:table-cell office:value-type="float" office:value="0.25">
                <text:p>0.25</text:p>
              </table:table-cell>
              <table:table-cell office:value-type="float" office:value="0.234042553191489">
                <text:p>0.234042553191489</text:p>
              </table:table-cell>
              <table:table-cell office:value-type="float" office:value="0.444444444444444">
                <text:p>0.444444444444444</text:p>
              </table:table-cell>
              <table:table-cell office:value-type="float" office:value="0.333333333333333">
                <text:p>0.333333333333333</text:p>
              </table:table-cell>
              <table:table-cell office:value-type="float" office:value="0.425287356321839">
                <text:p>0.425287356321839</text:p>
              </table:table-cell>
            </table:table-row>
            <table:table-row>
              <table:table-cell office:value-type="float" office:value="2006">
                <text:p>2006</text:p>
              </table:table-cell>
              <table:table-cell office:value-type="float" office:value="0.176470588235294">
                <text:p>0.176470588235294</text:p>
              </table:table-cell>
              <table:table-cell office:value-type="float" office:value="0.282051282051282">
                <text:p>0.282051282051282</text:p>
              </table:table-cell>
              <table:table-cell office:value-type="float" office:value="0.375">
                <text:p>0.375</text:p>
              </table:table-cell>
              <table:table-cell office:value-type="float" office:value="0.428571428571429">
                <text:p>0.428571428571429</text:p>
              </table:table-cell>
              <table:table-cell office:value-type="float" office:value="0.448275862068966">
                <text:p>0.448275862068966</text:p>
              </table:table-cell>
            </table:table-row>
            <table:table-row>
              <table:table-cell office:value-type="float" office:value="2010">
                <text:p>2010</text:p>
              </table:table-cell>
              <table:table-cell office:value-type="float" office:value="0.1">
                <text:p>0.1</text:p>
              </table:table-cell>
              <table:table-cell office:value-type="float" office:value="0.280701754385965">
                <text:p>0.280701754385965</text:p>
              </table:table-cell>
              <table:table-cell office:value-type="float" office:value="0.162162162162162">
                <text:p>0.162162162162162</text:p>
              </table:table-cell>
              <table:table-cell office:value-type="float" office:value="0.277777777777778">
                <text:p>0.277777777777778</text:p>
              </table:table-cell>
              <table:table-cell office:value-type="float" office:value="0.456521739130435">
                <text:p>0.456521739130435</text:p>
              </table:table-cell>
            </table:table-row>
            <table:table-row>
              <table:table-cell office:value-type="float" office:value="2014">
                <text:p>2014</text:p>
              </table:table-cell>
              <table:table-cell office:value-type="float" office:value="0.0645161290322581">
                <text:p>0.0645161290322581</text:p>
              </table:table-cell>
              <table:table-cell office:value-type="float" office:value="0.333333333333333">
                <text:p>0.333333333333333</text:p>
              </table:table-cell>
              <table:table-cell office:value-type="float" office:value="0.179487179487179">
                <text:p>0.179487179487179</text:p>
              </table:table-cell>
              <table:table-cell office:value-type="float" office:value="0.233333333333333">
                <text:p>0.233333333333333</text:p>
              </table:table-cell>
              <table:table-cell office:value-type="float" office:value="0.41">
                <text:p>0.41</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6'.B3:'Q3-b6'.G9 'Q3-b6'.C2:'Q3-b6'.G2"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6'.B3:'Q3-b6'.B9"/>
          </chart:axis>
          <chart:axis chart:dimension="y" chart:name="primary-y" chart:style-name="ch6">
            <chart:grid chart:style-name="ch7" chart:class="major"/>
          </chart:axis>
          <chart:series chart:style-name="ch8" chart:values-cell-range-address="'Q3-b6'.C3:'Q3-b6'.C9" chart:label-cell-address="'Q3-b6'.C2:'Q3-b6'.C2" chart:class="chart:line">
            <chart:data-point chart:repeated="7"/>
          </chart:series>
          <chart:series chart:style-name="ch9" chart:values-cell-range-address="'Q3-b6'.D3:'Q3-b6'.D9" chart:label-cell-address="'Q3-b6'.D2:'Q3-b6'.D2" chart:class="chart:line">
            <chart:data-point chart:repeated="7"/>
          </chart:series>
          <chart:series chart:style-name="ch10" chart:values-cell-range-address="'Q3-b6'.E3:'Q3-b6'.E9" chart:label-cell-address="'Q3-b6'.E2:'Q3-b6'.E2" chart:class="chart:line">
            <chart:data-point chart:repeated="7"/>
          </chart:series>
          <chart:series chart:style-name="ch11" chart:values-cell-range-address="'Q3-b6'.F3:'Q3-b6'.F9" chart:label-cell-address="'Q3-b6'.F2:'Q3-b6'.F2" chart:class="chart:line">
            <chart:data-point chart:repeated="7"/>
          </chart:series>
          <chart:series chart:style-name="ch12" chart:values-cell-range-address="'Q3-b6'.G3:'Q3-b6'.G9"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3:'Q3-b6'.B9</svg:desc>
                </draw:g>
              </table:table-cell>
              <table:table-cell office:value-type="float" office:value="0.347826086956522">
                <text:p>0.347826086956522</text:p>
                <draw:g>
                  <svg:desc>'Q3-b6'.C3:'Q3-b6'.C9</svg:desc>
                </draw:g>
              </table:table-cell>
              <table:table-cell office:value-type="float" office:value="0.714285714285714">
                <text:p>0.714285714285714</text:p>
                <draw:g>
                  <svg:desc>'Q3-b6'.D3:'Q3-b6'.D9</svg:desc>
                </draw:g>
              </table:table-cell>
              <table:table-cell office:value-type="float" office:value="0.164835164835165">
                <text:p>0.164835164835165</text:p>
                <draw:g>
                  <svg:desc>'Q3-b6'.E3:'Q3-b6'.E9</svg:desc>
                </draw:g>
              </table:table-cell>
              <table:table-cell office:value-type="float" office:value="0.507692307692308">
                <text:p>0.507692307692308</text:p>
                <draw:g>
                  <svg:desc>'Q3-b6'.F3:'Q3-b6'.F9</svg:desc>
                </draw:g>
              </table:table-cell>
              <table:table-cell office:value-type="float" office:value="0.376623376623377">
                <text:p>0.376623376623377</text:p>
                <draw:g>
                  <svg:desc>'Q3-b6'.G3:'Q3-b6'.G9</svg:desc>
                </draw:g>
              </table:table-cell>
            </table:table-row>
            <table:table-row>
              <table:table-cell office:value-type="float" office:value="1996">
                <text:p>1996</text:p>
              </table:table-cell>
              <table:table-cell office:value-type="float" office:value="0.5">
                <text:p>0.5</text:p>
              </table:table-cell>
              <table:table-cell office:value-type="float" office:value="0.736842105263158">
                <text:p>0.736842105263158</text:p>
              </table:table-cell>
              <table:table-cell office:value-type="float" office:value="0.28">
                <text:p>0.28</text:p>
              </table:table-cell>
              <table:table-cell office:value-type="float" office:value="0.547619047619048">
                <text:p>0.547619047619048</text:p>
              </table:table-cell>
              <table:table-cell office:value-type="float" office:value="0.457142857142857">
                <text:p>0.457142857142857</text:p>
              </table:table-cell>
            </table:table-row>
            <table:table-row>
              <table:table-cell office:value-type="float" office:value="2000">
                <text:p>2000</text:p>
              </table:table-cell>
              <table:table-cell office:value-type="float" office:value="0.47029702970297">
                <text:p>0.47029702970297</text:p>
              </table:table-cell>
              <table:table-cell office:value-type="float" office:value="0.712962962962963">
                <text:p>0.712962962962963</text:p>
              </table:table-cell>
              <table:table-cell office:value-type="float" office:value="0.224299065420561">
                <text:p>0.224299065420561</text:p>
              </table:table-cell>
              <table:table-cell office:value-type="float" office:value="0.285714285714286">
                <text:p>0.285714285714286</text:p>
              </table:table-cell>
              <table:table-cell office:value-type="float" office:value="0.50179211469534">
                <text:p>0.50179211469534</text:p>
              </table:table-cell>
            </table:table-row>
            <table:table-row>
              <table:table-cell office:value-type="float" office:value="2004">
                <text:p>2004</text:p>
              </table:table-cell>
              <table:table-cell office:value-type="float" office:value="0.393939393939394">
                <text:p>0.393939393939394</text:p>
              </table:table-cell>
              <table:table-cell office:value-type="float" office:value="0.680555555555556">
                <text:p>0.680555555555556</text:p>
              </table:table-cell>
              <table:table-cell office:value-type="float" office:value="0.287234042553191">
                <text:p>0.287234042553191</text:p>
              </table:table-cell>
              <table:table-cell office:value-type="float" office:value="0.420289855072464">
                <text:p>0.420289855072464</text:p>
              </table:table-cell>
              <table:table-cell office:value-type="float" office:value="0.554385964912281">
                <text:p>0.554385964912281</text:p>
              </table:table-cell>
            </table:table-row>
            <table:table-row>
              <table:table-cell office:value-type="float" office:value="2008">
                <text:p>2008</text:p>
              </table:table-cell>
              <table:table-cell office:value-type="float" office:value="0.517045454545455">
                <text:p>0.517045454545455</text:p>
              </table:table-cell>
              <table:table-cell office:value-type="float" office:value="0.693548387096774">
                <text:p>0.693548387096774</text:p>
              </table:table-cell>
              <table:table-cell office:value-type="float" office:value="0.275229357798165">
                <text:p>0.275229357798165</text:p>
              </table:table-cell>
              <table:table-cell office:value-type="float" office:value="0.33695652173913">
                <text:p>0.33695652173913</text:p>
              </table:table-cell>
              <table:table-cell office:value-type="float" office:value="0.514376996805112">
                <text:p>0.514376996805112</text:p>
              </table:table-cell>
            </table:table-row>
            <table:table-row>
              <table:table-cell office:value-type="float" office:value="2012">
                <text:p>2012</text:p>
              </table:table-cell>
              <table:table-cell office:value-type="float" office:value="0.482993197278912">
                <text:p>0.482993197278912</text:p>
              </table:table-cell>
              <table:table-cell office:value-type="float" office:value="0.631578947368421">
                <text:p>0.631578947368421</text:p>
              </table:table-cell>
              <table:table-cell office:value-type="float" office:value="0.388429752066116">
                <text:p>0.388429752066116</text:p>
              </table:table-cell>
              <table:table-cell office:value-type="float" office:value="0.346666666666667">
                <text:p>0.346666666666667</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472727272727273">
                <text:p>0.472727272727273</text:p>
              </table:table-cell>
              <table:table-cell office:value-type="float" office:value="0.6796875">
                <text:p>0.6796875</text:p>
              </table:table-cell>
              <table:table-cell office:value-type="float" office:value="0.336283185840708">
                <text:p>0.336283185840708</text:p>
              </table:table-cell>
              <table:table-cell office:value-type="float" office:value="0.525">
                <text:p>0.525</text:p>
              </table:table-cell>
              <table:table-cell office:value-type="float" office:value="0.550200803212851">
                <text:p>0.550200803212851</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svg:stroke-width="0.026cm" svg:stroke-color="#b3b3b3" draw:fill="solid" draw:fill-color="#ffffff"/>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6.99983978271484pt" style:font-size-asian="6.99983978271484pt" style:font-size-complex="6.99983978271484pt"/>
    </style:style>
    <style:style style:name="ch5" style:family="chart" style:data-style-name="N0">
      <style:chart-properties chart:display-label="true" chart:tick-marks-major-inner="false" chart:tick-marks-major-outer="false" chart:logarithmic="false" chart:minimum="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27.569cm" svg:height="8.999cm" xlink:href=".." xlink:type="simple" chart:class="chart:line" chart:style-name="ch1">
        <chart:legend chart:legend-position="end" svg:x="25.034cm" svg:y="3.781cm" style:legend-expansion="high" chart:style-name="ch2"/>
        <chart:plot-area chart:style-name="ch3" table:cell-range-address="'Q2-a'.A3:'Q2-a'.B66 'Q2-a'.D2:'Q2-a'.E66 'Q2-a'.B2:'Q2-a'.B2" chart:data-source-has-labels="both" svg:x="0.551cm" svg:y="0.179cm" svg:width="23.932cm" svg:height="8.641cm">
          <chart:coordinate-region svg:x="1.085cm" svg:y="0.352cm" svg:width="23.313cm" svg:height="6.87cm"/>
          <chart:axis chart:dimension="x" chart:name="primary-x" chart:style-name="ch4" chartooo:axis-type="text">
            <chart:categories table:cell-range-address="'Q2-a'.A3:'Q2-a'.A66"/>
          </chart:axis>
          <chart:axis chart:dimension="y" chart:name="primary-y" chart:style-name="ch5">
            <chart:grid chart:style-name="ch6" chart:class="major"/>
          </chart:axis>
          <chart:series chart:style-name="ch7" chart:values-cell-range-address="'Q2-a'.D3:'Q2-a'.D66" chart:label-cell-address="'Q2-a'.D2:'Q2-a'.D2" chart:class="chart:line">
            <chart:data-point chart:repeated="64"/>
          </chart:series>
          <chart:series chart:style-name="ch8" chart:values-cell-range-address="'Q2-a'.B3:'Q2-a'.B66" chart:label-cell-address="'Q2-a'.B2:'Q2-a'.B2" chart:class="chart:line">
            <chart:data-point chart:repeated="64"/>
          </chart:series>
          <chart:series chart:style-name="ch9" chart:values-cell-range-address="'Q2-a'.E3:'Q2-a'.E66" chart:label-cell-address="'Q2-a'.E2:'Q2-a'.E2" chart:class="chart:line">
            <chart:data-point chart:repeated="6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âge</text:p>
                <draw:g>
                  <svg:desc>'Q2-a'.D2:'Q2-a'.D2</svg:desc>
                </draw:g>
              </table:table-cell>
              <table:table-cell office:value-type="string">
                <text:p>Moy âge</text:p>
                <draw:g>
                  <svg:desc>'Q2-a'.B2:'Q2-a'.B2</svg:desc>
                </draw:g>
              </table:table-cell>
              <table:table-cell office:value-type="string">
                <text:p>Max âge</text:p>
                <draw:g>
                  <svg:desc>'Q2-a'.E2:'Q2-a'.E2</svg:desc>
                </draw:g>
              </table:table-cell>
            </table:table-row>
          </table:table-header-rows>
          <table:table-rows>
            <table:table-row>
              <table:table-cell office:value-type="string">
                <text:p>Algeria</text:p>
                <draw:g>
                  <svg:desc>'Q2-a'.A3:'Q2-a'.A66</svg:desc>
                </draw:g>
              </table:table-cell>
              <table:table-cell office:value-type="float" office:value="17">
                <text:p>17</text:p>
                <draw:g>
                  <svg:desc>'Q2-a'.D3:'Q2-a'.D66</svg:desc>
                </draw:g>
              </table:table-cell>
              <table:table-cell office:value-type="float" office:value="20">
                <text:p>20</text:p>
                <draw:g>
                  <svg:desc>'Q2-a'.B3:'Q2-a'.B66</svg:desc>
                </draw:g>
              </table:table-cell>
              <table:table-cell office:value-type="float" office:value="23">
                <text:p>23</text:p>
                <draw:g>
                  <svg:desc>'Q2-a'.E3:'Q2-a'.E66</svg:desc>
                </draw:g>
              </table:table-cell>
            </table:table-row>
            <table:table-row>
              <table:table-cell office:value-type="string">
                <text:p>Andorra</text:p>
              </table:table-cell>
              <table:table-cell office:value-type="float" office:value="16">
                <text:p>16</text:p>
              </table:table-cell>
              <table:table-cell office:value-type="float" office:value="19">
                <text:p>19</text:p>
              </table:table-cell>
              <table:table-cell office:value-type="float" office:value="21">
                <text:p>21</text:p>
              </table:table-cell>
            </table:table-row>
            <table:table-row>
              <table:table-cell office:value-type="string">
                <text:p>Argentina</text:p>
              </table:table-cell>
              <table:table-cell office:value-type="float" office:value="16">
                <text:p>16</text:p>
              </table:table-cell>
              <table:table-cell office:value-type="float" office:value="23">
                <text:p>23</text:p>
              </table:table-cell>
              <table:table-cell office:value-type="float" office:value="38">
                <text:p>38</text:p>
              </table:table-cell>
            </table:table-row>
            <table:table-row>
              <table:table-cell office:value-type="string">
                <text:p>Australia</text:p>
              </table:table-cell>
              <table:table-cell office:value-type="float" office:value="16">
                <text:p>16</text:p>
              </table:table-cell>
              <table:table-cell office:value-type="float" office:value="24">
                <text:p>24</text:p>
              </table:table-cell>
              <table:table-cell office:value-type="float" office:value="32">
                <text:p>32</text:p>
              </table:table-cell>
            </table:table-row>
            <table:table-row>
              <table:table-cell office:value-type="string">
                <text:p>Austria</text:p>
              </table:table-cell>
              <table:table-cell office:value-type="float" office:value="17">
                <text:p>17</text:p>
              </table:table-cell>
              <table:table-cell office:value-type="float" office:value="25">
                <text:p>25</text:p>
              </table:table-cell>
              <table:table-cell office:value-type="float" office:value="38">
                <text:p>38</text:p>
              </table:table-cell>
            </table:table-row>
            <table:table-row>
              <table:table-cell office:value-type="string">
                <text:p>Belgium</text:p>
              </table:table-cell>
              <table:table-cell office:value-type="float" office:value="19">
                <text:p>19</text:p>
              </table:table-cell>
              <table:table-cell office:value-type="float" office:value="24">
                <text:p>24</text:p>
              </table:table-cell>
              <table:table-cell office:value-type="float" office:value="28">
                <text:p>28</text:p>
              </table:table-cell>
            </table:table-row>
            <table:table-row>
              <table:table-cell office:value-type="string">
                <text:p>Bermuda</text:p>
              </table:table-cell>
              <table:table-cell office:value-type="float" office:value="27">
                <text:p>27</text:p>
              </table:table-cell>
              <table:table-cell office:value-type="float" office:value="27">
                <text:p>27</text:p>
              </table:table-cell>
              <table:table-cell office:value-type="float" office:value="27">
                <text:p>27</text:p>
              </table:table-cell>
            </table:table-row>
            <table:table-row>
              <table:table-cell office:value-type="string">
                <text:p>Boliva</text:p>
              </table:table-cell>
              <table:table-cell office:value-type="float" office:value="17">
                <text:p>17</text:p>
              </table:table-cell>
              <table:table-cell office:value-type="float" office:value="28">
                <text:p>28</text:p>
              </table:table-cell>
              <table:table-cell office:value-type="float" office:value="36">
                <text:p>36</text:p>
              </table:table-cell>
            </table:table-row>
            <table:table-row>
              <table:table-cell office:value-type="string">
                <text:p>Brazil</text:p>
              </table:table-cell>
              <table:table-cell office:value-type="float" office:value="17">
                <text:p>17</text:p>
              </table:table-cell>
              <table:table-cell office:value-type="float" office:value="23">
                <text:p>23</text:p>
              </table:table-cell>
              <table:table-cell office:value-type="float" office:value="30">
                <text:p>30</text:p>
              </table:table-cell>
            </table:table-row>
            <table:table-row>
              <table:table-cell office:value-type="string">
                <text:p>Bulgaria</text:p>
              </table:table-cell>
              <table:table-cell office:value-type="float" office:value="15">
                <text:p>15</text:p>
              </table:table-cell>
              <table:table-cell office:value-type="float" office:value="24">
                <text:p>24</text:p>
              </table:table-cell>
              <table:table-cell office:value-type="float" office:value="33">
                <text:p>33</text:p>
              </table:table-cell>
            </table:table-row>
            <table:table-row>
              <table:table-cell office:value-type="string">
                <text:p>Canada</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Chile</text:p>
              </table:table-cell>
              <table:table-cell office:value-type="float" office:value="20">
                <text:p>20</text:p>
              </table:table-cell>
              <table:table-cell office:value-type="float" office:value="22">
                <text:p>22</text:p>
              </table:table-cell>
              <table:table-cell office:value-type="float" office:value="25">
                <text:p>25</text:p>
              </table:table-cell>
            </table:table-row>
            <table:table-row>
              <table:table-cell office:value-type="string">
                <text:p>China</text:p>
              </table:table-cell>
              <table:table-cell office:value-type="float" office:value="15">
                <text:p>15</text:p>
              </table:table-cell>
              <table:table-cell office:value-type="float" office:value="22">
                <text:p>22</text:p>
              </table:table-cell>
              <table:table-cell office:value-type="float" office:value="29">
                <text:p>29</text:p>
              </table:table-cell>
            </table:table-row>
            <table:table-row>
              <table:table-cell office:value-type="string">
                <text:p>Costa Rica</text:p>
              </table:table-cell>
              <table:table-cell office:value-type="float" office:value="21">
                <text:p>21</text:p>
              </table:table-cell>
              <table:table-cell office:value-type="float" office:value="32">
                <text:p>32</text:p>
              </table:table-cell>
              <table:table-cell office:value-type="float" office:value="45">
                <text:p>45</text:p>
              </table:table-cell>
            </table:table-row>
            <table:table-row>
              <table:table-cell office:value-type="string">
                <text:p>Croatia</text:p>
              </table:table-cell>
              <table:table-cell office:value-type="float" office:value="18">
                <text:p>18</text:p>
              </table:table-cell>
              <table:table-cell office:value-type="float" office:value="21">
                <text:p>21</text:p>
              </table:table-cell>
              <table:table-cell office:value-type="float" office:value="23">
                <text:p>23</text:p>
              </table:table-cell>
            </table:table-row>
            <table:table-row>
              <table:table-cell office:value-type="string">
                <text:p>Curacao</text:p>
              </table:table-cell>
              <table:table-cell office:value-type="float" office:value="20">
                <text:p>20</text:p>
              </table:table-cell>
              <table:table-cell office:value-type="float" office:value="29">
                <text:p>29</text:p>
              </table:table-cell>
              <table:table-cell office:value-type="float" office:value="37">
                <text:p>37</text:p>
              </table:table-cell>
            </table:table-row>
            <table:table-row>
              <table:table-cell office:value-type="string">
                <text:p>Cyprus</text:p>
              </table:table-cell>
              <table:table-cell office:value-type="float" office:value="20">
                <text:p>20</text:p>
              </table:table-cell>
              <table:table-cell office:value-type="float" office:value="22">
                <text:p>22</text:p>
              </table:table-cell>
              <table:table-cell office:value-type="float" office:value="24">
                <text:p>24</text:p>
              </table:table-cell>
            </table:table-row>
            <table:table-row>
              <table:table-cell office:value-type="string">
                <text:p>Czech Republic</text:p>
              </table:table-cell>
              <table:table-cell office:value-type="float" office:value="16">
                <text:p>16</text:p>
              </table:table-cell>
              <table:table-cell office:value-type="float" office:value="25">
                <text:p>25</text:p>
              </table:table-cell>
              <table:table-cell office:value-type="float" office:value="34">
                <text:p>34</text:p>
              </table:table-cell>
            </table:table-row>
            <table:table-row>
              <table:table-cell office:value-type="string">
                <text:p>Denmark</text:p>
              </table:table-cell>
              <table:table-cell office:value-type="float" office:value="20">
                <text:p>20</text:p>
              </table:table-cell>
              <table:table-cell office:value-type="float" office:value="23">
                <text:p>23</text:p>
              </table:table-cell>
              <table:table-cell office:value-type="float" office:value="25">
                <text:p>25</text:p>
              </table:table-cell>
            </table:table-row>
            <table:table-row>
              <table:table-cell office:value-type="string">
                <text:p>Estonia</text:p>
              </table:table-cell>
              <table:table-cell office:value-type="float" office:value="14">
                <text:p>14</text:p>
              </table:table-cell>
              <table:table-cell office:value-type="float" office:value="24">
                <text:p>24</text:p>
              </table:table-cell>
              <table:table-cell office:value-type="float" office:value="30">
                <text:p>30</text:p>
              </table:table-cell>
            </table:table-row>
            <table:table-row>
              <table:table-cell office:value-type="string">
                <text:p>Finland</text:p>
              </table:table-cell>
              <table:table-cell office:value-type="float" office:value="16">
                <text:p>16</text:p>
              </table:table-cell>
              <table:table-cell office:value-type="float" office:value="25">
                <text:p>25</text:p>
              </table:table-cell>
              <table:table-cell office:value-type="float" office:value="36">
                <text:p>36</text:p>
              </table:table-cell>
            </table:table-row>
            <table:table-row>
              <table:table-cell office:value-type="string">
                <text:p>France</text:p>
              </table:table-cell>
              <table:table-cell office:value-type="float" office:value="13">
                <text:p>13</text:p>
              </table:table-cell>
              <table:table-cell office:value-type="float" office:value="24">
                <text:p>24</text:p>
              </table:table-cell>
              <table:table-cell office:value-type="float" office:value="32">
                <text:p>32</text:p>
              </table:table-cell>
            </table:table-row>
            <table:table-row>
              <table:table-cell office:value-type="string">
                <text:p>Germany</text:p>
              </table:table-cell>
              <table:table-cell office:value-type="float" office:value="18">
                <text:p>18</text:p>
              </table:table-cell>
              <table:table-cell office:value-type="float" office:value="26">
                <text:p>26</text:p>
              </table:table-cell>
              <table:table-cell office:value-type="float" office:value="38">
                <text:p>38</text:p>
              </table:table-cell>
            </table:table-row>
            <table:table-row>
              <table:table-cell office:value-type="string">
                <text:p>Greece</text:p>
              </table:table-cell>
              <table:table-cell office:value-type="float" office:value="17">
                <text:p>17</text:p>
              </table:table-cell>
              <table:table-cell office:value-type="float" office:value="21">
                <text:p>21</text:p>
              </table:table-cell>
              <table:table-cell office:value-type="float" office:value="27">
                <text:p>27</text:p>
              </table:table-cell>
            </table:table-row>
            <table:table-row>
              <table:table-cell office:value-type="string">
                <text:p>Honduras</text:p>
              </table:table-cell>
              <table:table-cell office:value-type="float" office:value="31">
                <text:p>31</text:p>
              </table:table-cell>
              <table:table-cell office:value-type="float" office:value="31">
                <text:p>31</text:p>
              </table:table-cell>
              <table:table-cell office:value-type="float" office:value="31">
                <text:p>31</text:p>
              </table:table-cell>
            </table:table-row>
            <table:table-row>
              <table:table-cell office:value-type="string">
                <text:p>Hungary</text:p>
              </table:table-cell>
              <table:table-cell office:value-type="float" office:value="13">
                <text:p>13</text:p>
              </table:table-cell>
              <table:table-cell office:value-type="float" office:value="22">
                <text:p>22</text:p>
              </table:table-cell>
              <table:table-cell office:value-type="float" office:value="33">
                <text:p>33</text:p>
              </table:table-cell>
            </table:table-row>
            <table:table-row>
              <table:table-cell office:value-type="string">
                <text:p>Iceland</text:p>
              </table:table-cell>
              <table:table-cell office:value-type="float" office:value="19">
                <text:p>19</text:p>
              </table:table-cell>
              <table:table-cell office:value-type="float" office:value="23">
                <text:p>23</text:p>
              </table:table-cell>
              <table:table-cell office:value-type="float" office:value="27">
                <text:p>27</text:p>
              </table:table-cell>
            </table:table-row>
            <table:table-row>
              <table:table-cell office:value-type="string">
                <text:p>India</text:p>
              </table:table-cell>
              <table:table-cell office:value-type="float" office:value="20">
                <text:p>20</text:p>
              </table:table-cell>
              <table:table-cell office:value-type="float" office:value="21">
                <text:p>21</text:p>
              </table:table-cell>
              <table:table-cell office:value-type="float" office:value="21">
                <text:p>21</text:p>
              </table:table-cell>
            </table:table-row>
            <table:table-row>
              <table:table-cell office:value-type="string">
                <text:p>Ireland</text:p>
              </table:table-cell>
              <table:table-cell office:value-type="float" office:value="25">
                <text:p>25</text:p>
              </table:table-cell>
              <table:table-cell office:value-type="float" office:value="30">
                <text:p>30</text:p>
              </table:table-cell>
              <table:table-cell office:value-type="float" office:value="34">
                <text:p>34</text:p>
              </table:table-cell>
            </table:table-row>
            <table:table-row>
              <table:table-cell office:value-type="string">
                <text:p>Italy</text:p>
              </table:table-cell>
              <table:table-cell office:value-type="float" office:value="15">
                <text:p>15</text:p>
              </table:table-cell>
              <table:table-cell office:value-type="float" office:value="25">
                <text:p>25</text:p>
              </table:table-cell>
              <table:table-cell office:value-type="float" office:value="41">
                <text:p>41</text:p>
              </table:table-cell>
            </table:table-row>
            <table:table-row>
              <table:table-cell office:value-type="string">
                <text:p>Jamaica</text:p>
              </table:table-cell>
              <table:table-cell office:value-type="float" office:value="24">
                <text:p>24</text:p>
              </table:table-cell>
              <table:table-cell office:value-type="float" office:value="27">
                <text:p>27</text:p>
              </table:table-cell>
              <table:table-cell office:value-type="float" office:value="29">
                <text:p>29</text:p>
              </table:table-cell>
            </table:table-row>
            <table:table-row>
              <table:table-cell office:value-type="string">
                <text:p>Japan</text:p>
              </table:table-cell>
              <table:table-cell office:value-type="float" office:value="15">
                <text:p>15</text:p>
              </table:table-cell>
              <table:table-cell office:value-type="float" office:value="23">
                <text:p>23</text:p>
              </table:table-cell>
              <table:table-cell office:value-type="float" office:value="30">
                <text:p>30</text:p>
              </table:table-cell>
            </table:table-row>
            <table:table-row>
              <table:table-cell office:value-type="string">
                <text:p>Latvia</text:p>
              </table:table-cell>
              <table:table-cell office:value-type="float" office:value="17">
                <text:p>17</text:p>
              </table:table-cell>
              <table:table-cell office:value-type="float" office:value="24">
                <text:p>24</text:p>
              </table:table-cell>
              <table:table-cell office:value-type="float" office:value="33">
                <text:p>33</text:p>
              </table:table-cell>
            </table:table-row>
            <table:table-row>
              <table:table-cell office:value-type="string">
                <text:p>Lebanon</text:p>
              </table:table-cell>
              <table:table-cell office:value-type="float" office:value="21">
                <text:p>21</text:p>
              </table:table-cell>
              <table:table-cell office:value-type="float" office:value="23">
                <text:p>23</text:p>
              </table:table-cell>
              <table:table-cell office:value-type="float" office:value="25">
                <text:p>25</text:p>
              </table:table-cell>
            </table:table-row>
            <table:table-row>
              <table:table-cell office:value-type="string">
                <text:p>Liechtenstein</text:p>
              </table:table-cell>
              <table:table-cell office:value-type="float" office:value="19">
                <text:p>19</text:p>
              </table:table-cell>
              <table:table-cell office:value-type="float" office:value="21">
                <text:p>21</text:p>
              </table:table-cell>
              <table:table-cell office:value-type="float" office:value="27">
                <text:p>27</text:p>
              </table:table-cell>
            </table:table-row>
            <table:table-row>
              <table:table-cell office:value-type="string">
                <text:p>Lithuania</text:p>
              </table:table-cell>
              <table:table-cell office:value-type="float" office:value="19">
                <text:p>19</text:p>
              </table:table-cell>
              <table:table-cell office:value-type="float" office:value="24">
                <text:p>24</text:p>
              </table:table-cell>
              <table:table-cell office:value-type="float" office:value="31">
                <text:p>31</text:p>
              </table:table-cell>
            </table:table-row>
            <table:table-row>
              <table:table-cell office:value-type="string">
                <text:p>Luxembourg</text:p>
              </table:table-cell>
              <table:table-cell office:value-type="float" office:value="28">
                <text:p>28</text:p>
              </table:table-cell>
              <table:table-cell office:value-type="float" office:value="28">
                <text:p>28</text:p>
              </table:table-cell>
              <table:table-cell office:value-type="float" office:value="28">
                <text:p>28</text:p>
              </table:table-cell>
            </table:table-row>
            <table:table-row>
              <table:table-cell office:value-type="string">
                <text:p>Mexico</text:p>
              </table:table-cell>
              <table:table-cell office:value-type="float" office:value="15">
                <text:p>15</text:p>
              </table:table-cell>
              <table:table-cell office:value-type="float" office:value="23">
                <text:p>23</text:p>
              </table:table-cell>
              <table:table-cell office:value-type="float" office:value="33">
                <text:p>33</text:p>
              </table:table-cell>
            </table:table-row>
            <table:table-row>
              <table:table-cell office:value-type="string">
                <text:p>Monaco</text:p>
              </table:table-cell>
              <table:table-cell office:value-type="float" office:value="22">
                <text:p>22</text:p>
              </table:table-cell>
              <table:table-cell office:value-type="float" office:value="29">
                <text:p>29</text:p>
              </table:table-cell>
              <table:table-cell office:value-type="float" office:value="33">
                <text:p>33</text:p>
              </table:table-cell>
            </table:table-row>
            <table:table-row>
              <table:table-cell office:value-type="string">
                <text:p>Mongolia</text:p>
              </table:table-cell>
              <table:table-cell office:value-type="float" office:value="18">
                <text:p>18</text:p>
              </table:table-cell>
              <table:table-cell office:value-type="float" office:value="23">
                <text:p>23</text:p>
              </table:table-cell>
              <table:table-cell office:value-type="float" office:value="24">
                <text:p>24</text:p>
              </table:table-cell>
            </table:table-row>
            <table:table-row>
              <table:table-cell office:value-type="string">
                <text:p>Morocco</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Netherlands</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New Zealand</text:p>
              </table:table-cell>
              <table:table-cell office:value-type="float" office:value="20">
                <text:p>20</text:p>
              </table:table-cell>
              <table:table-cell office:value-type="float" office:value="25">
                <text:p>25</text:p>
              </table:table-cell>
              <table:table-cell office:value-type="float" office:value="30">
                <text:p>30</text:p>
              </table:table-cell>
            </table:table-row>
            <table:table-row>
              <table:table-cell office:value-type="string">
                <text:p>North Korea</text:p>
              </table:table-cell>
              <table:table-cell office:value-type="float" office:value="15">
                <text:p>15</text:p>
              </table:table-cell>
              <table:table-cell office:value-type="float" office:value="19">
                <text:p>19</text:p>
              </table:table-cell>
              <table:table-cell office:value-type="float" office:value="24">
                <text:p>24</text:p>
              </table:table-cell>
            </table:table-row>
            <table:table-row>
              <table:table-cell office:value-type="string">
                <text:p>Norway</text:p>
              </table:table-cell>
              <table:table-cell office:value-type="float" office:value="17">
                <text:p>17</text:p>
              </table:table-cell>
              <table:table-cell office:value-type="float" office:value="25">
                <text:p>25</text:p>
              </table:table-cell>
              <table:table-cell office:value-type="float" office:value="35">
                <text:p>35</text:p>
              </table:table-cell>
            </table:table-row>
            <table:table-row>
              <table:table-cell office:value-type="string">
                <text:p>Philippines</text:p>
              </table:table-cell>
              <table:table-cell office:value-type="float" office:value="22">
                <text:p>22</text:p>
              </table:table-cell>
              <table:table-cell office:value-type="float" office:value="22">
                <text:p>22</text:p>
              </table:table-cell>
              <table:table-cell office:value-type="float" office:value="22">
                <text:p>22</text:p>
              </table:table-cell>
            </table:table-row>
            <table:table-row>
              <table:table-cell office:value-type="string">
                <text:p>Poland</text:p>
              </table:table-cell>
              <table:table-cell office:value-type="float" office:value="14">
                <text:p>14</text:p>
              </table:table-cell>
              <table:table-cell office:value-type="float" office:value="24">
                <text:p>24</text:p>
              </table:table-cell>
              <table:table-cell office:value-type="float" office:value="34">
                <text:p>34</text:p>
              </table:table-cell>
            </table:table-row>
            <table:table-row>
              <table:table-cell office:value-type="string">
                <text:p>Puerto Rico</text:p>
              </table:table-cell>
              <table:table-cell office:value-type="float" office:value="26">
                <text:p>26</text:p>
              </table:table-cell>
              <table:table-cell office:value-type="float" office:value="32">
                <text:p>32</text:p>
              </table:table-cell>
              <table:table-cell office:value-type="float" office:value="40">
                <text:p>40</text:p>
              </table:table-cell>
            </table:table-row>
            <table:table-row>
              <table:table-cell office:value-type="string">
                <text:p>Romania</text:p>
              </table:table-cell>
              <table:table-cell office:value-type="float" office:value="18">
                <text:p>18</text:p>
              </table:table-cell>
              <table:table-cell office:value-type="float" office:value="25">
                <text:p>25</text:p>
              </table:table-cell>
              <table:table-cell office:value-type="float" office:value="37">
                <text:p>37</text:p>
              </table:table-cell>
            </table:table-row>
            <table:table-row>
              <table:table-cell office:value-type="string">
                <text:p>Russia</text:p>
              </table:table-cell>
              <table:table-cell office:value-type="float" office:value="17">
                <text:p>17</text:p>
              </table:table-cell>
              <table:table-cell office:value-type="float" office:value="24">
                <text:p>24</text:p>
              </table:table-cell>
              <table:table-cell office:value-type="float" office:value="39">
                <text:p>39</text:p>
              </table:table-cell>
            </table:table-row>
            <table:table-row>
              <table:table-cell office:value-type="string">
                <text:p>San Marino</text:p>
              </table:table-cell>
              <table:table-cell office:value-type="float" office:value="18">
                <text:p>18</text:p>
              </table:table-cell>
              <table:table-cell office:value-type="float" office:value="25">
                <text:p>25</text:p>
              </table:table-cell>
              <table:table-cell office:value-type="float" office:value="34">
                <text:p>34</text:p>
              </table:table-cell>
            </table:table-row>
            <table:table-row>
              <table:table-cell office:value-type="string">
                <text:p>Senegal</text:p>
              </table:table-cell>
              <table:table-cell office:value-type="float" office:value="26">
                <text:p>26</text:p>
              </table:table-cell>
              <table:table-cell office:value-type="float" office:value="29">
                <text:p>29</text:p>
              </table:table-cell>
              <table:table-cell office:value-type="float" office:value="31">
                <text:p>31</text:p>
              </table:table-cell>
            </table:table-row>
            <table:table-row>
              <table:table-cell office:value-type="string">
                <text:p>Serbia</text:p>
              </table:table-cell>
              <table:table-cell office:value-type="float" office:value="15">
                <text:p>15</text:p>
              </table:table-cell>
              <table:table-cell office:value-type="float" office:value="22">
                <text:p>22</text:p>
              </table:table-cell>
              <table:table-cell office:value-type="float" office:value="34">
                <text:p>34</text:p>
              </table:table-cell>
            </table:table-row>
            <table:table-row>
              <table:table-cell office:value-type="string">
                <text:p>Slovenia</text:p>
              </table:table-cell>
              <table:table-cell office:value-type="float" office:value="16">
                <text:p>16</text:p>
              </table:table-cell>
              <table:table-cell office:value-type="float" office:value="22">
                <text:p>22</text:p>
              </table:table-cell>
              <table:table-cell office:value-type="float" office:value="28">
                <text:p>28</text:p>
              </table:table-cell>
            </table:table-row>
            <table:table-row>
              <table:table-cell office:value-type="string">
                <text:p>South Korea</text:p>
              </table:table-cell>
              <table:table-cell office:value-type="float" office:value="15">
                <text:p>15</text:p>
              </table:table-cell>
              <table:table-cell office:value-type="float" office:value="20">
                <text:p>20</text:p>
              </table:table-cell>
              <table:table-cell office:value-type="float" office:value="26">
                <text:p>26</text:p>
              </table:table-cell>
            </table:table-row>
            <table:table-row>
              <table:table-cell office:value-type="string">
                <text:p>Spain</text:p>
              </table:table-cell>
              <table:table-cell office:value-type="float" office:value="20">
                <text:p>20</text:p>
              </table:table-cell>
              <table:table-cell office:value-type="float" office:value="23">
                <text:p>23</text:p>
              </table:table-cell>
              <table:table-cell office:value-type="float" office:value="28">
                <text:p>28</text:p>
              </table:table-cell>
            </table:table-row>
            <table:table-row>
              <table:table-cell office:value-type="string">
                <text:p>Swaziland</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Sweden</text:p>
              </table:table-cell>
              <table:table-cell office:value-type="float" office:value="19">
                <text:p>19</text:p>
              </table:table-cell>
              <table:table-cell office:value-type="float" office:value="25">
                <text:p>25</text:p>
              </table:table-cell>
              <table:table-cell office:value-type="float" office:value="40">
                <text:p>40</text:p>
              </table:table-cell>
            </table:table-row>
            <table:table-row>
              <table:table-cell office:value-type="string">
                <text:p>Switzerland</text:p>
              </table:table-cell>
              <table:table-cell office:value-type="float" office:value="17">
                <text:p>17</text:p>
              </table:table-cell>
              <table:table-cell office:value-type="float" office:value="25">
                <text:p>25</text:p>
              </table:table-cell>
              <table:table-cell office:value-type="float" office:value="32">
                <text:p>32</text:p>
              </table:table-cell>
            </table:table-row>
            <table:table-row>
              <table:table-cell office:value-type="string">
                <text:p>Taiwan</text:p>
              </table:table-cell>
              <table:table-cell office:value-type="float" office:value="20">
                <text:p>20</text:p>
              </table:table-cell>
              <table:table-cell office:value-type="float" office:value="25">
                <text:p>25</text:p>
              </table:table-cell>
              <table:table-cell office:value-type="float" office:value="29">
                <text:p>29</text:p>
              </table:table-cell>
            </table:table-row>
            <table:table-row>
              <table:table-cell office:value-type="string">
                <text:p>Turkey</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UK</text:p>
              </table:table-cell>
              <table:table-cell office:value-type="float" office:value="16">
                <text:p>16</text:p>
              </table:table-cell>
              <table:table-cell office:value-type="float" office:value="24">
                <text:p>24</text:p>
              </table:table-cell>
              <table:table-cell office:value-type="float" office:value="39">
                <text:p>39</text:p>
              </table:table-cell>
            </table:table-row>
            <table:table-row>
              <table:table-cell office:value-type="string">
                <text:p>USA</text:p>
              </table:table-cell>
              <table:table-cell office:value-type="float" office:value="15">
                <text:p>15</text:p>
              </table:table-cell>
              <table:table-cell office:value-type="float" office:value="25">
                <text:p>25</text:p>
              </table:table-cell>
              <table:table-cell office:value-type="float" office:value="36">
                <text:p>36</text:p>
              </table:table-cell>
            </table:table-row>
            <table:table-row>
              <table:table-cell office:value-type="string">
                <text:p>Virgin Islands, US</text:p>
              </table:table-cell>
              <table:table-cell office:value-type="float" office:value="18">
                <text:p>18</text:p>
              </table:table-cell>
              <table:table-cell office:value-type="float" office:value="31">
                <text:p>31</text:p>
              </table:table-cell>
              <table:table-cell office:value-type="float" office:value="46">
                <text:p>4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1"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6'.B10:'Q3-b6'.G16 'Q3-b6'.C2:'Q3-b6'.G2" chart:data-source-has-labels="both" svg:x="0.233cm" svg:y="1.192cm" svg:width="8.151cm" svg:height="6.908cm">
          <chart:coordinate-region svg:x="0.969cm" svg:y="1.192cm" svg:width="7.043cm" svg:height="6.314cm"/>
          <chart:axis chart:dimension="x" chart:name="primary-x" chart:style-name="ch5" chartooo:axis-type="text">
            <chart:categories table:cell-range-address="'Q3-b6'.B10:'Q3-b6'.B16"/>
          </chart:axis>
          <chart:axis chart:dimension="y" chart:name="primary-y" chart:style-name="ch6">
            <chart:grid chart:style-name="ch7" chart:class="major"/>
          </chart:axis>
          <chart:series chart:style-name="ch8" chart:values-cell-range-address="'Q3-b6'.C10:'Q3-b6'.C16" chart:label-cell-address="'Q3-b6'.C2:'Q3-b6'.C2" chart:class="chart:line">
            <chart:data-point chart:repeated="7"/>
          </chart:series>
          <chart:series chart:style-name="ch9" chart:values-cell-range-address="'Q3-b6'.D10:'Q3-b6'.D16" chart:label-cell-address="'Q3-b6'.D2:'Q3-b6'.D2" chart:class="chart:line">
            <chart:data-point chart:repeated="7"/>
          </chart:series>
          <chart:series chart:style-name="ch10" chart:values-cell-range-address="'Q3-b6'.E10:'Q3-b6'.E16" chart:label-cell-address="'Q3-b6'.E2:'Q3-b6'.E2" chart:class="chart:line">
            <chart:data-point chart:repeated="7"/>
          </chart:series>
          <chart:series chart:style-name="ch11" chart:values-cell-range-address="'Q3-b6'.F10:'Q3-b6'.F16" chart:label-cell-address="'Q3-b6'.F2:'Q3-b6'.F2" chart:class="chart:line">
            <chart:data-point chart:repeated="7"/>
          </chart:series>
          <chart:series chart:style-name="ch12" chart:values-cell-range-address="'Q3-b6'.G10:'Q3-b6'.G16"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10:'Q3-b6'.B16</svg:desc>
                </draw:g>
              </table:table-cell>
              <table:table-cell office:value-type="float" office:value="0.25">
                <text:p>0.25</text:p>
                <draw:g>
                  <svg:desc>'Q3-b6'.C10:'Q3-b6'.C16</svg:desc>
                </draw:g>
              </table:table-cell>
              <table:table-cell office:value-type="float" office:value="1">
                <text:p>1</text:p>
                <draw:g>
                  <svg:desc>'Q3-b6'.D10:'Q3-b6'.D16</svg:desc>
                </draw:g>
              </table:table-cell>
              <table:table-cell office:value-type="float" office:value="0.388888888888889">
                <text:p>0.388888888888889</text:p>
                <draw:g>
                  <svg:desc>'Q3-b6'.E10:'Q3-b6'.E16</svg:desc>
                </draw:g>
              </table:table-cell>
              <table:table-cell office:value-type="float" office:value="0.285714285714286">
                <text:p>0.285714285714286</text:p>
                <draw:g>
                  <svg:desc>'Q3-b6'.F10:'Q3-b6'.F16</svg:desc>
                </draw:g>
              </table:table-cell>
              <table:table-cell office:value-type="float" office:value="0.478260869565217">
                <text:p>0.478260869565217</text:p>
                <draw:g>
                  <svg:desc>'Q3-b6'.G10:'Q3-b6'.G16</svg:desc>
                </draw:g>
              </table:table-cell>
            </table:table-row>
            <table:table-row>
              <table:table-cell office:value-type="float" office:value="1994">
                <text:p>1994</text:p>
              </table:table-cell>
              <table:table-cell office:value-type="float" office:value="0.2">
                <text:p>0.2</text:p>
              </table:table-cell>
              <table:table-cell office:value-type="float" office:value="0.8">
                <text:p>0.8</text:p>
              </table:table-cell>
              <table:table-cell office:value-type="float" office:value="0.272727272727273">
                <text:p>0.272727272727273</text:p>
              </table:table-cell>
              <table:table-cell office:value-type="float" office:value="0.5">
                <text:p>0.5</text:p>
              </table:table-cell>
              <table:table-cell office:value-type="float" office:value="0.448275862068966">
                <text:p>0.448275862068966</text:p>
              </table:table-cell>
            </table:table-row>
            <table:table-row>
              <table:table-cell office:value-type="float" office:value="1998">
                <text:p>1998</text:p>
              </table:table-cell>
              <table:table-cell office:value-type="float" office:value="0.25">
                <text:p>0.25</text:p>
              </table:table-cell>
              <table:table-cell office:value-type="float" office:value="0.615384615384615">
                <text:p>0.615384615384615</text:p>
              </table:table-cell>
              <table:table-cell office:value-type="float" office:value="0.344827586206897">
                <text:p>0.344827586206897</text:p>
              </table:table-cell>
              <table:table-cell office:value-type="float" office:value="0.5">
                <text:p>0.5</text:p>
              </table:table-cell>
              <table:table-cell office:value-type="float" office:value="0.492307692307692">
                <text:p>0.492307692307692</text:p>
              </table:table-cell>
            </table:table-row>
            <table:table-row>
              <table:table-cell office:value-type="float" office:value="2002">
                <text:p>2002</text:p>
              </table:table-cell>
              <table:table-cell office:value-type="float" office:value="0.75">
                <text:p>0.75</text:p>
              </table:table-cell>
              <table:table-cell office:value-type="float" office:value="0.55">
                <text:p>0.55</text:p>
              </table:table-cell>
              <table:table-cell office:value-type="float" office:value="0.413793103448276">
                <text:p>0.413793103448276</text:p>
              </table:table-cell>
              <table:table-cell office:value-type="float" office:value="0.625">
                <text:p>0.625</text:p>
              </table:table-cell>
              <table:table-cell office:value-type="float" office:value="0.397849462365591">
                <text:p>0.397849462365591</text:p>
              </table:table-cell>
            </table:table-row>
            <table:table-row>
              <table:table-cell office:value-type="float" office:value="2006">
                <text:p>2006</text:p>
              </table:table-cell>
              <table:table-cell office:value-type="float" office:value="0.75">
                <text:p>0.75</text:p>
              </table:table-cell>
              <table:table-cell office:value-type="float" office:value="0.611111111111111">
                <text:p>0.611111111111111</text:p>
              </table:table-cell>
              <table:table-cell office:value-type="float" office:value="0.444444444444444">
                <text:p>0.444444444444444</text:p>
              </table:table-cell>
              <table:table-cell office:value-type="float" office:value="0.5">
                <text:p>0.5</text:p>
              </table:table-cell>
              <table:table-cell office:value-type="float" office:value="0.464285714285714">
                <text:p>0.464285714285714</text:p>
              </table:table-cell>
            </table:table-row>
            <table:table-row>
              <table:table-cell office:value-type="float" office:value="2010">
                <text:p>2010</text:p>
              </table:table-cell>
              <table:table-cell office:value-type="float" office:value="0.5">
                <text:p>0.5</text:p>
              </table:table-cell>
              <table:table-cell office:value-type="float" office:value="0.727272727272727">
                <text:p>0.727272727272727</text:p>
              </table:table-cell>
              <table:table-cell office:value-type="float" office:value="0.31578947368421">
                <text:p>0.31578947368421</text:p>
              </table:table-cell>
              <table:table-cell office:value-type="float" office:value="0.384615384615385">
                <text:p>0.384615384615385</text:p>
              </table:table-cell>
              <table:table-cell office:value-type="float" office:value="0.411764705882353">
                <text:p>0.411764705882353</text:p>
              </table:table-cell>
            </table:table-row>
            <table:table-row>
              <table:table-cell office:value-type="float" office:value="2014">
                <text:p>2014</text:p>
              </table:table-cell>
              <table:table-cell office:value-type="float" office:value="0.5">
                <text:p>0.5</text:p>
              </table:table-cell>
              <table:table-cell office:value-type="float" office:value="0.6">
                <text:p>0.6</text:p>
              </table:table-cell>
              <table:table-cell office:value-type="float" office:value="0.304347826086957">
                <text:p>0.304347826086957</text:p>
              </table:table-cell>
              <table:table-cell office:value-type="float" office:value="0.538461538461538">
                <text:p>0.538461538461538</text:p>
              </table:table-cell>
              <table:table-cell office:value-type="float" office:value="0.493975903614458">
                <text:p>0.493975903614458</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1/content.xml><?xml version="1.0" encoding="utf-8"?>
<math xmlns="http://www.w3.org/1998/Math/MathML" display="block"/>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chart:series-source="rows"/>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782cm" svg:height="8.794cm" xlink:href=".." xlink:type="simple" chart:class="chart:bar" chart:style-name="ch1">
        <chart:legend chart:legend-position="end" svg:x="8.048cm" svg:y="4.124cm" style:legend-expansion="high" chart:style-name="ch2"/>
        <chart:plot-area chart:style-name="ch3" table:cell-range-address="'Q2-b'.A2:'Q2-b'.B3" chart:data-source-has-labels="row" svg:x="0.195cm" svg:y="0.175cm" svg:width="7.658cm" svg:height="8.444cm">
          <chart:coordinate-region svg:x="0.931cm" svg:y="0.349cm" svg:width="6.922cm" svg:height="7.676cm"/>
          <chart:axis chart:dimension="x" chart:name="primary-x" chart:style-name="ch4" chartooo:axis-type="text">
            <chart:categories table:cell-range-address="'Q2-b'.A2:'Q2-b'.B2"/>
          </chart:axis>
          <chart:axis chart:dimension="y" chart:name="primary-y" chart:style-name="ch5">
            <chart:grid chart:style-name="ch6" chart:class="major"/>
          </chart:axis>
          <chart:series chart:style-name="ch7" chart:values-cell-range-address="'Q2-b'.A3:'Q2-b'.B3"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b'.A2:'Q2-b'.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24">
                <text:p>24</text:p>
                <draw:g>
                  <svg:desc>'Q2-b'.A3:'Q2-b'.B3</svg:desc>
                </draw:g>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26cm" svg:height="9.032cm" xlink:href=".." xlink:type="simple" chart:class="chart:bar" chart:style-name="ch1">
        <chart:plot-area chart:style-name="ch2" table:cell-range-address="'Q2-c'.A2:'Q2-c'.B3" chart:data-source-has-labels="row" svg:x="0.185cm" svg:y="0.18cm" svg:width="8.89cm" svg:height="8.672cm">
          <chart:coordinate-region svg:x="0.656cm" svg:y="0.353cm" svg:width="8.419cm" svg:height="7.905cm"/>
          <chart:axis chart:dimension="x" chart:name="primary-x" chart:style-name="ch3" chartooo:axis-type="text">
            <chart:categories table:cell-range-address="'Q2-c'.A2:'Q2-c'.B2"/>
          </chart:axis>
          <chart:axis chart:dimension="y" chart:name="primary-y" chart:style-name="ch4">
            <chart:grid chart:style-name="ch5" chart:class="major"/>
          </chart:axis>
          <chart:series chart:style-name="ch6" chart:values-cell-range-address="'Q2-c'.A3:'Q2-c'.B3" chart:class="chart:bar">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A2:'Q2-c'.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75">
                <text:p>75</text:p>
                <draw:g>
                  <svg:desc>'Q2-c'.A3:'Q2-c'.B3</svg:desc>
                </draw:g>
              </table:table-cell>
              <table:table-cell office:value-type="float" office:value="79">
                <text:p>7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8.424cm" svg:height="9.129cm" xlink:href=".." xlink:type="simple" chart:class="chart:bar" chart:style-name="ch1">
        <chart:plot-area chart:style-name="ch2" table:cell-range-address="'Q2-c'.E2:'Q2-c'.F3" chart:data-source-has-labels="row" svg:x="0.168cm" svg:y="0.182cm" svg:width="8.088cm" svg:height="8.765cm">
          <chart:coordinate-region svg:x="0.639cm" svg:y="0.356cm" svg:width="7.617cm" svg:height="7.998cm"/>
          <chart:axis chart:dimension="x" chart:name="primary-x" chart:style-name="ch3" chartooo:axis-type="text">
            <chart:categories table:cell-range-address="'Q2-c'.E2:'Q2-c'.F2"/>
          </chart:axis>
          <chart:axis chart:dimension="y" chart:name="primary-y" chart:style-name="ch4">
            <chart:grid chart:style-name="ch5" chart:class="major"/>
          </chart:axis>
          <chart:series chart:style-name="ch6" chart:values-cell-range-address="'Q2-c'.E3:'Q2-c'.F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E2:'Q2-c'.F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59">
                <text:p>59</text:p>
                <draw:g>
                  <svg:desc>'Q2-c'.E3:'Q2-c'.F3</svg:desc>
                </draw:g>
              </table:table-cell>
              <table:table-cell office:value-type="float" office:value="63">
                <text:p>6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1.368cm" svg:height="9.012cm" xlink:href=".." xlink:type="simple" chart:class="chart:bar" chart:style-name="ch1">
        <chart:legend chart:legend-position="end" svg:x="8.973cm" svg:y="4.233cm" style:legend-expansion="high" chart:style-name="ch2"/>
        <chart:plot-area chart:style-name="ch3" table:cell-range-address="'Q3-a'.A2:'Q3-a'.B17" chart:data-source-has-labels="both" svg:x="0.227cm" svg:y="0.18cm" svg:width="8.519cm" svg:height="8.652cm">
          <chart:coordinate-region svg:x="1.069cm" svg:y="0.353cm" svg:width="7.677cm" svg:height="6.769cm"/>
          <chart:axis chart:dimension="x" chart:name="primary-x" chart:style-name="ch4" chartooo:axis-type="text">
            <chart:categories table:cell-range-address="'Q3-a'.A3:'Q3-a'.A17"/>
          </chart:axis>
          <chart:axis chart:dimension="y" chart:name="primary-y" chart:style-name="ch5">
            <chart:grid chart:style-name="ch6" chart:class="major"/>
          </chart:axis>
          <chart:series chart:style-name="ch7" chart:values-cell-range-address="'Q3-a'.B3:'Q3-a'.B17" chart:label-cell-address="'Q3-a'.B2:'Q3-a'.B2"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médaille</text:p>
                <draw:g>
                  <svg:desc>'Q3-a'.B2:'Q3-a'.B2</svg:desc>
                </draw:g>
              </table:table-cell>
            </table:table-row>
          </table:table-header-rows>
          <table:table-rows>
            <table:table-row>
              <table:table-cell office:value-type="string">
                <text:p>USA</text:p>
                <draw:g>
                  <svg:desc>'Q3-a'.A3:'Q3-a'.A17</svg:desc>
                </draw:g>
              </table:table-cell>
              <table:table-cell office:value-type="float" office:value="2181">
                <text:p>2181</text:p>
                <draw:g>
                  <svg:desc>'Q3-a'.B3:'Q3-a'.B17</svg:desc>
                </draw:g>
              </table:table-cell>
            </table:table-row>
            <table:table-row>
              <table:table-cell office:value-type="string">
                <text:p>Russia</text:p>
              </table:table-cell>
              <table:table-cell office:value-type="float" office:value="1427">
                <text:p>1427</text:p>
              </table:table-cell>
            </table:table-row>
            <table:table-row>
              <table:table-cell office:value-type="string">
                <text:p>Germany</text:p>
              </table:table-cell>
              <table:table-cell office:value-type="float" office:value="1268">
                <text:p>1268</text:p>
              </table:table-cell>
            </table:table-row>
            <table:table-row>
              <table:table-cell office:value-type="string">
                <text:p>Australia</text:p>
              </table:table-cell>
              <table:table-cell office:value-type="float" office:value="889">
                <text:p>889</text:p>
              </table:table-cell>
            </table:table-row>
            <table:table-row>
              <table:table-cell office:value-type="string">
                <text:p>China</text:p>
              </table:table-cell>
              <table:table-cell office:value-type="float" office:value="867">
                <text:p>867</text:p>
              </table:table-cell>
            </table:table-row>
            <table:table-row>
              <table:table-cell office:value-type="string">
                <text:p>Canada</text:p>
              </table:table-cell>
              <table:table-cell office:value-type="float" office:value="742">
                <text:p>742</text:p>
              </table:table-cell>
            </table:table-row>
            <table:table-row>
              <table:table-cell office:value-type="string">
                <text:p>Italy</text:p>
              </table:table-cell>
              <table:table-cell office:value-type="float" office:value="602">
                <text:p>602</text:p>
              </table:table-cell>
            </table:table-row>
            <table:table-row>
              <table:table-cell office:value-type="string">
                <text:p>France</text:p>
              </table:table-cell>
              <table:table-cell office:value-type="float" office:value="582">
                <text:p>582</text:p>
              </table:table-cell>
            </table:table-row>
            <table:table-row>
              <table:table-cell office:value-type="string">
                <text:p>UK</text:p>
              </table:table-cell>
              <table:table-cell office:value-type="float" office:value="564">
                <text:p>564</text:p>
              </table:table-cell>
            </table:table-row>
            <table:table-row>
              <table:table-cell office:value-type="string">
                <text:p>Netherlands</text:p>
              </table:table-cell>
              <table:table-cell office:value-type="float" office:value="519">
                <text:p>519</text:p>
              </table:table-cell>
            </table:table-row>
            <table:table-row>
              <table:table-cell office:value-type="string">
                <text:p>South Korea</text:p>
              </table:table-cell>
              <table:table-cell office:value-type="float" office:value="491">
                <text:p>491</text:p>
              </table:table-cell>
            </table:table-row>
            <table:table-row>
              <table:table-cell office:value-type="string">
                <text:p>Japan</text:p>
              </table:table-cell>
              <table:table-cell office:value-type="float" office:value="481">
                <text:p>481</text:p>
              </table:table-cell>
            </table:table-row>
            <table:table-row>
              <table:table-cell office:value-type="string">
                <text:p>Norway</text:p>
              </table:table-cell>
              <table:table-cell office:value-type="float" office:value="387">
                <text:p>387</text:p>
              </table:table-cell>
            </table:table-row>
            <table:table-row>
              <table:table-cell office:value-type="string">
                <text:p>Spain</text:p>
              </table:table-cell>
              <table:table-cell office:value-type="float" office:value="386">
                <text:p>386</text:p>
              </table:table-cell>
            </table:table-row>
            <table:table-row>
              <table:table-cell office:value-type="string">
                <text:p>Sweden</text:p>
              </table:table-cell>
              <table:table-cell office:value-type="float" office:value="364">
                <text:p>36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00" chart:maximum="65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1'.B3:'Q3-b1'.G9 'Q3-b1'.C2:'Q3-b1'.G2" chart:data-source-has-labels="both" svg:x="0.237cm" svg:y="1.196cm" svg:width="8.321cm" svg:height="6.992cm">
          <chart:coordinate-region svg:x="0.894cm" svg:y="1.369cm" svg:width="7.292cm" svg:height="6.225cm"/>
          <chart:axis chart:dimension="x" chart:name="primary-x" chart:style-name="ch5" chartooo:axis-type="text">
            <chart:categories table:cell-range-address="'Q3-b1'.B3:'Q3-b1'.B9"/>
          </chart:axis>
          <chart:axis chart:dimension="y" chart:name="primary-y" chart:style-name="ch6">
            <chart:grid chart:style-name="ch7" chart:class="major"/>
          </chart:axis>
          <chart:series chart:style-name="ch8" chart:values-cell-range-address="'Q3-b1'.C3:'Q3-b1'.C9" chart:label-cell-address="'Q3-b1'.C2:'Q3-b1'.C2" chart:class="chart:line">
            <chart:data-point chart:repeated="7"/>
          </chart:series>
          <chart:series chart:style-name="ch9" chart:values-cell-range-address="'Q3-b1'.D3:'Q3-b1'.D9" chart:label-cell-address="'Q3-b1'.D2:'Q3-b1'.D2" chart:class="chart:line">
            <chart:data-point chart:repeated="7"/>
          </chart:series>
          <chart:series chart:style-name="ch10" chart:values-cell-range-address="'Q3-b1'.E3:'Q3-b1'.E9" chart:label-cell-address="'Q3-b1'.E2:'Q3-b1'.E2" chart:class="chart:line">
            <chart:data-point chart:repeated="7"/>
          </chart:series>
          <chart:series chart:style-name="ch11" chart:values-cell-range-address="'Q3-b1'.F3:'Q3-b1'.F9" chart:label-cell-address="'Q3-b1'.F2:'Q3-b1'.F2" chart:class="chart:line">
            <chart:data-point chart:repeated="7"/>
          </chart:series>
          <chart:series chart:style-name="ch12" chart:values-cell-range-address="'Q3-b1'.G3:'Q3-b1'.G9"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3:'Q3-b1'.B9</svg:desc>
                </draw:g>
              </table:table-cell>
              <table:table-cell office:value-type="float" office:value="279">
                <text:p>279</text:p>
                <draw:g>
                  <svg:desc>'Q3-b1'.C3:'Q3-b1'.C9</svg:desc>
                </draw:g>
              </table:table-cell>
              <table:table-cell office:value-type="float" office:value="282">
                <text:p>282</text:p>
                <draw:g>
                  <svg:desc>'Q3-b1'.D3:'Q3-b1'.D9</svg:desc>
                </draw:g>
              </table:table-cell>
              <table:table-cell office:value-type="float" office:value="339">
                <text:p>339</text:p>
                <draw:g>
                  <svg:desc>'Q3-b1'.E3:'Q3-b1'.E9</svg:desc>
                </draw:g>
              </table:table-cell>
              <table:table-cell office:value-type="float" office:value="226">
                <text:p>226</text:p>
                <draw:g>
                  <svg:desc>'Q3-b1'.F3:'Q3-b1'.F9</svg:desc>
                </draw:g>
              </table:table-cell>
              <table:table-cell office:value-type="float" office:value="545">
                <text:p>545</text:p>
                <draw:g>
                  <svg:desc>'Q3-b1'.G3:'Q3-b1'.G9</svg:desc>
                </draw:g>
              </table:table-cell>
            </table:table-row>
            <table:table-row>
              <table:table-cell office:value-type="float" office:value="1996">
                <text:p>1996</text:p>
              </table:table-cell>
              <table:table-cell office:value-type="float" office:value="417">
                <text:p>417</text:p>
              </table:table-cell>
              <table:table-cell office:value-type="float" office:value="317">
                <text:p>317</text:p>
              </table:table-cell>
              <table:table-cell office:value-type="float" office:value="299">
                <text:p>299</text:p>
              </table:table-cell>
              <table:table-cell office:value-type="float" office:value="303">
                <text:p>303</text:p>
              </table:table-cell>
              <table:table-cell office:value-type="float" office:value="648">
                <text:p>648</text:p>
              </table:table-cell>
            </table:table-row>
            <table:table-row>
              <table:table-cell office:value-type="float" office:value="2000">
                <text:p>2000</text:p>
              </table:table-cell>
              <table:table-cell office:value-type="float" office:value="617">
                <text:p>617</text:p>
              </table:table-cell>
              <table:table-cell office:value-type="float" office:value="302">
                <text:p>302</text:p>
              </table:table-cell>
              <table:table-cell office:value-type="float" office:value="336">
                <text:p>336</text:p>
              </table:table-cell>
              <table:table-cell office:value-type="float" office:value="281">
                <text:p>281</text:p>
              </table:table-cell>
              <table:table-cell office:value-type="float" office:value="586">
                <text:p>586</text:p>
              </table:table-cell>
            </table:table-row>
            <table:table-row>
              <table:table-cell office:value-type="float" office:value="2004">
                <text:p>2004</text:p>
              </table:table-cell>
              <table:table-cell office:value-type="float" office:value="470">
                <text:p>470</text:p>
              </table:table-cell>
              <table:table-cell office:value-type="float" office:value="415">
                <text:p>415</text:p>
              </table:table-cell>
              <table:table-cell office:value-type="float" office:value="308">
                <text:p>308</text:p>
              </table:table-cell>
              <table:table-cell office:value-type="float" office:value="264">
                <text:p>264</text:p>
              </table:table-cell>
              <table:table-cell office:value-type="float" office:value="533">
                <text:p>533</text:p>
              </table:table-cell>
            </table:table-row>
            <table:table-row>
              <table:table-cell office:value-type="float" office:value="2008">
                <text:p>2008</text:p>
              </table:table-cell>
              <table:table-cell office:value-type="float" office:value="432">
                <text:p>432</text:p>
              </table:table-cell>
              <table:table-cell office:value-type="float" office:value="633">
                <text:p>633</text:p>
              </table:table-cell>
              <table:table-cell office:value-type="float" office:value="309">
                <text:p>309</text:p>
              </table:table-cell>
              <table:table-cell office:value-type="float" office:value="265">
                <text:p>265</text:p>
              </table:table-cell>
              <table:table-cell office:value-type="float" office:value="588">
                <text:p>588</text:p>
              </table:table-cell>
            </table:table-row>
            <table:table-row>
              <table:table-cell office:value-type="float" office:value="2012">
                <text:p>2012</text:p>
              </table:table-cell>
              <table:table-cell office:value-type="float" office:value="405">
                <text:p>405</text:p>
              </table:table-cell>
              <table:table-cell office:value-type="float" office:value="416">
                <text:p>416</text:p>
              </table:table-cell>
              <table:table-cell office:value-type="float" office:value="324">
                <text:p>324</text:p>
              </table:table-cell>
              <table:table-cell office:value-type="float" office:value="250">
                <text:p>250</text:p>
              </table:table-cell>
              <table:table-cell office:value-type="float" office:value="530">
                <text:p>530</text:p>
              </table:table-cell>
            </table:table-row>
            <table:table-row>
              <table:table-cell office:value-type="float" office:value="2016">
                <text:p>2016</text:p>
              </table:table-cell>
              <table:table-cell office:value-type="float" office:value="420">
                <text:p>420</text:p>
              </table:table-cell>
              <table:table-cell office:value-type="float" office:value="429">
                <text:p>429</text:p>
              </table:table-cell>
              <table:table-cell office:value-type="float" office:value="392">
                <text:p>392</text:p>
              </table:table-cell>
              <table:table-cell office:value-type="float" office:value="207">
                <text:p>207</text:p>
              </table:table-cell>
              <table:table-cell office:value-type="float" office:value="555">
                <text:p>55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10" chart:maximum="2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1'.B10:'Q3-b1'.G16 'Q3-b1'.C2:'Q3-b1'.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1'.B10:'Q3-b1'.B16"/>
          </chart:axis>
          <chart:axis chart:dimension="y" chart:name="primary-y" chart:style-name="ch6">
            <chart:grid chart:style-name="ch7" chart:class="major"/>
          </chart:axis>
          <chart:series chart:style-name="ch8" chart:values-cell-range-address="'Q3-b1'.C10:'Q3-b1'.C16" chart:label-cell-address="'Q3-b1'.C2:'Q3-b1'.C2" chart:class="chart:line">
            <chart:data-point chart:repeated="7"/>
          </chart:series>
          <chart:series chart:style-name="ch9" chart:values-cell-range-address="'Q3-b1'.D10:'Q3-b1'.D16" chart:label-cell-address="'Q3-b1'.D2:'Q3-b1'.D2" chart:class="chart:line">
            <chart:data-point chart:repeated="7"/>
          </chart:series>
          <chart:series chart:style-name="ch10" chart:values-cell-range-address="'Q3-b1'.E10:'Q3-b1'.E16" chart:label-cell-address="'Q3-b1'.E2:'Q3-b1'.E2" chart:class="chart:line">
            <chart:data-point chart:repeated="7"/>
          </chart:series>
          <chart:series chart:style-name="ch11" chart:values-cell-range-address="'Q3-b1'.F10:'Q3-b1'.F16" chart:label-cell-address="'Q3-b1'.F2:'Q3-b1'.F2" chart:class="chart:line">
            <chart:data-point chart:repeated="7"/>
          </chart:series>
          <chart:series chart:style-name="ch12" chart:values-cell-range-address="'Q3-b1'.G10:'Q3-b1'.G16"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10:'Q3-b1'.B16</svg:desc>
                </draw:g>
              </table:table-cell>
              <table:table-cell office:value-type="float" office:value="22">
                <text:p>22</text:p>
                <draw:g>
                  <svg:desc>'Q3-b1'.C10:'Q3-b1'.C16</svg:desc>
                </draw:g>
              </table:table-cell>
              <table:table-cell office:value-type="float" office:value="32">
                <text:p>32</text:p>
                <draw:g>
                  <svg:desc>'Q3-b1'.D10:'Q3-b1'.D16</svg:desc>
                </draw:g>
              </table:table-cell>
              <table:table-cell office:value-type="float" office:value="109">
                <text:p>109</text:p>
                <draw:g>
                  <svg:desc>'Q3-b1'.E10:'Q3-b1'.E16</svg:desc>
                </draw:g>
              </table:table-cell>
              <table:table-cell office:value-type="float" office:value="23">
                <text:p>23</text:p>
                <draw:g>
                  <svg:desc>'Q3-b1'.F10:'Q3-b1'.F16</svg:desc>
                </draw:g>
              </table:table-cell>
              <table:table-cell office:value-type="float" office:value="148">
                <text:p>148</text:p>
                <draw:g>
                  <svg:desc>'Q3-b1'.G10:'Q3-b1'.G16</svg:desc>
                </draw:g>
              </table:table-cell>
            </table:table-row>
            <table:table-row>
              <table:table-cell office:value-type="float" office:value="1994">
                <text:p>1994</text:p>
              </table:table-cell>
              <table:table-cell office:value-type="float" office:value="25">
                <text:p>25</text:p>
              </table:table-cell>
              <table:table-cell office:value-type="float" office:value="24">
                <text:p>24</text:p>
              </table:table-cell>
              <table:table-cell office:value-type="float" office:value="98">
                <text:p>98</text:p>
              </table:table-cell>
              <table:table-cell office:value-type="float" office:value="21">
                <text:p>21</text:p>
              </table:table-cell>
              <table:table-cell office:value-type="float" office:value="148">
                <text:p>148</text:p>
              </table:table-cell>
            </table:table-row>
            <table:table-row>
              <table:table-cell office:value-type="float" office:value="1998">
                <text:p>1998</text:p>
              </table:table-cell>
              <table:table-cell office:value-type="float" office:value="23">
                <text:p>23</text:p>
              </table:table-cell>
              <table:table-cell office:value-type="float" office:value="57">
                <text:p>57</text:p>
              </table:table-cell>
              <table:table-cell office:value-type="float" office:value="106">
                <text:p>106</text:p>
              </table:table-cell>
              <table:table-cell office:value-type="float" office:value="37">
                <text:p>37</text:p>
              </table:table-cell>
              <table:table-cell office:value-type="float" office:value="186">
                <text:p>186</text:p>
              </table:table-cell>
            </table:table-row>
            <table:table-row>
              <table:table-cell office:value-type="float" office:value="2002">
                <text:p>2002</text:p>
              </table:table-cell>
              <table:table-cell office:value-type="float" office:value="25">
                <text:p>25</text:p>
              </table:table-cell>
              <table:table-cell office:value-type="float" office:value="68">
                <text:p>68</text:p>
              </table:table-cell>
              <table:table-cell office:value-type="float" office:value="114">
                <text:p>114</text:p>
              </table:table-cell>
              <table:table-cell office:value-type="float" office:value="46">
                <text:p>46</text:p>
              </table:table-cell>
              <table:table-cell office:value-type="float" office:value="202">
                <text:p>202</text:p>
              </table:table-cell>
            </table:table-row>
            <table:table-row>
              <table:table-cell office:value-type="float" office:value="2006">
                <text:p>2006</text:p>
              </table:table-cell>
              <table:table-cell office:value-type="float" office:value="40">
                <text:p>40</text:p>
              </table:table-cell>
              <table:table-cell office:value-type="float" office:value="74">
                <text:p>74</text:p>
              </table:table-cell>
              <table:table-cell office:value-type="float" office:value="82">
                <text:p>82</text:p>
              </table:table-cell>
              <table:table-cell office:value-type="float" office:value="40">
                <text:p>40</text:p>
              </table:table-cell>
              <table:table-cell office:value-type="float" office:value="204">
                <text:p>204</text:p>
              </table:table-cell>
            </table:table-row>
            <table:table-row>
              <table:table-cell office:value-type="float" office:value="2010">
                <text:p>2010</text:p>
              </table:table-cell>
              <table:table-cell office:value-type="float" office:value="40">
                <text:p>40</text:p>
              </table:table-cell>
              <table:table-cell office:value-type="float" office:value="87">
                <text:p>87</text:p>
              </table:table-cell>
              <table:table-cell office:value-type="float" office:value="104">
                <text:p>104</text:p>
              </table:table-cell>
              <table:table-cell office:value-type="float" office:value="45">
                <text:p>45</text:p>
              </table:table-cell>
              <table:table-cell office:value-type="float" office:value="212">
                <text:p>212</text:p>
              </table:table-cell>
            </table:table-row>
            <table:table-row>
              <table:table-cell office:value-type="float" office:value="2014">
                <text:p>2014</text:p>
              </table:table-cell>
              <table:table-cell office:value-type="float" office:value="60">
                <text:p>60</text:p>
              </table:table-cell>
              <table:table-cell office:value-type="float" office:value="63">
                <text:p>63</text:p>
              </table:table-cell>
              <table:table-cell office:value-type="float" office:value="107">
                <text:p>107</text:p>
              </table:table-cell>
              <table:table-cell office:value-type="float" office:value="71">
                <text:p>71</text:p>
              </table:table-cell>
              <table:table-cell office:value-type="float" office:value="222">
                <text:p>22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5" chart:maximum="3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2'.B3:'Q3-b2'.G9 'Q3-b2'.C2:'Q3-b2'.G2" chart:data-source-has-labels="both" svg:x="0.237cm" svg:y="1.196cm" svg:width="8.321cm" svg:height="6.992cm">
          <chart:coordinate-region svg:x="0.894cm" svg:y="1.37cm" svg:width="7.292cm" svg:height="6.224cm"/>
          <chart:axis chart:dimension="x" chart:name="primary-x" chart:style-name="ch5" chartooo:axis-type="text">
            <chart:categories table:cell-range-address="'Q3-b2'.B3:'Q3-b2'.B9"/>
          </chart:axis>
          <chart:axis chart:dimension="y" chart:name="primary-y" chart:style-name="ch6">
            <chart:grid chart:style-name="ch7" chart:class="major"/>
          </chart:axis>
          <chart:series chart:style-name="ch8" chart:values-cell-range-address="'Q3-b2'.C3:'Q3-b2'.C9" chart:label-cell-address="'Q3-b2'.C2:'Q3-b2'.C2" chart:class="chart:line">
            <chart:data-point chart:repeated="7"/>
          </chart:series>
          <chart:series chart:style-name="ch9" chart:values-cell-range-address="'Q3-b2'.D3:'Q3-b2'.D9" chart:label-cell-address="'Q3-b2'.D2:'Q3-b2'.D2" chart:class="chart:line">
            <chart:data-point chart:repeated="7"/>
          </chart:series>
          <chart:series chart:style-name="ch10" chart:values-cell-range-address="'Q3-b2'.E3:'Q3-b2'.E9" chart:label-cell-address="'Q3-b2'.E2:'Q3-b2'.E2" chart:class="chart:line">
            <chart:data-point chart:repeated="7"/>
          </chart:series>
          <chart:series chart:style-name="ch11" chart:values-cell-range-address="'Q3-b2'.F3:'Q3-b2'.F9" chart:label-cell-address="'Q3-b2'.F2:'Q3-b2'.F2" chart:class="chart:line">
            <chart:data-point chart:repeated="7"/>
          </chart:series>
          <chart:series chart:style-name="ch12" chart:values-cell-range-address="'Q3-b2'.G3:'Q3-b2'.G9"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3:'Q3-b2'.B9</svg:desc>
                </draw:g>
              </table:table-cell>
              <table:table-cell office:value-type="float" office:value="92">
                <text:p>92</text:p>
                <draw:g>
                  <svg:desc>'Q3-b2'.C3:'Q3-b2'.C9</svg:desc>
                </draw:g>
              </table:table-cell>
              <table:table-cell office:value-type="float" office:value="84">
                <text:p>84</text:p>
                <draw:g>
                  <svg:desc>'Q3-b2'.D3:'Q3-b2'.D9</svg:desc>
                </draw:g>
              </table:table-cell>
              <table:table-cell office:value-type="float" office:value="91">
                <text:p>91</text:p>
                <draw:g>
                  <svg:desc>'Q3-b2'.E3:'Q3-b2'.E9</svg:desc>
                </draw:g>
              </table:table-cell>
              <table:table-cell office:value-type="float" office:value="65">
                <text:p>65</text:p>
                <draw:g>
                  <svg:desc>'Q3-b2'.F3:'Q3-b2'.F9</svg:desc>
                </draw:g>
              </table:table-cell>
              <table:table-cell office:value-type="float" office:value="231">
                <text:p>231</text:p>
                <draw:g>
                  <svg:desc>'Q3-b2'.G3:'Q3-b2'.G9</svg:desc>
                </draw:g>
              </table:table-cell>
            </table:table-row>
            <table:table-row>
              <table:table-cell office:value-type="float" office:value="1996">
                <text:p>1996</text:p>
              </table:table-cell>
              <table:table-cell office:value-type="float" office:value="156">
                <text:p>156</text:p>
              </table:table-cell>
              <table:table-cell office:value-type="float" office:value="114">
                <text:p>114</text:p>
              </table:table-cell>
              <table:table-cell office:value-type="float" office:value="75">
                <text:p>75</text:p>
              </table:table-cell>
              <table:table-cell office:value-type="float" office:value="84">
                <text:p>84</text:p>
              </table:table-cell>
              <table:table-cell office:value-type="float" office:value="280">
                <text:p>280</text:p>
              </table:table-cell>
            </table:table-row>
            <table:table-row>
              <table:table-cell office:value-type="float" office:value="2000">
                <text:p>2000</text:p>
              </table:table-cell>
              <table:table-cell office:value-type="float" office:value="202">
                <text:p>202</text:p>
              </table:table-cell>
              <table:table-cell office:value-type="float" office:value="108">
                <text:p>108</text:p>
              </table:table-cell>
              <table:table-cell office:value-type="float" office:value="107">
                <text:p>107</text:p>
              </table:table-cell>
              <table:table-cell office:value-type="float" office:value="98">
                <text:p>98</text:p>
              </table:table-cell>
              <table:table-cell office:value-type="float" office:value="279">
                <text:p>279</text:p>
              </table:table-cell>
            </table:table-row>
            <table:table-row>
              <table:table-cell office:value-type="float" office:value="2004">
                <text:p>2004</text:p>
              </table:table-cell>
              <table:table-cell office:value-type="float" office:value="198">
                <text:p>198</text:p>
              </table:table-cell>
              <table:table-cell office:value-type="float" office:value="144">
                <text:p>144</text:p>
              </table:table-cell>
              <table:table-cell office:value-type="float" office:value="94">
                <text:p>94</text:p>
              </table:table-cell>
              <table:table-cell office:value-type="float" office:value="69">
                <text:p>69</text:p>
              </table:table-cell>
              <table:table-cell office:value-type="float" office:value="285">
                <text:p>285</text:p>
              </table:table-cell>
            </table:table-row>
            <table:table-row>
              <table:table-cell office:value-type="float" office:value="2008">
                <text:p>2008</text:p>
              </table:table-cell>
              <table:table-cell office:value-type="float" office:value="176">
                <text:p>176</text:p>
              </table:table-cell>
              <table:table-cell office:value-type="float" office:value="186">
                <text:p>186</text:p>
              </table:table-cell>
              <table:table-cell office:value-type="float" office:value="109">
                <text:p>109</text:p>
              </table:table-cell>
              <table:table-cell office:value-type="float" office:value="92">
                <text:p>92</text:p>
              </table:table-cell>
              <table:table-cell office:value-type="float" office:value="313">
                <text:p>313</text:p>
              </table:table-cell>
            </table:table-row>
            <table:table-row>
              <table:table-cell office:value-type="float" office:value="2012">
                <text:p>2012</text:p>
              </table:table-cell>
              <table:table-cell office:value-type="float" office:value="147">
                <text:p>147</text:p>
              </table:table-cell>
              <table:table-cell office:value-type="float" office:value="152">
                <text:p>152</text:p>
              </table:table-cell>
              <table:table-cell office:value-type="float" office:value="121">
                <text:p>121</text:p>
              </table:table-cell>
              <table:table-cell office:value-type="float" office:value="75">
                <text:p>75</text:p>
              </table:table-cell>
              <table:table-cell office:value-type="float" office:value="268">
                <text:p>268</text:p>
              </table:table-cell>
            </table:table-row>
            <table:table-row>
              <table:table-cell office:value-type="float" office:value="2016">
                <text:p>2016</text:p>
              </table:table-cell>
              <table:table-cell office:value-type="float" office:value="110">
                <text:p>110</text:p>
              </table:table-cell>
              <table:table-cell office:value-type="float" office:value="128">
                <text:p>128</text:p>
              </table:table-cell>
              <table:table-cell office:value-type="float" office:value="113">
                <text:p>113</text:p>
              </table:table-cell>
              <table:table-cell office:value-type="float" office:value="40">
                <text:p>40</text:p>
              </table:table-cell>
              <table:table-cell office:value-type="float" office:value="249">
                <text:p>24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